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2.3451in" table:align="left"/>
    </style:style>
    <style:style style:name="Table1.A" style:family="table-column">
      <style:table-column-properties style:column-width="1.2722in"/>
    </style:style>
    <style:style style:name="Table1.B" style:family="table-column">
      <style:table-column-properties style:column-width="1.0729in"/>
    </style:style>
    <style:style style:name="Table1.A1" style:family="table-cell">
      <style:table-cell-properties style:vertical-align="middle" fo:padding="0.0194in" fo:border="none"/>
    </style:style>
    <style:style style:name="Table2" style:family="table">
      <style:table-properties style:width="4.7625in" table:align="left"/>
    </style:style>
    <style:style style:name="Table2.A" style:family="table-column">
      <style:table-column-properties style:column-width="1.3292in"/>
    </style:style>
    <style:style style:name="Table2.B" style:family="table-column">
      <style:table-column-properties style:column-width="2.7264in"/>
    </style:style>
    <style:style style:name="Table2.C" style:family="table-column">
      <style:table-column-properties style:column-width="0.706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3.0618in"/>
    </style:style>
    <style:style style:name="Table3.B" style:family="table-column">
      <style:table-column-properties style:column-width="3.6313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75in"/>
    </style:style>
    <style:style style:name="Table4.B" style:family="table-column">
      <style:table-column-properties style:column-width="4.9431in"/>
    </style:style>
    <style:style style:name="Table4.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Standard">
      <style:paragraph-properties fo:margin-left="0in" fo:margin-right="0in" fo:text-indent="0in" style:auto-text-indent="false"/>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left="0in" fo:margin-right="0in" fo:margin-top="0in" fo:margin-bottom="0in" style:contextual-spacing="false"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aitTR.pdf</text:p>
      <text:p text:style-name="Standard">PDF</text:p>
      <text:section text:style-name="Sect1" text:name="_r_11o_">
        <text:p text:style-name="P5">Hey gpt, I have the casia b dataset. I want to reimplemente the gaitTR model with my dataset from scratch. I have the video samples of 124 person. Give me full and detailed guideline to implement the same model/architecture. Also give me details of the architecture of the model</text:p>
      </text:section>
      <text:p text:style-name="Text_20_body">Ltriplet​=max(d(fa​,fp​)−d(fa​,fn​)+m,0)</text:p>
      <text:p text:style-name="Text_20_body">-TR does not directly learn from RGB video.** It first converts every walking video into a <text:span text:style-name="Strong_20_Emphasis">skeleton sequence</text:span>, then learns a 128-dimensional “walking signature” embedding for each video. During testing, it compares embeddings using Euclidean distance. The paper’s pipeline is: <text:span text:style-name="Strong_20_Emphasis">raw video → pose estimator → skeleton sequence → joint/bone/velocity features → Gait-TR → 128-D embedding</text:span>. </text:p>
      <text:p text:style-name="Horizontal_20_Line"/>
      <text:h text:style-name="Heading_20_1" text:outline-level="1">1. What Gait-TR is trying to learn</text:h>
      <text:p text:style-name="Text_20_body">Think of each walking video as a short “dance pattern.” Instead of looking at clothes or background, Gait-TR looks at <text:span text:style-name="Strong_20_Emphasis">17 body joints</text:span> over time.</text:p>
      <text:p text:style-name="Text_20_body">For each video:</text:p>
      <text:section text:style-name="Sect2" text:name="code-block-viewer">
        <text:p text:style-name="P2"><text:span text:style-name="Source_20_Text">video frames</text:span></text:p>
        <text:p text:style-name="Preformatted_20_Text"><text:span text:style-name="Source_20_Text"><text:s text:c="3"/>↓ pose estimator</text:span></text:p>
        <text:p text:style-name="Preformatted_20_Text"><text:span text:style-name="Source_20_Text">skeleton sequence: T frames × 17 joints × 2 coordinates</text:span></text:p>
        <text:p text:style-name="Preformatted_20_Text"><text:span text:style-name="Source_20_Text"><text:s text:c="3"/>↓ feature construction</text:span></text:p>
        <text:p text:style-name="Preformatted_20_Text"><text:span text:style-name="Source_20_Text">input tensor: 10 channels × 60 frames × 17 joints</text:span></text:p>
        <text:p text:style-name="Preformatted_20_Text"><text:span text:style-name="Source_20_Text"><text:s text:c="3"/>↓ Gait-TR</text:span></text:p>
        <text:p text:style-name="P4"><text:span text:style-name="Source_20_Text">128-dimensional embedding</text:span></text:p>
      </text:section>
      <text:p text:style-name="Text_20_body">Then recognition is simple:</text:p>
      <text:section text:style-name="Sect2" text:name="Section1">
        <text:p text:style-name="P2"><text:bookmark text:name="code-block-viewer"/><text:span text:style-name="Source_20_Text">same person → embeddings should be close</text:span></text:p>
        <text:p text:style-name="P4"><text:span text:style-name="Source_20_Text">different person → embeddings should be far</text:span></text:p>
      </text:section>
      <text:p text:style-name="Text_20_body">The paper uses <text:span text:style-name="Strong_20_Emphasis">SimDR-HRNet</text:span> to extract 17 2D human joints, then feeds normalized skeleton features into Gait-TR. It outputs a <text:span text:style-name="Strong_20_Emphasis">128-dimensional embedding</text:span>, and at inference time, videos are compared using <text:span text:style-name="Strong_20_Emphasis">Euclidean distance</text:span>. </text:p>
      <text:p text:style-name="Horizontal_20_Line"/>
      <text:h text:style-name="Heading_20_1" text:outline-level="1">2. Dataset organization</text:h>
      <text:p text:style-name="Text_20_body">CASIA-B has <text:span text:style-name="Strong_20_Emphasis">124 persons</text:span>, 11 views from 0° to 180° in 18° steps, and 10 sequences per view: 6 normal walking, 2 bag, 2 coat. The paper uses this protocol: train with the first <text:span text:style-name="Strong_20_Emphasis">24</text:span>, <text:span text:style-name="Strong_20_Emphasis">62</text:span>, or <text:span text:style-name="Strong_20_Emphasis">74</text:span> subjects for ST/MT/LT settings, and evaluate on remaining subjects. For testing, <text:span text:style-name="Strong_20_Emphasis">NM#1-4</text:span> are gallery, while <text:span text:style-name="Strong_20_Emphasis">NM#5-6</text:span>, <text:span text:style-name="Strong_20_Emphasis">BG#1-2</text:span>, and <text:span text:style-name="Strong_20_Emphasis">CL#1-2</text:span> are probe sets. </text:p>
      <text:p text:style-name="Text_20_body">Use a clear folder structure like this:</text:p>
      <text:section text:style-name="Sect2" text:name="Section2">
        <text:p text:style-name="P2"><text:bookmark text:name="code-block-viewer Copy 1"/><text:span text:style-name="Source_20_Text">dataset/</text:span></text:p>
        <text:p text:style-name="Preformatted_20_Text"><text:span text:style-name="Source_20_Text"><text:s text:c="2"/>001/</text:span></text:p>
        <text:p text:style-name="Preformatted_20_Text"><text:span text:style-name="Source_20_Text"><text:s text:c="4"/>nm-01/</text:span></text:p>
        <text:p text:style-name="Preformatted_20_Text"><text:span text:style-name="Source_20_Text"><text:s text:c="6"/>000.avi</text:span></text:p>
        <text:p text:style-name="Preformatted_20_Text"><text:soft-page-break/><text:span text:style-name="Source_20_Text"><text:s text:c="6"/>018.avi</text:span></text:p>
        <text:p text:style-name="Preformatted_20_Text"><text:span text:style-name="Source_20_Text"><text:s text:c="6"/>...</text:span></text:p>
        <text:p text:style-name="Preformatted_20_Text"><text:span text:style-name="Source_20_Text"><text:s text:c="6"/>180.avi</text:span></text:p>
        <text:p text:style-name="Preformatted_20_Text"><text:span text:style-name="Source_20_Text"><text:s text:c="4"/>nm-02/</text:span></text:p>
        <text:p text:style-name="Preformatted_20_Text"><text:span text:style-name="Source_20_Text"><text:s text:c="4"/>...</text:span></text:p>
        <text:p text:style-name="Preformatted_20_Text"><text:span text:style-name="Source_20_Text"><text:s text:c="4"/>bg-01/</text:span></text:p>
        <text:p text:style-name="Preformatted_20_Text"><text:span text:style-name="Source_20_Text"><text:s text:c="4"/>bg-02/</text:span></text:p>
        <text:p text:style-name="Preformatted_20_Text"><text:span text:style-name="Source_20_Text"><text:s text:c="4"/>cl-01/</text:span></text:p>
        <text:p text:style-name="Preformatted_20_Text"><text:span text:style-name="Source_20_Text"><text:s text:c="4"/>cl-02/</text:span></text:p>
        <text:p text:style-name="Preformatted_20_Text"><text:span text:style-name="Source_20_Text"><text:s text:c="2"/>002/</text:span></text:p>
        <text:p text:style-name="Preformatted_20_Text"><text:span text:style-name="Source_20_Text"><text:s text:c="2"/>...</text:span></text:p>
        <text:p text:style-name="P4"><text:span text:style-name="Source_20_Text"><text:s text:c="2"/>124/</text:span></text:p>
      </text:section>
      <text:p text:style-name="Text_20_body">Each sample should have metadata:</text:p>
      <text:section text:style-name="Sect2" text:name="Section3">
        <text:p text:style-name="P2"><text:bookmark text:name="code-block-viewer Copy 2"/><text:span text:style-name="Source_20_Text">{</text:span></text:p>
        <text:p text:style-name="Preformatted_20_Text"><text:span text:style-name="Source_20_Text"><text:s text:c="4"/>"person_id": "001",</text:span></text:p>
        <text:p text:style-name="Preformatted_20_Text"><text:span text:style-name="Source_20_Text"><text:s text:c="4"/>"condition": "nm", <text:s text:c="2"/># nm / bg / cl</text:span></text:p>
        <text:p text:style-name="Preformatted_20_Text"><text:span text:style-name="Source_20_Text"><text:s text:c="4"/>"seq_id": "01", <text:s text:c="5"/># 01-06 for nm, 01-02 for bg/cl</text:span></text:p>
        <text:p text:style-name="Preformatted_20_Text"><text:span text:style-name="Source_20_Text"><text:s text:c="4"/>"view": "090",</text:span></text:p>
        <text:p text:style-name="Preformatted_20_Text"><text:span text:style-name="Source_20_Text"><text:s text:c="4"/>"video_path": "..."</text:span></text:p>
        <text:p text:style-name="P4"><text:span text:style-name="Source_20_Text">}</text:span></text:p>
      </text:section>
      <text:p text:style-name="Text_20_body">Important: for proper gait recognition evaluation, <text:span text:style-name="Strong_20_Emphasis">train identities and test identities must be disjoint</text:span>. Do not train on person 001 and also test recognition on person 001, unless you are intentionally doing a closed-set experiment.</text:p>
      <text:p text:style-name="Horizontal_20_Line"/>
      <text:h text:style-name="Heading_20_1" text:outline-level="1">3. Pose extraction: video → skeleton</text:h>
      <text:p text:style-name="Text_20_body">Use a pose estimator that outputs <text:span text:style-name="Strong_20_Emphasis">COCO-style 17 joints</text:span>. The original paper used <text:span text:style-name="Strong_20_Emphasis">SimDR-HRNet</text:span>, but for implementation you can use HRNet, ViTPose, RTMPose, OpenPose, or MMPose-based models as long as the output is consistent.</text:p>
      <text:p text:style-name="Text_20_body">COCO 17-keypoint order is usually:</text:p>
      <text:section text:style-name="Sect2" text:name="Section4">
        <text:p text:style-name="P2"><text:bookmark text:name="code-block-viewer Copy 3"/><text:span text:style-name="Source_20_Text">0 <text:s/>nose</text:span></text:p>
        <text:p text:style-name="Preformatted_20_Text"><text:span text:style-name="Source_20_Text">1 <text:s/>left_eye</text:span></text:p>
        <text:p text:style-name="Preformatted_20_Text"><text:span text:style-name="Source_20_Text">2 <text:s/>right_eye</text:span></text:p>
        <text:p text:style-name="Preformatted_20_Text"><text:span text:style-name="Source_20_Text">3 <text:s/>left_ear</text:span></text:p>
        <text:p text:style-name="Preformatted_20_Text"><text:span text:style-name="Source_20_Text">4 <text:s/>right_ear</text:span></text:p>
        <text:p text:style-name="Preformatted_20_Text"><text:span text:style-name="Source_20_Text">5 <text:s/>left_shoulder</text:span></text:p>
        <text:p text:style-name="Preformatted_20_Text"><text:span text:style-name="Source_20_Text">6 <text:s/>right_shoulder</text:span></text:p>
        <text:p text:style-name="Preformatted_20_Text"><text:span text:style-name="Source_20_Text">7 <text:s/>left_elbow</text:span></text:p>
        <text:p text:style-name="Preformatted_20_Text"><text:span text:style-name="Source_20_Text">8 <text:s/>right_elbow</text:span></text:p>
        <text:p text:style-name="Preformatted_20_Text"><text:span text:style-name="Source_20_Text">9 <text:s/>left_wrist</text:span></text:p>
        <text:p text:style-name="Preformatted_20_Text"><text:span text:style-name="Source_20_Text">10 right_wrist</text:span></text:p>
        <text:p text:style-name="Preformatted_20_Text"><text:span text:style-name="Source_20_Text">11 left_hip</text:span></text:p>
        <text:p text:style-name="Preformatted_20_Text"><text:span text:style-name="Source_20_Text">12 right_hip</text:span></text:p>
        <text:p text:style-name="Preformatted_20_Text"><text:span text:style-name="Source_20_Text">13 left_knee</text:span></text:p>
        <text:p text:style-name="Preformatted_20_Text"><text:span text:style-name="Source_20_Text">14 right_knee</text:span></text:p>
        <text:p text:style-name="Preformatted_20_Text"><text:span text:style-name="Source_20_Text">15 left_ankle</text:span></text:p>
        <text:p text:style-name="P4"><text:span text:style-name="Source_20_Text">16 right_ankle</text:span></text:p>
      </text:section>
      <text:p text:style-name="Text_20_body">For each video, save:</text:p>
      <text:section text:style-name="Sect2" text:name="Section5">
        <text:p text:style-name="P2"><text:bookmark text:name="code-block-viewer Copy 4"/><text:span text:style-name="Source_20_Text">keypoints.shape = (num_frames, 17, 2)</text:span></text:p>
        <text:p text:style-name="P4"><text:span text:style-name="Source_20_Text">scores.shape <text:s text:c="3"/>= (num_frames, 17)</text:span></text:p>
      </text:section>
      <text:p text:style-name="Text_20_body"><text:soft-page-break/>Save them as:</text:p>
      <text:section text:style-name="Sect2" text:name="Section6">
        <text:p text:style-name="P2"><text:bookmark text:name="code-block-viewer Copy 5"/><text:span text:style-name="Source_20_Text">processed_pose/</text:span></text:p>
        <text:p text:style-name="P4"><text:span text:style-name="Source_20_Text"><text:s text:c="2"/>001/nm-01/090.npy</text:span></text:p>
      </text:section>
      <text:p text:style-name="Text_20_body">Inside each <text:span text:style-name="Source_20_Text">.npy</text:span>:</text:p>
      <text:section text:style-name="Sect2" text:name="Section7">
        <text:p text:style-name="P2"><text:bookmark text:name="code-block-viewer Copy 6"/><text:span text:style-name="Source_20_Text">{</text:span></text:p>
        <text:p text:style-name="Preformatted_20_Text"><text:span text:style-name="Source_20_Text"><text:s text:c="4"/>"keypoints": np.ndarray, <text:s/># T × 17 × 2</text:span></text:p>
        <text:p text:style-name="Preformatted_20_Text"><text:span text:style-name="Source_20_Text"><text:s text:c="4"/>"scores": np.ndarray, <text:s text:c="4"/># T × 17</text:span></text:p>
        <text:p text:style-name="Preformatted_20_Text"><text:span text:style-name="Source_20_Text"><text:s text:c="4"/>"img_size": (H, W)</text:span></text:p>
        <text:p text:style-name="P4"><text:span text:style-name="Source_20_Text">}</text:span></text:p>
      </text:section>
      <text:p text:style-name="Text_20_body">Practical cleaning steps:</text:p>
      <text:section text:style-name="Sect2" text:name="Section8">
        <text:p text:style-name="P2"><text:bookmark text:name="code-block-viewer Copy 7"/><text:span text:style-name="Source_20_Text">1. If multiple people are detected, keep the largest / most confident person.</text:span></text:p>
        <text:p text:style-name="Preformatted_20_Text"><text:span text:style-name="Source_20_Text">2. If a joint has low confidence, interpolate it from nearby frames.</text:span></text:p>
        <text:p text:style-name="Preformatted_20_Text"><text:span text:style-name="Source_20_Text">3. Normalize x by image width and y by image height.</text:span></text:p>
        <text:p text:style-name="Preformatted_20_Text"><text:span text:style-name="Source_20_Text">4. Smooth skeletons slightly if pose detector is noisy.</text:span></text:p>
        <text:p text:style-name="P4"><text:span text:style-name="Source_20_Text">5. Remove videos where too many joints are missing.</text:span></text:p>
      </text:section>
      <text:p text:style-name="Horizontal_20_Line"/>
      <text:h text:style-name="Heading_20_1" text:outline-level="1">4. Build Gait-TR input features</text:h>
      <text:p text:style-name="Text_20_body">The paper uses multiple skeleton features: <text:span text:style-name="Strong_20_Emphasis">joints, nose-relative joints, velocities, and bones</text:span>. These are concatenated into the input channels. The table in the paper shows input shape as:</text:p>
      <text:section text:style-name="Sect2" text:name="Section9">
        <text:p text:style-name="P3"><text:bookmark text:name="code-block-viewer Copy 8"/><text:span text:style-name="Source_20_Text">10 × 60 × 17</text:span></text:p>
      </text:section>
      <text:p text:style-name="Text_20_body">That means:</text:p>
      <text:section text:style-name="Sect2" text:name="Section10">
        <text:p text:style-name="P2"><text:bookmark text:name="code-block-viewer Copy 9"/><text:span text:style-name="Source_20_Text">C = 10 feature channels</text:span></text:p>
        <text:p text:style-name="Preformatted_20_Text"><text:span text:style-name="Source_20_Text">T = 60 frames</text:span></text:p>
        <text:p text:style-name="P4"><text:span text:style-name="Source_20_Text">V = 17 joints</text:span></text:p>
      </text:section>
      <text:p text:style-name="Text_20_body">The 10 channels come naturally from:</text:p>
      <text:section text:style-name="Sect2" text:name="Section11">
        <text:p text:style-name="P2"><text:bookmark text:name="code-block-viewer Copy 10"/><text:span text:style-name="Source_20_Text">raw joint coordinates <text:s text:c="7"/>= 2 channels: x, y</text:span></text:p>
        <text:p text:style-name="Preformatted_20_Text"><text:span text:style-name="Source_20_Text">nose-relative coordinates <text:s text:c="3"/>= 2 channels: x-nose_x, y-nose_y</text:span></text:p>
        <text:p text:style-name="Preformatted_20_Text"><text:span text:style-name="Source_20_Text">first-order velocity <text:s text:c="8"/>= 2 channels: x[t+1]-x[t], y[t+1]-y[t]</text:span></text:p>
        <text:p text:style-name="Preformatted_20_Text"><text:span text:style-name="Source_20_Text">second-order velocity <text:s text:c="7"/>= 2 channels: x[t+2]-x[t], y[t+2]-y[t]</text:span></text:p>
        <text:p text:style-name="Preformatted_20_Text"><text:span text:style-name="Source_20_Text">bone vector <text:s text:c="17"/>= 2 channels: joint_i - parent_joint_i</text:span></text:p>
        <text:p text:style-name="Preformatted_20_Text"><text:span text:style-name="Source_20_Text">---------------------------------------------------------------</text:span></text:p>
        <text:p text:style-name="P4"><text:span text:style-name="Source_20_Text">total <text:s text:c="23"/>= 10 channels</text:span></text:p>
      </text:section>
      <text:p text:style-name="Text_20_body">So each training sample becomes:</text:p>
      <text:section text:style-name="Sect2" text:name="Section12">
        <text:p text:style-name="P3"><text:bookmark text:name="code-block-viewer Copy 11"/><text:span text:style-name="Source_20_Text">X.shape = (10, 60, 17)</text:span></text:p>
      </text:section>
      <text:p text:style-name="Text_20_body">A simple feature-building idea:</text:p>
      <text:section text:style-name="Sect2" text:name="Section13">
        <text:p text:style-name="P2"><text:bookmark text:name="code-block-viewer Copy 12"/><text:span text:style-name="Source_20_Text">def build_features(kpts):</text:span></text:p>
        <text:p text:style-name="Preformatted_20_Text"><text:span text:style-name="Source_20_Text"><text:s text:c="4"/>"""</text:span></text:p>
        <text:p text:style-name="Preformatted_20_Text"><text:span text:style-name="Source_20_Text"><text:s text:c="4"/>kpts: T × 17 × 2</text:span></text:p>
        <text:p text:style-name="Preformatted_20_Text"><text:span text:style-name="Source_20_Text"><text:s text:c="4"/>returns: 10 × T × 17</text:span></text:p>
        <text:p text:style-name="Preformatted_20_Text"><text:span text:style-name="Source_20_Text"><text:s text:c="4"/>"""</text:span></text:p>
        <text:p text:style-name="Preformatted_20_Text"><text:span text:style-name="Source_20_Text"><text:s text:c="4"/>T, V, _ = kpts.shape</text:span></text:p>
        <text:p text:style-name="Preformatted_20_Text"><text:span text:style-name="Source_20_Text"><text:s text:c="4"/># 1. raw joint coordinates</text:span></text:p>
        <text:p text:style-name="Preformatted_20_Text"><text:soft-page-break/><text:span text:style-name="Source_20_Text"><text:s text:c="4"/>joint = kpts <text:s/># T × 17 × 2</text:span></text:p>
        <text:p text:style-name="Preformatted_20_Text"><text:span text:style-name="Source_20_Text"><text:s text:c="4"/># 2. relative to nose</text:span></text:p>
        <text:p text:style-name="Preformatted_20_Text"><text:span text:style-name="Source_20_Text"><text:s text:c="4"/>nose = kpts[:, 0:1, :] <text:s text:c="9"/># T × 1 × 2</text:span></text:p>
        <text:p text:style-name="Preformatted_20_Text"><text:span text:style-name="Source_20_Text"><text:s text:c="4"/>joint_rel = kpts - nose <text:s text:c="8"/># T × 17 × 2</text:span></text:p>
        <text:p text:style-name="Preformatted_20_Text"><text:span text:style-name="Source_20_Text"><text:s text:c="4"/># 3. first velocity</text:span></text:p>
        <text:p text:style-name="Preformatted_20_Text"><text:span text:style-name="Source_20_Text"><text:s text:c="4"/>v1 = np.zeros_like(kpts)</text:span></text:p>
        <text:p text:style-name="Preformatted_20_Text"><text:span text:style-name="Source_20_Text"><text:s text:c="4"/>v1[:-1] = kpts[1:] - kpts[:-1]</text:span></text:p>
        <text:p text:style-name="Preformatted_20_Text"><text:span text:style-name="Source_20_Text"><text:s text:c="4"/># 4. second velocity</text:span></text:p>
        <text:p text:style-name="Preformatted_20_Text"><text:span text:style-name="Source_20_Text"><text:s text:c="4"/>v2 = np.zeros_like(kpts)</text:span></text:p>
        <text:p text:style-name="Preformatted_20_Text"><text:span text:style-name="Source_20_Text"><text:s text:c="4"/>v2[:-2] = kpts[2:] - kpts[:-2]</text:span></text:p>
        <text:p text:style-name="Preformatted_20_Text"><text:span text:style-name="Source_20_Text"><text:s text:c="4"/># 5. bone features</text:span></text:p>
        <text:p text:style-name="Preformatted_20_Text"><text:span text:style-name="Source_20_Text"><text:s text:c="4"/>parents = np.array([</text:span></text:p>
        <text:p text:style-name="Preformatted_20_Text"><text:span text:style-name="Source_20_Text"><text:s text:c="8"/>0, 0, 0, 1, 2,</text:span></text:p>
        <text:p text:style-name="Preformatted_20_Text"><text:span text:style-name="Source_20_Text"><text:s text:c="8"/>0, 0, 5, 6, 7, 8,</text:span></text:p>
        <text:p text:style-name="Preformatted_20_Text"><text:span text:style-name="Source_20_Text"><text:s text:c="8"/>5, 6, 11, 12, 13, 14</text:span></text:p>
        <text:p text:style-name="Preformatted_20_Text"><text:span text:style-name="Source_20_Text"><text:s text:c="4"/>])</text:span></text:p>
        <text:p text:style-name="Preformatted_20_Text"><text:span text:style-name="Source_20_Text"><text:s text:c="4"/>bone = kpts - kpts[:, parents, :]</text:span></text:p>
        <text:p text:style-name="Preformatted_20_Text"><text:span text:style-name="Source_20_Text"><text:s text:c="4"/>feat = np.concatenate([joint, joint_rel, v1, v2, bone], axis=-1)</text:span></text:p>
        <text:p text:style-name="Preformatted_20_Text"><text:span text:style-name="Source_20_Text"><text:s text:c="4"/># T × 17 × 10 → 10 × T × 17</text:span></text:p>
        <text:p text:style-name="Preformatted_20_Text"><text:span text:style-name="Source_20_Text"><text:s text:c="4"/>feat = feat.transpose(2, 0, 1)</text:span></text:p>
        <text:p text:style-name="P4"><text:span text:style-name="Source_20_Text"><text:s text:c="4"/>return feat</text:span></text:p>
      </text:section>
      <text:p text:style-name="Text_20_body">The exact parent-joint adjacency is not clearly listed in the paper, so choose one fixed COCO skeleton tree and keep it consistent across training and testing.</text:p>
      <text:p text:style-name="Horizontal_20_Line"/>
      <text:h text:style-name="Heading_20_1" text:outline-level="1">5. Sequence sampling</text:h>
      <text:p text:style-name="Text_20_body">The paper randomly selects <text:span text:style-name="Strong_20_Emphasis">continuous skeleton sequences of length 60</text:span> during training, while testing can use the full skeleton sequence. </text:p>
      <text:p text:style-name="Text_20_body">Training:</text:p>
      <text:section text:style-name="Sect2" text:name="Section14">
        <text:p text:style-name="P2"><text:bookmark text:name="code-block-viewer Copy 13"/><text:span text:style-name="Source_20_Text">if video has more than 60 frames:</text:span></text:p>
        <text:p text:style-name="Preformatted_20_Text"><text:span text:style-name="Source_20_Text"><text:s text:c="4"/>randomly crop 60 continuous frames</text:span></text:p>
        <text:p text:style-name="Preformatted_20_Text"><text:span text:style-name="Source_20_Text">elif video has exactly 60:</text:span></text:p>
        <text:p text:style-name="Preformatted_20_Text"><text:span text:style-name="Source_20_Text"><text:s text:c="4"/>use all</text:span></text:p>
        <text:p text:style-name="Preformatted_20_Text"><text:span text:style-name="Source_20_Text">else:</text:span></text:p>
        <text:p text:style-name="P4"><text:span text:style-name="Source_20_Text"><text:s text:c="4"/>pad / loop / interpolate to 60</text:span></text:p>
      </text:section>
      <text:p text:style-name="Text_20_body">Testing options:</text:p>
      <text:section text:style-name="Sect2" text:name="Section15">
        <text:p text:style-name="P2"><text:bookmark text:name="code-block-viewer Copy 14"/><text:span text:style-name="Source_20_Text">Option A: use full sequence if your model supports variable T.</text:span></text:p>
        <text:p text:style-name="P4"><text:span text:style-name="Source_20_Text">Option B: split into multiple 60-frame clips, get embeddings, average them.</text:span></text:p>
      </text:section>
      <text:p text:style-name="Text_20_body">For beginner-friendly implementation, use <text:span text:style-name="Strong_20_Emphasis">Option B</text:span>:</text:p>
      <text:section text:style-name="Sect2" text:name="Section16">
        <text:p text:style-name="P3"><text:bookmark text:name="code-block-viewer Copy 15"/><text:span text:style-name="Source_20_Text">video → many 60-frame windows → embeddings → average embedding</text:span></text:p>
      </text:section>
      <text:p text:style-name="Text_20_body">This is easier and stable.</text:p>
      <text:p text:style-name="Horizontal_20_Line"/>
      <text:h text:style-name="Heading_20_1" text:outline-level="1">6. Gait-TR architecture</text:h>
      <text:p text:style-name="Text_20_body">The model is:</text:p>
      <text:section text:style-name="Sect2" text:name="Section17">
        <text:p text:style-name="P2"><text:bookmark text:name="code-block-viewer Copy 16"/><text:soft-page-break/><text:span text:style-name="Source_20_Text">Input: 10 × 60 × 17</text:span></text:p>
        <text:p text:style-name="Preformatted_20_Text"><text:span text:style-name="Source_20_Text"><text:s text:c="3"/>↓</text:span></text:p>
        <text:p text:style-name="Preformatted_20_Text"><text:span text:style-name="Source_20_Text">BatchNorm</text:span></text:p>
        <text:p text:style-name="Preformatted_20_Text"><text:span text:style-name="Source_20_Text"><text:s text:c="3"/>↓</text:span></text:p>
        <text:p text:style-name="Preformatted_20_Text"><text:span text:style-name="Source_20_Text">Block0: TCN + Spatial Transformer → 64 × 60 × 17</text:span></text:p>
        <text:p text:style-name="Preformatted_20_Text"><text:span text:style-name="Source_20_Text">Block1: TCN + Spatial Transformer → 64 × 60 × 17</text:span></text:p>
        <text:p text:style-name="Preformatted_20_Text"><text:span text:style-name="Source_20_Text">Block2: TCN + Spatial Transformer → 128 × 60 × 17</text:span></text:p>
        <text:p text:style-name="Preformatted_20_Text"><text:span text:style-name="Source_20_Text">Block3: TCN + Spatial Transformer → 256 × 60 × 17</text:span></text:p>
        <text:p text:style-name="Preformatted_20_Text"><text:span text:style-name="Source_20_Text"><text:s text:c="3"/>↓</text:span></text:p>
        <text:p text:style-name="Preformatted_20_Text"><text:span text:style-name="Source_20_Text">Average pooling over time and joints</text:span></text:p>
        <text:p text:style-name="Preformatted_20_Text"><text:span text:style-name="Source_20_Text"><text:s text:c="3"/>↓</text:span></text:p>
        <text:p text:style-name="Preformatted_20_Text"><text:span text:style-name="Source_20_Text">FC layer</text:span></text:p>
        <text:p text:style-name="Preformatted_20_Text"><text:span text:style-name="Source_20_Text"><text:s text:c="3"/>↓</text:span></text:p>
        <text:p text:style-name="P4"><text:span text:style-name="Source_20_Text">128-D embedding</text:span></text:p>
      </text:section>
      <text:p text:style-name="Text_20_body">The paper’s Table 1 gives this configuration and says Block0–Block3 are stacked <text:span text:style-name="Strong_20_Emphasis">TCN+ST</text:span> blocks with different channel sizes. </text:p>
      <text:p text:style-name="Text_20_body">Architecture table:</text:p>
      <table:table table:name="Table1" table:style-name="Table1">
        <table:table-column table:style-name="Table1.A"/>
        <table:table-column table:style-name="Table1.B"/>
        <table:table-header-rows>
          <table:table-row>
            <table:table-cell table:style-name="Table1.A1" office:value-type="string">
              <text:p text:style-name="Table_20_Heading">Stage</text:p>
            </table:table-cell>
            <table:table-cell table:style-name="Table1.A1" office:value-type="string">
              <text:p text:style-name="Table_20_Heading">Output shape</text:p>
            </table:table-cell>
          </table:table-row>
        </table:table-header-rows>
        <table:table-row>
          <table:table-cell table:style-name="Table1.A1" office:value-type="string">
            <text:p text:style-name="Table_20_Contents">Input</text:p>
          </table:table-cell>
          <table:table-cell table:style-name="Table1.A1" office:value-type="string">
            <text:p text:style-name="Table_20_Contents">10 × 60 × 17</text:p>
          </table:table-cell>
        </table:table-row>
        <table:table-row>
          <table:table-cell table:style-name="Table1.A1" office:value-type="string">
            <text:p text:style-name="Table_20_Contents">BatchNorm</text:p>
          </table:table-cell>
          <table:table-cell table:style-name="Table1.A1" office:value-type="string">
            <text:p text:style-name="Table_20_Contents">10 × 60 × 17</text:p>
          </table:table-cell>
        </table:table-row>
        <table:table-row>
          <table:table-cell table:style-name="Table1.A1" office:value-type="string">
            <text:p text:style-name="Table_20_Contents">Block0: TCN+ST</text:p>
          </table:table-cell>
          <table:table-cell table:style-name="Table1.A1" office:value-type="string">
            <text:p text:style-name="Table_20_Contents">64 × 60 × 17</text:p>
          </table:table-cell>
        </table:table-row>
        <table:table-row>
          <table:table-cell table:style-name="Table1.A1" office:value-type="string">
            <text:p text:style-name="Table_20_Contents">Block1: TCN+ST</text:p>
          </table:table-cell>
          <table:table-cell table:style-name="Table1.A1" office:value-type="string">
            <text:p text:style-name="Table_20_Contents">64 × 60 × 17</text:p>
          </table:table-cell>
        </table:table-row>
        <table:table-row>
          <table:table-cell table:style-name="Table1.A1" office:value-type="string">
            <text:p text:style-name="Table_20_Contents">Block2: TCN+ST</text:p>
          </table:table-cell>
          <table:table-cell table:style-name="Table1.A1" office:value-type="string">
            <text:p text:style-name="Table_20_Contents">128 × 60 × 17</text:p>
          </table:table-cell>
        </table:table-row>
        <table:table-row>
          <table:table-cell table:style-name="Table1.A1" office:value-type="string">
            <text:p text:style-name="Table_20_Contents">Block3: TCN+ST</text:p>
          </table:table-cell>
          <table:table-cell table:style-name="Table1.A1" office:value-type="string">
            <text:p text:style-name="Table_20_Contents">256 × 60 × 17</text:p>
          </table:table-cell>
        </table:table-row>
        <table:table-row>
          <table:table-cell table:style-name="Table1.A1" office:value-type="string">
            <text:p text:style-name="Table_20_Contents">Average pooling</text:p>
          </table:table-cell>
          <table:table-cell table:style-name="Table1.A1" office:value-type="string">
            <text:p text:style-name="Table_20_Contents">256 × 1 × 1</text:p>
          </table:table-cell>
        </table:table-row>
        <table:table-row>
          <table:table-cell table:style-name="Table1.A1" office:value-type="string">
            <text:p text:style-name="Table_20_Contents">FC</text:p>
          </table:table-cell>
          <table:table-cell table:style-name="Table1.A1" office:value-type="string">
            <text:p text:style-name="Table_20_Contents">128</text:p>
          </table:table-cell>
        </table:table-row>
      </table:table>
      <text:p text:style-name="Horizontal_20_Line"/>
      <text:h text:style-name="Heading_20_2" text:outline-level="2">6.1 TCN module</text:h>
      <text:p text:style-name="Text_20_body">TCN means <text:span text:style-name="Strong_20_Emphasis">Temporal Convolutional Network</text:span>.</text:p>
      <text:p text:style-name="Text_20_body">Simple intuition:</text:p>
      <text:section text:style-name="Sect2" text:name="Section18">
        <text:p text:style-name="P2"><text:bookmark text:name="code-block-viewer Copy 17"/><text:span text:style-name="Source_20_Text">TCN looks across time.</text:span></text:p>
        <text:p text:style-name="P4"><text:span text:style-name="Source_20_Text">It asks: how does this joint move frame by frame?</text:span></text:p>
      </text:section>
      <text:p text:style-name="Text_20_body">Input shape:</text:p>
      <text:section text:style-name="Sect2" text:name="Section19">
        <text:p text:style-name="P3"><text:bookmark text:name="code-block-viewer Copy 18"/><text:span text:style-name="Source_20_Text">B × C × T × V</text:span></text:p>
      </text:section>
      <text:p text:style-name="Text_20_body">Use a 2D convolution whose kernel moves along the <text:span text:style-name="Strong_20_Emphasis">time dimension</text:span>, not the joint dimension:</text:p>
      <text:section text:style-name="Sect2" text:name="Section20">
        <text:p text:style-name="P2"><text:bookmark text:name="code-block-viewer Copy 19"/><text:span text:style-name="Source_20_Text">Conv2d(</text:span></text:p>
        <text:p text:style-name="Preformatted_20_Text"><text:span text:style-name="Source_20_Text"><text:s text:c="4"/>in_channels=C_in,</text:span></text:p>
        <text:p text:style-name="Preformatted_20_Text"><text:span text:style-name="Source_20_Text"><text:s text:c="4"/>out_channels=C_out,</text:span></text:p>
        <text:p text:style-name="Preformatted_20_Text"><text:span text:style-name="Source_20_Text"><text:s text:c="4"/>kernel_size=(9, 1),</text:span></text:p>
        <text:p text:style-name="Preformatted_20_Text"><text:span text:style-name="Source_20_Text"><text:s text:c="4"/>padding=(4, 0)</text:span></text:p>
        <text:p text:style-name="P4"><text:span text:style-name="Source_20_Text">)</text:span></text:p>
      </text:section>
      <text:p text:style-name="Text_20_body">Then:</text:p>
      <text:section text:style-name="Sect2" text:name="Section21">
        <text:p text:style-name="P3"><text:bookmark text:name="code-block-viewer Copy 20"/><text:span text:style-name="Source_20_Text">Conv → Dropout → Mish → BatchNorm</text:span></text:p>
      </text:section>
      <text:p text:style-name="Text_20_body"><text:soft-page-break/>The paper says the TCN is a plain convolution along the temporal dimension, followed by Mish activation and batch normalization. </text:p>
      <text:p text:style-name="Horizontal_20_Line"/>
      <text:h text:style-name="Heading_20_2" text:outline-level="2">6.2 Spatial Transformer module</text:h>
      <text:p text:style-name="Text_20_body">Spatial Transformer means:</text:p>
      <text:section text:style-name="Sect2" text:name="Section22">
        <text:p text:style-name="P3"><text:bookmark text:name="code-block-viewer Copy 21"/><text:span text:style-name="Source_20_Text">For each frame, attention is applied between the 17 joints.</text:span></text:p>
      </text:section>
      <text:p text:style-name="Text_20_body">Analogy:</text:p>
      <text:section text:style-name="Sect2" text:name="Section23">
        <text:p text:style-name="P2"><text:bookmark text:name="code-block-viewer Copy 22"/><text:span text:style-name="Source_20_Text">Imagine each joint is a student in a classroom.</text:span></text:p>
        <text:p text:style-name="Preformatted_20_Text"><text:span text:style-name="Source_20_Text">The transformer asks:</text:span></text:p>
        <text:p text:style-name="P4"><text:span text:style-name="Source_20_Text">"Which joints should pay attention to which other joints?"</text:span></text:p>
      </text:section>
      <text:p text:style-name="Text_20_body">Example:</text:p>
      <text:section text:style-name="Sect2" text:name="Section24">
        <text:p text:style-name="P2"><text:bookmark text:name="code-block-viewer Copy 23"/><text:span text:style-name="Source_20_Text">ankle may attend to knee</text:span></text:p>
        <text:p text:style-name="Preformatted_20_Text"><text:span text:style-name="Source_20_Text">knee may attend to hip</text:span></text:p>
        <text:p text:style-name="Preformatted_20_Text"><text:span text:style-name="Source_20_Text">left leg may attend to right leg</text:span></text:p>
        <text:p text:style-name="P4"><text:span text:style-name="Source_20_Text">arms may attend to legs</text:span></text:p>
      </text:section>
      <text:p text:style-name="Text_20_body">This is different from GCN. GCN uses a fixed skeleton graph. Spatial Transformer can learn flexible relationships between joints. The paper says Gait-TR uses spatial self-attention over skeleton nodes, shares attention parameters across frames, and uses <text:span text:style-name="Strong_20_Emphasis">8 attention heads</text:span>. </text:p>
      <text:p text:style-name="Text_20_body">Pseudo-shape:</text:p>
      <text:section text:style-name="Sect2" text:name="Section25">
        <text:p text:style-name="P2"><text:bookmark text:name="code-block-viewer Copy 24"/><text:span text:style-name="Source_20_Text">input: <text:s/>B × C × T × V</text:span></text:p>
        <text:p text:style-name="Preformatted_20_Text"><text:span text:style-name="Source_20_Text">tokens: V joints per frame</text:span></text:p>
        <text:p text:style-name="Preformatted_20_Text"><text:span text:style-name="Source_20_Text">attention: joint-to-joint attention</text:span></text:p>
        <text:p text:style-name="P4"><text:span text:style-name="Source_20_Text">output: B × C_out × T × V</text:span></text:p>
      </text:section>
      <text:p text:style-name="Text_20_body">Use standard multi-head attention logic:</text:p>
      <text:section text:style-name="Sect2" text:name="Section26">
        <text:p text:style-name="P2"><text:bookmark text:name="code-block-viewer Copy 25"/><text:span text:style-name="Source_20_Text">Q = Linear(x)</text:span></text:p>
        <text:p text:style-name="Preformatted_20_Text"><text:span text:style-name="Source_20_Text">K = Linear(x)</text:span></text:p>
        <text:p text:style-name="Preformatted_20_Text"><text:span text:style-name="Source_20_Text">V = Linear(x)</text:span></text:p>
        <text:p text:style-name="Preformatted_20_Text"><text:span text:style-name="Source_20_Text">attention = softmax(QKᵀ / sqrt(d))</text:span></text:p>
        <text:p text:style-name="P4"><text:span text:style-name="Source_20_Text">output = attention × V</text:span></text:p>
      </text:section>
      <text:p text:style-name="Horizontal_20_Line"/>
      <text:h text:style-name="Heading_20_2" text:outline-level="2">6.3 Residual connection</text:h>
      <text:p text:style-name="Text_20_body">Each TCN+ST block should have residual connections.</text:p>
      <text:p text:style-name="Text_20_body">Simple intuition:</text:p>
      <text:section text:style-name="Sect2" text:name="Section27">
        <text:p text:style-name="P2"><text:bookmark text:name="code-block-viewer Copy 26"/><text:span text:style-name="Source_20_Text">Instead of forcing the block to learn everything from zero,</text:span></text:p>
        <text:p text:style-name="P4"><text:span text:style-name="Source_20_Text">we let it learn only the improvement over the previous feature.</text:span></text:p>
      </text:section>
      <text:p text:style-name="Text_20_body">If input and output channel sizes are the same:</text:p>
      <text:section text:style-name="Sect2" text:name="Section28">
        <text:p text:style-name="P3"><text:bookmark text:name="code-block-viewer Copy 27"/><text:span text:style-name="Source_20_Text">output = F(x) + x</text:span></text:p>
      </text:section>
      <text:p text:style-name="Text_20_body"><text:soft-page-break/>If channel size changes, for example 64 → 128:</text:p>
      <text:section text:style-name="Sect2" text:name="Section29">
        <text:p text:style-name="P3"><text:bookmark text:name="code-block-viewer Copy 28"/><text:span text:style-name="Source_20_Text">output = F(x) + projection(x)</text:span></text:p>
      </text:section>
      <text:p text:style-name="Text_20_body">The paper describes a residual rule where the original input is added if shapes match; otherwise a transformed residual branch is used. </text:p>
      <text:p text:style-name="Horizontal_20_Line"/>
      <text:h text:style-name="Heading_20_1" text:outline-level="1">7. Minimal PyTorch architecture skeleton</text:h>
      <text:p text:style-name="Text_20_body">This is not the full final code, but it shows the structure you should implement.</text:p>
      <text:section text:style-name="Sect2" text:name="Section30">
        <text:p text:style-name="P2"><text:bookmark text:name="code-block-viewer Copy 29"/><text:span text:style-name="Source_20_Text">import torch</text:span></text:p>
        <text:p text:style-name="Preformatted_20_Text"><text:span text:style-name="Source_20_Text">import torch.nn as nn</text:span></text:p>
        <text:p text:style-name="Preformatted_20_Text"><text:span text:style-name="Source_20_Text">import torch.nn.functional as F</text:span></text:p>
        <text:p text:style-name="Preformatted_20_Text"><text:span text:style-name="Source_20_Text">class TCN(nn.Module):</text:span></text:p>
        <text:p text:style-name="Preformatted_20_Text"><text:span text:style-name="Source_20_Text"><text:s text:c="4"/>def __init__(self, in_channels, out_channels, kernel_size=9, dropout=0.1):</text:span></text:p>
        <text:p text:style-name="Preformatted_20_Text"><text:span text:style-name="Source_20_Text"><text:s text:c="8"/>super().__init__()</text:span></text:p>
        <text:p text:style-name="Preformatted_20_Text"><text:span text:style-name="Source_20_Text"><text:s text:c="8"/>padding = (kernel_size // 2, 0)</text:span></text:p>
        <text:p text:style-name="Preformatted_20_Text"><text:span text:style-name="Source_20_Text"><text:s text:c="8"/>self.net = nn.Sequential(</text:span></text:p>
        <text:p text:style-name="Preformatted_20_Text"><text:span text:style-name="Source_20_Text"><text:s text:c="12"/>nn.Conv2d(</text:span></text:p>
        <text:p text:style-name="Preformatted_20_Text"><text:span text:style-name="Source_20_Text"><text:s text:c="16"/>in_channels,</text:span></text:p>
        <text:p text:style-name="Preformatted_20_Text"><text:span text:style-name="Source_20_Text"><text:s text:c="16"/>out_channels,</text:span></text:p>
        <text:p text:style-name="Preformatted_20_Text"><text:span text:style-name="Source_20_Text"><text:s text:c="16"/>kernel_size=(kernel_size, 1),</text:span></text:p>
        <text:p text:style-name="Preformatted_20_Text"><text:span text:style-name="Source_20_Text"><text:s text:c="16"/>padding=padding</text:span></text:p>
        <text:p text:style-name="Preformatted_20_Text"><text:span text:style-name="Source_20_Text"><text:s text:c="12"/>),</text:span></text:p>
        <text:p text:style-name="Preformatted_20_Text"><text:span text:style-name="Source_20_Text"><text:s text:c="12"/>nn.Dropout(dropout),</text:span></text:p>
        <text:p text:style-name="Preformatted_20_Text"><text:span text:style-name="Source_20_Text"><text:s text:c="12"/>nn.Mish(),</text:span></text:p>
        <text:p text:style-name="Preformatted_20_Text"><text:span text:style-name="Source_20_Text"><text:s text:c="12"/>nn.BatchNorm2d(out_channels)</text:span></text:p>
        <text:p text:style-name="Preformatted_20_Text"><text:span text:style-name="Source_20_Text"><text:s text:c="8"/>)</text:span></text:p>
        <text:p text:style-name="Preformatted_20_Text"><text:span text:style-name="Source_20_Text"><text:s text:c="4"/>def forward(self, x):</text:span></text:p>
        <text:p text:style-name="Preformatted_20_Text"><text:span text:style-name="Source_20_Text"><text:s text:c="8"/>return self.net(x)</text:span></text:p>
        <text:p text:style-name="Preformatted_20_Text"><text:span text:style-name="Source_20_Text">class SpatialTransformer(nn.Module):</text:span></text:p>
        <text:p text:style-name="Preformatted_20_Text"><text:span text:style-name="Source_20_Text"><text:s text:c="4"/>def __init__(self, in_channels, out_channels, num_heads=8):</text:span></text:p>
        <text:p text:style-name="Preformatted_20_Text"><text:span text:style-name="Source_20_Text"><text:s text:c="8"/>super().__init__()</text:span></text:p>
        <text:p text:style-name="Preformatted_20_Text"><text:span text:style-name="Source_20_Text"><text:s text:c="8"/>assert out_channels % num_heads == 0</text:span></text:p>
        <text:p text:style-name="Preformatted_20_Text"><text:span text:style-name="Source_20_Text"><text:s text:c="8"/>self.in_channels = in_channels</text:span></text:p>
        <text:p text:style-name="Preformatted_20_Text"><text:span text:style-name="Source_20_Text"><text:s text:c="8"/>self.out_channels = out_channels</text:span></text:p>
        <text:p text:style-name="Preformatted_20_Text"><text:span text:style-name="Source_20_Text"><text:s text:c="8"/>self.num_heads = num_heads</text:span></text:p>
        <text:p text:style-name="Preformatted_20_Text"><text:span text:style-name="Source_20_Text"><text:s text:c="8"/>self.input_proj = nn.Conv2d(in_channels, out_channels, kernel_size=1)</text:span></text:p>
        <text:p text:style-name="Preformatted_20_Text"><text:span text:style-name="Source_20_Text"><text:s text:c="8"/>self.attn = nn.MultiheadAttention(</text:span></text:p>
        <text:p text:style-name="Preformatted_20_Text"><text:span text:style-name="Source_20_Text"><text:s text:c="12"/>embed_dim=out_channels,</text:span></text:p>
        <text:p text:style-name="Preformatted_20_Text"><text:span text:style-name="Source_20_Text"><text:s text:c="12"/>num_heads=num_heads,</text:span></text:p>
        <text:p text:style-name="Preformatted_20_Text"><text:span text:style-name="Source_20_Text"><text:s text:c="12"/>batch_first=True</text:span></text:p>
        <text:p text:style-name="Preformatted_20_Text"><text:span text:style-name="Source_20_Text"><text:s text:c="8"/>)</text:span></text:p>
        <text:p text:style-name="Preformatted_20_Text"><text:span text:style-name="Source_20_Text"><text:s text:c="8"/>self.bn = nn.BatchNorm2d(out_channels)</text:span></text:p>
        <text:p text:style-name="Preformatted_20_Text"><text:span text:style-name="Source_20_Text"><text:s text:c="8"/>self.act = nn.Mish()</text:span></text:p>
        <text:p text:style-name="Preformatted_20_Text"><text:span text:style-name="Source_20_Text"><text:s text:c="4"/>def forward(self, x):</text:span></text:p>
        <text:p text:style-name="Preformatted_20_Text"><text:span text:style-name="Source_20_Text"><text:s text:c="8"/># x: B × C × T × V</text:span></text:p>
        <text:p text:style-name="Preformatted_20_Text"><text:span text:style-name="Source_20_Text"><text:s text:c="8"/>x = self.input_proj(x)</text:span></text:p>
        <text:p text:style-name="Preformatted_20_Text"><text:span text:style-name="Source_20_Text"><text:s text:c="8"/>B, C, T, V = x.shape</text:span></text:p>
        <text:p text:style-name="Preformatted_20_Text"><text:span text:style-name="Source_20_Text"><text:s text:c="8"/># We want attention over joints V for each frame T.</text:span></text:p>
        <text:p text:style-name="Preformatted_20_Text"><text:span text:style-name="Source_20_Text"><text:s text:c="8"/># Convert to: (B*T) × V × C</text:span></text:p>
        <text:p text:style-name="Preformatted_20_Text"><text:span text:style-name="Source_20_Text"><text:s text:c="8"/>x_tokens = x.permute(0, 2, 3, 1).contiguous()</text:span></text:p>
        <text:p text:style-name="Preformatted_20_Text"><text:span text:style-name="Source_20_Text"><text:s text:c="8"/>x_tokens = x_tokens.view(B * T, V, C)</text:span></text:p>
        <text:p text:style-name="Preformatted_20_Text"><text:span text:style-name="Source_20_Text"><text:s text:c="8"/>out, _ = self.attn(x_tokens, x_tokens, x_tokens)</text:span></text:p>
        <text:p text:style-name="Preformatted_20_Text"><text:span text:style-name="Source_20_Text"><text:s text:c="8"/># Back to B × C × T × V</text:span></text:p>
        <text:p text:style-name="Preformatted_20_Text"><text:span text:style-name="Source_20_Text"><text:s text:c="8"/>out = out.view(B, T, V, C)</text:span></text:p>
        <text:p text:style-name="Preformatted_20_Text"><text:span text:style-name="Source_20_Text"><text:s text:c="8"/>out = out.permute(0, 3, 1, 2).contiguous()</text:span></text:p>
        <text:p text:style-name="Preformatted_20_Text"><text:span text:style-name="Source_20_Text"><text:s text:c="8"/>out = self.bn(out)</text:span></text:p>
        <text:p text:style-name="Preformatted_20_Text"><text:soft-page-break/><text:span text:style-name="Source_20_Text"><text:s text:c="8"/>out = self.act(out)</text:span></text:p>
        <text:p text:style-name="Preformatted_20_Text"><text:span text:style-name="Source_20_Text"><text:s text:c="8"/>return out</text:span></text:p>
        <text:p text:style-name="Preformatted_20_Text"><text:span text:style-name="Source_20_Text">class TCNSTBlock(nn.Module):</text:span></text:p>
        <text:p text:style-name="Preformatted_20_Text"><text:span text:style-name="Source_20_Text"><text:s text:c="4"/>def __init__(self, in_channels, out_channels, num_heads=8):</text:span></text:p>
        <text:p text:style-name="Preformatted_20_Text"><text:span text:style-name="Source_20_Text"><text:s text:c="8"/>super().__init__()</text:span></text:p>
        <text:p text:style-name="Preformatted_20_Text"><text:span text:style-name="Source_20_Text"><text:s text:c="8"/>self.tcn = TCN(in_channels, out_channels)</text:span></text:p>
        <text:p text:style-name="Preformatted_20_Text"><text:span text:style-name="Source_20_Text"><text:s text:c="8"/>self.st = SpatialTransformer(out_channels, out_channels, num_heads)</text:span></text:p>
        <text:p text:style-name="Preformatted_20_Text"><text:span text:style-name="Source_20_Text"><text:s text:c="8"/>if in_channels != out_channels:</text:span></text:p>
        <text:p text:style-name="Preformatted_20_Text"><text:span text:style-name="Source_20_Text"><text:s text:c="12"/>self.residual = nn.Sequential(</text:span></text:p>
        <text:p text:style-name="Preformatted_20_Text"><text:span text:style-name="Source_20_Text"><text:s text:c="16"/>nn.Conv2d(in_channels, out_channels, kernel_size=1),</text:span></text:p>
        <text:p text:style-name="Preformatted_20_Text"><text:span text:style-name="Source_20_Text"><text:s text:c="16"/>nn.Mish(),</text:span></text:p>
        <text:p text:style-name="Preformatted_20_Text"><text:span text:style-name="Source_20_Text"><text:s text:c="16"/>nn.BatchNorm2d(out_channels)</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self.residual = nn.Identity()</text:span></text:p>
        <text:p text:style-name="Preformatted_20_Text"><text:span text:style-name="Source_20_Text"><text:s text:c="4"/>def forward(self, x):</text:span></text:p>
        <text:p text:style-name="Preformatted_20_Text"><text:span text:style-name="Source_20_Text"><text:s text:c="8"/># TCN residual</text:span></text:p>
        <text:p text:style-name="Preformatted_20_Text"><text:span text:style-name="Source_20_Text"><text:s text:c="8"/>y = self.tcn(x) + self.residual(x)</text:span></text:p>
        <text:p text:style-name="Preformatted_20_Text"><text:span text:style-name="Source_20_Text"><text:s text:c="8"/># ST residual</text:span></text:p>
        <text:p text:style-name="Preformatted_20_Text"><text:span text:style-name="Source_20_Text"><text:s text:c="8"/>z = self.st(y) + y</text:span></text:p>
        <text:p text:style-name="Preformatted_20_Text"><text:span text:style-name="Source_20_Text"><text:s text:c="8"/>return z</text:span></text:p>
        <text:p text:style-name="Preformatted_20_Text"><text:span text:style-name="Source_20_Text">class GaitTR(nn.Module):</text:span></text:p>
        <text:p text:style-name="Preformatted_20_Text"><text:span text:style-name="Source_20_Text"><text:s text:c="4"/>def __init__(self, in_channels=10, embedding_dim=128, num_heads=8):</text:span></text:p>
        <text:p text:style-name="Preformatted_20_Text"><text:span text:style-name="Source_20_Text"><text:s text:c="8"/>super().__init__()</text:span></text:p>
        <text:p text:style-name="Preformatted_20_Text"><text:span text:style-name="Source_20_Text"><text:s text:c="8"/>self.data_bn = nn.BatchNorm2d(in_channels)</text:span></text:p>
        <text:p text:style-name="Preformatted_20_Text"><text:span text:style-name="Source_20_Text"><text:s text:c="8"/>self.block0 = TCNSTBlock(10, 64, num_heads)</text:span></text:p>
        <text:p text:style-name="Preformatted_20_Text"><text:span text:style-name="Source_20_Text"><text:s text:c="8"/>self.block1 = TCNSTBlock(64, 64, num_heads)</text:span></text:p>
        <text:p text:style-name="Preformatted_20_Text"><text:span text:style-name="Source_20_Text"><text:s text:c="8"/>self.block2 = TCNSTBlock(64, 128, num_heads)</text:span></text:p>
        <text:p text:style-name="Preformatted_20_Text"><text:span text:style-name="Source_20_Text"><text:s text:c="8"/>self.block3 = TCNSTBlock(128, 256, num_heads)</text:span></text:p>
        <text:p text:style-name="Preformatted_20_Text"><text:span text:style-name="Source_20_Text"><text:s text:c="8"/>self.fc = nn.Linear(256, embedding_dim)</text:span></text:p>
        <text:p text:style-name="Preformatted_20_Text"><text:span text:style-name="Source_20_Text"><text:s text:c="4"/>def forward(self, x):</text:span></text:p>
        <text:p text:style-name="Preformatted_20_Text"><text:span text:style-name="Source_20_Text"><text:s text:c="8"/># x: B × 10 × 60 × 17</text:span></text:p>
        <text:p text:style-name="Preformatted_20_Text"><text:span text:style-name="Source_20_Text"><text:s text:c="8"/>x = self.data_bn(x)</text:span></text:p>
        <text:p text:style-name="Preformatted_20_Text"><text:span text:style-name="Source_20_Text"><text:s text:c="8"/>x = self.block0(x)</text:span></text:p>
        <text:p text:style-name="Preformatted_20_Text"><text:span text:style-name="Source_20_Text"><text:s text:c="8"/>x = self.block1(x)</text:span></text:p>
        <text:p text:style-name="Preformatted_20_Text"><text:span text:style-name="Source_20_Text"><text:s text:c="8"/>x = self.block2(x)</text:span></text:p>
        <text:p text:style-name="Preformatted_20_Text"><text:span text:style-name="Source_20_Text"><text:s text:c="8"/>x = self.block3(x)</text:span></text:p>
        <text:p text:style-name="Preformatted_20_Text"><text:span text:style-name="Source_20_Text"><text:s text:c="8"/># average over time and joints</text:span></text:p>
        <text:p text:style-name="Preformatted_20_Text"><text:span text:style-name="Source_20_Text"><text:s text:c="8"/>x = x.mean(dim=[2, 3]) <text:s/># B × 256</text:span></text:p>
        <text:p text:style-name="Preformatted_20_Text"><text:span text:style-name="Source_20_Text"><text:s text:c="8"/>emb = self.fc(x) <text:s text:c="7"/># B × 128</text:span></text:p>
        <text:p text:style-name="Preformatted_20_Text"><text:span text:style-name="Source_20_Text"><text:s text:c="8"/># L2-normalization is useful for distance comparison</text:span></text:p>
        <text:p text:style-name="Preformatted_20_Text"><text:span text:style-name="Source_20_Text"><text:s text:c="8"/>emb = F.normalize(emb, p=2, dim=1)</text:span></text:p>
        <text:p text:style-name="P4"><text:span text:style-name="Source_20_Text"><text:s text:c="8"/>return emb</text:span></text:p>
      </text:section>
      <text:p text:style-name="Text_20_body">This is a clean faithful reimplementation, but one note: the paper does not fully expose every low-level implementation detail such as exact temporal kernel size and query/key/value factor values. The above version uses standard, reasonable choices.</text:p>
      <text:p text:style-name="Horizontal_20_Line"/>
      <text:h text:style-name="Heading_20_1" text:outline-level="1">8. Training loss: batch-hard triplet loss</text:h>
      <text:p text:style-name="Text_20_body">Gait-TR is trained with <text:span text:style-name="Strong_20_Emphasis">online mining batch-hard triplet loss</text:span>, margin <text:span text:style-name="Strong_20_Emphasis">0.3</text:span>. </text:p>
      <text:p text:style-name="Text_20_body">Meaning:</text:p>
      <text:section text:style-name="Sect2" text:name="Section31">
        <text:p text:style-name="P2"><text:bookmark text:name="code-block-viewer Copy 30"/><text:span text:style-name="Source_20_Text">anchor <text:s text:c="2"/>= one sample</text:span></text:p>
        <text:p text:style-name="Preformatted_20_Text"><text:span text:style-name="Source_20_Text">positive = same person</text:span></text:p>
        <text:p text:style-name="P4"><text:span text:style-name="Source_20_Text">negative = different person</text:span></text:p>
      </text:section>
      <text:p text:style-name="Text_20_body"><text:soft-page-break/>The model is punished when:</text:p>
      <text:section text:style-name="Sect2" text:name="Section32">
        <text:p text:style-name="P3"><text:bookmark text:name="code-block-viewer Copy 31"/><text:span text:style-name="Source_20_Text">distance(anchor, positive) is not smaller than distance(anchor, negative)</text:span></text:p>
      </text:section>
      <text:p text:style-name="Text_20_body">For each anchor in a batch:</text:p>
      <text:section text:style-name="Sect2" text:name="Section33">
        <text:p text:style-name="P2"><text:bookmark text:name="code-block-viewer Copy 32"/><text:span text:style-name="Source_20_Text">hardest positive = same-person sample farthest away</text:span></text:p>
        <text:p text:style-name="P4"><text:span text:style-name="Source_20_Text">hardest negative = different-person sample closest to it</text:span></text:p>
      </text:section>
      <text:p text:style-name="Text_20_body">Triplet loss:</text:p>
      <text:section text:style-name="Sect2" text:name="Section34">
        <text:p text:style-name="P3"><text:bookmark text:name="code-block-viewer Copy 33"/><text:span text:style-name="Source_20_Text">loss = max(d(anchor, positive) - d(anchor, negative) + margin, 0)</text:span></text:p>
      </text:section>
      <text:p text:style-name="Text_20_body">Use:</text:p>
      <text:section text:style-name="Sect2" text:name="Section35">
        <text:p text:style-name="P3"><text:bookmark text:name="code-block-viewer Copy 34"/><text:span text:style-name="Source_20_Text">margin = 0.3</text:span></text:p>
      </text:section>
      <text:p text:style-name="Text_20_body">Batch design is very important. The paper samples batches as <text:span text:style-name="Strong_20_Emphasis">4 persons × 64 gait sequences each</text:span>, giving 256 samples per batch. </text:p>
      <text:p text:style-name="Text_20_body">On your GPU, that may be too heavy. You can start with:</text:p>
      <text:section text:style-name="Sect2" text:name="Section36">
        <text:p text:style-name="P2"><text:bookmark text:name="code-block-viewer Copy 35"/><text:span text:style-name="Source_20_Text">8 persons × 4 clips each = 32 samples</text:span></text:p>
        <text:p text:style-name="Preformatted_20_Text"><text:span text:style-name="Source_20_Text">16 persons × 4 clips each = 64 samples</text:span></text:p>
        <text:p text:style-name="P4"><text:span text:style-name="Source_20_Text">8 persons × 8 clips each = 64 samples</text:span></text:p>
      </text:section>
      <text:p text:style-name="Text_20_body">Minimum rule:</text:p>
      <text:section text:style-name="Sect2" text:name="Section37">
        <text:p text:style-name="P2"><text:bookmark text:name="code-block-viewer Copy 36"/><text:span text:style-name="Source_20_Text">Each batch must contain at least 2 samples per person.</text:span></text:p>
        <text:p text:style-name="P4"><text:span text:style-name="Source_20_Text">Otherwise triplet loss cannot find positives.</text:span></text:p>
      </text:section>
      <text:p text:style-name="Horizontal_20_Line"/>
      <text:h text:style-name="Heading_20_1" text:outline-level="1">9. Batch-hard triplet loss code</text:h>
      <text:section text:style-name="Sect2" text:name="Section38">
        <text:p text:style-name="P2"><text:bookmark text:name="code-block-viewer Copy 37"/><text:span text:style-name="Source_20_Text">class BatchHardTripletLoss(nn.Module):</text:span></text:p>
        <text:p text:style-name="Preformatted_20_Text"><text:span text:style-name="Source_20_Text"><text:s text:c="4"/>def __init__(self, margin=0.3):</text:span></text:p>
        <text:p text:style-name="Preformatted_20_Text"><text:span text:style-name="Source_20_Text"><text:s text:c="8"/>super().__init__()</text:span></text:p>
        <text:p text:style-name="Preformatted_20_Text"><text:span text:style-name="Source_20_Text"><text:s text:c="8"/>self.margin = margin</text:span></text:p>
        <text:p text:style-name="Preformatted_20_Text"><text:span text:style-name="Source_20_Text"><text:s text:c="4"/>def forward(self, embeddings, labels):</text:span></text:p>
        <text:p text:style-name="Preformatted_20_Text"><text:span text:style-name="Source_20_Text"><text:s text:c="8"/>"""</text:span></text:p>
        <text:p text:style-name="Preformatted_20_Text"><text:span text:style-name="Source_20_Text"><text:s text:c="8"/>embeddings: B × D</text:span></text:p>
        <text:p text:style-name="Preformatted_20_Text"><text:span text:style-name="Source_20_Text"><text:s text:c="8"/>labels: B</text:span></text:p>
        <text:p text:style-name="Preformatted_20_Text"><text:span text:style-name="Source_20_Text"><text:s text:c="8"/>"""</text:span></text:p>
        <text:p text:style-name="Preformatted_20_Text"><text:span text:style-name="Source_20_Text"><text:s text:c="8"/># pairwise Euclidean distance</text:span></text:p>
        <text:p text:style-name="Preformatted_20_Text"><text:span text:style-name="Source_20_Text"><text:s text:c="8"/>dist = torch.cdist(embeddings, embeddings, p=2)</text:span></text:p>
        <text:p text:style-name="Preformatted_20_Text"><text:span text:style-name="Source_20_Text"><text:s text:c="8"/>labels = labels.view(-1, 1)</text:span></text:p>
        <text:p text:style-name="Preformatted_20_Text"><text:span text:style-name="Source_20_Text"><text:s text:c="8"/>same = labels.eq(labels.T)</text:span></text:p>
        <text:p text:style-name="Preformatted_20_Text"><text:span text:style-name="Source_20_Text"><text:s text:c="8"/>different = ~same</text:span></text:p>
        <text:p text:style-name="Preformatted_20_Text"><text:span text:style-name="Source_20_Text"><text:s text:c="8"/># remove self-comparison from positives</text:span></text:p>
        <text:p text:style-name="Preformatted_20_Text"><text:span text:style-name="Source_20_Text"><text:s text:c="8"/>eye = torch.eye(labels.size(0), dtype=torch.bool, device=labels.device)</text:span></text:p>
        <text:p text:style-name="Preformatted_20_Text"><text:span text:style-name="Source_20_Text"><text:s text:c="8"/>same = same &amp; ~eye</text:span></text:p>
        <text:p text:style-name="Preformatted_20_Text"><text:span text:style-name="Source_20_Text"><text:s text:c="8"/># hardest positive: max distance among same ID</text:span></text:p>
        <text:p text:style-name="Preformatted_20_Text"><text:span text:style-name="Source_20_Text"><text:s text:c="8"/>hardest_pos = dist.masked_fill(~same, -1e9).max(dim=1)[0]</text:span></text:p>
        <text:p text:style-name="Preformatted_20_Text"><text:span text:style-name="Source_20_Text"><text:s text:c="8"/># hardest negative: min distance among different ID</text:span></text:p>
        <text:p text:style-name="Preformatted_20_Text"><text:span text:style-name="Source_20_Text"><text:s text:c="8"/>hardest_neg = dist.masked_fill(~different, 1e9).min(dim=1)[0]</text:span></text:p>
        <text:p text:style-name="Preformatted_20_Text"><text:span text:style-name="Source_20_Text"><text:s text:c="8"/>loss = F.relu(hardest_pos - hardest_neg + self.margin)</text:span></text:p>
        <text:p text:style-name="Preformatted_20_Text"><text:span text:style-name="Source_20_Text"><text:s text:c="8"/># ignore anchors with no valid positive</text:span></text:p>
        <text:p text:style-name="Preformatted_20_Text"><text:span text:style-name="Source_20_Text"><text:s text:c="8"/>valid = hardest_pos &gt; -1e8</text:span></text:p>
        <text:p text:style-name="P4"><text:span text:style-name="Source_20_Text"><text:s text:c="8"/>return loss[valid].mean()</text:span></text:p>
      </text:section>
      <text:p text:style-name="Horizontal_20_Line"><text:soft-page-break/></text:p>
      <text:h text:style-name="Heading_20_1" text:outline-level="1">10. Augmentation</text:h>
      <text:p text:style-name="Text_20_body">The paper uses these augmentations:</text:p>
      <text:section text:style-name="Sect2" text:name="Section39">
        <text:p text:style-name="P2"><text:bookmark text:name="code-block-viewer Copy 38"/><text:span text:style-name="Source_20_Text">1. Skeleton inverse / left-right swap</text:span></text:p>
        <text:p text:style-name="Preformatted_20_Text"><text:span text:style-name="Source_20_Text">2. Gaussian noise on joints</text:span></text:p>
        <text:p text:style-name="Preformatted_20_Text"><text:span text:style-name="Source_20_Text">3. Same Gaussian noise added to all joints in a sequence</text:span></text:p>
        <text:p text:style-name="P4"><text:span text:style-name="Source_20_Text">4. Random continuous 60-frame crop</text:span></text:p>
      </text:section>
      <text:p text:style-name="Text_20_body">These are directly mentioned in the implementation details. </text:p>
      <text:p text:style-name="Text_20_body">Recommended augmentations:</text:p>
      <text:section text:style-name="Sect2" text:name="Section40">
        <text:p text:style-name="P2"><text:bookmark text:name="code-block-viewer Copy 39"/><text:span text:style-name="Source_20_Text">def augment_skeleton(kpts):</text:span></text:p>
        <text:p text:style-name="Preformatted_20_Text"><text:span text:style-name="Source_20_Text"><text:s text:c="4"/># kpts: T × 17 × 2</text:span></text:p>
        <text:p text:style-name="Preformatted_20_Text"><text:span text:style-name="Source_20_Text"><text:s text:c="4"/># 1. random horizontal flip / left-right swap</text:span></text:p>
        <text:p text:style-name="Preformatted_20_Text"><text:span text:style-name="Source_20_Text"><text:s text:c="4"/>if np.random.rand() &lt; 0.5:</text:span></text:p>
        <text:p text:style-name="Preformatted_20_Text"><text:span text:style-name="Source_20_Text"><text:s text:c="8"/>kpts = flip_lr(kpts)</text:span></text:p>
        <text:p text:style-name="Preformatted_20_Text"><text:span text:style-name="Source_20_Text"><text:s text:c="4"/># 2. small joint-level Gaussian noise</text:span></text:p>
        <text:p text:style-name="Preformatted_20_Text"><text:span text:style-name="Source_20_Text"><text:s text:c="4"/>kpts = kpts + np.random.normal(0, 0.005, size=kpts.shape)</text:span></text:p>
        <text:p text:style-name="Preformatted_20_Text"><text:span text:style-name="Source_20_Text"><text:s text:c="4"/># 3. whole-sequence shift noise</text:span></text:p>
        <text:p text:style-name="Preformatted_20_Text"><text:span text:style-name="Source_20_Text"><text:s text:c="4"/>shift = np.random.normal(0, 0.01, size=(1, 1, 2))</text:span></text:p>
        <text:p text:style-name="Preformatted_20_Text"><text:span text:style-name="Source_20_Text"><text:s text:c="4"/>kpts = kpts + shift</text:span></text:p>
        <text:p text:style-name="P4"><text:span text:style-name="Source_20_Text"><text:s text:c="4"/>return kpts</text:span></text:p>
      </text:section>
      <text:p text:style-name="Text_20_body">Left-right swap pairs:</text:p>
      <text:section text:style-name="Sect2" text:name="Section41">
        <text:p text:style-name="P2"><text:bookmark text:name="code-block-viewer Copy 40"/><text:span text:style-name="Source_20_Text">swap_pairs = [</text:span></text:p>
        <text:p text:style-name="Preformatted_20_Text"><text:span text:style-name="Source_20_Text"><text:s text:c="4"/>(1, 2), <text:s text:c="3"/># eyes</text:span></text:p>
        <text:p text:style-name="Preformatted_20_Text"><text:span text:style-name="Source_20_Text"><text:s text:c="4"/>(3, 4), <text:s text:c="3"/># ears</text:span></text:p>
        <text:p text:style-name="Preformatted_20_Text"><text:span text:style-name="Source_20_Text"><text:s text:c="4"/>(5, 6), <text:s text:c="3"/># shoulders</text:span></text:p>
        <text:p text:style-name="Preformatted_20_Text"><text:span text:style-name="Source_20_Text"><text:s text:c="4"/>(7, 8), <text:s text:c="3"/># elbows</text:span></text:p>
        <text:p text:style-name="Preformatted_20_Text"><text:span text:style-name="Source_20_Text"><text:s text:c="4"/>(9, 10), <text:s text:c="2"/># wrists</text:span></text:p>
        <text:p text:style-name="Preformatted_20_Text"><text:span text:style-name="Source_20_Text"><text:s text:c="4"/>(11, 12), <text:s/># hips</text:span></text:p>
        <text:p text:style-name="Preformatted_20_Text"><text:span text:style-name="Source_20_Text"><text:s text:c="4"/>(13, 14), <text:s/># knees</text:span></text:p>
        <text:p text:style-name="Preformatted_20_Text"><text:span text:style-name="Source_20_Text"><text:s text:c="4"/>(15, 16), <text:s/># ankles</text:span></text:p>
        <text:p text:style-name="P4"><text:span text:style-name="Source_20_Text">]</text:span></text:p>
      </text:section>
      <text:p text:style-name="Horizontal_20_Line"/>
      <text:h text:style-name="Heading_20_1" text:outline-level="1">11. Optimizer and learning rate</text:h>
      <text:p text:style-name="Text_20_body">The paper uses:</text:p>
      <text:section text:style-name="Sect2" text:name="Section42">
        <text:p text:style-name="P2"><text:bookmark text:name="code-block-viewer Copy 41"/><text:span text:style-name="Source_20_Text">Optimizer: Adam</text:span></text:p>
        <text:p text:style-name="Preformatted_20_Text"><text:span text:style-name="Source_20_Text">Weight decay: 2e-5</text:span></text:p>
        <text:p text:style-name="Preformatted_20_Text"><text:span text:style-name="Source_20_Text">LR schedule: three-phase 1-cycle</text:span></text:p>
        <text:p text:style-name="Preformatted_20_Text"><text:span text:style-name="Source_20_Text">Initial LR: 1e-5</text:span></text:p>
        <text:p text:style-name="Preformatted_20_Text"><text:span text:style-name="Source_20_Text">Max LR: 1e-3</text:span></text:p>
        <text:p text:style-name="Preformatted_20_Text"><text:span text:style-name="Source_20_Text">Final LR: 1e-8</text:span></text:p>
        <text:p text:style-name="P4"><text:span text:style-name="Source_20_Text">Training: 10k–30k iterations</text:span></text:p>
      </text:section>
      <text:p text:style-name="Text_20_body">These details are given in the paper’s training section. </text:p>
      <text:p text:style-name="Text_20_body">Start with:</text:p>
      <text:section text:style-name="Sect2" text:name="Section43">
        <text:p text:style-name="P2"><text:bookmark text:name="code-block-viewer Copy 42"/><text:span text:style-name="Source_20_Text">optimizer = torch.optim.Adam(</text:span></text:p>
        <text:p text:style-name="Preformatted_20_Text"><text:soft-page-break/><text:span text:style-name="Source_20_Text"><text:s text:c="4"/>model.parameters(),</text:span></text:p>
        <text:p text:style-name="Preformatted_20_Text"><text:span text:style-name="Source_20_Text"><text:s text:c="4"/>lr=1e-3,</text:span></text:p>
        <text:p text:style-name="Preformatted_20_Text"><text:span text:style-name="Source_20_Text"><text:s text:c="4"/>weight_decay=2e-5</text:span></text:p>
        <text:p text:style-name="Preformatted_20_Text"><text:span text:style-name="Source_20_Text">)</text:span></text:p>
        <text:p text:style-name="Preformatted_20_Text"><text:span text:style-name="Source_20_Text">scheduler = torch.optim.lr_scheduler.OneCycleLR(</text:span></text:p>
        <text:p text:style-name="Preformatted_20_Text"><text:span text:style-name="Source_20_Text"><text:s text:c="4"/>optimizer,</text:span></text:p>
        <text:p text:style-name="Preformatted_20_Text"><text:span text:style-name="Source_20_Text"><text:s text:c="4"/>max_lr=1e-3,</text:span></text:p>
        <text:p text:style-name="Preformatted_20_Text"><text:span text:style-name="Source_20_Text"><text:s text:c="4"/>total_steps=30000,</text:span></text:p>
        <text:p text:style-name="Preformatted_20_Text"><text:span text:style-name="Source_20_Text"><text:s text:c="4"/>pct_start=0.3,</text:span></text:p>
        <text:p text:style-name="Preformatted_20_Text"><text:span text:style-name="Source_20_Text"><text:s text:c="4"/>div_factor=100, <text:s text:c="9"/># initial lr ≈ 1e-5</text:span></text:p>
        <text:p text:style-name="Preformatted_20_Text"><text:span text:style-name="Source_20_Text"><text:s text:c="4"/>final_div_factor=1e5 <text:s text:c="4"/># final lr ≈ 1e-8</text:span></text:p>
        <text:p text:style-name="P4"><text:span text:style-name="Source_20_Text">)</text:span></text:p>
      </text:section>
      <text:p text:style-name="Horizontal_20_Line"/>
      <text:h text:style-name="Heading_20_1" text:outline-level="1">12. Training loop</text:h>
      <text:section text:style-name="Sect2" text:name="Section44">
        <text:p text:style-name="P2"><text:bookmark text:name="code-block-viewer Copy 43"/><text:span text:style-name="Source_20_Text">model = GaitTR().cuda()</text:span></text:p>
        <text:p text:style-name="Preformatted_20_Text"><text:span text:style-name="Source_20_Text">criterion = BatchHardTripletLoss(margin=0.3)</text:span></text:p>
        <text:p text:style-name="Preformatted_20_Text"><text:span text:style-name="Source_20_Text">for step, batch in enumerate(train_loader):</text:span></text:p>
        <text:p text:style-name="Preformatted_20_Text"><text:span text:style-name="Source_20_Text"><text:s text:c="4"/>x, labels = batch</text:span></text:p>
        <text:p text:style-name="Preformatted_20_Text"><text:span text:style-name="Source_20_Text"><text:s text:c="4"/>x = x.float().cuda() <text:s text:c="9"/># B × 10 × 60 × 17</text:span></text:p>
        <text:p text:style-name="Preformatted_20_Text"><text:span text:style-name="Source_20_Text"><text:s text:c="4"/>labels = labels.long().cuda()</text:span></text:p>
        <text:p text:style-name="Preformatted_20_Text"><text:span text:style-name="Source_20_Text"><text:s text:c="4"/>embeddings = model(x)</text:span></text:p>
        <text:p text:style-name="Preformatted_20_Text"><text:span text:style-name="Source_20_Text"><text:s text:c="4"/>loss = criterion(embeddings, labels)</text:span></text:p>
        <text:p text:style-name="Preformatted_20_Text"><text:span text:style-name="Source_20_Text"><text:s text:c="4"/>optimizer.zero_grad()</text:span></text:p>
        <text:p text:style-name="Preformatted_20_Text"><text:span text:style-name="Source_20_Text"><text:s text:c="4"/>loss.backward()</text:span></text:p>
        <text:p text:style-name="Preformatted_20_Text"><text:span text:style-name="Source_20_Text"><text:s text:c="4"/>optimizer.step()</text:span></text:p>
        <text:p text:style-name="Preformatted_20_Text"><text:span text:style-name="Source_20_Text"><text:s text:c="4"/>scheduler.step()</text:span></text:p>
        <text:p text:style-name="Preformatted_20_Text"><text:span text:style-name="Source_20_Text"><text:s text:c="4"/>if step % 100 == 0:</text:span></text:p>
        <text:p text:style-name="P4"><text:span text:style-name="Source_20_Text"><text:s text:c="8"/>print(step, loss.item())</text:span></text:p>
      </text:section>
      <text:p text:style-name="Text_20_body">Before training full-scale, do this tiny sanity test:</text:p>
      <text:section text:style-name="Sect2" text:name="Section45">
        <text:p text:style-name="P2"><text:bookmark text:name="code-block-viewer Copy 44"/><text:span text:style-name="Source_20_Text">Train on only 5–10 persons.</text:span></text:p>
        <text:p text:style-name="Preformatted_20_Text"><text:span text:style-name="Source_20_Text">The model should overfit.</text:span></text:p>
        <text:p text:style-name="P4"><text:span text:style-name="Source_20_Text">If it cannot overfit a tiny subset, something is wrong.</text:span></text:p>
      </text:section>
      <text:p text:style-name="Horizontal_20_Line"/>
      <text:h text:style-name="Heading_20_1" text:outline-level="1">13. Evaluation: gallery/probe protocol</text:h>
      <text:p text:style-name="Text_20_body">Think of gallery and probe like this:</text:p>
      <text:section text:style-name="Sect2" text:name="Section46">
        <text:p text:style-name="P2"><text:bookmark text:name="code-block-viewer Copy 45"/><text:span text:style-name="Source_20_Text">Gallery = known ID card database</text:span></text:p>
        <text:p text:style-name="P4"><text:span text:style-name="Source_20_Text">Probe <text:s text:c="2"/>= unknown walking video to identify</text:span></text:p>
      </text:section>
      <text:p text:style-name="Text_20_body">For CASIA-B-style evaluation:</text:p>
      <text:section text:style-name="Sect2" text:name="Section47">
        <text:p text:style-name="P2"><text:bookmark text:name="code-block-viewer Copy 46"/><text:span text:style-name="Source_20_Text">Gallery:</text:span></text:p>
        <text:p text:style-name="Preformatted_20_Text"><text:span text:style-name="Source_20_Text"><text:s text:c="2"/>NM#1-4</text:span></text:p>
        <text:p text:style-name="Preformatted_20_Text"><text:span text:style-name="Source_20_Text">Probe:</text:span></text:p>
        <text:p text:style-name="Preformatted_20_Text"><text:span text:style-name="Source_20_Text"><text:s text:c="2"/>NM#5-6</text:span></text:p>
        <text:p text:style-name="Preformatted_20_Text"><text:span text:style-name="Source_20_Text"><text:s text:c="2"/>BG#1-2</text:span></text:p>
        <text:p text:style-name="P4"><text:span text:style-name="Source_20_Text"><text:s text:c="2"/>CL#1-2</text:span></text:p>
      </text:section>
      <text:p text:style-name="Text_20_body">For every gallery video:</text:p>
      <text:section text:style-name="Sect2" text:name="Section48">
        <text:p text:style-name="P3"><text:bookmark text:name="code-block-viewer Copy 47"/><text:span text:style-name="Source_20_Text">gallery_embedding = model(video)</text:span></text:p>
      </text:section>
      <text:p text:style-name="Text_20_body"><text:soft-page-break/>For every probe video:</text:p>
      <text:section text:style-name="Sect2" text:name="Section49">
        <text:p text:style-name="P3"><text:bookmark text:name="code-block-viewer Copy 48"/><text:span text:style-name="Source_20_Text">probe_embedding = model(video)</text:span></text:p>
      </text:section>
      <text:p text:style-name="Text_20_body">Then compare:</text:p>
      <text:section text:style-name="Sect2" text:name="Section50">
        <text:p text:style-name="P2"><text:bookmark text:name="code-block-viewer Copy 49"/><text:span text:style-name="Source_20_Text">distance = euclidean(probe_embedding, gallery_embedding)</text:span></text:p>
        <text:p text:style-name="P4"><text:span text:style-name="Source_20_Text">predicted_id = ID of nearest gallery embedding</text:span></text:p>
      </text:section>
      <text:p text:style-name="Text_20_body">Rank-1 accuracy:</text:p>
      <text:section text:style-name="Sect2" text:name="Section51">
        <text:p text:style-name="P3"><text:bookmark text:name="code-block-viewer Copy 50"/><text:span text:style-name="Source_20_Text">correct if nearest gallery ID == probe ID</text:span></text:p>
      </text:section>
      <text:p text:style-name="Text_20_body">The paper reports strong LT results: <text:span text:style-name="Strong_20_Emphasis">96.0%</text:span> on NM#5-6, <text:span text:style-name="Strong_20_Emphasis">91.3%</text:span> on BG#1-2, and <text:span text:style-name="Strong_20_Emphasis">90.0%</text:span> on CL#1-2. It also compares Gait-TR with GaitGraph and shows especially large gains in coat conditions. </text:p>
      <text:p text:style-name="Horizontal_20_Line"/>
      <text:h text:style-name="Heading_20_1" text:outline-level="1">14. Evaluation code sketch</text:h>
      <text:section text:style-name="Sect2" text:name="Section52">
        <text:p text:style-name="P2"><text:bookmark text:name="code-block-viewer Copy 51"/><text:span text:style-name="Source_20_Text">@torch.no_grad()</text:span></text:p>
        <text:p text:style-name="Preformatted_20_Text"><text:span text:style-name="Source_20_Text">def extract_embedding(model, clips):</text:span></text:p>
        <text:p text:style-name="Preformatted_20_Text"><text:span text:style-name="Source_20_Text"><text:s text:c="4"/>"""</text:span></text:p>
        <text:p text:style-name="Preformatted_20_Text"><text:span text:style-name="Source_20_Text"><text:s text:c="4"/>clips: N × 10 × 60 × 17</text:span></text:p>
        <text:p text:style-name="Preformatted_20_Text"><text:span text:style-name="Source_20_Text"><text:s text:c="4"/>returns one averaged embedding</text:span></text:p>
        <text:p text:style-name="Preformatted_20_Text"><text:span text:style-name="Source_20_Text"><text:s text:c="4"/>"""</text:span></text:p>
        <text:p text:style-name="Preformatted_20_Text"><text:span text:style-name="Source_20_Text"><text:s text:c="4"/>model.eval()</text:span></text:p>
        <text:p text:style-name="Preformatted_20_Text"><text:span text:style-name="Source_20_Text"><text:s text:c="4"/>clips = clips.float().cuda()</text:span></text:p>
        <text:p text:style-name="Preformatted_20_Text"><text:span text:style-name="Source_20_Text"><text:s text:c="4"/>embs = model(clips) <text:s text:c="9"/># N × 128</text:span></text:p>
        <text:p text:style-name="Preformatted_20_Text"><text:span text:style-name="Source_20_Text"><text:s text:c="4"/>emb = embs.mean(dim=0)</text:span></text:p>
        <text:p text:style-name="Preformatted_20_Text"><text:span text:style-name="Source_20_Text"><text:s text:c="4"/>emb = F.normalize(emb, p=2, dim=0)</text:span></text:p>
        <text:p text:style-name="Preformatted_20_Text"><text:span text:style-name="Source_20_Text"><text:s text:c="4"/>return emb.cpu()</text:span></text:p>
        <text:p text:style-name="Preformatted_20_Text"><text:span text:style-name="Source_20_Text">def rank1_accuracy(gallery, probes):</text:span></text:p>
        <text:p text:style-name="Preformatted_20_Text"><text:span text:style-name="Source_20_Text"><text:s text:c="4"/>"""</text:span></text:p>
        <text:p text:style-name="Preformatted_20_Text"><text:span text:style-name="Source_20_Text"><text:s text:c="4"/>gallery: list of {"id": person_id, "view": view, "emb": tensor}</text:span></text:p>
        <text:p text:style-name="Preformatted_20_Text"><text:span text:style-name="Source_20_Text"><text:s text:c="4"/>probes: <text:s/>list of {"id": person_id, "view": view, "emb": tensor}</text:span></text:p>
        <text:p text:style-name="Preformatted_20_Text"><text:span text:style-name="Source_20_Text"><text:s text:c="4"/>"""</text:span></text:p>
        <text:p text:style-name="Preformatted_20_Text"><text:span text:style-name="Source_20_Text"><text:s text:c="4"/>correct = 0</text:span></text:p>
        <text:p text:style-name="Preformatted_20_Text"><text:span text:style-name="Source_20_Text"><text:s text:c="4"/>total = 0</text:span></text:p>
        <text:p text:style-name="Preformatted_20_Text"><text:span text:style-name="Source_20_Text"><text:s text:c="4"/>for p in probes:</text:span></text:p>
        <text:p text:style-name="Preformatted_20_Text"><text:span text:style-name="Source_20_Text"><text:s text:c="8"/>distances = []</text:span></text:p>
        <text:p text:style-name="Preformatted_20_Text"><text:span text:style-name="Source_20_Text"><text:s text:c="8"/>for g in gallery:</text:span></text:p>
        <text:p text:style-name="Preformatted_20_Text"><text:span text:style-name="Source_20_Text"><text:s text:c="12"/># optional CASIA-B rule: exclude identical-view comparison</text:span></text:p>
        <text:p text:style-name="Preformatted_20_Text"><text:span text:style-name="Source_20_Text"><text:s text:c="12"/>if p["view"] == g["view"]:</text:span></text:p>
        <text:p text:style-name="Preformatted_20_Text"><text:span text:style-name="Source_20_Text"><text:s text:c="16"/>continue</text:span></text:p>
        <text:p text:style-name="Preformatted_20_Text"><text:span text:style-name="Source_20_Text"><text:s text:c="12"/>d = torch.dist(p["emb"], g["emb"], p=2).item()</text:span></text:p>
        <text:p text:style-name="Preformatted_20_Text"><text:span text:style-name="Source_20_Text"><text:s text:c="12"/>distances.append((d, g["id"]))</text:span></text:p>
        <text:p text:style-name="Preformatted_20_Text"><text:span text:style-name="Source_20_Text"><text:s text:c="8"/>distances.sort(key=lambda x: x[0])</text:span></text:p>
        <text:p text:style-name="Preformatted_20_Text"><text:span text:style-name="Source_20_Text"><text:s text:c="8"/>pred_id = distances[0][1]</text:span></text:p>
        <text:p text:style-name="Preformatted_20_Text"><text:span text:style-name="Source_20_Text"><text:s text:c="8"/>if pred_id == p["id"]:</text:span></text:p>
        <text:p text:style-name="Preformatted_20_Text"><text:span text:style-name="Source_20_Text"><text:s text:c="12"/>correct += 1</text:span></text:p>
        <text:p text:style-name="Preformatted_20_Text"><text:span text:style-name="Source_20_Text"><text:s text:c="8"/>total += 1</text:span></text:p>
        <text:p text:style-name="P4"><text:span text:style-name="Source_20_Text"><text:s text:c="4"/>return correct / total</text:span></text:p>
      </text:section>
      <text:p text:style-name="Horizontal_20_Line"/>
      <text:h text:style-name="Heading_20_1" text:outline-level="1"><text:soft-page-break/>15. Full project structure</text:h>
      <text:p text:style-name="Text_20_body">Use this structure:</text:p>
      <text:section text:style-name="Sect2" text:name="Section53">
        <text:p text:style-name="P2"><text:bookmark text:name="code-block-viewer Copy 52"/><text:span text:style-name="Source_20_Text">gaittr_project/</text:span></text:p>
        <text:p text:style-name="Preformatted_20_Text"><text:span text:style-name="Source_20_Text"><text:s text:c="2"/>configs/</text:span></text:p>
        <text:p text:style-name="Preformatted_20_Text"><text:span text:style-name="Source_20_Text"><text:s text:c="4"/>gaittr_casiab.yaml</text:span></text:p>
        <text:p text:style-name="Preformatted_20_Text"><text:span text:style-name="Source_20_Text"><text:s text:c="2"/>data/</text:span></text:p>
        <text:p text:style-name="Preformatted_20_Text"><text:span text:style-name="Source_20_Text"><text:s text:c="4"/>raw_videos/</text:span></text:p>
        <text:p text:style-name="Preformatted_20_Text"><text:span text:style-name="Source_20_Text"><text:s text:c="4"/>poses/</text:span></text:p>
        <text:p text:style-name="Preformatted_20_Text"><text:span text:style-name="Source_20_Text"><text:s text:c="4"/>splits/</text:span></text:p>
        <text:p text:style-name="Preformatted_20_Text"><text:span text:style-name="Source_20_Text"><text:s text:c="2"/>datasets/</text:span></text:p>
        <text:p text:style-name="Preformatted_20_Text"><text:span text:style-name="Source_20_Text"><text:s text:c="4"/>casiab_dataset.py</text:span></text:p>
        <text:p text:style-name="Preformatted_20_Text"><text:span text:style-name="Source_20_Text"><text:s text:c="4"/>sampler.py</text:span></text:p>
        <text:p text:style-name="Preformatted_20_Text"><text:span text:style-name="Source_20_Text"><text:s text:c="2"/>models/</text:span></text:p>
        <text:p text:style-name="Preformatted_20_Text"><text:span text:style-name="Source_20_Text"><text:s text:c="4"/>gaittr.py</text:span></text:p>
        <text:p text:style-name="Preformatted_20_Text"><text:span text:style-name="Source_20_Text"><text:s text:c="4"/>tcn.py</text:span></text:p>
        <text:p text:style-name="Preformatted_20_Text"><text:span text:style-name="Source_20_Text"><text:s text:c="4"/>spatial_transformer.py</text:span></text:p>
        <text:p text:style-name="Preformatted_20_Text"><text:span text:style-name="Source_20_Text"><text:s text:c="2"/>losses/</text:span></text:p>
        <text:p text:style-name="Preformatted_20_Text"><text:span text:style-name="Source_20_Text"><text:s text:c="4"/>triplet.py</text:span></text:p>
        <text:p text:style-name="Preformatted_20_Text"><text:span text:style-name="Source_20_Text"><text:s text:c="2"/>tools/</text:span></text:p>
        <text:p text:style-name="Preformatted_20_Text"><text:span text:style-name="Source_20_Text"><text:s text:c="4"/>extract_pose.py</text:span></text:p>
        <text:p text:style-name="Preformatted_20_Text"><text:span text:style-name="Source_20_Text"><text:s text:c="4"/>preprocess_pose.py</text:span></text:p>
        <text:p text:style-name="Preformatted_20_Text"><text:span text:style-name="Source_20_Text"><text:s text:c="4"/>train.py</text:span></text:p>
        <text:p text:style-name="Preformatted_20_Text"><text:span text:style-name="Source_20_Text"><text:s text:c="4"/>evaluate.py</text:span></text:p>
        <text:p text:style-name="Preformatted_20_Text"><text:span text:style-name="Source_20_Text"><text:s text:c="4"/>visualize_skeleton.py</text:span></text:p>
        <text:p text:style-name="Preformatted_20_Text"><text:span text:style-name="Source_20_Text"><text:s text:c="2"/>checkpoints/</text:span></text:p>
        <text:p text:style-name="P4"><text:span text:style-name="Source_20_Text"><text:s text:c="2"/>logs/</text:span></text:p>
      </text:section>
      <text:p text:style-name="Text_20_body">Example config:</text:p>
      <text:section text:style-name="Sect2" text:name="Section54">
        <text:p text:style-name="P2"><text:bookmark text:name="code-block-viewer Copy 53"/><text:span text:style-name="Source_20_Text">data:</text:span></text:p>
        <text:p text:style-name="Preformatted_20_Text"><text:span text:style-name="Source_20_Text"><text:s text:c="2"/>root: data/poses</text:span></text:p>
        <text:p text:style-name="Preformatted_20_Text"><text:span text:style-name="Source_20_Text"><text:s text:c="2"/>num_joints: 17</text:span></text:p>
        <text:p text:style-name="Preformatted_20_Text"><text:span text:style-name="Source_20_Text"><text:s text:c="2"/>sequence_len: 60</text:span></text:p>
        <text:p text:style-name="Preformatted_20_Text"><text:span text:style-name="Source_20_Text"><text:s text:c="2"/>input_channels: 10</text:span></text:p>
        <text:p text:style-name="Preformatted_20_Text"><text:span text:style-name="Source_20_Text">model:</text:span></text:p>
        <text:p text:style-name="Preformatted_20_Text"><text:span text:style-name="Source_20_Text"><text:s text:c="2"/>channels: [64, 64, 128, 256]</text:span></text:p>
        <text:p text:style-name="Preformatted_20_Text"><text:span text:style-name="Source_20_Text"><text:s text:c="2"/>embedding_dim: 128</text:span></text:p>
        <text:p text:style-name="Preformatted_20_Text"><text:span text:style-name="Source_20_Text"><text:s text:c="2"/>num_heads: 8</text:span></text:p>
        <text:p text:style-name="Preformatted_20_Text"><text:span text:style-name="Source_20_Text"><text:s text:c="2"/>temporal_kernel_size: 9</text:span></text:p>
        <text:p text:style-name="Preformatted_20_Text"><text:span text:style-name="Source_20_Text"><text:s text:c="2"/>dropout: 0.1</text:span></text:p>
        <text:p text:style-name="Preformatted_20_Text"><text:span text:style-name="Source_20_Text">train:</text:span></text:p>
        <text:p text:style-name="Preformatted_20_Text"><text:span text:style-name="Source_20_Text"><text:s text:c="2"/>persons_per_batch: 8</text:span></text:p>
        <text:p text:style-name="Preformatted_20_Text"><text:span text:style-name="Source_20_Text"><text:s text:c="2"/>samples_per_person: 4</text:span></text:p>
        <text:p text:style-name="Preformatted_20_Text"><text:span text:style-name="Source_20_Text"><text:s text:c="2"/>max_steps: 30000</text:span></text:p>
        <text:p text:style-name="Preformatted_20_Text"><text:span text:style-name="Source_20_Text"><text:s text:c="2"/>optimizer: adam</text:span></text:p>
        <text:p text:style-name="Preformatted_20_Text"><text:span text:style-name="Source_20_Text"><text:s text:c="2"/>weight_decay: 0.00002</text:span></text:p>
        <text:p text:style-name="Preformatted_20_Text"><text:span text:style-name="Source_20_Text"><text:s text:c="2"/>max_lr: 0.001</text:span></text:p>
        <text:p text:style-name="Preformatted_20_Text"><text:span text:style-name="Source_20_Text"><text:s text:c="2"/>margin: 0.3</text:span></text:p>
        <text:p text:style-name="Preformatted_20_Text"><text:span text:style-name="Source_20_Text">eval:</text:span></text:p>
        <text:p text:style-name="Preformatted_20_Text"><text:span text:style-name="Source_20_Text"><text:s text:c="2"/>gallery: ["nm-01", "nm-02", "nm-03", "nm-04"]</text:span></text:p>
        <text:p text:style-name="Preformatted_20_Text"><text:span text:style-name="Source_20_Text"><text:s text:c="2"/>probe_nm: ["nm-05", "nm-06"]</text:span></text:p>
        <text:p text:style-name="Preformatted_20_Text"><text:span text:style-name="Source_20_Text"><text:s text:c="2"/>probe_bg: ["bg-01", "bg-02"]</text:span></text:p>
        <text:p text:style-name="P4"><text:span text:style-name="Source_20_Text"><text:s text:c="2"/>probe_cl: ["cl-01", "cl-02"]</text:span></text:p>
      </text:section>
      <text:p text:style-name="Horizontal_20_Line"/>
      <text:h text:style-name="Heading_20_1" text:outline-level="1"><text:soft-page-break/>16. Common mistakes that will destroy accuracy</text:h>
      <text:h text:style-name="Heading_20_2" text:outline-level="2">Mistake 1: Training/test identity leakage</text:h>
      <text:p text:style-name="Text_20_body">Wrong:</text:p>
      <text:section text:style-name="Sect2" text:name="Section55">
        <text:p text:style-name="P3"><text:bookmark text:name="code-block-viewer Copy 54"/><text:span text:style-name="Source_20_Text">person 001 appears in train and test</text:span></text:p>
      </text:section>
      <text:p text:style-name="Text_20_body">Correct:</text:p>
      <text:section text:style-name="Sect2" text:name="Section56">
        <text:p text:style-name="P3"><text:bookmark text:name="code-block-viewer Copy 55"/><text:span text:style-name="Source_20_Text">train persons and test persons are completely separate</text:span></text:p>
      </text:section>
      <text:h text:style-name="Heading_20_2" text:outline-level="2">Mistake 2: Only one video per person</text:h>
      <text:p text:style-name="Text_20_body">Triplet loss needs positives:</text:p>
      <text:section text:style-name="Sect2" text:name="Section57">
        <text:p text:style-name="P3"><text:bookmark text:name="code-block-viewer Copy 56"/><text:span text:style-name="Source_20_Text">anchor and positive must be same person but different clips/sequences</text:span></text:p>
      </text:section>
      <text:p text:style-name="Text_20_body">If you only have one short video per person, you can crop multiple 60-frame clips from it, but this is weaker than having multiple real walking sequences.</text:p>
      <text:h text:style-name="Heading_20_2" text:outline-level="2">Mistake 3: Bad pose estimation</text:h>
      <text:p text:style-name="Text_20_body">Gait-TR depends heavily on skeleton quality. The paper itself notes that better skeleton sequences from better pose estimators are beneficial. </text:p>
      <text:p text:style-name="Text_20_body">Check pose visually before training.</text:p>
      <text:h text:style-name="Heading_20_2" text:outline-level="2">Mistake 4: Wrong tensor shape</text:h>
      <text:p text:style-name="Text_20_body">Model expects:</text:p>
      <text:section text:style-name="Sect2" text:name="Section58">
        <text:p text:style-name="P3"><text:bookmark text:name="code-block-viewer Copy 57"/><text:span text:style-name="Source_20_Text">B × C × T × V</text:span></text:p>
      </text:section>
      <text:p text:style-name="Text_20_body">For Gait-TR:</text:p>
      <text:section text:style-name="Sect2" text:name="Section59">
        <text:p text:style-name="P3"><text:bookmark text:name="code-block-viewer Copy 58"/><text:span text:style-name="Source_20_Text">B × 10 × 60 × 17</text:span></text:p>
      </text:section>
      <text:p text:style-name="Text_20_body">Not:</text:p>
      <text:section text:style-name="Sect2" text:name="Section60">
        <text:p text:style-name="P3"><text:bookmark text:name="code-block-viewer Copy 59"/><text:span text:style-name="Source_20_Text">B × 60 × 17 × 10</text:span></text:p>
      </text:section>
      <text:h text:style-name="Heading_20_2" text:outline-level="2">Mistake 5: Not excluding identical-view cases</text:h>
      <text:p text:style-name="Text_20_body">The paper reports cross-view accuracy with identical-view cases excluded. If you include identical-view comparisons, your numbers may look artificially better.</text:p>
      <text:p text:style-name="Horizontal_20_Line"/>
      <text:h text:style-name="Heading_20_1" text:outline-level="1"><text:soft-page-break/>17. Recommended implementation order</text:h>
      <text:p text:style-name="Text_20_body">Do not start with the full model immediately. Build it in this order:</text:p>
      <text:section text:style-name="Sect2" text:name="Section61">
        <text:p text:style-name="P2"><text:bookmark text:name="code-block-viewer Copy 60"/><text:span text:style-name="Source_20_Text">Step 1: Organize videos and labels.</text:span></text:p>
        <text:p text:style-name="Preformatted_20_Text"><text:span text:style-name="Source_20_Text">Step 2: Extract skeletons from all videos.</text:span></text:p>
        <text:p text:style-name="Preformatted_20_Text"><text:span text:style-name="Source_20_Text">Step 3: Visualize skeletons over video frames.</text:span></text:p>
        <text:p text:style-name="Preformatted_20_Text"><text:span text:style-name="Source_20_Text">Step 4: Build 10-channel features.</text:span></text:p>
        <text:p text:style-name="Preformatted_20_Text"><text:span text:style-name="Source_20_Text">Step 5: Make Dataset class returning B × 10 × 60 × 17.</text:span></text:p>
        <text:p text:style-name="Preformatted_20_Text"><text:span text:style-name="Source_20_Text">Step 6: Implement Gait-TR.</text:span></text:p>
        <text:p text:style-name="Preformatted_20_Text"><text:span text:style-name="Source_20_Text">Step 7: Overfit 5–10 persons.</text:span></text:p>
        <text:p text:style-name="Preformatted_20_Text"><text:span text:style-name="Source_20_Text">Step 8: Train on full train split.</text:span></text:p>
        <text:p text:style-name="Preformatted_20_Text"><text:span text:style-name="Source_20_Text">Step 9: Evaluate gallery/probe Rank-1 accuracy.</text:span></text:p>
        <text:p text:style-name="P4"><text:span text:style-name="Source_20_Text">Step 10: Tune pose cleaning, augmentation, LR, and batch sampler.</text:span></text:p>
      </text:section>
      <text:p text:style-name="Text_20_body">This order prevents you from wasting weeks debugging the model when the real issue is pose extraction or data leakage.</text:p>
      <text:p text:style-name="Horizontal_20_Line"/>
      <text:h text:style-name="Heading_20_1" text:outline-level="1">18. What result should you expect?</text:h>
      <text:p text:style-name="Text_20_body">If your data is true CASIA-B, your pose estimator is strong, and your implementation is correct, you should aim roughly toward the paper’s LT-level numbers:</text:p>
      <text:section text:style-name="Sect2" text:name="Section62">
        <text:p text:style-name="P2"><text:bookmark text:name="code-block-viewer Copy 61"/><text:span text:style-name="Source_20_Text">NM#5-6: around 96%</text:span></text:p>
        <text:p text:style-name="Preformatted_20_Text"><text:span text:style-name="Source_20_Text">BG#1-2: around 91%</text:span></text:p>
        <text:p text:style-name="P4"><text:span text:style-name="Source_20_Text">CL#1-2: around 90%</text:span></text:p>
      </text:section>
      <text:p text:style-name="Text_20_body">But do not panic if your first result is much lower. The biggest causes are usually:</text:p>
      <text:section text:style-name="Sect2" text:name="Section63">
        <text:p text:style-name="P2"><text:bookmark text:name="code-block-viewer Copy 62"/><text:span text:style-name="Source_20_Text">1. pose detector mismatch</text:span></text:p>
        <text:p text:style-name="Preformatted_20_Text"><text:span text:style-name="Source_20_Text">2. skeleton normalization mismatch</text:span></text:p>
        <text:p text:style-name="Preformatted_20_Text"><text:span text:style-name="Source_20_Text">3. wrong gallery/probe split</text:span></text:p>
        <text:p text:style-name="Preformatted_20_Text"><text:span text:style-name="Source_20_Text">4. weak batch sampling for triplet loss</text:span></text:p>
        <text:p text:style-name="Preformatted_20_Text"><text:span text:style-name="Source_20_Text">5. not enough clean clips per person</text:span></text:p>
        <text:p text:style-name="P4"><text:span text:style-name="Source_20_Text">6. tensor shape bugs</text:span></text:p>
      </text:section>
      <text:p text:style-name="Text_20_body">The smaller version, <text:span text:style-name="Strong_20_Emphasis">Gait-TR-s</text:span>, removes the final TCN+ST block. The paper says it has fewer parameters and FLOPs, but about 4–5% lower accuracy. </text:p>
      <text:p text:style-name="Horizontal_20_Line"/>
      <text:h text:style-name="Heading_20_1" text:outline-level="1">19. Final mental model</text:h>
      <text:p text:style-name="Text_20_body">Remember the whole system like this:</text:p>
      <text:section text:style-name="Sect2" text:name="Section64">
        <text:p text:style-name="P2"><text:bookmark text:name="code-block-viewer Copy 63"/><text:span text:style-name="Source_20_Text">Pose estimator = converts video into body stick figure</text:span></text:p>
        <text:p text:style-name="Preformatted_20_Text"><text:span text:style-name="Source_20_Text">Feature builder = describes joints, bones, and motion</text:span></text:p>
        <text:p text:style-name="Preformatted_20_Text"><text:span text:style-name="Source_20_Text">TCN = studies movement over time</text:span></text:p>
        <text:p text:style-name="Preformatted_20_Text"><text:span text:style-name="Source_20_Text">Spatial Transformer = studies relationships between joints</text:span></text:p>
        <text:p text:style-name="Preformatted_20_Text"><text:span text:style-name="Source_20_Text">Triplet loss = pulls same-person walks together and pushes different-person walks apart</text:span></text:p>
        <text:p text:style-name="P4"><text:span text:style-name="Source_20_Text">Gallery/probe = final recognition test</text:span></text:p>
      </text:section>
      <text:p text:style-name="Text_20_body">So your main implementation target is:</text:p>
      <text:section text:style-name="Sect2" text:name="Section65">
        <text:p text:style-name="P3"><text:bookmark text:name="code-block-viewer Copy 64"/><text:soft-page-break/><text:span text:style-name="Source_20_Text">video → clean skeleton → 10×60×17 tensor → Gait-TR → 128-D embedding → nearest-neighbor matching</text:span></text:p>
      </text:section>
      <text:p text:style-name="Text_20_body">Start by building the preprocessing and visualization pipeline first. In skeleton-based gait recognition, <text:span text:style-name="Strong_20_Emphasis">bad skeletons almost always mean bad recognition</text:span>, even if the model code is perfect.</text:p>
      <text:p text:style-name="Text_20_body">হ্যাঁ, এই জায়গাটাই beginner হিসেবে সবচেয়ে confused লাগতে পারে। GaitTR-এর input feature বানানো মানে হলো:</text:p>
      <text:p text:style-name="Text_20_body"><text:span text:style-name="Strong_20_Emphasis">একটা video থেকে pose estimator দিয়ে skeleton বের করা → তারপর সেই skeleton থেকে কয়েক রকম “description” বানানো → সবগুলো একসাথে concatenate করা।</text:span></text:p>
      <text:p text:style-name="Text_20_body">Paper অনুযায়ী, তারা raw video থেকে 17টা body joint-এর coordinate বের করে, তারপর joint, bone, velocity—এই ধরনের multiple input feature বানিয়ে Gait-TR-এ দেয়। Input shape হিসেবে তারা ব্যবহার করেছে <text:span text:style-name="Strong_20_Emphasis">10 × 60 × 17</text:span>, মানে 10 feature channel, 60 frame, 17 joint। </text:p>
      <text:p text:style-name="Horizontal_20_Line"/>
      <text:h text:style-name="Heading_20_2" text:outline-level="2">1. প্রথমে raw skeleton data দেখতে কেমন?</text:h>
      <text:p text:style-name="Text_20_body">ধরি pose estimator থেকে এক ভিডিওর জন্য skeleton পেলেন:</text:p>
      <text:section text:style-name="Sect2" text:name="Section66">
        <text:p text:style-name="P3"><text:bookmark text:name="code-block-viewer Copy 65"/><text:span text:style-name="Source_20_Text">X.shape = (T, V, 2)</text:span></text:p>
      </text:section>
      <text:p text:style-name="Text_20_body">মানে:</text:p>
      <text:section text:style-name="Sect2" text:name="Section67">
        <text:p text:style-name="P2"><text:bookmark text:name="code-block-viewer Copy 66"/><text:span text:style-name="Source_20_Text">T = frame সংখ্যা, যেমন 60</text:span></text:p>
        <text:p text:style-name="Preformatted_20_Text"><text:span text:style-name="Source_20_Text">V = joint সংখ্যা, CASIA-B/GaitTR-এ 17</text:span></text:p>
        <text:p text:style-name="P4"><text:span text:style-name="Source_20_Text">2 = x, y coordinate</text:span></text:p>
      </text:section>
      <text:p text:style-name="Text_20_body">তাহলে:</text:p>
      <text:section text:style-name="Sect2" text:name="Section68">
        <text:p text:style-name="P2"><text:bookmark text:name="code-block-viewer Copy 67"/><text:span text:style-name="Source_20_Text">X[t, i] = t নম্বর frame-এ i নম্বর joint-এর coordinate</text:span></text:p>
        <text:p text:style-name="P4"><text:span text:style-name="Source_20_Text">X[t, i] = [x, y]</text:span></text:p>
      </text:section>
      <text:p text:style-name="Text_20_body">ধরি 10 নম্বর joint হলো right wrist.</text:p>
      <text:section text:style-name="Sect2" text:name="Section69">
        <text:p text:style-name="P2"><text:bookmark text:name="code-block-viewer Copy 68"/><text:span text:style-name="Source_20_Text">Frame 0: right wrist = (0.40, 0.50)</text:span></text:p>
        <text:p text:style-name="Preformatted_20_Text"><text:span text:style-name="Source_20_Text">Frame 1: right wrist = (0.42, 0.51)</text:span></text:p>
        <text:p text:style-name="P4"><text:span text:style-name="Source_20_Text">Frame 2: right wrist = (0.45, 0.53)</text:span></text:p>
      </text:section>
      <text:p text:style-name="Text_20_body">এই coordinateগুলো সাধারণত normalize করা ভালো:</text:p>
      <text:section text:style-name="Sect2" text:name="Section70">
        <text:p text:style-name="P2"><text:bookmark text:name="code-block-viewer Copy 69"/><text:span text:style-name="Source_20_Text">x = x / image_width</text:span></text:p>
        <text:p text:style-name="P4"><text:span text:style-name="Source_20_Text">y = y / image_height</text:span></text:p>
      </text:section>
      <text:p text:style-name="Text_20_body">তাহলে coordinate 0 থেকে 1-এর মধ্যে থাকে।</text:p>
      <text:p text:style-name="Horizontal_20_Line"/>
      <text:h text:style-name="Heading_20_1" text:outline-level="1"><text:soft-page-break/>2. GaitTR input feature-এর big picture</text:h>
      <text:p text:style-name="Text_20_body">GaitTR শুধু joint position দেয় না। সে একই skeleton-কে কয়েকভাবে describe করে।</text:p>
      <text:p text:style-name="Text_20_body">একই মানুষকে দেখার ৫টা ang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কী বোঝায়</text:p>
            </table:table-cell>
            <table:table-cell table:style-name="Table2.A1" office:value-type="string">
              <text:p text:style-name="Table_20_Heading">Channel</text:p>
            </table:table-cell>
          </table:table-row>
        </table:table-header-rows>
        <table:table-row>
          <table:table-cell table:style-name="Table2.A1" office:value-type="string">
            <text:p text:style-name="Table_20_Contents">Joint coordinate</text:p>
          </table:table-cell>
          <table:table-cell table:style-name="Table2.A1" office:value-type="string">
            <text:p text:style-name="Table_20_Contents">joint কোথায় আছে</text:p>
          </table:table-cell>
          <table:table-cell table:style-name="Table2.A1" office:value-type="string">
            <text:p text:style-name="Table_20_Contents">2</text:p>
          </table:table-cell>
        </table:table-row>
        <table:table-row>
          <table:table-cell table:style-name="Table2.A1" office:value-type="string">
            <text:p text:style-name="Table_20_Contents">Nose-relative joint</text:p>
          </table:table-cell>
          <table:table-cell table:style-name="Table2.A1" office:value-type="string">
            <text:p text:style-name="Table_20_Contents">nose থেকে joint কত দূরে</text:p>
          </table:table-cell>
          <table:table-cell table:style-name="Table2.A1" office:value-type="string">
            <text:p text:style-name="Table_20_Contents">2</text:p>
          </table:table-cell>
        </table:table-row>
        <table:table-row>
          <table:table-cell table:style-name="Table2.A1" office:value-type="string">
            <text:p text:style-name="Table_20_Contents">1st-order velocity</text:p>
          </table:table-cell>
          <table:table-cell table:style-name="Table2.A1" office:value-type="string">
            <text:p text:style-name="Table_20_Contents">পরের frame-এ joint কত সরল</text:p>
          </table:table-cell>
          <table:table-cell table:style-name="Table2.A1" office:value-type="string">
            <text:p text:style-name="Table_20_Contents">2</text:p>
          </table:table-cell>
        </table:table-row>
        <table:table-row>
          <table:table-cell table:style-name="Table2.A1" office:value-type="string">
            <text:p text:style-name="Table_20_Contents">2nd-order velocity</text:p>
          </table:table-cell>
          <table:table-cell table:style-name="Table2.A1" office:value-type="string">
            <text:p text:style-name="Table_20_Contents">দুই frame পরে joint কত সরল</text:p>
          </table:table-cell>
          <table:table-cell table:style-name="Table2.A1" office:value-type="string">
            <text:p text:style-name="Table_20_Contents">2</text:p>
          </table:table-cell>
        </table:table-row>
        <table:table-row>
          <table:table-cell table:style-name="Table2.A1" office:value-type="string">
            <text:p text:style-name="Table_20_Contents">Bone vector</text:p>
          </table:table-cell>
          <table:table-cell table:style-name="Table2.A1" office:value-type="string">
            <text:p text:style-name="Table_20_Contents">parent joint থেকে child joint-এর relation</text:p>
          </table:table-cell>
          <table:table-cell table:style-name="Table2.A1" office:value-type="string">
            <text:p text:style-name="Table_20_Contents">2</text:p>
          </table:table-cell>
        </table:table-row>
        <table:table-row>
          <table:table-cell table:style-name="Table2.A1" office:value-type="string">
            <text:p text:style-name="Table_20_Contents"><text:span text:style-name="Strong_20_Emphasis">Total</text:span></text:p>
          </table:table-cell>
          <table:table-cell table:style-name="Table2.A1" office:value-type="string">
            <text:p text:style-name="P6"/>
          </table:table-cell>
          <table:table-cell table:style-name="Table2.A1" office:value-type="string">
            <text:p text:style-name="Table_20_Contents"><text:span text:style-name="Strong_20_Emphasis">10</text:span></text:p>
          </table:table-cell>
        </table:table-row>
      </table:table>
      <text:p text:style-name="Text_20_body">তাই final input:</text:p>
      <text:section text:style-name="Sect2" text:name="Section71">
        <text:p text:style-name="P3"><text:bookmark text:name="code-block-viewer Copy 70"/><text:span text:style-name="Source_20_Text">2 + 2 + 2 + 2 + 2 = 10 channels</text:span></text:p>
      </text:section>
      <text:p text:style-name="Text_20_body">Final shape:</text:p>
      <text:section text:style-name="Sect2" text:name="Section72">
        <text:p text:style-name="P3"><text:bookmark text:name="code-block-viewer Copy 71"/><text:span text:style-name="Source_20_Text">feature.shape = (10, 60, 17)</text:span></text:p>
      </text:section>
      <text:p text:style-name="Horizontal_20_Line"/>
      <text:h text:style-name="Heading_20_1" text:outline-level="1">3. Velocity feature আসলে কী?</text:h>
      <text:p text:style-name="Text_20_body">Velocity মানে এখানে physics-এর perfect velocity না। এখানে সহজভাবে:</text:p>
      <text:p text:style-name="Quotations"><text:span text:style-name="Strong_20_Emphasis">এক frame থেকে পরের frame-এ joint কতটা move করলো।</text:span></text:p>
      <text:p text:style-name="Text_20_body">মানে, হাঁটার সময় পা, হাঁটু, হাত—এগুলো কীভাবে নড়ছে, সেটা capture করা।</text:p>
      <text:p text:style-name="Text_20_body">Raw joint coordinate বলে:</text:p>
      <text:section text:style-name="Sect2" text:name="Section73">
        <text:p text:style-name="P3"><text:bookmark text:name="code-block-viewer Copy 72"/><text:span text:style-name="Source_20_Text">joint কোথায় আছে?</text:span></text:p>
      </text:section>
      <text:p text:style-name="Text_20_body">Velocity বলে:</text:p>
      <text:section text:style-name="Sect2" text:name="Section74">
        <text:p text:style-name="P3"><text:bookmark text:name="code-block-viewer Copy 73"/><text:span text:style-name="Source_20_Text">joint কীভাবে নড়ছে?</text:span></text:p>
      </text:section>
      <text:p text:style-name="Text_20_body">গাইট recognition-এ “কীভাবে নড়ছে” খুব গুরুত্বপূর্ণ, কারণ মানুষের walking style mainly motion pattern.</text:p>
      <text:p text:style-name="Horizontal_20_Line"/>
      <text:h text:style-name="Heading_20_1" text:outline-level="1">4. First-order velocity কীভাবে calculate করে?</text:h>
      <text:p text:style-name="Text_20_body">Paper-এ first-order frame difference ব্যবহার করেছে:</text:p>
      <text:section text:style-name="Sect2" text:name="Section75">
        <text:p text:style-name="P3"><text:bookmark text:name="code-block-viewer Copy 74"/><text:span text:style-name="Source_20_Text">X[:, t+1, :] - X[:, t, :]</text:span></text:p>
      </text:section>
      <text:p text:style-name="Text_20_body"><text:soft-page-break/>সহজভাবে, কোনো joint-এর জন্য:</text:p>
      <text:section text:style-name="Sect2" text:name="Section76">
        <text:p text:style-name="P3"><text:bookmark text:name="code-block-viewer Copy 75"/><text:span text:style-name="Source_20_Text">velocity_1[t, joint] = X[t+1, joint] - X[t, joint]</text:span></text:p>
      </text:section>
      <text:p text:style-name="Text_20_body">যেহেতু প্রতিটা joint-এর coordinate <text:span text:style-name="Source_20_Text">(x, y)</text:span>, তাই velocity-ও <text:span text:style-name="Source_20_Text">(dx, dy)</text:span> হবে।</text:p>
      <text:p text:style-name="Horizontal_20_Line"/>
      <text:h text:style-name="Heading_20_2" text:outline-level="2">ছোট example</text:h>
      <text:p text:style-name="Text_20_body">ধরি right ankle-এর coordinate:</text:p>
      <text:section text:style-name="Sect2" text:name="Section77">
        <text:p text:style-name="P2"><text:bookmark text:name="code-block-viewer Copy 76"/><text:span text:style-name="Source_20_Text">Frame 0: (0.30, 0.80)</text:span></text:p>
        <text:p text:style-name="Preformatted_20_Text"><text:span text:style-name="Source_20_Text">Frame 1: (0.33, 0.78)</text:span></text:p>
        <text:p text:style-name="P4"><text:span text:style-name="Source_20_Text">Frame 2: (0.37, 0.76)</text:span></text:p>
      </text:section>
      <text:p text:style-name="Text_20_body">তাহলে first-order velocity:</text:p>
      <text:section text:style-name="Sect2" text:name="Section78">
        <text:p text:style-name="P2"><text:bookmark text:name="code-block-viewer Copy 77"/><text:span text:style-name="Source_20_Text">v1[0] = Frame 1 - Frame 0</text:span></text:p>
        <text:p text:style-name="Preformatted_20_Text"><text:span text:style-name="Source_20_Text"><text:s text:c="6"/>= (0.33, 0.78) - (0.30, 0.80)</text:span></text:p>
        <text:p text:style-name="Preformatted_20_Text"><text:span text:style-name="Source_20_Text"><text:s text:c="6"/>= (0.03, -0.02)</text:span></text:p>
        <text:p text:style-name="Preformatted_20_Text"><text:span text:style-name="Source_20_Text">v1[1] = Frame 2 - Frame 1</text:span></text:p>
        <text:p text:style-name="Preformatted_20_Text"><text:span text:style-name="Source_20_Text"><text:s text:c="6"/>= (0.37, 0.76) - (0.33, 0.78)</text:span></text:p>
        <text:p text:style-name="P4"><text:span text:style-name="Source_20_Text"><text:s text:c="6"/>= (0.04, -0.02)</text:span></text:p>
      </text:section>
      <text:p text:style-name="Text_20_body">মানে:</text:p>
      <text:section text:style-name="Sect2" text:name="Section79">
        <text:p text:style-name="P2"><text:bookmark text:name="code-block-viewer Copy 78"/><text:span text:style-name="Source_20_Text">Frame 0 থেকে Frame 1:</text:span></text:p>
        <text:p text:style-name="Preformatted_20_Text"><text:span text:style-name="Source_20_Text">x দিকে 0.03 move করেছে</text:span></text:p>
        <text:p text:style-name="P4"><text:span text:style-name="Source_20_Text">y দিকে -0.02 move করেছে</text:span></text:p>
      </text:section>
      <text:p text:style-name="Text_20_body">Image coordinate system-এ y negative মানে অনেক সময় উপরের দিকে move করা বোঝাতে পারে, কারণ image-এর y-axis উপর থেকে নিচে বাড়ে।</text:p>
      <text:p text:style-name="Horizontal_20_Line"/>
      <text:h text:style-name="Heading_20_1" text:outline-level="1">5. Second-order velocity কীভাবে calculate করে?</text:h>
      <text:p text:style-name="Text_20_body">Paper-এ second-order frame difference হিসেবে ব্যবহার করেছে:</text:p>
      <text:section text:style-name="Sect2" text:name="Section80">
        <text:p text:style-name="P3"><text:bookmark text:name="code-block-viewer Copy 79"/><text:span text:style-name="Source_20_Text">velocity_2[t, joint] = X[t+2, joint] - X[t, joint]</text:span></text:p>
      </text:section>
      <text:p text:style-name="Text_20_body">অর্থাৎ এক frame পর না দেখে <text:span text:style-name="Strong_20_Emphasis">দুই frame পরে joint কোথায় গেল</text:span> সেটা দেখে।</text:p>
      <text:p text:style-name="Text_20_body">Example:</text:p>
      <text:section text:style-name="Sect2" text:name="Section81">
        <text:p text:style-name="P2"><text:bookmark text:name="code-block-viewer Copy 80"/><text:span text:style-name="Source_20_Text">Frame 0: (0.30, 0.80)</text:span></text:p>
        <text:p text:style-name="Preformatted_20_Text"><text:span text:style-name="Source_20_Text">Frame 1: (0.33, 0.78)</text:span></text:p>
        <text:p text:style-name="P4"><text:span text:style-name="Source_20_Text">Frame 2: (0.37, 0.76)</text:span></text:p>
      </text:section>
      <text:p text:style-name="Text_20_body">Second-order velocity:</text:p>
      <text:section text:style-name="Sect2" text:name="Section82">
        <text:p text:style-name="P2"><text:bookmark text:name="code-block-viewer Copy 81"/><text:span text:style-name="Source_20_Text">v2[0] = Frame 2 - Frame 0</text:span></text:p>
        <text:p text:style-name="Preformatted_20_Text"><text:soft-page-break/><text:span text:style-name="Source_20_Text"><text:s text:c="6"/>= (0.37, 0.76) - (0.30, 0.80)</text:span></text:p>
        <text:p text:style-name="P4"><text:span text:style-name="Source_20_Text"><text:s text:c="6"/>= (0.07, -0.04)</text:span></text:p>
      </text:section>
      <text:p text:style-name="Text_20_body">এটা বলে:</text:p>
      <text:section text:style-name="Sect2" text:name="Section83">
        <text:p text:style-name="P3"><text:bookmark text:name="code-block-viewer Copy 82"/><text:span text:style-name="Source_20_Text">দুই frame-এর মধ্যে joint মোট কত দূর move করলো।</text:span></text:p>
      </text:section>
      <text:p text:style-name="Text_20_body">খেয়াল রাখবেন: এটা physics-এর acceleration না।</text:p>
      <text:p text:style-name="Text_20_body">Physics acceleration হলে সাধারণত:</text:p>
      <text:section text:style-name="Sect2" text:name="Section84">
        <text:p text:style-name="P3"><text:bookmark text:name="code-block-viewer Copy 83"/><text:span text:style-name="Source_20_Text">X[t+2] - 2X[t+1] + X[t]</text:span></text:p>
      </text:section>
      <text:p text:style-name="Text_20_body">কিন্তু GaitTR paper-এ যেটা বলা হয়েছে, সেটা হলো:</text:p>
      <text:section text:style-name="Sect2" text:name="Section85">
        <text:p text:style-name="P3"><text:bookmark text:name="code-block-viewer Copy 84"/><text:span text:style-name="Source_20_Text">X[t+2] - X[t]</text:span></text:p>
      </text:section>
      <text:p text:style-name="Text_20_body">তাই এটাকে “two-frame displacement” হিসেবে ভাবলে সহজ হয়। Paper এটাকে second-order frame difference বলেছে। </text:p>
      <text:p text:style-name="Horizontal_20_Line"/>
      <text:h text:style-name="Heading_20_1" text:outline-level="1">6. তাহলে velocity feature কেন দরকার?</text:h>
      <text:p text:style-name="Text_20_body">ধরি দুইজন মানুষের একই frame-এ ankle একই জায়গায় আছে।</text:p>
      <text:section text:style-name="Sect2" text:name="Section86">
        <text:p text:style-name="P2"><text:bookmark text:name="code-block-viewer Copy 85"/><text:span text:style-name="Source_20_Text">Person A ankle = (0.30, 0.80)</text:span></text:p>
        <text:p text:style-name="P4"><text:span text:style-name="Source_20_Text">Person B ankle = (0.30, 0.80)</text:span></text:p>
      </text:section>
      <text:p text:style-name="Text_20_body">শুধু joint coordinate দেখলে দুজনকে same মনে হতে পারে।</text:p>
      <text:p text:style-name="Text_20_body">কিন্তু next frames-এ:</text:p>
      <text:section text:style-name="Sect2" text:name="Section87">
        <text:p text:style-name="P2"><text:bookmark text:name="code-block-viewer Copy 86"/><text:span text:style-name="Source_20_Text">Person A: ankle সামনে দ্রুত যাচ্ছে</text:span></text:p>
        <text:p text:style-name="P4"><text:span text:style-name="Source_20_Text">Person B: ankle ধীরে যাচ্ছে</text:span></text:p>
      </text:section>
      <text:p text:style-name="Text_20_body">এখানে velocity feature model-কে বলে:</text:p>
      <text:section text:style-name="Sect2" text:name="Section88">
        <text:p text:style-name="P2"><text:bookmark text:name="code-block-viewer Copy 87"/><text:span text:style-name="Source_20_Text">কে কীভাবে হাঁটছে</text:span></text:p>
        <text:p text:style-name="Preformatted_20_Text"><text:span text:style-name="Source_20_Text">কার step speed কেমন</text:span></text:p>
        <text:p text:style-name="Preformatted_20_Text"><text:span text:style-name="Source_20_Text">কার leg swing কেমন</text:span></text:p>
        <text:p text:style-name="P4"><text:span text:style-name="Source_20_Text">কার arm movement কেমন</text:span></text:p>
      </text:section>
      <text:p text:style-name="Text_20_body">গাইট recognition-এ এগুলো খুব important।</text:p>
      <text:p text:style-name="Horizontal_20_Line"/>
      <text:h text:style-name="Heading_20_1" text:outline-level="1">7. Full feature বানানোর process</text:h>
      <text:p text:style-name="Text_20_body">ধরি raw skeleton:</text:p>
      <text:section text:style-name="Sect2" text:name="Section89">
        <text:p text:style-name="P3"><text:bookmark text:name="code-block-viewer Copy 88"/><text:span text:style-name="Source_20_Text">X.shape = (60, 17, 2)</text:span></text:p>
      </text:section>
      <text:p text:style-name="Text_20_body"><text:soft-page-break/>এখন featureগুলো বানাবো।</text:p>
      <text:p text:style-name="Horizontal_20_Line"/>
      <text:h text:style-name="Heading_20_2" text:outline-level="2">Feature 1: Joint coordinate</text:h>
      <text:p text:style-name="Text_20_body">এটা original skeleton:</text:p>
      <text:section text:style-name="Sect2" text:name="Section90">
        <text:p text:style-name="P3"><text:bookmark text:name="code-block-viewer Copy 89"/><text:span text:style-name="Source_20_Text">joint = X</text:span></text:p>
      </text:section>
      <text:p text:style-name="Text_20_body">Shape:</text:p>
      <text:section text:style-name="Sect2" text:name="Section91">
        <text:p text:style-name="P3"><text:bookmark text:name="code-block-viewer Copy 90"/><text:span text:style-name="Source_20_Text">joint.shape = (60, 17, 2)</text:span></text:p>
      </text:section>
      <text:p text:style-name="Text_20_body">এটা বলে:</text:p>
      <text:section text:style-name="Sect2" text:name="Section92">
        <text:p text:style-name="P3"><text:bookmark text:name="code-block-viewer Copy 91"/><text:span text:style-name="Source_20_Text">প্রতিটা frame-এ প্রতিটা joint কোথায় আছে।</text:span></text:p>
      </text:section>
      <text:p text:style-name="Horizontal_20_Line"/>
      <text:h text:style-name="Heading_20_2" text:outline-level="2">Feature 2: Nose-relative coordinate</text:h>
      <text:p text:style-name="Text_20_body">Nose হলো 0 নম্বর joint ধরে নিচ্ছি।</text:p>
      <text:section text:style-name="Sect2" text:name="Section93">
        <text:p text:style-name="P2"><text:bookmark text:name="code-block-viewer Copy 92"/><text:span text:style-name="Source_20_Text">nose = X[:, 0:1, :] <text:s text:c="5"/># shape: (60, 1, 2)</text:span></text:p>
        <text:p text:style-name="P4"><text:span text:style-name="Source_20_Text">joint_rel = X - nose <text:s text:c="4"/># shape: (60, 17, 2)</text:span></text:p>
      </text:section>
      <text:p text:style-name="Text_20_body">এটা কেন দরকার?</text:p>
      <text:p text:style-name="Text_20_body">ধরি person image-এর বাম দিকে আছে বা ডান দিকে আছে। Raw coordinate shift হয়ে যাবে। কিন্তু nose-relative করলে body structure বেশি clear থাকে।</text:p>
      <text:p text:style-name="Text_20_body">Example:</text:p>
      <text:section text:style-name="Sect2" text:name="Section94">
        <text:p text:style-name="P2"><text:bookmark text:name="code-block-viewer Copy 93"/><text:span text:style-name="Source_20_Text">right wrist কোথায় আছে? <text:s text:c="9"/>→ raw coordinate</text:span></text:p>
        <text:p text:style-name="P4"><text:span text:style-name="Source_20_Text">nose থেকে right wrist কত দূরে? <text:s/>→ relative coordinate</text:span></text:p>
      </text:section>
      <text:p text:style-name="Text_20_body">এটা model-কে body pose বুঝতে সাহায্য করে।</text:p>
      <text:p text:style-name="Horizontal_20_Line"/>
      <text:h text:style-name="Heading_20_2" text:outline-level="2">Feature 3: First-order velocity</text:h>
      <text:section text:style-name="Sect2" text:name="Section95">
        <text:p text:style-name="P2"><text:bookmark text:name="code-block-viewer Copy 94"/><text:span text:style-name="Source_20_Text">v1 = np.zeros_like(X)</text:span></text:p>
        <text:p text:style-name="P4"><text:span text:style-name="Source_20_Text">v1[:-1] = X[1:] - X[:-1]</text:span></text:p>
      </text:section>
      <text:p text:style-name="Text_20_body">Shape:</text:p>
      <text:section text:style-name="Sect2" text:name="Section96">
        <text:p text:style-name="P3"><text:bookmark text:name="code-block-viewer Copy 95"/><text:span text:style-name="Source_20_Text">v1.shape = (60, 17, 2)</text:span></text:p>
      </text:section>
      <text:p text:style-name="Text_20_body">শেষ frame-এর জন্য <text:span text:style-name="Source_20_Text">X[t+1]</text:span> নেই, তাই সাধারণত zero রেখে দেওয়া যায়।</text:p>
      <text:p text:style-name="Horizontal_20_Line"/>
      <text:h text:style-name="Heading_20_2" text:outline-level="2"><text:soft-page-break/>Feature 4: Second-order velocity</text:h>
      <text:section text:style-name="Sect2" text:name="Section97">
        <text:p text:style-name="P2"><text:bookmark text:name="code-block-viewer Copy 96"/><text:span text:style-name="Source_20_Text">v2 = np.zeros_like(X)</text:span></text:p>
        <text:p text:style-name="P4"><text:span text:style-name="Source_20_Text">v2[:-2] = X[2:] - X[:-2]</text:span></text:p>
      </text:section>
      <text:p text:style-name="Text_20_body">Shape:</text:p>
      <text:section text:style-name="Sect2" text:name="Section98">
        <text:p text:style-name="P3"><text:bookmark text:name="code-block-viewer Copy 97"/><text:span text:style-name="Source_20_Text">v2.shape = (60, 17, 2)</text:span></text:p>
      </text:section>
      <text:p text:style-name="Text_20_body">শেষ দুই frame-এর জন্য <text:span text:style-name="Source_20_Text">X[t+2]</text:span> নেই, তাই zero রাখা যায়।</text:p>
      <text:p text:style-name="Horizontal_20_Line"/>
      <text:h text:style-name="Heading_20_2" text:outline-level="2">Feature 5: Bone feature</text:h>
      <text:p text:style-name="Text_20_body">Bone feature মানে:</text:p>
      <text:section text:style-name="Sect2" text:name="Section99">
        <text:p text:style-name="P3"><text:bookmark text:name="code-block-viewer Copy 98"/><text:span text:style-name="Source_20_Text">child joint - parent joint</text:span></text:p>
      </text:section>
      <text:p text:style-name="Text_20_body">Example:</text:p>
      <text:section text:style-name="Sect2" text:name="Section100">
        <text:p text:style-name="P2"><text:bookmark text:name="code-block-viewer Copy 99"/><text:span text:style-name="Source_20_Text">left elbow - left shoulder</text:span></text:p>
        <text:p text:style-name="Preformatted_20_Text"><text:span text:style-name="Source_20_Text">left wrist - left elbow</text:span></text:p>
        <text:p text:style-name="Preformatted_20_Text"><text:span text:style-name="Source_20_Text">left knee - left hip</text:span></text:p>
        <text:p text:style-name="P4"><text:span text:style-name="Source_20_Text">left ankle - left knee</text:span></text:p>
      </text:section>
      <text:p text:style-name="Text_20_body">এটা joint-এর absolute position না, বরং body part-এর direction/length relation শেখায়।</text:p>
      <text:section text:style-name="Sect2" text:name="Section101">
        <text:p text:style-name="P3"><text:bookmark text:name="code-block-viewer Copy 100"/><text:span text:style-name="Source_20_Text">bone = X - X[:, parent_indices, :]</text:span></text:p>
      </text:section>
      <text:p text:style-name="Text_20_body">Shape:</text:p>
      <text:section text:style-name="Sect2" text:name="Section102">
        <text:p text:style-name="P3"><text:bookmark text:name="code-block-viewer Copy 101"/><text:span text:style-name="Source_20_Text">bone.shape = (60, 17, 2)</text:span></text:p>
      </text:section>
      <text:p text:style-name="Horizontal_20_Line"/>
      <text:h text:style-name="Heading_20_1" text:outline-level="1">8. সব feature concatenate করলে কী হয়?</text:h>
      <text:p text:style-name="Text_20_body">প্রতিটা feature-এর last dimension 2:</text:p>
      <text:section text:style-name="Sect2" text:name="Section103">
        <text:p text:style-name="P2"><text:bookmark text:name="code-block-viewer Copy 102"/><text:span text:style-name="Source_20_Text">joint <text:s text:c="5"/>→ 2</text:span></text:p>
        <text:p text:style-name="Preformatted_20_Text"><text:span text:style-name="Source_20_Text">joint_rel <text:s/>→ 2</text:span></text:p>
        <text:p text:style-name="Preformatted_20_Text"><text:span text:style-name="Source_20_Text">v1 <text:s text:c="8"/>→ 2</text:span></text:p>
        <text:p text:style-name="Preformatted_20_Text"><text:span text:style-name="Source_20_Text">v2 <text:s text:c="8"/>→ 2</text:span></text:p>
        <text:p text:style-name="P4"><text:span text:style-name="Source_20_Text">bone <text:s text:c="6"/>→ 2</text:span></text:p>
      </text:section>
      <text:p text:style-name="Text_20_body">সব একসাথে:</text:p>
      <text:section text:style-name="Sect2" text:name="Section104">
        <text:p text:style-name="P3"><text:bookmark text:name="code-block-viewer Copy 103"/><text:span text:style-name="Source_20_Text">feat = np.concatenate([joint, joint_rel, v1, v2, bone], axis=-1)</text:span></text:p>
      </text:section>
      <text:p text:style-name="Text_20_body">Shape হবে:</text:p>
      <text:section text:style-name="Sect2" text:name="Section105">
        <text:p text:style-name="P3"><text:bookmark text:name="code-block-viewer Copy 104"/><text:span text:style-name="Source_20_Text">feat.shape = (60, 17, 10)</text:span></text:p>
      </text:section>
      <text:p text:style-name="Text_20_body">কিন্তু PyTorch Conv2D model সাধারণত চায়:</text:p>
      <text:section text:style-name="Sect2" text:name="Section106">
        <text:p text:style-name="P3"><text:bookmark text:name="code-block-viewer Copy 105"/><text:soft-page-break/><text:span text:style-name="Source_20_Text">Channel × Time × Joint</text:span></text:p>
      </text:section>
      <text:p text:style-name="Text_20_body">তাই transpose:</text:p>
      <text:section text:style-name="Sect2" text:name="Section107">
        <text:p text:style-name="P3"><text:bookmark text:name="code-block-viewer Copy 106"/><text:span text:style-name="Source_20_Text">feat = feat.transpose(2, 0, 1)</text:span></text:p>
      </text:section>
      <text:p text:style-name="Text_20_body">Final:</text:p>
      <text:section text:style-name="Sect2" text:name="Section108">
        <text:p text:style-name="P3"><text:bookmark text:name="code-block-viewer Copy 107"/><text:span text:style-name="Source_20_Text">feat.shape = (10, 60, 17)</text:span></text:p>
      </text:section>
      <text:p text:style-name="Text_20_body">এটাই GaitTR-এর input।</text:p>
      <text:p text:style-name="Horizontal_20_Line"/>
      <text:h text:style-name="Heading_20_1" text:outline-level="1">9. Complete code example</text:h>
      <text:section text:style-name="Sect2" text:name="Section109">
        <text:p text:style-name="P2"><text:bookmark text:name="code-block-viewer Copy 108"/><text:span text:style-name="Source_20_Text">import numpy as np</text:span></text:p>
        <text:p text:style-name="Preformatted_20_Text"><text:span text:style-name="Source_20_Text">def build_gaittr_features(X):</text:span></text:p>
        <text:p text:style-name="Preformatted_20_Text"><text:span text:style-name="Source_20_Text"><text:s text:c="4"/>"""</text:span></text:p>
        <text:p text:style-name="Preformatted_20_Text"><text:span text:style-name="Source_20_Text"><text:s text:c="4"/>X: raw skeleton, shape = (T, 17, 2)</text:span></text:p>
        <text:p text:style-name="Preformatted_20_Text"><text:span text:style-name="Source_20_Text"><text:s text:c="7"/>T = frame count, usually 60</text:span></text:p>
        <text:p text:style-name="Preformatted_20_Text"><text:span text:style-name="Source_20_Text"><text:s text:c="7"/>17 = COCO joints</text:span></text:p>
        <text:p text:style-name="Preformatted_20_Text"><text:span text:style-name="Source_20_Text"><text:s text:c="7"/>2 = x, y</text:span></text:p>
        <text:p text:style-name="Preformatted_20_Text"><text:span text:style-name="Source_20_Text"><text:s text:c="4"/>return:</text:span></text:p>
        <text:p text:style-name="Preformatted_20_Text"><text:span text:style-name="Source_20_Text"><text:s text:c="7"/>feature shape = (10, T, 17)</text:span></text:p>
        <text:p text:style-name="Preformatted_20_Text"><text:span text:style-name="Source_20_Text"><text:s text:c="4"/>"""</text:span></text:p>
        <text:p text:style-name="Preformatted_20_Text"><text:span text:style-name="Source_20_Text"><text:s text:c="4"/>T, V, C = X.shape</text:span></text:p>
        <text:p text:style-name="Preformatted_20_Text"><text:span text:style-name="Source_20_Text"><text:s text:c="4"/>assert V == 17</text:span></text:p>
        <text:p text:style-name="Preformatted_20_Text"><text:span text:style-name="Source_20_Text"><text:s text:c="4"/>assert C == 2</text:span></text:p>
        <text:p text:style-name="Preformatted_20_Text"><text:span text:style-name="Source_20_Text"><text:s text:c="4"/># 1. joint coordinate</text:span></text:p>
        <text:p text:style-name="Preformatted_20_Text"><text:span text:style-name="Source_20_Text"><text:s text:c="4"/>joint = X <text:s/># (T, 17, 2)</text:span></text:p>
        <text:p text:style-name="Preformatted_20_Text"><text:span text:style-name="Source_20_Text"><text:s text:c="4"/># 2. nose-relative coordinate</text:span></text:p>
        <text:p text:style-name="Preformatted_20_Text"><text:span text:style-name="Source_20_Text"><text:s text:c="4"/>nose = X[:, 0:1, :] <text:s text:c="5"/># (T, 1, 2)</text:span></text:p>
        <text:p text:style-name="Preformatted_20_Text"><text:span text:style-name="Source_20_Text"><text:s text:c="4"/>joint_rel = X - nose <text:s text:c="4"/># (T, 17, 2)</text:span></text:p>
        <text:p text:style-name="Preformatted_20_Text"><text:span text:style-name="Source_20_Text"><text:s text:c="4"/># 3. first-order velocity: X[t+1] - X[t]</text:span></text:p>
        <text:p text:style-name="Preformatted_20_Text"><text:span text:style-name="Source_20_Text"><text:s text:c="4"/>v1 = np.zeros_like(X)</text:span></text:p>
        <text:p text:style-name="Preformatted_20_Text"><text:span text:style-name="Source_20_Text"><text:s text:c="4"/>v1[:-1] = X[1:] - X[:-1]</text:span></text:p>
        <text:p text:style-name="Preformatted_20_Text"><text:span text:style-name="Source_20_Text"><text:s text:c="4"/># 4. second-order velocity: X[t+2] - X[t]</text:span></text:p>
        <text:p text:style-name="Preformatted_20_Text"><text:span text:style-name="Source_20_Text"><text:s text:c="4"/>v2 = np.zeros_like(X)</text:span></text:p>
        <text:p text:style-name="Preformatted_20_Text"><text:span text:style-name="Source_20_Text"><text:s text:c="4"/>v2[:-2] = X[2:] - X[:-2]</text:span></text:p>
        <text:p text:style-name="Preformatted_20_Text"><text:span text:style-name="Source_20_Text"><text:s text:c="4"/># 5. bone feature</text:span></text:p>
        <text:p text:style-name="Preformatted_20_Text"><text:span text:style-name="Source_20_Text"><text:s text:c="4"/># Example parent mapping for COCO-style skeleton.</text:span></text:p>
        <text:p text:style-name="Preformatted_20_Text"><text:span text:style-name="Source_20_Text"><text:s text:c="4"/># You can adjust this, but keep it fixed.</text:span></text:p>
        <text:p text:style-name="Preformatted_20_Text"><text:span text:style-name="Source_20_Text"><text:s text:c="4"/>parents = np.array([</text:span></text:p>
        <text:p text:style-name="Preformatted_20_Text"><text:span text:style-name="Source_20_Text"><text:s text:c="8"/>0, <text:s text:c="2"/># nose parent = itself</text:span></text:p>
        <text:p text:style-name="Preformatted_20_Text"><text:span text:style-name="Source_20_Text"><text:s text:c="8"/>0, <text:s text:c="2"/># left_eye parent = nose</text:span></text:p>
        <text:p text:style-name="Preformatted_20_Text"><text:span text:style-name="Source_20_Text"><text:s text:c="8"/>0, <text:s text:c="2"/># right_eye parent = nose</text:span></text:p>
        <text:p text:style-name="Preformatted_20_Text"><text:span text:style-name="Source_20_Text"><text:s text:c="8"/>1, <text:s text:c="2"/># left_ear parent = left_eye</text:span></text:p>
        <text:p text:style-name="Preformatted_20_Text"><text:span text:style-name="Source_20_Text"><text:s text:c="8"/>2, <text:s text:c="2"/># right_ear parent = right_eye</text:span></text:p>
        <text:p text:style-name="Preformatted_20_Text"><text:span text:style-name="Source_20_Text"><text:s text:c="8"/>0, <text:s text:c="2"/># left_shoulder parent = nose</text:span></text:p>
        <text:p text:style-name="Preformatted_20_Text"><text:span text:style-name="Source_20_Text"><text:s text:c="8"/>0, <text:s text:c="2"/># right_shoulder parent = nose</text:span></text:p>
        <text:p text:style-name="Preformatted_20_Text"><text:span text:style-name="Source_20_Text"><text:s text:c="8"/>5, <text:s text:c="2"/># left_elbow parent = left_shoulder</text:span></text:p>
        <text:p text:style-name="Preformatted_20_Text"><text:span text:style-name="Source_20_Text"><text:s text:c="8"/>6, <text:s text:c="2"/># right_elbow parent = right_shoulder</text:span></text:p>
        <text:p text:style-name="Preformatted_20_Text"><text:span text:style-name="Source_20_Text"><text:s text:c="8"/>7, <text:s text:c="2"/># left_wrist parent = left_elbow</text:span></text:p>
        <text:p text:style-name="Preformatted_20_Text"><text:span text:style-name="Source_20_Text"><text:s text:c="8"/>8, <text:s text:c="2"/># right_wrist parent = right_elbow</text:span></text:p>
        <text:p text:style-name="Preformatted_20_Text"><text:span text:style-name="Source_20_Text"><text:s text:c="8"/>5, <text:s text:c="2"/># left_hip parent = left_shoulder</text:span></text:p>
        <text:p text:style-name="Preformatted_20_Text"><text:span text:style-name="Source_20_Text"><text:s text:c="8"/>6, <text:s text:c="2"/># right_hip parent = right_shoulder</text:span></text:p>
        <text:p text:style-name="Preformatted_20_Text"><text:span text:style-name="Source_20_Text"><text:s text:c="8"/>11, <text:s/># left_knee parent = left_hip</text:span></text:p>
        <text:p text:style-name="Preformatted_20_Text"><text:span text:style-name="Source_20_Text"><text:s text:c="8"/>12, <text:s/># right_knee parent = right_hip</text:span></text:p>
        <text:p text:style-name="Preformatted_20_Text"><text:span text:style-name="Source_20_Text"><text:s text:c="8"/>13, <text:s/># left_ankle parent = left_knee</text:span></text:p>
        <text:p text:style-name="Preformatted_20_Text"><text:span text:style-name="Source_20_Text"><text:s text:c="8"/>14 <text:s text:c="2"/># right_ankle parent = right_knee</text:span></text:p>
        <text:p text:style-name="Preformatted_20_Text"><text:soft-page-break/><text:span text:style-name="Source_20_Text"><text:s text:c="4"/>])</text:span></text:p>
        <text:p text:style-name="Preformatted_20_Text"><text:span text:style-name="Source_20_Text"><text:s text:c="4"/>bone = X - X[:, parents, :] <text:s/># (T, 17, 2)</text:span></text:p>
        <text:p text:style-name="Preformatted_20_Text"><text:span text:style-name="Source_20_Text"><text:s text:c="4"/># concatenate all features</text:span></text:p>
        <text:p text:style-name="Preformatted_20_Text"><text:span text:style-name="Source_20_Text"><text:s text:c="4"/>feat = np.concatenate([joint, joint_rel, v1, v2, bone], axis=-1)</text:span></text:p>
        <text:p text:style-name="Preformatted_20_Text"><text:span text:style-name="Source_20_Text"><text:s text:c="4"/># (T, 17, 10)</text:span></text:p>
        <text:p text:style-name="Preformatted_20_Text"><text:span text:style-name="Source_20_Text"><text:s text:c="4"/># convert to channel-first format</text:span></text:p>
        <text:p text:style-name="Preformatted_20_Text"><text:span text:style-name="Source_20_Text"><text:s text:c="4"/>feat = feat.transpose(2, 0, 1)</text:span></text:p>
        <text:p text:style-name="Preformatted_20_Text"><text:span text:style-name="Source_20_Text"><text:s text:c="4"/># (10, T, 17)</text:span></text:p>
        <text:p text:style-name="P4"><text:span text:style-name="Source_20_Text"><text:s text:c="4"/>return feat</text:span></text:p>
      </text:section>
      <text:p text:style-name="Horizontal_20_Line"/>
      <text:h text:style-name="Heading_20_1" text:outline-level="1">10. Super simple mental model</text:h>
      <text:p text:style-name="Text_20_body">ধরেন skeleton হলো একজন মানুষের “stick figure”।</text:p>
      <text:p text:style-name="Text_20_body">GaitTR input feature বানানো মানে:</text:p>
      <text:section text:style-name="Sect2" text:name="Section110">
        <text:p text:style-name="P2"><text:bookmark text:name="code-block-viewer Copy 109"/><text:span text:style-name="Source_20_Text">Joint feature:</text:span></text:p>
        <text:p text:style-name="Preformatted_20_Text"><text:span text:style-name="Source_20_Text"><text:s text:c="2"/>শরীরের পয়েন্টগুলো কোথায় আছে?</text:span></text:p>
        <text:p text:style-name="Preformatted_20_Text"><text:span text:style-name="Source_20_Text">Nose-relative feature:</text:span></text:p>
        <text:p text:style-name="Preformatted_20_Text"><text:span text:style-name="Source_20_Text"><text:s text:c="2"/>মাথা/nose-এর তুলনায় body parts কোথায়?</text:span></text:p>
        <text:p text:style-name="Preformatted_20_Text"><text:span text:style-name="Source_20_Text">Velocity 1:</text:span></text:p>
        <text:p text:style-name="Preformatted_20_Text"><text:span text:style-name="Source_20_Text"><text:s text:c="2"/>পরের frame-এ joint কত move করলো?</text:span></text:p>
        <text:p text:style-name="Preformatted_20_Text"><text:span text:style-name="Source_20_Text">Velocity 2:</text:span></text:p>
        <text:p text:style-name="Preformatted_20_Text"><text:span text:style-name="Source_20_Text"><text:s text:c="2"/>দুই frame পরে joint কত move করলো?</text:span></text:p>
        <text:p text:style-name="Preformatted_20_Text"><text:span text:style-name="Source_20_Text">Bone feature:</text:span></text:p>
        <text:p text:style-name="P4"><text:span text:style-name="Source_20_Text"><text:s text:c="2"/>শরীরের connected parts-এর relation কেমন?</text:span></text:p>
      </text:section>
      <text:p text:style-name="Text_20_body">তারপর সবগুলো একসাথে model-কে দেওয়া হয়:</text:p>
      <text:section text:style-name="Sect2" text:name="Section111">
        <text:p text:style-name="P3"><text:bookmark text:name="code-block-viewer Copy 110"/><text:span text:style-name="Source_20_Text">position + relative position + motion + longer motion + body structure</text:span></text:p>
      </text:section>
      <text:p text:style-name="Text_20_body">এই ৫ ধরনের তথ্য মিলে model ভালোভাবে বুঝতে পারে:</text:p>
      <text:section text:style-name="Sect2" text:name="Section112">
        <text:p text:style-name="P3"><text:bookmark text:name="code-block-viewer Copy 111"/><text:span text:style-name="Source_20_Text">এই মানুষটা কীভাবে হাঁটে?</text:span></text:p>
      </text:section>
      <text:p text:style-name="Text_20_body">Below is a <text:span text:style-name="Strong_20_Emphasis">technical, implementation-level guideline</text:span> for reimplementing <text:span text:style-name="Strong_20_Emphasis">Gait-TR</text:span> on your CASIA-B video samples. I will separate <text:span text:style-name="Strong_20_Emphasis">paper-stated facts</text:span> from <text:span text:style-name="Strong_20_Emphasis">practical implementation choices</text:span>, because the paper does not expose every low-level source-code detail. The core facts are from your uploaded GaitTR paper: the method is <text:span text:style-name="Strong_20_Emphasis">video → 2D pose estimation → normalized skeleton sequence → joint/bone/velocity features → TCN+Spatial Transformer blocks → 128-D embedding → Euclidean matching</text:span>. </text:p>
      <text:p text:style-name="Horizontal_20_Line"/>
      <text:h text:style-name="Heading_20_1" text:outline-level="1">0. Main target</text:h>
      <text:p text:style-name="Text_20_body">You want this full pipeline:</text:p>
      <text:section text:style-name="Sect2" text:name="Section113">
        <text:p text:style-name="P2"><text:bookmark text:name="code-block-viewer Copy 112"/><text:span text:style-name="Source_20_Text">CASIA-B videos</text:span></text:p>
        <text:p text:style-name="Preformatted_20_Text"><text:span text:style-name="Source_20_Text"><text:s text:c="4"/>↓</text:span></text:p>
        <text:p text:style-name="Preformatted_20_Text"><text:span text:style-name="Source_20_Text">Extract 2D skeletons: T × 17 × 2</text:span></text:p>
        <text:p text:style-name="Preformatted_20_Text"><text:span text:style-name="Source_20_Text"><text:s text:c="4"/>↓</text:span></text:p>
        <text:p text:style-name="Preformatted_20_Text"><text:span text:style-name="Source_20_Text">Normalize skeletons</text:span></text:p>
        <text:p text:style-name="Preformatted_20_Text"><text:span text:style-name="Source_20_Text"><text:s text:c="4"/>↓</text:span></text:p>
        <text:p text:style-name="Preformatted_20_Text"><text:soft-page-break/><text:span text:style-name="Source_20_Text">Build GaitTR input features: 10 × 60 × 17</text:span></text:p>
        <text:p text:style-name="Preformatted_20_Text"><text:span text:style-name="Source_20_Text"><text:s text:c="4"/>↓</text:span></text:p>
        <text:p text:style-name="Preformatted_20_Text"><text:span text:style-name="Source_20_Text">Train GaitTR with batch-hard triplet loss</text:span></text:p>
        <text:p text:style-name="Preformatted_20_Text"><text:span text:style-name="Source_20_Text"><text:s text:c="4"/>↓</text:span></text:p>
        <text:p text:style-name="Preformatted_20_Text"><text:span text:style-name="Source_20_Text">Extract 128-D embeddings</text:span></text:p>
        <text:p text:style-name="Preformatted_20_Text"><text:span text:style-name="Source_20_Text"><text:s text:c="4"/>↓</text:span></text:p>
        <text:p text:style-name="P4"><text:span text:style-name="Source_20_Text">Gallery/probe evaluation using Euclidean distance</text:span></text:p>
      </text:section>
      <text:p text:style-name="Text_20_body">Gait-TR is a <text:span text:style-name="Strong_20_Emphasis">skeleton-based gait recognition model</text:span>, not a raw RGB video model. The paper uses a pose estimator first, then trains on skeleton sequences. It also reports that Gait-TR uses <text:span text:style-name="Strong_20_Emphasis">spatial transformer modules</text:span> for joint relationships and <text:span text:style-name="Strong_20_Emphasis">temporal convolutional modules</text:span> for time/motion modeling. </text:p>
      <text:p text:style-name="Horizontal_20_Line"/>
      <text:h text:style-name="Heading_20_1" text:outline-level="1">1. CASIA-B protocol you should follow</text:h>
      <text:p text:style-name="Text_20_body">CASIA-B contains:</text:p>
      <text:section text:style-name="Sect2" text:name="Section114">
        <text:p text:style-name="P2"><text:bookmark text:name="code-block-viewer Copy 113"/><text:span text:style-name="Source_20_Text">124 subjects</text:span></text:p>
        <text:p text:style-name="Preformatted_20_Text"><text:span text:style-name="Source_20_Text">11 views: 000, 018, 036, ..., 180</text:span></text:p>
        <text:p text:style-name="Preformatted_20_Text"><text:span text:style-name="Source_20_Text">10 sequences per view:</text:span></text:p>
        <text:p text:style-name="Preformatted_20_Text"><text:span text:style-name="Source_20_Text"><text:s text:c="4"/>NM: 01-06</text:span></text:p>
        <text:p text:style-name="Preformatted_20_Text"><text:span text:style-name="Source_20_Text"><text:s text:c="4"/>BG: 01-02</text:span></text:p>
        <text:p text:style-name="P4"><text:span text:style-name="Source_20_Text"><text:s text:c="4"/>CL: 01-02</text:span></text:p>
      </text:section>
      <text:p text:style-name="Text_20_body">The paper states that CASIA-B has <text:span text:style-name="Strong_20_Emphasis">13,640 gait sequences from 124 persons</text:span>, 11 views from 0° to 180° with 18° increments, and three conditions: normal walking, carrying bag, and wearing coat. </text:p>
      <text:p text:style-name="Text_20_body">Use the standard splits:</text:p>
      <text:section text:style-name="Sect2" text:name="Section115">
        <text:p text:style-name="P2"><text:bookmark text:name="code-block-viewer Copy 114"/><text:span text:style-name="Source_20_Text">ST: first 24 subjects for training</text:span></text:p>
        <text:p text:style-name="Preformatted_20_Text"><text:span text:style-name="Source_20_Text">MT: first 62 subjects for training</text:span></text:p>
        <text:p text:style-name="P4"><text:span text:style-name="Source_20_Text">LT: first 74 subjects for training</text:span></text:p>
      </text:section>
      <text:p text:style-name="Text_20_body">For serious reproduction, use <text:span text:style-name="Strong_20_Emphasis">LT</text:span> first:</text:p>
      <text:section text:style-name="Sect2" text:name="Section116">
        <text:p text:style-name="P2"><text:bookmark text:name="code-block-viewer Copy 115"/><text:span text:style-name="Source_20_Text">Train IDs: 001-074</text:span></text:p>
        <text:p text:style-name="P4"><text:span text:style-name="Source_20_Text">Test IDs: 075-124</text:span></text:p>
      </text:section>
      <text:p text:style-name="Text_20_body">Evaluation protocol:</text:p>
      <text:section text:style-name="Sect2" text:name="Section117">
        <text:p text:style-name="P2"><text:bookmark text:name="code-block-viewer Copy 116"/><text:span text:style-name="Source_20_Text">Gallery:</text:span></text:p>
        <text:p text:style-name="Preformatted_20_Text"><text:span text:style-name="Source_20_Text"><text:s text:c="4"/>NM#01-04</text:span></text:p>
        <text:p text:style-name="Preformatted_20_Text"><text:span text:style-name="Source_20_Text">Probe:</text:span></text:p>
        <text:p text:style-name="Preformatted_20_Text"><text:span text:style-name="Source_20_Text"><text:s text:c="4"/>NM#05-06</text:span></text:p>
        <text:p text:style-name="Preformatted_20_Text"><text:span text:style-name="Source_20_Text"><text:s text:c="4"/>BG#01-02</text:span></text:p>
        <text:p text:style-name="P4"><text:span text:style-name="Source_20_Text"><text:s text:c="4"/>CL#01-02</text:span></text:p>
      </text:section>
      <text:p text:style-name="Text_20_body">The paper uses <text:span text:style-name="Strong_20_Emphasis">NM#1-4 as gallery</text:span> and <text:span text:style-name="Strong_20_Emphasis">NM#5-6, BG#1-2, CL#1-2 as probe subsets</text:span>. </text:p>
      <text:p text:style-name="Text_20_body">Important rule:</text:p>
      <text:section text:style-name="Sect2" text:name="Section118">
        <text:p text:style-name="P3"><text:bookmark text:name="code-block-viewer Copy 117"/><text:span text:style-name="Source_20_Text">Do not mix train and test identities.</text:span></text:p>
      </text:section>
      <text:p text:style-name="Text_20_body">If person 001 is in training, person 001 must not appear in evaluation. Gait recognition is normally evaluated in a <text:span text:style-name="Strong_20_Emphasis">disjoint identity setting</text:span>.</text:p>
      <text:p text:style-name="Horizontal_20_Line"/>
      <text:h text:style-name="Heading_20_1" text:outline-level="1"><text:soft-page-break/>2. Recommended project structure</text:h>
      <text:p text:style-name="Text_20_body">Use a clean structure from the start:</text:p>
      <text:section text:style-name="Sect2" text:name="Section119">
        <text:p text:style-name="P2"><text:bookmark text:name="code-block-viewer Copy 118"/><text:span text:style-name="Source_20_Text">gaittr_from_scratch/</text:span></text:p>
        <text:p text:style-name="Preformatted_20_Text"><text:span text:style-name="Source_20_Text">│</text:span></text:p>
        <text:p text:style-name="Preformatted_20_Text"><text:span text:style-name="Source_20_Text">├── data/</text:span></text:p>
        <text:p text:style-name="Preformatted_20_Text"><text:span text:style-name="Source_20_Text">│ <text:s text:c="2"/>├── raw_videos/</text:span></text:p>
        <text:p text:style-name="Preformatted_20_Text"><text:span text:style-name="Source_20_Text">│ <text:s text:c="2"/>│ <text:s text:c="2"/>├── 001/</text:span></text:p>
        <text:p text:style-name="Preformatted_20_Text"><text:span text:style-name="Source_20_Text">│ <text:s text:c="2"/>│ <text:s text:c="2"/>│ <text:s text:c="2"/>├── nm-01/000.avi</text:span></text:p>
        <text:p text:style-name="Preformatted_20_Text"><text:span text:style-name="Source_20_Text">│ <text:s text:c="2"/>│ <text:s text:c="2"/>│ <text:s text:c="2"/>├── nm-01/018.avi</text:span></text:p>
        <text:p text:style-name="Preformatted_20_Text"><text:span text:style-name="Source_20_Text">│ <text:s text:c="2"/>│ <text:s text:c="2"/>│ <text:s text:c="2"/>└── ...</text:span></text:p>
        <text:p text:style-name="Preformatted_20_Text"><text:span text:style-name="Source_20_Text">│ <text:s text:c="2"/>│ <text:s text:c="2"/>└── ...</text:span></text:p>
        <text:p text:style-name="Preformatted_20_Text"><text:span text:style-name="Source_20_Text">│ <text:s text:c="2"/>│</text:span></text:p>
        <text:p text:style-name="Preformatted_20_Text"><text:span text:style-name="Source_20_Text">│ <text:s text:c="2"/>├── poses/</text:span></text:p>
        <text:p text:style-name="Preformatted_20_Text"><text:span text:style-name="Source_20_Text">│ <text:s text:c="2"/>│ <text:s text:c="2"/>├── 001/</text:span></text:p>
        <text:p text:style-name="Preformatted_20_Text"><text:span text:style-name="Source_20_Text">│ <text:s text:c="2"/>│ <text:s text:c="2"/>│ <text:s text:c="2"/>├── nm-01/000.npz</text:span></text:p>
        <text:p text:style-name="Preformatted_20_Text"><text:span text:style-name="Source_20_Text">│ <text:s text:c="2"/>│ <text:s text:c="2"/>│ <text:s text:c="2"/>├── nm-01/018.npz</text:span></text:p>
        <text:p text:style-name="Preformatted_20_Text"><text:span text:style-name="Source_20_Text">│ <text:s text:c="2"/>│ <text:s text:c="2"/>│ <text:s text:c="2"/>└── ...</text:span></text:p>
        <text:p text:style-name="Preformatted_20_Text"><text:span text:style-name="Source_20_Text">│ <text:s text:c="2"/>│ <text:s text:c="2"/>└── ...</text:span></text:p>
        <text:p text:style-name="Preformatted_20_Text"><text:span text:style-name="Source_20_Text">│ <text:s text:c="2"/>│</text:span></text:p>
        <text:p text:style-name="Preformatted_20_Text"><text:span text:style-name="Source_20_Text">│ <text:s text:c="2"/>└── splits/</text:span></text:p>
        <text:p text:style-name="Preformatted_20_Text"><text:span text:style-name="Source_20_Text">│ <text:s text:c="6"/>├── train_LT.txt</text:span></text:p>
        <text:p text:style-name="Preformatted_20_Text"><text:span text:style-name="Source_20_Text">│ <text:s text:c="6"/>├── test_LT.txt</text:span></text:p>
        <text:p text:style-name="Preformatted_20_Text"><text:span text:style-name="Source_20_Text">│ <text:s text:c="6"/>├── gallery_LT.txt</text:span></text:p>
        <text:p text:style-name="Preformatted_20_Text"><text:span text:style-name="Source_20_Text">│ <text:s text:c="6"/>└── probe_LT.txt</text:span></text:p>
        <text:p text:style-name="Preformatted_20_Text"><text:span text:style-name="Source_20_Text">│</text:span></text:p>
        <text:p text:style-name="Preformatted_20_Text"><text:span text:style-name="Source_20_Text">├── datasets/</text:span></text:p>
        <text:p text:style-name="Preformatted_20_Text"><text:span text:style-name="Source_20_Text">│ <text:s text:c="2"/>├── casiab.py</text:span></text:p>
        <text:p text:style-name="Preformatted_20_Text"><text:span text:style-name="Source_20_Text">│ <text:s text:c="2"/>├── sampler.py</text:span></text:p>
        <text:p text:style-name="Preformatted_20_Text"><text:span text:style-name="Source_20_Text">│ <text:s text:c="2"/>└── transforms.py</text:span></text:p>
        <text:p text:style-name="Preformatted_20_Text"><text:span text:style-name="Source_20_Text">│</text:span></text:p>
        <text:p text:style-name="Preformatted_20_Text"><text:span text:style-name="Source_20_Text">├── models/</text:span></text:p>
        <text:p text:style-name="Preformatted_20_Text"><text:span text:style-name="Source_20_Text">│ <text:s text:c="2"/>├── gaittr.py</text:span></text:p>
        <text:p text:style-name="Preformatted_20_Text"><text:span text:style-name="Source_20_Text">│ <text:s text:c="2"/>├── tcn.py</text:span></text:p>
        <text:p text:style-name="Preformatted_20_Text"><text:span text:style-name="Source_20_Text">│ <text:s text:c="2"/>└── spatial_transformer.py</text:span></text:p>
        <text:p text:style-name="Preformatted_20_Text"><text:span text:style-name="Source_20_Text">│</text:span></text:p>
        <text:p text:style-name="Preformatted_20_Text"><text:span text:style-name="Source_20_Text">├── losses/</text:span></text:p>
        <text:p text:style-name="Preformatted_20_Text"><text:span text:style-name="Source_20_Text">│ <text:s text:c="2"/>└── batch_hard_triplet.py</text:span></text:p>
        <text:p text:style-name="Preformatted_20_Text"><text:span text:style-name="Source_20_Text">│</text:span></text:p>
        <text:p text:style-name="Preformatted_20_Text"><text:span text:style-name="Source_20_Text">├── tools/</text:span></text:p>
        <text:p text:style-name="Preformatted_20_Text"><text:span text:style-name="Source_20_Text">│ <text:s text:c="2"/>├── extract_pose.py</text:span></text:p>
        <text:p text:style-name="Preformatted_20_Text"><text:span text:style-name="Source_20_Text">│ <text:s text:c="2"/>├── build_split.py</text:span></text:p>
        <text:p text:style-name="Preformatted_20_Text"><text:span text:style-name="Source_20_Text">│ <text:s text:c="2"/>├── visualize_pose.py</text:span></text:p>
        <text:p text:style-name="Preformatted_20_Text"><text:span text:style-name="Source_20_Text">│ <text:s text:c="2"/>└── check_dataset.py</text:span></text:p>
        <text:p text:style-name="Preformatted_20_Text"><text:span text:style-name="Source_20_Text">│</text:span></text:p>
        <text:p text:style-name="Preformatted_20_Text"><text:span text:style-name="Source_20_Text">├── train.py</text:span></text:p>
        <text:p text:style-name="Preformatted_20_Text"><text:span text:style-name="Source_20_Text">├── evaluate.py</text:span></text:p>
        <text:p text:style-name="P4"><text:span text:style-name="Source_20_Text">└── config.yaml</text:span></text:p>
      </text:section>
      <text:p text:style-name="Horizontal_20_Line"/>
      <text:h text:style-name="Heading_20_1" text:outline-level="1">3. Pose extraction stage</text:h>
      <text:h text:style-name="Heading_20_2" text:outline-level="2">3.1 What you need to extract</text:h>
      <text:p text:style-name="Text_20_body">For every video, extract a skeleton sequence:</text:p>
      <text:section text:style-name="Sect2" text:name="Section120">
        <text:p text:style-name="P2"><text:bookmark text:name="code-block-viewer Copy 119"/><text:span text:style-name="Source_20_Text">keypoints.shape = (T, 17, 2)</text:span></text:p>
        <text:p text:style-name="P4"><text:soft-page-break/><text:span text:style-name="Source_20_Text">scores.shape <text:s text:c="3"/>= (T, 17)</text:span></text:p>
      </text:section>
      <text:p text:style-name="Text_20_body">Where:</text:p>
      <text:section text:style-name="Sect2" text:name="Section121">
        <text:p text:style-name="P2"><text:bookmark text:name="code-block-viewer Copy 120"/><text:span text:style-name="Source_20_Text">T <text:s/>= number of video frames</text:span></text:p>
        <text:p text:style-name="Preformatted_20_Text"><text:span text:style-name="Source_20_Text">17 = COCO-style body joints</text:span></text:p>
        <text:p text:style-name="P4"><text:span text:style-name="Source_20_Text">2 <text:s/>= x, y coordinate</text:span></text:p>
      </text:section>
      <text:p text:style-name="Text_20_body">The paper uses <text:span text:style-name="Strong_20_Emphasis">SimDR-HRNet</text:span> as the 2D human pose estimator, and its output is <text:span text:style-name="Strong_20_Emphasis">17 human body joints</text:span>. </text:p>
      <text:p text:style-name="Text_20_body">COCO 17-joint order is usually:</text:p>
      <text:section text:style-name="Sect2" text:name="Section122">
        <text:p text:style-name="P2"><text:bookmark text:name="code-block-viewer Copy 121"/><text:span text:style-name="Source_20_Text">0 <text:s/>nose</text:span></text:p>
        <text:p text:style-name="Preformatted_20_Text"><text:span text:style-name="Source_20_Text">1 <text:s/>left_eye</text:span></text:p>
        <text:p text:style-name="Preformatted_20_Text"><text:span text:style-name="Source_20_Text">2 <text:s/>right_eye</text:span></text:p>
        <text:p text:style-name="Preformatted_20_Text"><text:span text:style-name="Source_20_Text">3 <text:s/>left_ear</text:span></text:p>
        <text:p text:style-name="Preformatted_20_Text"><text:span text:style-name="Source_20_Text">4 <text:s/>right_ear</text:span></text:p>
        <text:p text:style-name="Preformatted_20_Text"><text:span text:style-name="Source_20_Text">5 <text:s/>left_shoulder</text:span></text:p>
        <text:p text:style-name="Preformatted_20_Text"><text:span text:style-name="Source_20_Text">6 <text:s/>right_shoulder</text:span></text:p>
        <text:p text:style-name="Preformatted_20_Text"><text:span text:style-name="Source_20_Text">7 <text:s/>left_elbow</text:span></text:p>
        <text:p text:style-name="Preformatted_20_Text"><text:span text:style-name="Source_20_Text">8 <text:s/>right_elbow</text:span></text:p>
        <text:p text:style-name="Preformatted_20_Text"><text:span text:style-name="Source_20_Text">9 <text:s/>left_wrist</text:span></text:p>
        <text:p text:style-name="Preformatted_20_Text"><text:span text:style-name="Source_20_Text">10 right_wrist</text:span></text:p>
        <text:p text:style-name="Preformatted_20_Text"><text:span text:style-name="Source_20_Text">11 left_hip</text:span></text:p>
        <text:p text:style-name="Preformatted_20_Text"><text:span text:style-name="Source_20_Text">12 right_hip</text:span></text:p>
        <text:p text:style-name="Preformatted_20_Text"><text:span text:style-name="Source_20_Text">13 left_knee</text:span></text:p>
        <text:p text:style-name="Preformatted_20_Text"><text:span text:style-name="Source_20_Text">14 right_knee</text:span></text:p>
        <text:p text:style-name="Preformatted_20_Text"><text:span text:style-name="Source_20_Text">15 left_ankle</text:span></text:p>
        <text:p text:style-name="P4"><text:span text:style-name="Source_20_Text">16 right_ankle</text:span></text:p>
      </text:section>
      <text:p text:style-name="Text_20_body">Save every video’s pose file as:</text:p>
      <text:section text:style-name="Sect2" text:name="Section123">
        <text:p text:style-name="P2"><text:bookmark text:name="code-block-viewer Copy 122"/><text:span text:style-name="Source_20_Text">np.savez_compressed(</text:span></text:p>
        <text:p text:style-name="Preformatted_20_Text"><text:span text:style-name="Source_20_Text"><text:s text:c="4"/>save_path,</text:span></text:p>
        <text:p text:style-name="Preformatted_20_Text"><text:span text:style-name="Source_20_Text"><text:s text:c="4"/>keypoints=keypoints, <text:s/># T × 17 × 2</text:span></text:p>
        <text:p text:style-name="Preformatted_20_Text"><text:span text:style-name="Source_20_Text"><text:s text:c="4"/>scores=scores, <text:s text:c="7"/># T × 17</text:span></text:p>
        <text:p text:style-name="Preformatted_20_Text"><text:span text:style-name="Source_20_Text"><text:s text:c="4"/>img_h=H,</text:span></text:p>
        <text:p text:style-name="Preformatted_20_Text"><text:span text:style-name="Source_20_Text"><text:s text:c="4"/>img_w=W,</text:span></text:p>
        <text:p text:style-name="Preformatted_20_Text"><text:span text:style-name="Source_20_Text"><text:s text:c="4"/>subject=subject_id,</text:span></text:p>
        <text:p text:style-name="Preformatted_20_Text"><text:span text:style-name="Source_20_Text"><text:s text:c="4"/>condition=condition,</text:span></text:p>
        <text:p text:style-name="Preformatted_20_Text"><text:span text:style-name="Source_20_Text"><text:s text:c="4"/>seq=seq_id,</text:span></text:p>
        <text:p text:style-name="Preformatted_20_Text"><text:span text:style-name="Source_20_Text"><text:s text:c="4"/>view=view</text:span></text:p>
        <text:p text:style-name="P4"><text:span text:style-name="Source_20_Text">)</text:span></text:p>
      </text:section>
      <text:p text:style-name="Horizontal_20_Line"/>
      <text:h text:style-name="Heading_20_2" text:outline-level="2">3.2 Pose cleaning rules</text:h>
      <text:p text:style-name="Text_20_body">This part is extremely important. Bad pose = bad GaitTR.</text:p>
      <text:p text:style-name="Text_20_body">For each frame:</text:p>
      <text:section text:style-name="Sect2" text:name="Section124">
        <text:p text:style-name="P2"><text:bookmark text:name="code-block-viewer Copy 123"/><text:span text:style-name="Source_20_Text">1. Detect person.</text:span></text:p>
        <text:p text:style-name="Preformatted_20_Text"><text:span text:style-name="Source_20_Text">2. If multiple people are detected, keep the one with largest bbox area or highest pose confidence.</text:span></text:p>
        <text:p text:style-name="Preformatted_20_Text"><text:span text:style-name="Source_20_Text">3. Save 17 keypoints and 17 confidence scores.</text:span></text:p>
        <text:p text:style-name="Preformatted_20_Text"><text:span text:style-name="Source_20_Text">4. If some joints are missing, interpolate them from nearby frames.</text:span></text:p>
        <text:p text:style-name="Preformatted_20_Text"><text:span text:style-name="Source_20_Text">5. If too many joints are missing, mark the frame as bad.</text:span></text:p>
        <text:p text:style-name="P4"><text:span text:style-name="Source_20_Text">6. If too many frames are bad, discard or manually inspect the video.</text:span></text:p>
      </text:section>
      <text:p text:style-name="Text_20_body"><text:soft-page-break/>Recommended bad-frame rule:</text:p>
      <text:section text:style-name="Sect2" text:name="Section125">
        <text:p text:style-name="P3"><text:bookmark text:name="code-block-viewer Copy 124"/><text:span text:style-name="Source_20_Text">valid_frame = (scores.mean() &gt; 0.3) and ((scores &gt; 0.2).sum() &gt;= 12)</text:span></text:p>
      </text:section>
      <text:p text:style-name="Text_20_body">Interpolation idea:</text:p>
      <text:section text:style-name="Sect2" text:name="Section126">
        <text:p text:style-name="P2"><text:bookmark text:name="code-block-viewer Copy 125"/><text:span text:style-name="Source_20_Text">for each joint j:</text:span></text:p>
        <text:p text:style-name="Preformatted_20_Text"><text:span text:style-name="Source_20_Text"><text:s text:c="4"/>for x and y separately:</text:span></text:p>
        <text:p text:style-name="P4"><text:span text:style-name="Source_20_Text"><text:s text:c="8"/>fill missing values using linear interpolation over time</text:span></text:p>
      </text:section>
      <text:p text:style-name="Horizontal_20_Line"/>
      <text:h text:style-name="Heading_20_1" text:outline-level="1">4. Skeleton normalization</text:h>
      <text:p text:style-name="Text_20_body">The paper says skeleton sequences are normalized before feature construction, but it does not fully specify the exact normalization formula in the parsed text. It then constructs joint, nose-relative, velocity, and bone features. </text:p>
      <text:p text:style-name="Text_20_body">Use a safe normalization pipeline:</text:p>
      <text:h text:style-name="Heading_20_2" text:outline-level="2">4.1 Image-size normalization</text:h>
      <text:p text:style-name="Text_20_body">Convert pixel coordinates to <text:span text:style-name="Source_20_Text">[0, 1]</text:span>:</text:p>
      <text:section text:style-name="Sect2" text:name="Section127">
        <text:p text:style-name="P2"><text:bookmark text:name="code-block-viewer Copy 126"/><text:span text:style-name="Source_20_Text">X[:, :, 0] = X[:, :, 0] / image_width</text:span></text:p>
        <text:p text:style-name="P4"><text:span text:style-name="Source_20_Text">X[:, :, 1] = X[:, :, 1] / image_height</text:span></text:p>
      </text:section>
      <text:p text:style-name="Text_20_body">Now <text:span text:style-name="Source_20_Text">x</text:span> and <text:span text:style-name="Source_20_Text">y</text:span> are scale-stable across videos.</text:p>
      <text:h text:style-name="Heading_20_2" text:outline-level="2">4.2 Optional body-centered normalization</text:h>
      <text:p text:style-name="Text_20_body">For stronger stability, you may center the skeleton using the hip center:</text:p>
      <text:section text:style-name="Sect2" text:name="Section128">
        <text:p text:style-name="P2"><text:bookmark text:name="code-block-viewer Copy 127"/><text:span text:style-name="Source_20_Text">center = (left_hip + right_hip) / 2</text:span></text:p>
        <text:p text:style-name="P4"><text:span text:style-name="Source_20_Text">X_centered = X - center</text:span></text:p>
      </text:section>
      <text:p text:style-name="Text_20_body">But be careful: because the paper explicitly includes <text:span text:style-name="Strong_20_Emphasis">nose-relative coordinates</text:span> as one of the input features, do not remove all global motion blindly if you are trying to reproduce it closely.</text:p>
      <text:p text:style-name="Text_20_body">My recommendation:</text:p>
      <text:section text:style-name="Sect2" text:name="Section129">
        <text:p text:style-name="P2"><text:bookmark text:name="code-block-viewer Copy 128"/><text:span text:style-name="Source_20_Text">Use image-size normalization first.</text:span></text:p>
        <text:p text:style-name="Preformatted_20_Text"><text:span text:style-name="Source_20_Text">Then build the paper’s 10-channel features.</text:span></text:p>
        <text:p text:style-name="P4"><text:span text:style-name="Source_20_Text">Do not over-normalize in your first reproduction.</text:span></text:p>
      </text:section>
      <text:p text:style-name="Horizontal_20_Line"/>
      <text:h text:style-name="Heading_20_1" text:outline-level="1">5. GaitTR input feature construction</text:h>
      <text:p text:style-name="Text_20_body">This is one of the most important parts.</text:p>
      <text:p text:style-name="Text_20_body">The paper’s input shape is:</text:p>
      <text:section text:style-name="Sect2" text:name="Section130">
        <text:p text:style-name="P3"><text:bookmark text:name="code-block-viewer Copy 129"/><text:span text:style-name="Source_20_Text">10 × 60 × 17</text:span></text:p>
      </text:section>
      <text:p text:style-name="Text_20_body"><text:soft-page-break/>The paper’s Table 1 says the input data shape is <text:span text:style-name="Strong_20_Emphasis">10 × 60 × 17</text:span>, followed by BatchNorm and four TCN+ST blocks. </text:p>
      <text:p text:style-name="Text_20_body">That means:</text:p>
      <text:section text:style-name="Sect2" text:name="Section131">
        <text:p text:style-name="P2"><text:bookmark text:name="code-block-viewer Copy 130"/><text:span text:style-name="Source_20_Text">C = 10 feature channels</text:span></text:p>
        <text:p text:style-name="Preformatted_20_Text"><text:span text:style-name="Source_20_Text">T = 60 frames</text:span></text:p>
        <text:p text:style-name="P4"><text:span text:style-name="Source_20_Text">V = 17 joints</text:span></text:p>
      </text:section>
      <text:p text:style-name="Text_20_body">Start from raw skeleton:</text:p>
      <text:section text:style-name="Sect2" text:name="Section132">
        <text:p text:style-name="P3"><text:bookmark text:name="code-block-viewer Copy 131"/><text:span text:style-name="Source_20_Text">X.shape = (T, 17, 2)</text:span></text:p>
      </text:section>
      <text:p text:style-name="Text_20_body">Build 5 feature groups:</text:p>
      <text:section text:style-name="Sect2" text:name="Section133">
        <text:p text:style-name="P2"><text:bookmark text:name="code-block-viewer Copy 132"/><text:span text:style-name="Source_20_Text">1. Joint coordinates <text:s text:c="7"/>→ 2 channels</text:span></text:p>
        <text:p text:style-name="Preformatted_20_Text"><text:span text:style-name="Source_20_Text">2. Nose-relative joints <text:s text:c="4"/>→ 2 channels</text:span></text:p>
        <text:p text:style-name="Preformatted_20_Text"><text:span text:style-name="Source_20_Text">3. First-order velocity <text:s text:c="4"/>→ 2 channels</text:span></text:p>
        <text:p text:style-name="Preformatted_20_Text"><text:span text:style-name="Source_20_Text">4. Second-order velocity <text:s text:c="3"/>→ 2 channels</text:span></text:p>
        <text:p text:style-name="Preformatted_20_Text"><text:span text:style-name="Source_20_Text">5. Bone vectors <text:s text:c="12"/>→ 2 channels</text:span></text:p>
        <text:p text:style-name="P4"><text:span text:style-name="Source_20_Text">Total = 10 channels</text:span></text:p>
      </text:section>
      <text:p text:style-name="Text_20_body">The paper states that joint features include raw joint coordinates and coordinates relative to the nose; velocity features use first- and second-order frame differences; bone features are defined using adjacent joints; then all features are concatenated as Gait-TR input. </text:p>
      <text:p text:style-name="Horizontal_20_Line"/>
      <text:h text:style-name="Heading_20_2" text:outline-level="2">5.1 Feature builder code</text:h>
      <text:section text:style-name="Sect2" text:name="Section134">
        <text:p text:style-name="P2"><text:bookmark text:name="code-block-viewer Copy 133"/><text:span text:style-name="Source_20_Text">import numpy as np</text:span></text:p>
        <text:p text:style-name="Preformatted_20_Text"><text:span text:style-name="Source_20_Text">COCO_PARENTS = np.array([</text:span></text:p>
        <text:p text:style-name="Preformatted_20_Text"><text:span text:style-name="Source_20_Text"><text:s text:c="4"/>0, <text:s text:c="2"/># 0 nose</text:span></text:p>
        <text:p text:style-name="Preformatted_20_Text"><text:span text:style-name="Source_20_Text"><text:s text:c="4"/>0, <text:s text:c="2"/># 1 left_eye <text:s text:c="5"/>&lt;- nose</text:span></text:p>
        <text:p text:style-name="Preformatted_20_Text"><text:span text:style-name="Source_20_Text"><text:s text:c="4"/>0, <text:s text:c="2"/># 2 right_eye <text:s text:c="4"/>&lt;- nose</text:span></text:p>
        <text:p text:style-name="Preformatted_20_Text"><text:span text:style-name="Source_20_Text"><text:s text:c="4"/>1, <text:s text:c="2"/># 3 left_ear <text:s text:c="5"/>&lt;- left_eye</text:span></text:p>
        <text:p text:style-name="Preformatted_20_Text"><text:span text:style-name="Source_20_Text"><text:s text:c="4"/>2, <text:s text:c="2"/># 4 right_ear <text:s text:c="4"/>&lt;- right_eye</text:span></text:p>
        <text:p text:style-name="Preformatted_20_Text"><text:span text:style-name="Source_20_Text"><text:s text:c="4"/>0, <text:s text:c="2"/># 5 left_shoulder &lt;- nose</text:span></text:p>
        <text:p text:style-name="Preformatted_20_Text"><text:span text:style-name="Source_20_Text"><text:s text:c="4"/>0, <text:s text:c="2"/># 6 right_shoulder&lt;- nose</text:span></text:p>
        <text:p text:style-name="Preformatted_20_Text"><text:span text:style-name="Source_20_Text"><text:s text:c="4"/>5, <text:s text:c="2"/># 7 left_elbow <text:s text:c="3"/>&lt;- left_shoulder</text:span></text:p>
        <text:p text:style-name="Preformatted_20_Text"><text:span text:style-name="Source_20_Text"><text:s text:c="4"/>6, <text:s text:c="2"/># 8 right_elbow <text:s text:c="2"/>&lt;- right_shoulder</text:span></text:p>
        <text:p text:style-name="Preformatted_20_Text"><text:span text:style-name="Source_20_Text"><text:s text:c="4"/>7, <text:s text:c="2"/># 9 left_wrist <text:s text:c="3"/>&lt;- left_elbow</text:span></text:p>
        <text:p text:style-name="Preformatted_20_Text"><text:span text:style-name="Source_20_Text"><text:s text:c="4"/>8, <text:s text:c="2"/># 10 right_wrist <text:s/>&lt;- right_elbow</text:span></text:p>
        <text:p text:style-name="Preformatted_20_Text"><text:span text:style-name="Source_20_Text"><text:s text:c="4"/>5, <text:s text:c="2"/># 11 left_hip <text:s text:c="4"/>&lt;- left_shoulder</text:span></text:p>
        <text:p text:style-name="Preformatted_20_Text"><text:span text:style-name="Source_20_Text"><text:s text:c="4"/>6, <text:s text:c="2"/># 12 right_hip <text:s text:c="3"/>&lt;- right_shoulder</text:span></text:p>
        <text:p text:style-name="Preformatted_20_Text"><text:span text:style-name="Source_20_Text"><text:s text:c="4"/>11, <text:s/># 13 left_knee <text:s text:c="3"/>&lt;- left_hip</text:span></text:p>
        <text:p text:style-name="Preformatted_20_Text"><text:span text:style-name="Source_20_Text"><text:s text:c="4"/>12, <text:s/># 14 right_knee <text:s text:c="2"/>&lt;- right_hip</text:span></text:p>
        <text:p text:style-name="Preformatted_20_Text"><text:span text:style-name="Source_20_Text"><text:s text:c="4"/>13, <text:s/># 15 left_ankle <text:s text:c="2"/>&lt;- left_knee</text:span></text:p>
        <text:p text:style-name="Preformatted_20_Text"><text:span text:style-name="Source_20_Text"><text:s text:c="4"/>14, <text:s/># 16 right_ankle <text:s/>&lt;- right_knee</text:span></text:p>
        <text:p text:style-name="Preformatted_20_Text"><text:span text:style-name="Source_20_Text">])</text:span></text:p>
        <text:p text:style-name="Preformatted_20_Text"><text:span text:style-name="Source_20_Text">def build_gaittr_features(X: np.ndarray) -&gt; np.ndarray:</text:span></text:p>
        <text:p text:style-name="Preformatted_20_Text"><text:span text:style-name="Source_20_Text"><text:s text:c="4"/>"""</text:span></text:p>
        <text:p text:style-name="Preformatted_20_Text"><text:span text:style-name="Source_20_Text"><text:s text:c="4"/>Build GaitTR 10-channel input features.</text:span></text:p>
        <text:p text:style-name="Preformatted_20_Text"><text:span text:style-name="Source_20_Text"><text:s text:c="4"/>Args:</text:span></text:p>
        <text:p text:style-name="Preformatted_20_Text"><text:span text:style-name="Source_20_Text"><text:s text:c="8"/>X: normalized skeleton coordinates, shape (T, 17, 2)</text:span></text:p>
        <text:p text:style-name="Preformatted_20_Text"><text:span text:style-name="Source_20_Text"><text:s text:c="4"/>Returns:</text:span></text:p>
        <text:p text:style-name="Preformatted_20_Text"><text:span text:style-name="Source_20_Text"><text:s text:c="8"/>feat: shape (10, T, 17)</text:span></text:p>
        <text:p text:style-name="Preformatted_20_Text"><text:span text:style-name="Source_20_Text"><text:s text:c="4"/>"""</text:span></text:p>
        <text:p text:style-name="Preformatted_20_Text"><text:span text:style-name="Source_20_Text"><text:s text:c="4"/>assert X.ndim == 3, f"Expected (T, 17, 2), got {X.shape}"</text:span></text:p>
        <text:p text:style-name="Preformatted_20_Text"><text:span text:style-name="Source_20_Text"><text:s text:c="4"/>T, V, C = X.shape</text:span></text:p>
        <text:p text:style-name="Preformatted_20_Text"><text:span text:style-name="Source_20_Text"><text:s text:c="4"/>assert V == 17, f"Expected 17 joints, got {V}"</text:span></text:p>
        <text:p text:style-name="Preformatted_20_Text"><text:soft-page-break/><text:span text:style-name="Source_20_Text"><text:s text:c="4"/>assert C == 2, f"Expected x,y coordinates, got {C}"</text:span></text:p>
        <text:p text:style-name="Preformatted_20_Text"><text:span text:style-name="Source_20_Text"><text:s text:c="4"/># 1. Raw joint coordinates: (T, 17, 2)</text:span></text:p>
        <text:p text:style-name="Preformatted_20_Text"><text:span text:style-name="Source_20_Text"><text:s text:c="4"/>joint = X.copy()</text:span></text:p>
        <text:p text:style-name="Preformatted_20_Text"><text:span text:style-name="Source_20_Text"><text:s text:c="4"/># 2. Nose-relative coordinates: X_i - X_nose</text:span></text:p>
        <text:p text:style-name="Preformatted_20_Text"><text:span text:style-name="Source_20_Text"><text:s text:c="4"/>nose = X[:, 0:1, :] <text:s text:c="9"/># (T, 1, 2)</text:span></text:p>
        <text:p text:style-name="Preformatted_20_Text"><text:span text:style-name="Source_20_Text"><text:s text:c="4"/>joint_rel = X - nose <text:s text:c="8"/># (T, 17, 2)</text:span></text:p>
        <text:p text:style-name="Preformatted_20_Text"><text:span text:style-name="Source_20_Text"><text:s text:c="4"/># 3. First-order velocity: X[t+1] - X[t]</text:span></text:p>
        <text:p text:style-name="Preformatted_20_Text"><text:span text:style-name="Source_20_Text"><text:s text:c="4"/>v1 = np.zeros_like(X)</text:span></text:p>
        <text:p text:style-name="Preformatted_20_Text"><text:span text:style-name="Source_20_Text"><text:s text:c="4"/>v1[:-1] = X[1:] - X[:-1]</text:span></text:p>
        <text:p text:style-name="Preformatted_20_Text"><text:span text:style-name="Source_20_Text"><text:s text:c="4"/># 4. Second-order velocity: X[t+2] - X[t]</text:span></text:p>
        <text:p text:style-name="Preformatted_20_Text"><text:span text:style-name="Source_20_Text"><text:s text:c="4"/>v2 = np.zeros_like(X)</text:span></text:p>
        <text:p text:style-name="Preformatted_20_Text"><text:span text:style-name="Source_20_Text"><text:s text:c="4"/>v2[:-2] = X[2:] - X[:-2]</text:span></text:p>
        <text:p text:style-name="Preformatted_20_Text"><text:span text:style-name="Source_20_Text"><text:s text:c="4"/># 5. Bone vector: X_i - X_parent(i)</text:span></text:p>
        <text:p text:style-name="Preformatted_20_Text"><text:span text:style-name="Source_20_Text"><text:s text:c="4"/>bone = X - X[:, COCO_PARENTS, :]</text:span></text:p>
        <text:p text:style-name="Preformatted_20_Text"><text:span text:style-name="Source_20_Text"><text:s text:c="4"/># Concatenate on coordinate/channel dimension</text:span></text:p>
        <text:p text:style-name="Preformatted_20_Text"><text:span text:style-name="Source_20_Text"><text:s text:c="4"/># (T, 17, 2+2+2+2+2) = (T, 17, 10)</text:span></text:p>
        <text:p text:style-name="Preformatted_20_Text"><text:span text:style-name="Source_20_Text"><text:s text:c="4"/>feat = np.concatenate([joint, joint_rel, v1, v2, bone], axis=-1)</text:span></text:p>
        <text:p text:style-name="Preformatted_20_Text"><text:span text:style-name="Source_20_Text"><text:s text:c="4"/># Change to model format: C × T × V</text:span></text:p>
        <text:p text:style-name="Preformatted_20_Text"><text:span text:style-name="Source_20_Text"><text:s text:c="4"/>feat = feat.transpose(2, 0, 1).astype(np.float32)</text:span></text:p>
        <text:p text:style-name="P4"><text:span text:style-name="Source_20_Text"><text:s text:c="4"/>return feat</text:span></text:p>
      </text:section>
      <text:p text:style-name="Text_20_body">Important note: the paper says bone uses the adjacent joint, but it does not explicitly list the exact COCO parent array in the visible text. So the parent mapping above is a <text:span text:style-name="Strong_20_Emphasis">reasonable implementation choice</text:span>. Keep it fixed for the whole project.</text:p>
      <text:p text:style-name="Horizontal_20_Line"/>
      <text:h text:style-name="Heading_20_1" text:outline-level="1">6. Sequence sampling</text:h>
      <text:p text:style-name="Text_20_body">The paper randomly selects continuous skeleton sequences during training and uses the full skeleton sequence during testing. It specifically says a continuous joint sequence of length <text:span text:style-name="Strong_20_Emphasis">60</text:span> is randomly selected during augmentation/training. </text:p>
      <text:h text:style-name="Heading_20_2" text:outline-level="2">6.1 Training crop</text:h>
      <text:section text:style-name="Sect2" text:name="Section135">
        <text:p text:style-name="P2"><text:bookmark text:name="code-block-viewer Copy 134"/><text:span text:style-name="Source_20_Text">def random_crop_sequence(X, seq_len=60):</text:span></text:p>
        <text:p text:style-name="Preformatted_20_Text"><text:span text:style-name="Source_20_Text"><text:s text:c="4"/>"""</text:span></text:p>
        <text:p text:style-name="Preformatted_20_Text"><text:span text:style-name="Source_20_Text"><text:s text:c="4"/>X: T × 17 × 2</text:span></text:p>
        <text:p text:style-name="Preformatted_20_Text"><text:span text:style-name="Source_20_Text"><text:s text:c="4"/>"""</text:span></text:p>
        <text:p text:style-name="Preformatted_20_Text"><text:span text:style-name="Source_20_Text"><text:s text:c="4"/>T = X.shape[0]</text:span></text:p>
        <text:p text:style-name="Preformatted_20_Text"><text:span text:style-name="Source_20_Text"><text:s text:c="4"/>if T == seq_len:</text:span></text:p>
        <text:p text:style-name="Preformatted_20_Text"><text:span text:style-name="Source_20_Text"><text:s text:c="8"/>return X</text:span></text:p>
        <text:p text:style-name="Preformatted_20_Text"><text:span text:style-name="Source_20_Text"><text:s text:c="4"/>if T &gt; seq_len:</text:span></text:p>
        <text:p text:style-name="Preformatted_20_Text"><text:span text:style-name="Source_20_Text"><text:s text:c="8"/>start = np.random.randint(0, T - seq_len + 1)</text:span></text:p>
        <text:p text:style-name="Preformatted_20_Text"><text:span text:style-name="Source_20_Text"><text:s text:c="8"/>return X[start:start + seq_len]</text:span></text:p>
        <text:p text:style-name="Preformatted_20_Text"><text:span text:style-name="Source_20_Text"><text:s text:c="4"/># If sequence shorter than 60, pad by repeating last frame</text:span></text:p>
        <text:p text:style-name="Preformatted_20_Text"><text:span text:style-name="Source_20_Text"><text:s text:c="4"/>pad_len = seq_len - T</text:span></text:p>
        <text:p text:style-name="Preformatted_20_Text"><text:span text:style-name="Source_20_Text"><text:s text:c="4"/>pad = np.repeat(X[-1:], pad_len, axis=0)</text:span></text:p>
        <text:p text:style-name="P4"><text:span text:style-name="Source_20_Text"><text:s text:c="4"/>return np.concatenate([X, pad], axis=0)</text:span></text:p>
      </text:section>
      <text:h text:style-name="Heading_20_2" text:outline-level="2">6.2 Testing</text:h>
      <text:p text:style-name="Text_20_body">For faithful paper-style evaluation:</text:p>
      <text:section text:style-name="Sect2" text:name="Section136">
        <text:p text:style-name="P3"><text:bookmark text:name="code-block-viewer Copy 135"/><text:span text:style-name="Source_20_Text">Use the full skeleton sequence if your model supports variable T.</text:span></text:p>
      </text:section>
      <text:p text:style-name="Text_20_body">Your model can support variable <text:span text:style-name="Source_20_Text">T</text:span> because:</text:p>
      <text:section text:style-name="Sect2" text:name="Section137">
        <text:p text:style-name="P2"><text:bookmark text:name="code-block-viewer Copy 136"/><text:soft-page-break/><text:span text:style-name="Source_20_Text">Conv2d along time can accept variable T</text:span></text:p>
        <text:p text:style-name="Preformatted_20_Text"><text:span text:style-name="Source_20_Text">Spatial attention is applied per frame</text:span></text:p>
        <text:p text:style-name="P4"><text:span text:style-name="Source_20_Text">Average pooling removes T at the end</text:span></text:p>
      </text:section>
      <text:p text:style-name="Text_20_body">For practical memory-safe evaluation:</text:p>
      <text:section text:style-name="Sect2" text:name="Section138">
        <text:p text:style-name="P2"><text:bookmark text:name="code-block-viewer Copy 137"/><text:span text:style-name="Source_20_Text">Split full sequence into multiple 60-frame clips.</text:span></text:p>
        <text:p text:style-name="Preformatted_20_Text"><text:span text:style-name="Source_20_Text">Extract embedding for each clip.</text:span></text:p>
        <text:p text:style-name="Preformatted_20_Text"><text:span text:style-name="Source_20_Text">Average embeddings.</text:span></text:p>
        <text:p text:style-name="P4"><text:span text:style-name="Source_20_Text">Normalize final embedding.</text:span></text:p>
      </text:section>
      <text:p text:style-name="Text_20_body">This is slightly different from the paper but often easier to implement.</text:p>
      <text:p text:style-name="Horizontal_20_Line"/>
      <text:h text:style-name="Heading_20_1" text:outline-level="1">7. Data augmentation</text:h>
      <text:p text:style-name="Text_20_body">The paper uses:</text:p>
      <text:section text:style-name="Sect2" text:name="Section139">
        <text:p text:style-name="P2"><text:bookmark text:name="code-block-viewer Copy 138"/><text:span text:style-name="Source_20_Text">1. Skeleton inverse operation by swapping left/right parts</text:span></text:p>
        <text:p text:style-name="Preformatted_20_Text"><text:span text:style-name="Source_20_Text">2. Gaussian noise added to each joint</text:span></text:p>
        <text:p text:style-name="Preformatted_20_Text"><text:span text:style-name="Source_20_Text">3. Same Gaussian noise added to all joints in a gait sequence</text:span></text:p>
        <text:p text:style-name="P4"><text:span text:style-name="Source_20_Text">4. Random continuous sequence crop of length 60</text:span></text:p>
      </text:section>
      <text:p text:style-name="Text_20_body">These are stated in the implementation details. </text:p>
      <text:p text:style-name="Text_20_body">Implementation:</text:p>
      <text:section text:style-name="Sect2" text:name="Section140">
        <text:p text:style-name="P2"><text:bookmark text:name="code-block-viewer Copy 139"/><text:span text:style-name="Source_20_Text">LEFT_RIGHT_PAIRS = [</text:span></text:p>
        <text:p text:style-name="Preformatted_20_Text"><text:span text:style-name="Source_20_Text"><text:s text:c="4"/>(1, 2), <text:s text:c="3"/># eyes</text:span></text:p>
        <text:p text:style-name="Preformatted_20_Text"><text:span text:style-name="Source_20_Text"><text:s text:c="4"/>(3, 4), <text:s text:c="3"/># ears</text:span></text:p>
        <text:p text:style-name="Preformatted_20_Text"><text:span text:style-name="Source_20_Text"><text:s text:c="4"/>(5, 6), <text:s text:c="3"/># shoulders</text:span></text:p>
        <text:p text:style-name="Preformatted_20_Text"><text:span text:style-name="Source_20_Text"><text:s text:c="4"/>(7, 8), <text:s text:c="3"/># elbows</text:span></text:p>
        <text:p text:style-name="Preformatted_20_Text"><text:span text:style-name="Source_20_Text"><text:s text:c="4"/>(9, 10), <text:s text:c="2"/># wrists</text:span></text:p>
        <text:p text:style-name="Preformatted_20_Text"><text:span text:style-name="Source_20_Text"><text:s text:c="4"/>(11, 12), <text:s/># hips</text:span></text:p>
        <text:p text:style-name="Preformatted_20_Text"><text:span text:style-name="Source_20_Text"><text:s text:c="4"/>(13, 14), <text:s/># knees</text:span></text:p>
        <text:p text:style-name="Preformatted_20_Text"><text:span text:style-name="Source_20_Text"><text:s text:c="4"/>(15, 16), <text:s/># ankles</text:span></text:p>
        <text:p text:style-name="Preformatted_20_Text"><text:span text:style-name="Source_20_Text">]</text:span></text:p>
        <text:p text:style-name="Preformatted_20_Text"><text:span text:style-name="Source_20_Text">def swap_left_right(X):</text:span></text:p>
        <text:p text:style-name="Preformatted_20_Text"><text:span text:style-name="Source_20_Text"><text:s text:c="4"/>"""</text:span></text:p>
        <text:p text:style-name="Preformatted_20_Text"><text:span text:style-name="Source_20_Text"><text:s text:c="4"/>X: T × 17 × 2</text:span></text:p>
        <text:p text:style-name="Preformatted_20_Text"><text:span text:style-name="Source_20_Text"><text:s text:c="4"/>"""</text:span></text:p>
        <text:p text:style-name="Preformatted_20_Text"><text:span text:style-name="Source_20_Text"><text:s text:c="4"/>X = X.copy()</text:span></text:p>
        <text:p text:style-name="Preformatted_20_Text"><text:span text:style-name="Source_20_Text"><text:s text:c="4"/>for l, r in LEFT_RIGHT_PAIRS:</text:span></text:p>
        <text:p text:style-name="Preformatted_20_Text"><text:span text:style-name="Source_20_Text"><text:s text:c="8"/>X[:, [l, r], :] = X[:, [r, l], :]</text:span></text:p>
        <text:p text:style-name="Preformatted_20_Text"><text:span text:style-name="Source_20_Text"><text:s text:c="4"/>return X</text:span></text:p>
        <text:p text:style-name="Preformatted_20_Text"><text:span text:style-name="Source_20_Text">def augment_skeleton(X):</text:span></text:p>
        <text:p text:style-name="Preformatted_20_Text"><text:span text:style-name="Source_20_Text"><text:s text:c="4"/>"""</text:span></text:p>
        <text:p text:style-name="Preformatted_20_Text"><text:span text:style-name="Source_20_Text"><text:s text:c="4"/>X: T × 17 × 2, normalized coordinates</text:span></text:p>
        <text:p text:style-name="Preformatted_20_Text"><text:span text:style-name="Source_20_Text"><text:s text:c="4"/>"""</text:span></text:p>
        <text:p text:style-name="Preformatted_20_Text"><text:span text:style-name="Source_20_Text"><text:s text:c="4"/># Random inverse / left-right swap</text:span></text:p>
        <text:p text:style-name="Preformatted_20_Text"><text:span text:style-name="Source_20_Text"><text:s text:c="4"/>if np.random.rand() &lt; 0.5:</text:span></text:p>
        <text:p text:style-name="Preformatted_20_Text"><text:span text:style-name="Source_20_Text"><text:s text:c="8"/>X = swap_left_right(X)</text:span></text:p>
        <text:p text:style-name="Preformatted_20_Text"><text:span text:style-name="Source_20_Text"><text:s text:c="4"/># Small independent joint noise</text:span></text:p>
        <text:p text:style-name="Preformatted_20_Text"><text:span text:style-name="Source_20_Text"><text:s text:c="4"/>joint_noise = np.random.normal(loc=0.0, scale=0.005, size=X.shape)</text:span></text:p>
        <text:p text:style-name="Preformatted_20_Text"><text:span text:style-name="Source_20_Text"><text:s text:c="4"/>X = X + joint_noise.astype(np.float32)</text:span></text:p>
        <text:p text:style-name="Preformatted_20_Text"><text:span text:style-name="Source_20_Text"><text:s text:c="4"/># Same translation noise for all joints over the whole sequence</text:span></text:p>
        <text:p text:style-name="Preformatted_20_Text"><text:span text:style-name="Source_20_Text"><text:s text:c="4"/>seq_noise = np.random.normal(loc=0.0, scale=0.01, size=(1, 1, 2))</text:span></text:p>
        <text:p text:style-name="Preformatted_20_Text"><text:span text:style-name="Source_20_Text"><text:s text:c="4"/>X = X + seq_noise.astype(np.float32)</text:span></text:p>
        <text:p text:style-name="P4"><text:span text:style-name="Source_20_Text"><text:s text:c="4"/>return X</text:span></text:p>
      </text:section>
      <text:p text:style-name="Horizontal_20_Line"><text:soft-page-break/></text:p>
      <text:h text:style-name="Heading_20_1" text:outline-level="1">8. Dataset class</text:h>
      <text:p text:style-name="Text_20_body">Each item should return:</text:p>
      <text:section text:style-name="Sect2" text:name="Section141">
        <text:p text:style-name="P2"><text:bookmark text:name="code-block-viewer Copy 140"/><text:span text:style-name="Source_20_Text">feature: torch.FloatTensor, shape (10, 60, 17)</text:span></text:p>
        <text:p text:style-name="Preformatted_20_Text"><text:span text:style-name="Source_20_Text">label: int</text:span></text:p>
        <text:p text:style-name="P4"><text:span text:style-name="Source_20_Text">metadata: subject, condition, seq, view</text:span></text:p>
      </text:section>
      <text:p text:style-name="Text_20_body">Example:</text:p>
      <text:section text:style-name="Sect2" text:name="Section142">
        <text:p text:style-name="P2"><text:bookmark text:name="code-block-viewer Copy 141"/><text:span text:style-name="Source_20_Text">import os</text:span></text:p>
        <text:p text:style-name="Preformatted_20_Text"><text:span text:style-name="Source_20_Text">import numpy as np</text:span></text:p>
        <text:p text:style-name="Preformatted_20_Text"><text:span text:style-name="Source_20_Text">import torch</text:span></text:p>
        <text:p text:style-name="Preformatted_20_Text"><text:span text:style-name="Source_20_Text">from torch.utils.data import Dataset</text:span></text:p>
        <text:p text:style-name="Preformatted_20_Text"><text:span text:style-name="Source_20_Text">class CASIABGaitTRDataset(Dataset):</text:span></text:p>
        <text:p text:style-name="Preformatted_20_Text"><text:span text:style-name="Source_20_Text"><text:s text:c="4"/>def __init__(</text:span></text:p>
        <text:p text:style-name="Preformatted_20_Text"><text:span text:style-name="Source_20_Text"><text:s text:c="8"/>self,</text:span></text:p>
        <text:p text:style-name="Preformatted_20_Text"><text:span text:style-name="Source_20_Text"><text:s text:c="8"/>samples,</text:span></text:p>
        <text:p text:style-name="Preformatted_20_Text"><text:span text:style-name="Source_20_Text"><text:s text:c="8"/>train=True,</text:span></text:p>
        <text:p text:style-name="Preformatted_20_Text"><text:span text:style-name="Source_20_Text"><text:s text:c="8"/>seq_len=60,</text:span></text:p>
        <text:p text:style-name="Preformatted_20_Text"><text:span text:style-name="Source_20_Text"><text:s text:c="8"/>image_normalize=True,</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8"/>samples: list of dicts:</text:span></text:p>
        <text:p text:style-name="Preformatted_20_Text"><text:span text:style-name="Source_20_Text"><text:s text:c="12"/>{</text:span></text:p>
        <text:p text:style-name="Preformatted_20_Text"><text:span text:style-name="Source_20_Text"><text:s text:c="14"/>"pose_path": "...npz",</text:span></text:p>
        <text:p text:style-name="Preformatted_20_Text"><text:span text:style-name="Source_20_Text"><text:s text:c="14"/>"label": 0,</text:span></text:p>
        <text:p text:style-name="Preformatted_20_Text"><text:span text:style-name="Source_20_Text"><text:s text:c="14"/>"subject": "001",</text:span></text:p>
        <text:p text:style-name="Preformatted_20_Text"><text:span text:style-name="Source_20_Text"><text:s text:c="14"/>"condition": "nm",</text:span></text:p>
        <text:p text:style-name="Preformatted_20_Text"><text:span text:style-name="Source_20_Text"><text:s text:c="14"/>"seq": "01",</text:span></text:p>
        <text:p text:style-name="Preformatted_20_Text"><text:span text:style-name="Source_20_Text"><text:s text:c="14"/>"view": "090"</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elf.samples = samples</text:span></text:p>
        <text:p text:style-name="Preformatted_20_Text"><text:span text:style-name="Source_20_Text"><text:s text:c="8"/>self.train = train</text:span></text:p>
        <text:p text:style-name="Preformatted_20_Text"><text:span text:style-name="Source_20_Text"><text:s text:c="8"/>self.seq_len = seq_len</text:span></text:p>
        <text:p text:style-name="Preformatted_20_Text"><text:span text:style-name="Source_20_Text"><text:s text:c="8"/>self.image_normalize = image_normalize</text:span></text:p>
        <text:p text:style-name="Preformatted_20_Text"><text:span text:style-name="Source_20_Text"><text:s text:c="4"/>def __len__(self):</text:span></text:p>
        <text:p text:style-name="Preformatted_20_Text"><text:span text:style-name="Source_20_Text"><text:s text:c="8"/>return len(self.samples)</text:span></text:p>
        <text:p text:style-name="Preformatted_20_Text"><text:span text:style-name="Source_20_Text"><text:s text:c="4"/>def __getitem__(self, idx):</text:span></text:p>
        <text:p text:style-name="Preformatted_20_Text"><text:span text:style-name="Source_20_Text"><text:s text:c="8"/>item = self.samples[idx]</text:span></text:p>
        <text:p text:style-name="Preformatted_20_Text"><text:span text:style-name="Source_20_Text"><text:s text:c="8"/>data = np.load(item["pose_path"])</text:span></text:p>
        <text:p text:style-name="Preformatted_20_Text"><text:span text:style-name="Source_20_Text"><text:s text:c="8"/>X = data["keypoints"].astype(np.float32) <text:s/># T × 17 × 2</text:span></text:p>
        <text:p text:style-name="Preformatted_20_Text"><text:span text:style-name="Source_20_Text"><text:s text:c="8"/>if self.image_normalize:</text:span></text:p>
        <text:p text:style-name="Preformatted_20_Text"><text:span text:style-name="Source_20_Text"><text:s text:c="12"/>img_w = float(data["img_w"])</text:span></text:p>
        <text:p text:style-name="Preformatted_20_Text"><text:span text:style-name="Source_20_Text"><text:s text:c="12"/>img_h = float(data["img_h"])</text:span></text:p>
        <text:p text:style-name="Preformatted_20_Text"><text:span text:style-name="Source_20_Text"><text:s text:c="12"/>X[:, :, 0] /= img_w</text:span></text:p>
        <text:p text:style-name="Preformatted_20_Text"><text:span text:style-name="Source_20_Text"><text:s text:c="12"/>X[:, :, 1] /= img_h</text:span></text:p>
        <text:p text:style-name="Preformatted_20_Text"><text:span text:style-name="Source_20_Text"><text:s text:c="8"/>if self.train:</text:span></text:p>
        <text:p text:style-name="Preformatted_20_Text"><text:span text:style-name="Source_20_Text"><text:s text:c="12"/>X = random_crop_sequence(X, self.seq_len)</text:span></text:p>
        <text:p text:style-name="Preformatted_20_Text"><text:span text:style-name="Source_20_Text"><text:s text:c="12"/>X = augment_skeleton(X)</text:span></text:p>
        <text:p text:style-name="Preformatted_20_Text"><text:span text:style-name="Source_20_Text"><text:s text:c="8"/>else:</text:span></text:p>
        <text:p text:style-name="Preformatted_20_Text"><text:span text:style-name="Source_20_Text"><text:s text:c="12"/># For simple evaluation, still use 60-frame center crop or sliding windows elsewhere.</text:span></text:p>
        <text:p text:style-name="Preformatted_20_Text"><text:span text:style-name="Source_20_Text"><text:s text:c="12"/>X = random_crop_sequence(X, self.seq_len)</text:span></text:p>
        <text:p text:style-name="Preformatted_20_Text"><text:span text:style-name="Source_20_Text"><text:s text:c="8"/>feat = build_gaittr_features(X) <text:s/># 10 × 60 × 17</text:span></text:p>
        <text:p text:style-name="Preformatted_20_Text"><text:span text:style-name="Source_20_Text"><text:s text:c="8"/>return {</text:span></text:p>
        <text:p text:style-name="Preformatted_20_Text"><text:span text:style-name="Source_20_Text"><text:s text:c="12"/>"x": torch.from_numpy(feat),</text:span></text:p>
        <text:p text:style-name="Preformatted_20_Text"><text:span text:style-name="Source_20_Text"><text:s text:c="12"/>"label": torch.tensor(item["label"], dtype=torch.long),</text:span></text:p>
        <text:p text:style-name="Preformatted_20_Text"><text:span text:style-name="Source_20_Text"><text:s text:c="12"/>"subject": item["subject"],</text:span></text:p>
        <text:p text:style-name="Preformatted_20_Text"><text:soft-page-break/><text:span text:style-name="Source_20_Text"><text:s text:c="12"/>"condition": item["condition"],</text:span></text:p>
        <text:p text:style-name="Preformatted_20_Text"><text:span text:style-name="Source_20_Text"><text:s text:c="12"/>"seq": item["seq"],</text:span></text:p>
        <text:p text:style-name="Preformatted_20_Text"><text:span text:style-name="Source_20_Text"><text:s text:c="12"/>"view": item["view"],</text:span></text:p>
        <text:p text:style-name="P4"><text:span text:style-name="Source_20_Text"><text:s text:c="8"/>}</text:span></text:p>
      </text:section>
      <text:p text:style-name="Horizontal_20_Line"/>
      <text:h text:style-name="Heading_20_1" text:outline-level="1">9. Balanced identity sampler</text:h>
      <text:p text:style-name="Text_20_body">Triplet loss needs multiple samples from the same identity in each batch. The paper uses batch size <text:span text:style-name="Source_20_Text">(4, 64)</text:span>, meaning <text:span text:style-name="Strong_20_Emphasis">4 persons and 64 gait sequences each</text:span>. </text:p>
      <text:p text:style-name="Text_20_body">That is very large:</text:p>
      <text:section text:style-name="Sect2" text:name="Section143">
        <text:p text:style-name="P3"><text:bookmark text:name="code-block-viewer Copy 142"/><text:span text:style-name="Source_20_Text">4 × 64 = 256 samples per batch</text:span></text:p>
      </text:section>
      <text:p text:style-name="Text_20_body">You may not fit that on your GPU. Start with:</text:p>
      <text:section text:style-name="Sect2" text:name="Section144">
        <text:p text:style-name="P2"><text:bookmark text:name="code-block-viewer Copy 143"/><text:span text:style-name="Source_20_Text">P = 8 persons</text:span></text:p>
        <text:p text:style-name="Preformatted_20_Text"><text:span text:style-name="Source_20_Text">K = 4 samples per person</text:span></text:p>
        <text:p text:style-name="P4"><text:span text:style-name="Source_20_Text">Batch size = 32</text:span></text:p>
      </text:section>
      <text:p text:style-name="Text_20_body">or:</text:p>
      <text:section text:style-name="Sect2" text:name="Section145">
        <text:p text:style-name="P2"><text:bookmark text:name="code-block-viewer Copy 144"/><text:span text:style-name="Source_20_Text">P = 8</text:span></text:p>
        <text:p text:style-name="Preformatted_20_Text"><text:span text:style-name="Source_20_Text">K = 8</text:span></text:p>
        <text:p text:style-name="P4"><text:span text:style-name="Source_20_Text">Batch size = 64</text:span></text:p>
      </text:section>
      <text:p text:style-name="Text_20_body">Sampler concept:</text:p>
      <text:section text:style-name="Sect2" text:name="Section146">
        <text:p text:style-name="P2"><text:bookmark text:name="code-block-viewer Copy 145"/><text:span text:style-name="Source_20_Text">import random</text:span></text:p>
        <text:p text:style-name="Preformatted_20_Text"><text:span text:style-name="Source_20_Text">from torch.utils.data import Sampler</text:span></text:p>
        <text:p text:style-name="Preformatted_20_Text"><text:span text:style-name="Source_20_Text">class PKSampler(Sampler):</text:span></text:p>
        <text:p text:style-name="Preformatted_20_Text"><text:span text:style-name="Source_20_Text"><text:s text:c="4"/>def __init__(self, labels, p=8, k=4, steps_per_epoch=1000):</text:span></text:p>
        <text:p text:style-name="Preformatted_20_Text"><text:span text:style-name="Source_20_Text"><text:s text:c="8"/>self.labels = np.array(labels)</text:span></text:p>
        <text:p text:style-name="Preformatted_20_Text"><text:span text:style-name="Source_20_Text"><text:s text:c="8"/>self.p = p</text:span></text:p>
        <text:p text:style-name="Preformatted_20_Text"><text:span text:style-name="Source_20_Text"><text:s text:c="8"/>self.k = k</text:span></text:p>
        <text:p text:style-name="Preformatted_20_Text"><text:span text:style-name="Source_20_Text"><text:s text:c="8"/>self.steps_per_epoch = steps_per_epoch</text:span></text:p>
        <text:p text:style-name="Preformatted_20_Text"><text:span text:style-name="Source_20_Text"><text:s text:c="8"/>self.label_to_indices = {}</text:span></text:p>
        <text:p text:style-name="Preformatted_20_Text"><text:span text:style-name="Source_20_Text"><text:s text:c="8"/>for idx, lab in enumerate(self.labels):</text:span></text:p>
        <text:p text:style-name="Preformatted_20_Text"><text:span text:style-name="Source_20_Text"><text:s text:c="12"/>self.label_to_indices.setdefault(int(lab), []).append(idx)</text:span></text:p>
        <text:p text:style-name="Preformatted_20_Text"><text:span text:style-name="Source_20_Text"><text:s text:c="8"/>self.unique_labels = list(self.label_to_indices.keys())</text:span></text:p>
        <text:p text:style-name="Preformatted_20_Text"><text:span text:style-name="Source_20_Text"><text:s text:c="4"/>def __iter__(self):</text:span></text:p>
        <text:p text:style-name="Preformatted_20_Text"><text:span text:style-name="Source_20_Text"><text:s text:c="8"/>for _ in range(self.steps_per_epoch):</text:span></text:p>
        <text:p text:style-name="Preformatted_20_Text"><text:span text:style-name="Source_20_Text"><text:s text:c="12"/>selected_labels = random.sample(self.unique_labels, self.p)</text:span></text:p>
        <text:p text:style-name="Preformatted_20_Text"><text:span text:style-name="Source_20_Text"><text:s text:c="12"/>batch = []</text:span></text:p>
        <text:p text:style-name="Preformatted_20_Text"><text:span text:style-name="Source_20_Text"><text:s text:c="12"/>for lab in selected_labels:</text:span></text:p>
        <text:p text:style-name="Preformatted_20_Text"><text:span text:style-name="Source_20_Text"><text:s text:c="16"/>indices = self.label_to_indices[lab]</text:span></text:p>
        <text:p text:style-name="Preformatted_20_Text"><text:span text:style-name="Source_20_Text"><text:s text:c="16"/>if len(indices) &gt;= self.k:</text:span></text:p>
        <text:p text:style-name="Preformatted_20_Text"><text:span text:style-name="Source_20_Text"><text:s text:c="20"/>chosen = random.sample(indices, self.k)</text:span></text:p>
        <text:p text:style-name="Preformatted_20_Text"><text:span text:style-name="Source_20_Text"><text:s text:c="16"/>else:</text:span></text:p>
        <text:p text:style-name="Preformatted_20_Text"><text:span text:style-name="Source_20_Text"><text:s text:c="20"/>chosen = random.choices(indices, k=self.k)</text:span></text:p>
        <text:p text:style-name="Preformatted_20_Text"><text:span text:style-name="Source_20_Text"><text:s text:c="16"/>batch.extend(chosen)</text:span></text:p>
        <text:p text:style-name="Preformatted_20_Text"><text:span text:style-name="Source_20_Text"><text:s text:c="12"/>yield batch</text:span></text:p>
        <text:p text:style-name="Preformatted_20_Text"><text:span text:style-name="Source_20_Text"><text:s text:c="4"/>def __len__(self):</text:span></text:p>
        <text:p text:style-name="P4"><text:span text:style-name="Source_20_Text"><text:s text:c="8"/>return self.steps_per_epoch</text:span></text:p>
      </text:section>
      <text:p text:style-name="Text_20_body">Use with <text:span text:style-name="Source_20_Text">DataLoader(batch_sampler=sampler)</text:span>.</text:p>
      <text:p text:style-name="Horizontal_20_Line"/>
      <text:h text:style-name="Heading_20_1" text:outline-level="1"><text:soft-page-break/>10. GaitTR architecture</text:h>
      <text:h text:style-name="Heading_20_2" text:outline-level="2">10.1 Paper-stated architecture</text:h>
      <text:p text:style-name="Text_20_body">The paper’s GaitTR is:</text:p>
      <text:section text:style-name="Sect2" text:name="Section147">
        <text:p text:style-name="P2"><text:bookmark text:name="code-block-viewer Copy 146"/><text:span text:style-name="Source_20_Text">Input: 10 × 60 × 17</text:span></text:p>
        <text:p text:style-name="Preformatted_20_Text"><text:span text:style-name="Source_20_Text">BatchNorm</text:span></text:p>
        <text:p text:style-name="Preformatted_20_Text"><text:span text:style-name="Source_20_Text">Block0: TCN + ST → 64 × 60 × 17</text:span></text:p>
        <text:p text:style-name="Preformatted_20_Text"><text:span text:style-name="Source_20_Text">Block1: TCN + ST → 64 × 60 × 17</text:span></text:p>
        <text:p text:style-name="Preformatted_20_Text"><text:span text:style-name="Source_20_Text">Block2: TCN + ST → 128 × 60 × 17</text:span></text:p>
        <text:p text:style-name="Preformatted_20_Text"><text:span text:style-name="Source_20_Text">Block3: TCN + ST → 256 × 60 × 17</text:span></text:p>
        <text:p text:style-name="Preformatted_20_Text"><text:span text:style-name="Source_20_Text">Average Pooling → 256 × 1 × 1</text:span></text:p>
        <text:p text:style-name="P4"><text:span text:style-name="Source_20_Text">FC → 128 × 1 × 1</text:span></text:p>
      </text:section>
      <text:p text:style-name="Text_20_body">This is directly shown in Table 1. </text:p>
      <text:p text:style-name="Text_20_body">The paper says Gait-TR is constructed by stacking basic blocks made of a <text:span text:style-name="Strong_20_Emphasis">Temporal Convolutional Network module</text:span> and a <text:span text:style-name="Strong_20_Emphasis">Spatial Transformer module</text:span>; the TCN is a convolution along the temporal dimension followed by Mish and BatchNorm; the model ends with average pooling over temporal and spatial dimensions and a fully connected layer. </text:p>
      <text:p text:style-name="Horizontal_20_Line"/>
      <text:h text:style-name="Heading_20_1" text:outline-level="1">11. TCN module</text:h>
      <text:p text:style-name="Text_20_body">Input shape:</text:p>
      <text:section text:style-name="Sect2" text:name="Section148">
        <text:p text:style-name="P3"><text:bookmark text:name="code-block-viewer Copy 147"/><text:span text:style-name="Source_20_Text">B × C × T × V</text:span></text:p>
      </text:section>
      <text:p text:style-name="Text_20_body">Where:</text:p>
      <text:section text:style-name="Sect2" text:name="Section149">
        <text:p text:style-name="P2"><text:bookmark text:name="code-block-viewer Copy 148"/><text:span text:style-name="Source_20_Text">B = batch size</text:span></text:p>
        <text:p text:style-name="Preformatted_20_Text"><text:span text:style-name="Source_20_Text">C = channels</text:span></text:p>
        <text:p text:style-name="Preformatted_20_Text"><text:span text:style-name="Source_20_Text">T = frames</text:span></text:p>
        <text:p text:style-name="P4"><text:span text:style-name="Source_20_Text">V = joints</text:span></text:p>
      </text:section>
      <text:p text:style-name="Text_20_body">TCN should convolve along time:</text:p>
      <text:section text:style-name="Sect2" text:name="Section150">
        <text:p text:style-name="P3"><text:bookmark text:name="code-block-viewer Copy 149"/><text:span text:style-name="Source_20_Text">kernel_size = (temporal_kernel, 1)</text:span></text:p>
      </text:section>
      <text:p text:style-name="Text_20_body">Implementation choice: use <text:span text:style-name="Source_20_Text">temporal_kernel=9</text:span>. The paper says temporal convolution kernel size <text:span text:style-name="Source_20_Text">l</text:span>, but the exact number is not clearly visible in the parsed PDF text. So <text:span text:style-name="Source_20_Text">9</text:span> is a practical choice, not a guaranteed paper-stated value.</text:p>
      <text:section text:style-name="Sect2" text:name="Section151">
        <text:p text:style-name="P2"><text:bookmark text:name="code-block-viewer Copy 150"/><text:span text:style-name="Source_20_Text">import torch</text:span></text:p>
        <text:p text:style-name="Preformatted_20_Text"><text:span text:style-name="Source_20_Text">import torch.nn as nn</text:span></text:p>
        <text:p text:style-name="Preformatted_20_Text"><text:span text:style-name="Source_20_Text">import torch.nn.functional as F</text:span></text:p>
        <text:p text:style-name="Preformatted_20_Text"><text:span text:style-name="Source_20_Text">class TCN(nn.Module):</text:span></text:p>
        <text:p text:style-name="Preformatted_20_Text"><text:span text:style-name="Source_20_Text"><text:s text:c="4"/>def __init__(self, in_channels, out_channels, temporal_kernel=9, dropout=0.1):</text:span></text:p>
        <text:p text:style-name="Preformatted_20_Text"><text:span text:style-name="Source_20_Text"><text:s text:c="8"/>super().__init__()</text:span></text:p>
        <text:p text:style-name="Preformatted_20_Text"><text:span text:style-name="Source_20_Text"><text:s text:c="8"/>pad = temporal_kernel // 2</text:span></text:p>
        <text:p text:style-name="Preformatted_20_Text"><text:span text:style-name="Source_20_Text"><text:s text:c="8"/>self.conv = nn.Conv2d(</text:span></text:p>
        <text:p text:style-name="Preformatted_20_Text"><text:span text:style-name="Source_20_Text"><text:s text:c="12"/>in_channels,</text:span></text:p>
        <text:p text:style-name="Preformatted_20_Text"><text:span text:style-name="Source_20_Text"><text:s text:c="12"/>out_channels,</text:span></text:p>
        <text:p text:style-name="Preformatted_20_Text"><text:soft-page-break/><text:span text:style-name="Source_20_Text"><text:s text:c="12"/>kernel_size=(temporal_kernel, 1),</text:span></text:p>
        <text:p text:style-name="Preformatted_20_Text"><text:span text:style-name="Source_20_Text"><text:s text:c="12"/>padding=(pad, 0),</text:span></text:p>
        <text:p text:style-name="Preformatted_20_Text"><text:span text:style-name="Source_20_Text"><text:s text:c="12"/>bias=False</text:span></text:p>
        <text:p text:style-name="Preformatted_20_Text"><text:span text:style-name="Source_20_Text"><text:s text:c="8"/>)</text:span></text:p>
        <text:p text:style-name="Preformatted_20_Text"><text:span text:style-name="Source_20_Text"><text:s text:c="8"/>self.dropout = nn.Dropout(dropout)</text:span></text:p>
        <text:p text:style-name="Preformatted_20_Text"><text:span text:style-name="Source_20_Text"><text:s text:c="8"/>self.act = nn.Mish()</text:span></text:p>
        <text:p text:style-name="Preformatted_20_Text"><text:span text:style-name="Source_20_Text"><text:s text:c="8"/>self.bn = nn.BatchNorm2d(out_channels)</text:span></text:p>
        <text:p text:style-name="Preformatted_20_Text"><text:span text:style-name="Source_20_Text"><text:s text:c="4"/>def forward(self, x):</text:span></text:p>
        <text:p text:style-name="Preformatted_20_Text"><text:span text:style-name="Source_20_Text"><text:s text:c="8"/>x = self.conv(x)</text:span></text:p>
        <text:p text:style-name="Preformatted_20_Text"><text:span text:style-name="Source_20_Text"><text:s text:c="8"/>x = self.dropout(x)</text:span></text:p>
        <text:p text:style-name="Preformatted_20_Text"><text:span text:style-name="Source_20_Text"><text:s text:c="8"/>x = self.act(x)</text:span></text:p>
        <text:p text:style-name="Preformatted_20_Text"><text:span text:style-name="Source_20_Text"><text:s text:c="8"/>x = self.bn(x)</text:span></text:p>
        <text:p text:style-name="P4"><text:span text:style-name="Source_20_Text"><text:s text:c="8"/>return x</text:span></text:p>
      </text:section>
      <text:p text:style-name="Horizontal_20_Line"/>
      <text:h text:style-name="Heading_20_1" text:outline-level="1">12. Spatial Transformer module</text:h>
      <text:p text:style-name="Text_20_body">The paper applies spatial self-attention between skeleton nodes/joints. Parameters are shared among frames, and it uses <text:span text:style-name="Strong_20_Emphasis">8 attention heads</text:span>. </text:p>
      <text:p text:style-name="Text_20_body">Input:</text:p>
      <text:section text:style-name="Sect2" text:name="Section152">
        <text:p text:style-name="P3"><text:bookmark text:name="code-block-viewer Copy 151"/><text:span text:style-name="Source_20_Text">B × C × T × V</text:span></text:p>
      </text:section>
      <text:p text:style-name="Text_20_body">For each frame, treat the 17 joints as 17 tokens:</text:p>
      <text:section text:style-name="Sect2" text:name="Section153">
        <text:p text:style-name="P2"><text:bookmark text:name="code-block-viewer Copy 152"/><text:span text:style-name="Source_20_Text">tokens = V joints</text:span></text:p>
        <text:p text:style-name="P4"><text:span text:style-name="Source_20_Text">embedding dimension = C channels</text:span></text:p>
      </text:section>
      <text:p text:style-name="Text_20_body">Attention is computed over joints, not over time.</text:p>
      <text:section text:style-name="Sect2" text:name="Section154">
        <text:p text:style-name="P2"><text:bookmark text:name="code-block-viewer Copy 153"/><text:span text:style-name="Source_20_Text">class SpatialTransformer(nn.Module):</text:span></text:p>
        <text:p text:style-name="Preformatted_20_Text"><text:span text:style-name="Source_20_Text"><text:s text:c="4"/>def __init__(self, channels, num_heads=8, dropout=0.1):</text:span></text:p>
        <text:p text:style-name="Preformatted_20_Text"><text:span text:style-name="Source_20_Text"><text:s text:c="8"/>super().__init__()</text:span></text:p>
        <text:p text:style-name="Preformatted_20_Text"><text:span text:style-name="Source_20_Text"><text:s text:c="8"/>assert channels % num_heads == 0, (</text:span></text:p>
        <text:p text:style-name="Preformatted_20_Text"><text:span text:style-name="Source_20_Text"><text:s text:c="12"/>f"channels={channels} must be divisible by num_heads={num_heads}"</text:span></text:p>
        <text:p text:style-name="Preformatted_20_Text"><text:span text:style-name="Source_20_Text"><text:s text:c="8"/>)</text:span></text:p>
        <text:p text:style-name="Preformatted_20_Text"><text:span text:style-name="Source_20_Text"><text:s text:c="8"/>self.norm = nn.LayerNorm(channels)</text:span></text:p>
        <text:p text:style-name="Preformatted_20_Text"><text:span text:style-name="Source_20_Text"><text:s text:c="8"/>self.attn = nn.MultiheadAttention(</text:span></text:p>
        <text:p text:style-name="Preformatted_20_Text"><text:span text:style-name="Source_20_Text"><text:s text:c="12"/>embed_dim=channels,</text:span></text:p>
        <text:p text:style-name="Preformatted_20_Text"><text:span text:style-name="Source_20_Text"><text:s text:c="12"/>num_heads=num_heads,</text:span></text:p>
        <text:p text:style-name="Preformatted_20_Text"><text:span text:style-name="Source_20_Text"><text:s text:c="12"/>dropout=dropout,</text:span></text:p>
        <text:p text:style-name="Preformatted_20_Text"><text:span text:style-name="Source_20_Text"><text:s text:c="12"/>batch_first=True</text:span></text:p>
        <text:p text:style-name="Preformatted_20_Text"><text:span text:style-name="Source_20_Text"><text:s text:c="8"/>)</text:span></text:p>
        <text:p text:style-name="Preformatted_20_Text"><text:span text:style-name="Source_20_Text"><text:s text:c="8"/>self.proj = nn.Linear(channels, channels)</text:span></text:p>
        <text:p text:style-name="Preformatted_20_Text"><text:span text:style-name="Source_20_Text"><text:s text:c="8"/>self.act = nn.Mish()</text:span></text:p>
        <text:p text:style-name="Preformatted_20_Text"><text:span text:style-name="Source_20_Text"><text:s text:c="8"/>self.bn = nn.BatchNorm2d(channels)</text:span></text:p>
        <text:p text:style-name="Preformatted_20_Text"><text:span text:style-name="Source_20_Text"><text:s text:c="4"/>def forward(self, x):</text:span></text:p>
        <text:p text:style-name="Preformatted_20_Text"><text:span text:style-name="Source_20_Text"><text:s text:c="8"/>"""</text:span></text:p>
        <text:p text:style-name="Preformatted_20_Text"><text:span text:style-name="Source_20_Text"><text:s text:c="8"/>x: B × C × T × V</text:span></text:p>
        <text:p text:style-name="Preformatted_20_Text"><text:span text:style-name="Source_20_Text"><text:s text:c="8"/>"""</text:span></text:p>
        <text:p text:style-name="Preformatted_20_Text"><text:span text:style-name="Source_20_Text"><text:s text:c="8"/>B, C, T, V = x.shape</text:span></text:p>
        <text:p text:style-name="Preformatted_20_Text"><text:span text:style-name="Source_20_Text"><text:s text:c="8"/># B × C × T × V</text:span></text:p>
        <text:p text:style-name="Preformatted_20_Text"><text:span text:style-name="Source_20_Text"><text:s text:c="8"/># → B × T × V × C</text:span></text:p>
        <text:p text:style-name="Preformatted_20_Text"><text:span text:style-name="Source_20_Text"><text:s text:c="8"/>x_tokens = x.permute(0, 2, 3, 1).contiguous()</text:span></text:p>
        <text:p text:style-name="Preformatted_20_Text"><text:span text:style-name="Source_20_Text"><text:s text:c="8"/># → (B*T) × V × C</text:span></text:p>
        <text:p text:style-name="Preformatted_20_Text"><text:span text:style-name="Source_20_Text"><text:s text:c="8"/>x_tokens = x_tokens.view(B * T, V, C)</text:span></text:p>
        <text:p text:style-name="Preformatted_20_Text"><text:span text:style-name="Source_20_Text"><text:s text:c="8"/># LayerNorm over channel dimension</text:span></text:p>
        <text:p text:style-name="Preformatted_20_Text"><text:span text:style-name="Source_20_Text"><text:s text:c="8"/>x_norm = self.norm(x_tokens)</text:span></text:p>
        <text:p text:style-name="Preformatted_20_Text"><text:span text:style-name="Source_20_Text"><text:s text:c="8"/># Spatial self-attention between joints</text:span></text:p>
        <text:p text:style-name="Preformatted_20_Text"><text:soft-page-break/><text:span text:style-name="Source_20_Text"><text:s text:c="8"/>out, _ = self.attn(x_norm, x_norm, x_norm, need_weights=False)</text:span></text:p>
        <text:p text:style-name="Preformatted_20_Text"><text:span text:style-name="Source_20_Text"><text:s text:c="8"/>out = self.proj(out)</text:span></text:p>
        <text:p text:style-name="Preformatted_20_Text"><text:span text:style-name="Source_20_Text"><text:s text:c="8"/># Back to B × C × T × V</text:span></text:p>
        <text:p text:style-name="Preformatted_20_Text"><text:span text:style-name="Source_20_Text"><text:s text:c="8"/>out = out.view(B, T, V, C)</text:span></text:p>
        <text:p text:style-name="Preformatted_20_Text"><text:span text:style-name="Source_20_Text"><text:s text:c="8"/>out = out.permute(0, 3, 1, 2).contiguous()</text:span></text:p>
        <text:p text:style-name="Preformatted_20_Text"><text:span text:style-name="Source_20_Text"><text:s text:c="8"/>out = self.act(out)</text:span></text:p>
        <text:p text:style-name="Preformatted_20_Text"><text:span text:style-name="Source_20_Text"><text:s text:c="8"/>out = self.bn(out)</text:span></text:p>
        <text:p text:style-name="P4"><text:span text:style-name="Source_20_Text"><text:s text:c="8"/>return out</text:span></text:p>
      </text:section>
      <text:p text:style-name="Horizontal_20_Line"/>
      <text:h text:style-name="Heading_20_1" text:outline-level="1">13. TCN + ST block</text:h>
      <text:p text:style-name="Text_20_body">The paper says dense residual connection is used inside each TCN+ST block. If the size matches, add input directly; otherwise use a transformed residual branch. </text:p>
      <text:p text:style-name="Text_20_body">A practical block-level residual implementation:</text:p>
      <text:section text:style-name="Sect2" text:name="Section155">
        <text:p text:style-name="P2"><text:bookmark text:name="code-block-viewer Copy 154"/><text:span text:style-name="Source_20_Text">class TCNSTBlock(nn.Module):</text:span></text:p>
        <text:p text:style-name="Preformatted_20_Text"><text:span text:style-name="Source_20_Text"><text:s text:c="4"/>def __init__(self, in_channels, out_channels, num_heads=8, temporal_kernel=9, dropout=0.1):</text:span></text:p>
        <text:p text:style-name="Preformatted_20_Text"><text:span text:style-name="Source_20_Text"><text:s text:c="8"/>super().__init__()</text:span></text:p>
        <text:p text:style-name="Preformatted_20_Text"><text:span text:style-name="Source_20_Text"><text:s text:c="8"/>self.tcn = TCN(</text:span></text:p>
        <text:p text:style-name="Preformatted_20_Text"><text:span text:style-name="Source_20_Text"><text:s text:c="12"/>in_channels=in_channels,</text:span></text:p>
        <text:p text:style-name="Preformatted_20_Text"><text:span text:style-name="Source_20_Text"><text:s text:c="12"/>out_channels=out_channels,</text:span></text:p>
        <text:p text:style-name="Preformatted_20_Text"><text:span text:style-name="Source_20_Text"><text:s text:c="12"/>temporal_kernel=temporal_kernel,</text:span></text:p>
        <text:p text:style-name="Preformatted_20_Text"><text:span text:style-name="Source_20_Text"><text:s text:c="12"/>dropout=dropout</text:span></text:p>
        <text:p text:style-name="Preformatted_20_Text"><text:span text:style-name="Source_20_Text"><text:s text:c="8"/>)</text:span></text:p>
        <text:p text:style-name="Preformatted_20_Text"><text:span text:style-name="Source_20_Text"><text:s text:c="8"/>self.st = SpatialTransformer(</text:span></text:p>
        <text:p text:style-name="Preformatted_20_Text"><text:span text:style-name="Source_20_Text"><text:s text:c="12"/>channels=out_channels,</text:span></text:p>
        <text:p text:style-name="Preformatted_20_Text"><text:span text:style-name="Source_20_Text"><text:s text:c="12"/>num_heads=num_heads,</text:span></text:p>
        <text:p text:style-name="Preformatted_20_Text"><text:span text:style-name="Source_20_Text"><text:s text:c="12"/>dropout=dropout</text:span></text:p>
        <text:p text:style-name="Preformatted_20_Text"><text:span text:style-name="Source_20_Text"><text:s text:c="8"/>)</text:span></text:p>
        <text:p text:style-name="Preformatted_20_Text"><text:span text:style-name="Source_20_Text"><text:s text:c="8"/>if in_channels == out_channels:</text:span></text:p>
        <text:p text:style-name="Preformatted_20_Text"><text:span text:style-name="Source_20_Text"><text:s text:c="12"/>self.residual = nn.Identity()</text:span></text:p>
        <text:p text:style-name="Preformatted_20_Text"><text:span text:style-name="Source_20_Text"><text:s text:c="8"/>else:</text:span></text:p>
        <text:p text:style-name="Preformatted_20_Text"><text:span text:style-name="Source_20_Text"><text:s text:c="12"/>self.residual = nn.Sequential(</text:span></text:p>
        <text:p text:style-name="Preformatted_20_Text"><text:span text:style-name="Source_20_Text"><text:s text:c="16"/>nn.Conv2d(in_channels, out_channels, kernel_size=1, bias=False),</text:span></text:p>
        <text:p text:style-name="Preformatted_20_Text"><text:span text:style-name="Source_20_Text"><text:s text:c="16"/>nn.Mish(),</text:span></text:p>
        <text:p text:style-name="Preformatted_20_Text"><text:span text:style-name="Source_20_Text"><text:s text:c="16"/>nn.BatchNorm2d(out_channels)</text:span></text:p>
        <text:p text:style-name="Preformatted_20_Text"><text:span text:style-name="Source_20_Text"><text:s text:c="12"/>)</text:span></text:p>
        <text:p text:style-name="Preformatted_20_Text"><text:span text:style-name="Source_20_Text"><text:s text:c="4"/>def forward(self, x):</text:span></text:p>
        <text:p text:style-name="Preformatted_20_Text"><text:span text:style-name="Source_20_Text"><text:s text:c="8"/>identity = self.residual(x)</text:span></text:p>
        <text:p text:style-name="Preformatted_20_Text"><text:span text:style-name="Source_20_Text"><text:s text:c="8"/>out = self.tcn(x)</text:span></text:p>
        <text:p text:style-name="Preformatted_20_Text"><text:span text:style-name="Source_20_Text"><text:s text:c="8"/>out = self.st(out)</text:span></text:p>
        <text:p text:style-name="Preformatted_20_Text"><text:span text:style-name="Source_20_Text"><text:s text:c="8"/>out = out + identity</text:span></text:p>
        <text:p text:style-name="P4"><text:span text:style-name="Source_20_Text"><text:s text:c="8"/>return out</text:span></text:p>
      </text:section>
      <text:p text:style-name="Text_20_body">Alternative: you can add residual after TCN and after ST separately. But for a clean first reproduction, use the block-level version above.</text:p>
      <text:p text:style-name="Horizontal_20_Line"/>
      <text:h text:style-name="Heading_20_1" text:outline-level="1">14. Full GaitTR model</text:h>
      <text:section text:style-name="Sect2" text:name="Section156">
        <text:p text:style-name="P2"><text:bookmark text:name="code-block-viewer Copy 155"/><text:span text:style-name="Source_20_Text">class GaitTR(nn.Module):</text:span></text:p>
        <text:p text:style-name="Preformatted_20_Text"><text:span text:style-name="Source_20_Text"><text:s text:c="4"/>def __init__(</text:span></text:p>
        <text:p text:style-name="Preformatted_20_Text"><text:span text:style-name="Source_20_Text"><text:s text:c="8"/>self,</text:span></text:p>
        <text:p text:style-name="Preformatted_20_Text"><text:span text:style-name="Source_20_Text"><text:s text:c="8"/>in_channels=10,</text:span></text:p>
        <text:p text:style-name="Preformatted_20_Text"><text:soft-page-break/><text:span text:style-name="Source_20_Text"><text:s text:c="8"/>embedding_dim=128,</text:span></text:p>
        <text:p text:style-name="Preformatted_20_Text"><text:span text:style-name="Source_20_Text"><text:s text:c="8"/>channels=(64, 64, 128, 256),</text:span></text:p>
        <text:p text:style-name="Preformatted_20_Text"><text:span text:style-name="Source_20_Text"><text:s text:c="8"/>num_heads=8,</text:span></text:p>
        <text:p text:style-name="Preformatted_20_Text"><text:span text:style-name="Source_20_Text"><text:s text:c="8"/>temporal_kernel=9,</text:span></text:p>
        <text:p text:style-name="Preformatted_20_Text"><text:span text:style-name="Source_20_Text"><text:s text:c="8"/>dropout=0.1,</text:span></text:p>
        <text:p text:style-name="Preformatted_20_Text"><text:span text:style-name="Source_20_Text"><text:s text:c="8"/>l2_normalize=True,</text:span></text:p>
        <text:p text:style-name="Preformatted_20_Text"><text:span text:style-name="Source_20_Text"><text:s text:c="4"/>):</text:span></text:p>
        <text:p text:style-name="Preformatted_20_Text"><text:span text:style-name="Source_20_Text"><text:s text:c="8"/>super().__init__()</text:span></text:p>
        <text:p text:style-name="Preformatted_20_Text"><text:span text:style-name="Source_20_Text"><text:s text:c="8"/>self.l2_normalize = l2_normalize</text:span></text:p>
        <text:p text:style-name="Preformatted_20_Text"><text:span text:style-name="Source_20_Text"><text:s text:c="8"/>self.data_bn = nn.BatchNorm2d(in_channels)</text:span></text:p>
        <text:p text:style-name="Preformatted_20_Text"><text:span text:style-name="Source_20_Text"><text:s text:c="8"/>blocks = []</text:span></text:p>
        <text:p text:style-name="Preformatted_20_Text"><text:span text:style-name="Source_20_Text"><text:s text:c="8"/>prev_c = in_channels</text:span></text:p>
        <text:p text:style-name="Preformatted_20_Text"><text:span text:style-name="Source_20_Text"><text:s text:c="8"/>for out_c in channels:</text:span></text:p>
        <text:p text:style-name="Preformatted_20_Text"><text:span text:style-name="Source_20_Text"><text:s text:c="12"/>blocks.append(</text:span></text:p>
        <text:p text:style-name="Preformatted_20_Text"><text:span text:style-name="Source_20_Text"><text:s text:c="16"/>TCNSTBlock(</text:span></text:p>
        <text:p text:style-name="Preformatted_20_Text"><text:span text:style-name="Source_20_Text"><text:s text:c="20"/>in_channels=prev_c,</text:span></text:p>
        <text:p text:style-name="Preformatted_20_Text"><text:span text:style-name="Source_20_Text"><text:s text:c="20"/>out_channels=out_c,</text:span></text:p>
        <text:p text:style-name="Preformatted_20_Text"><text:span text:style-name="Source_20_Text"><text:s text:c="20"/>num_heads=num_heads,</text:span></text:p>
        <text:p text:style-name="Preformatted_20_Text"><text:span text:style-name="Source_20_Text"><text:s text:c="20"/>temporal_kernel=temporal_kernel,</text:span></text:p>
        <text:p text:style-name="Preformatted_20_Text"><text:span text:style-name="Source_20_Text"><text:s text:c="20"/>dropout=dropout</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prev_c = out_c</text:span></text:p>
        <text:p text:style-name="Preformatted_20_Text"><text:span text:style-name="Source_20_Text"><text:s text:c="8"/>self.blocks = nn.Sequential(*blocks)</text:span></text:p>
        <text:p text:style-name="Preformatted_20_Text"><text:span text:style-name="Source_20_Text"><text:s text:c="8"/>self.fc = nn.Linear(channels[-1], embedding_dim, bias=False)</text:span></text:p>
        <text:p text:style-name="Preformatted_20_Text"><text:span text:style-name="Source_20_Text"><text:s text:c="4"/>def forward(self, x):</text:span></text:p>
        <text:p text:style-name="Preformatted_20_Text"><text:span text:style-name="Source_20_Text"><text:s text:c="8"/>"""</text:span></text:p>
        <text:p text:style-name="Preformatted_20_Text"><text:span text:style-name="Source_20_Text"><text:s text:c="8"/>x: B × 10 × T × 17</text:span></text:p>
        <text:p text:style-name="Preformatted_20_Text"><text:span text:style-name="Source_20_Text"><text:s text:c="8"/>Usually T=60 during training.</text:span></text:p>
        <text:p text:style-name="Preformatted_20_Text"><text:span text:style-name="Source_20_Text"><text:s text:c="8"/>"""</text:span></text:p>
        <text:p text:style-name="Preformatted_20_Text"><text:span text:style-name="Source_20_Text"><text:s text:c="8"/>x = self.data_bn(x)</text:span></text:p>
        <text:p text:style-name="Preformatted_20_Text"><text:span text:style-name="Source_20_Text"><text:s text:c="8"/>x = self.blocks(x)</text:span></text:p>
        <text:p text:style-name="Preformatted_20_Text"><text:span text:style-name="Source_20_Text"><text:s text:c="8"/># Average over temporal and joint dimensions</text:span></text:p>
        <text:p text:style-name="Preformatted_20_Text"><text:span text:style-name="Source_20_Text"><text:s text:c="8"/>x = x.mean(dim=(2, 3)) <text:s/># B × 256</text:span></text:p>
        <text:p text:style-name="Preformatted_20_Text"><text:span text:style-name="Source_20_Text"><text:s text:c="8"/>emb = self.fc(x) <text:s text:c="7"/># B × 128</text:span></text:p>
        <text:p text:style-name="Preformatted_20_Text"><text:span text:style-name="Source_20_Text"><text:s text:c="8"/>if self.l2_normalize:</text:span></text:p>
        <text:p text:style-name="Preformatted_20_Text"><text:span text:style-name="Source_20_Text"><text:s text:c="12"/>emb = F.normalize(emb, p=2, dim=1)</text:span></text:p>
        <text:p text:style-name="P4"><text:span text:style-name="Source_20_Text"><text:s text:c="8"/>return emb</text:span></text:p>
      </text:section>
      <text:p text:style-name="Text_20_body">Check shape:</text:p>
      <text:section text:style-name="Sect2" text:name="Section157">
        <text:p text:style-name="P2"><text:bookmark text:name="code-block-viewer Copy 156"/><text:span text:style-name="Source_20_Text">model = GaitTR()</text:span></text:p>
        <text:p text:style-name="Preformatted_20_Text"><text:span text:style-name="Source_20_Text">dummy = torch.randn(2, 10, 60, 17)</text:span></text:p>
        <text:p text:style-name="Preformatted_20_Text"><text:span text:style-name="Source_20_Text">emb = model(dummy)</text:span></text:p>
        <text:p text:style-name="P4"><text:span text:style-name="Source_20_Text">print(emb.shape) <text:s/># torch.Size([2, 128])</text:span></text:p>
      </text:section>
      <text:p text:style-name="Horizontal_20_Line"/>
      <text:h text:style-name="Heading_20_1" text:outline-level="1">15. Batch-hard triplet loss</text:h>
      <text:p text:style-name="Text_20_body">The paper uses <text:span text:style-name="Strong_20_Emphasis">online mining batch-hard triplet loss</text:span> with margin <text:span text:style-name="Strong_20_Emphasis">0.3</text:span>. For each anchor, batch-hard chooses the positive with the largest distance and the negative with the smallest distance inside the batch. </text:p>
      <text:section text:style-name="Sect2" text:name="Section158">
        <text:p text:style-name="P2"><text:bookmark text:name="code-block-viewer Copy 157"/><text:span text:style-name="Source_20_Text">class BatchHardTripletLoss(nn.Module):</text:span></text:p>
        <text:p text:style-name="Preformatted_20_Text"><text:span text:style-name="Source_20_Text"><text:s text:c="4"/>def __init__(self, margin=0.3):</text:span></text:p>
        <text:p text:style-name="Preformatted_20_Text"><text:span text:style-name="Source_20_Text"><text:s text:c="8"/>super().__init__()</text:span></text:p>
        <text:p text:style-name="Preformatted_20_Text"><text:span text:style-name="Source_20_Text"><text:s text:c="8"/>self.margin = margin</text:span></text:p>
        <text:p text:style-name="Preformatted_20_Text"><text:span text:style-name="Source_20_Text"><text:s text:c="4"/>def forward(self, embeddings, labels):</text:span></text:p>
        <text:p text:style-name="Preformatted_20_Text"><text:span text:style-name="Source_20_Text"><text:s text:c="8"/>"""</text:span></text:p>
        <text:p text:style-name="Preformatted_20_Text"><text:soft-page-break/><text:span text:style-name="Source_20_Text"><text:s text:c="8"/>embeddings: B × D</text:span></text:p>
        <text:p text:style-name="Preformatted_20_Text"><text:span text:style-name="Source_20_Text"><text:s text:c="8"/>labels: B</text:span></text:p>
        <text:p text:style-name="Preformatted_20_Text"><text:span text:style-name="Source_20_Text"><text:s text:c="8"/>"""</text:span></text:p>
        <text:p text:style-name="Preformatted_20_Text"><text:span text:style-name="Source_20_Text"><text:s text:c="8"/># Pairwise Euclidean distance</text:span></text:p>
        <text:p text:style-name="Preformatted_20_Text"><text:span text:style-name="Source_20_Text"><text:s text:c="8"/>dist = torch.cdist(embeddings, embeddings, p=2)</text:span></text:p>
        <text:p text:style-name="Preformatted_20_Text"><text:span text:style-name="Source_20_Text"><text:s text:c="8"/>labels = labels.view(-1, 1)</text:span></text:p>
        <text:p text:style-name="Preformatted_20_Text"><text:span text:style-name="Source_20_Text"><text:s text:c="8"/>same = labels.eq(labels.t())</text:span></text:p>
        <text:p text:style-name="Preformatted_20_Text"><text:span text:style-name="Source_20_Text"><text:s text:c="8"/>diff = ~same</text:span></text:p>
        <text:p text:style-name="Preformatted_20_Text"><text:span text:style-name="Source_20_Text"><text:s text:c="8"/># Remove self-comparison</text:span></text:p>
        <text:p text:style-name="Preformatted_20_Text"><text:span text:style-name="Source_20_Text"><text:s text:c="8"/>eye = torch.eye(labels.size(0), device=labels.device, dtype=torch.bool)</text:span></text:p>
        <text:p text:style-name="Preformatted_20_Text"><text:span text:style-name="Source_20_Text"><text:s text:c="8"/>same = same &amp; ~eye</text:span></text:p>
        <text:p text:style-name="Preformatted_20_Text"><text:span text:style-name="Source_20_Text"><text:s text:c="8"/># Hardest positive: farthest same-ID sample</text:span></text:p>
        <text:p text:style-name="Preformatted_20_Text"><text:span text:style-name="Source_20_Text"><text:s text:c="8"/>dist_pos = dist.masked_fill(~same, -1e9)</text:span></text:p>
        <text:p text:style-name="Preformatted_20_Text"><text:span text:style-name="Source_20_Text"><text:s text:c="8"/>hardest_pos = dist_pos.max(dim=1)[0]</text:span></text:p>
        <text:p text:style-name="Preformatted_20_Text"><text:span text:style-name="Source_20_Text"><text:s text:c="8"/># Hardest negative: closest different-ID sample</text:span></text:p>
        <text:p text:style-name="Preformatted_20_Text"><text:span text:style-name="Source_20_Text"><text:s text:c="8"/>dist_neg = dist.masked_fill(~diff, 1e9)</text:span></text:p>
        <text:p text:style-name="Preformatted_20_Text"><text:span text:style-name="Source_20_Text"><text:s text:c="8"/>hardest_neg = dist_neg.min(dim=1)[0]</text:span></text:p>
        <text:p text:style-name="Preformatted_20_Text"><text:span text:style-name="Source_20_Text"><text:s text:c="8"/>loss = F.relu(hardest_pos - hardest_neg + self.margin)</text:span></text:p>
        <text:p text:style-name="Preformatted_20_Text"><text:span text:style-name="Source_20_Text"><text:s text:c="8"/>valid = hardest_pos &gt; -1e8</text:span></text:p>
        <text:p text:style-name="Preformatted_20_Text"><text:span text:style-name="Source_20_Text"><text:s text:c="8"/>if valid.sum() == 0:</text:span></text:p>
        <text:p text:style-name="Preformatted_20_Text"><text:span text:style-name="Source_20_Text"><text:s text:c="12"/>return torch.tensor(0.0, device=embeddings.device, requires_grad=True)</text:span></text:p>
        <text:p text:style-name="P4"><text:span text:style-name="Source_20_Text"><text:s text:c="8"/>return loss[valid].mean()</text:span></text:p>
      </text:section>
      <text:p text:style-name="Horizontal_20_Line"/>
      <text:h text:style-name="Heading_20_1" text:outline-level="1">16. Training configuration</text:h>
      <text:p text:style-name="Text_20_body">The paper uses:</text:p>
      <text:section text:style-name="Sect2" text:name="Section159">
        <text:p text:style-name="P2"><text:bookmark text:name="code-block-viewer Copy 158"/><text:span text:style-name="Source_20_Text">Optimizer: Adam</text:span></text:p>
        <text:p text:style-name="Preformatted_20_Text"><text:span text:style-name="Source_20_Text">Weight decay: 2e-5</text:span></text:p>
        <text:p text:style-name="Preformatted_20_Text"><text:span text:style-name="Source_20_Text">Batch style: (4, 64)</text:span></text:p>
        <text:p text:style-name="Preformatted_20_Text"><text:span text:style-name="Source_20_Text">LR schedule: three-phase 1-cycle</text:span></text:p>
        <text:p text:style-name="Preformatted_20_Text"><text:span text:style-name="Source_20_Text">Initial LR: 1e-5</text:span></text:p>
        <text:p text:style-name="Preformatted_20_Text"><text:span text:style-name="Source_20_Text">Max LR: 1e-3</text:span></text:p>
        <text:p text:style-name="Preformatted_20_Text"><text:span text:style-name="Source_20_Text">Final LR: 1e-8</text:span></text:p>
        <text:p text:style-name="P4"><text:span text:style-name="Source_20_Text">Training length: 10k-30k iterations</text:span></text:p>
      </text:section>
      <text:p text:style-name="Text_20_body">These details are given in the implementation section. </text:p>
      <text:p text:style-name="Text_20_body">Recommended config for your first stable run:</text:p>
      <text:section text:style-name="Sect2" text:name="Section160">
        <text:p text:style-name="P2"><text:bookmark text:name="code-block-viewer Copy 159"/><text:span text:style-name="Source_20_Text">model:</text:span></text:p>
        <text:p text:style-name="Preformatted_20_Text"><text:span text:style-name="Source_20_Text"><text:s text:c="2"/>in_channels: 10</text:span></text:p>
        <text:p text:style-name="Preformatted_20_Text"><text:span text:style-name="Source_20_Text"><text:s text:c="2"/>embedding_dim: 128</text:span></text:p>
        <text:p text:style-name="Preformatted_20_Text"><text:span text:style-name="Source_20_Text"><text:s text:c="2"/>channels: [64, 64, 128, 256]</text:span></text:p>
        <text:p text:style-name="Preformatted_20_Text"><text:span text:style-name="Source_20_Text"><text:s text:c="2"/>num_heads: 8</text:span></text:p>
        <text:p text:style-name="Preformatted_20_Text"><text:span text:style-name="Source_20_Text"><text:s text:c="2"/>temporal_kernel: 9</text:span></text:p>
        <text:p text:style-name="Preformatted_20_Text"><text:span text:style-name="Source_20_Text"><text:s text:c="2"/>dropout: 0.1</text:span></text:p>
        <text:p text:style-name="Preformatted_20_Text"><text:span text:style-name="Source_20_Text">data:</text:span></text:p>
        <text:p text:style-name="Preformatted_20_Text"><text:span text:style-name="Source_20_Text"><text:s text:c="2"/>seq_len: 60</text:span></text:p>
        <text:p text:style-name="Preformatted_20_Text"><text:span text:style-name="Source_20_Text"><text:s text:c="2"/>num_joints: 17</text:span></text:p>
        <text:p text:style-name="Preformatted_20_Text"><text:span text:style-name="Source_20_Text">train:</text:span></text:p>
        <text:p text:style-name="Preformatted_20_Text"><text:span text:style-name="Source_20_Text"><text:s text:c="2"/>split: LT</text:span></text:p>
        <text:p text:style-name="Preformatted_20_Text"><text:span text:style-name="Source_20_Text"><text:s text:c="2"/>persons_per_batch: 8</text:span></text:p>
        <text:p text:style-name="Preformatted_20_Text"><text:span text:style-name="Source_20_Text"><text:s text:c="2"/>samples_per_person: 4</text:span></text:p>
        <text:p text:style-name="Preformatted_20_Text"><text:span text:style-name="Source_20_Text"><text:s text:c="2"/>batch_size: 32</text:span></text:p>
        <text:p text:style-name="Preformatted_20_Text"><text:span text:style-name="Source_20_Text"><text:s text:c="2"/>max_steps: 30000</text:span></text:p>
        <text:p text:style-name="Preformatted_20_Text"><text:span text:style-name="Source_20_Text"><text:s text:c="2"/>optimizer: adam</text:span></text:p>
        <text:p text:style-name="Preformatted_20_Text"><text:span text:style-name="Source_20_Text"><text:s text:c="2"/>weight_decay: 0.00002</text:span></text:p>
        <text:p text:style-name="Preformatted_20_Text"><text:soft-page-break/><text:span text:style-name="Source_20_Text"><text:s text:c="2"/>initial_lr: 0.00001</text:span></text:p>
        <text:p text:style-name="Preformatted_20_Text"><text:span text:style-name="Source_20_Text"><text:s text:c="2"/>max_lr: 0.001</text:span></text:p>
        <text:p text:style-name="Preformatted_20_Text"><text:span text:style-name="Source_20_Text"><text:s text:c="2"/>final_lr: 0.00000001</text:span></text:p>
        <text:p text:style-name="P4"><text:span text:style-name="Source_20_Text"><text:s text:c="2"/>margin: 0.3</text:span></text:p>
      </text:section>
      <text:p text:style-name="Text_20_body">PyTorch optimizer/scheduler:</text:p>
      <text:section text:style-name="Sect2" text:name="Section161">
        <text:p text:style-name="P2"><text:bookmark text:name="code-block-viewer Copy 160"/><text:span text:style-name="Source_20_Text">model = GaitTR().cuda()</text:span></text:p>
        <text:p text:style-name="Preformatted_20_Text"><text:span text:style-name="Source_20_Text">criterion = BatchHardTripletLoss(margin=0.3)</text:span></text:p>
        <text:p text:style-name="Preformatted_20_Text"><text:span text:style-name="Source_20_Text">optimizer = torch.optim.Adam(</text:span></text:p>
        <text:p text:style-name="Preformatted_20_Text"><text:span text:style-name="Source_20_Text"><text:s text:c="4"/>model.parameters(),</text:span></text:p>
        <text:p text:style-name="Preformatted_20_Text"><text:span text:style-name="Source_20_Text"><text:s text:c="4"/>lr=1e-3,</text:span></text:p>
        <text:p text:style-name="Preformatted_20_Text"><text:span text:style-name="Source_20_Text"><text:s text:c="4"/>weight_decay=2e-5</text:span></text:p>
        <text:p text:style-name="Preformatted_20_Text"><text:span text:style-name="Source_20_Text">)</text:span></text:p>
        <text:p text:style-name="Preformatted_20_Text"><text:span text:style-name="Source_20_Text">scheduler = torch.optim.lr_scheduler.OneCycleLR(</text:span></text:p>
        <text:p text:style-name="Preformatted_20_Text"><text:span text:style-name="Source_20_Text"><text:s text:c="4"/>optimizer,</text:span></text:p>
        <text:p text:style-name="Preformatted_20_Text"><text:span text:style-name="Source_20_Text"><text:s text:c="4"/>max_lr=1e-3,</text:span></text:p>
        <text:p text:style-name="Preformatted_20_Text"><text:span text:style-name="Source_20_Text"><text:s text:c="4"/>total_steps=30000,</text:span></text:p>
        <text:p text:style-name="Preformatted_20_Text"><text:span text:style-name="Source_20_Text"><text:s text:c="4"/>pct_start=0.3,</text:span></text:p>
        <text:p text:style-name="Preformatted_20_Text"><text:span text:style-name="Source_20_Text"><text:s text:c="4"/>div_factor=100.0, <text:s text:c="9"/># initial lr ≈ 1e-5</text:span></text:p>
        <text:p text:style-name="Preformatted_20_Text"><text:span text:style-name="Source_20_Text"><text:s text:c="4"/>final_div_factor=100000.0 <text:s/># final lr ≈ 1e-8</text:span></text:p>
        <text:p text:style-name="P4"><text:span text:style-name="Source_20_Text">)</text:span></text:p>
      </text:section>
      <text:p text:style-name="Horizontal_20_Line"/>
      <text:h text:style-name="Heading_20_1" text:outline-level="1">17. Training loop</text:h>
      <text:section text:style-name="Sect2" text:name="Section162">
        <text:p text:style-name="P2"><text:bookmark text:name="code-block-viewer Copy 161"/><text:span text:style-name="Source_20_Text">from tqdm import tqdm</text:span></text:p>
        <text:p text:style-name="Preformatted_20_Text"><text:span text:style-name="Source_20_Text">def train_one_run(model, train_loader, optimizer, scheduler, criterion, max_steps):</text:span></text:p>
        <text:p text:style-name="Preformatted_20_Text"><text:span text:style-name="Source_20_Text"><text:s text:c="4"/>model.train()</text:span></text:p>
        <text:p text:style-name="Preformatted_20_Text"><text:span text:style-name="Source_20_Text"><text:s text:c="4"/>step = 0</text:span></text:p>
        <text:p text:style-name="Preformatted_20_Text"><text:span text:style-name="Source_20_Text"><text:s text:c="4"/>pbar = tqdm(total=max_steps)</text:span></text:p>
        <text:p text:style-name="Preformatted_20_Text"><text:span text:style-name="Source_20_Text"><text:s text:c="4"/>while step &lt; max_steps:</text:span></text:p>
        <text:p text:style-name="Preformatted_20_Text"><text:span text:style-name="Source_20_Text"><text:s text:c="8"/>for batch in train_loader:</text:span></text:p>
        <text:p text:style-name="Preformatted_20_Text"><text:span text:style-name="Source_20_Text"><text:s text:c="12"/>x = batch["x"].float().cuda(non_blocking=True)</text:span></text:p>
        <text:p text:style-name="Preformatted_20_Text"><text:span text:style-name="Source_20_Text"><text:s text:c="12"/>y = batch["label"].long().cuda(non_blocking=True)</text:span></text:p>
        <text:p text:style-name="Preformatted_20_Text"><text:span text:style-name="Source_20_Text"><text:s text:c="12"/>emb = model(x)</text:span></text:p>
        <text:p text:style-name="Preformatted_20_Text"><text:span text:style-name="Source_20_Text"><text:s text:c="12"/>loss = criterion(emb, y)</text:span></text:p>
        <text:p text:style-name="Preformatted_20_Text"><text:span text:style-name="Source_20_Text"><text:s text:c="12"/>optimizer.zero_grad(set_to_none=True)</text:span></text:p>
        <text:p text:style-name="Preformatted_20_Text"><text:span text:style-name="Source_20_Text"><text:s text:c="12"/>loss.backward()</text:span></text:p>
        <text:p text:style-name="Preformatted_20_Text"><text:span text:style-name="Source_20_Text"><text:s text:c="12"/>torch.nn.utils.clip_grad_norm_(model.parameters(), max_norm=5.0)</text:span></text:p>
        <text:p text:style-name="Preformatted_20_Text"><text:span text:style-name="Source_20_Text"><text:s text:c="12"/>optimizer.step()</text:span></text:p>
        <text:p text:style-name="Preformatted_20_Text"><text:span text:style-name="Source_20_Text"><text:s text:c="12"/>scheduler.step()</text:span></text:p>
        <text:p text:style-name="Preformatted_20_Text"><text:span text:style-name="Source_20_Text"><text:s text:c="12"/>if step % 50 == 0:</text:span></text:p>
        <text:p text:style-name="Preformatted_20_Text"><text:span text:style-name="Source_20_Text"><text:s text:c="16"/>pbar.set_description(f"step={step}, loss={loss.item():.4f}")</text:span></text:p>
        <text:p text:style-name="Preformatted_20_Text"><text:span text:style-name="Source_20_Text"><text:s text:c="12"/>step += 1</text:span></text:p>
        <text:p text:style-name="Preformatted_20_Text"><text:span text:style-name="Source_20_Text"><text:s text:c="12"/>pbar.update(1)</text:span></text:p>
        <text:p text:style-name="Preformatted_20_Text"><text:span text:style-name="Source_20_Text"><text:s text:c="12"/>if step &gt;= max_steps:</text:span></text:p>
        <text:p text:style-name="Preformatted_20_Text"><text:span text:style-name="Source_20_Text"><text:s text:c="16"/>break</text:span></text:p>
        <text:p text:style-name="P4"><text:span text:style-name="Source_20_Text"><text:s text:c="4"/>pbar.close()</text:span></text:p>
      </text:section>
      <text:p text:style-name="Horizontal_20_Line"/>
      <text:h text:style-name="Heading_20_1" text:outline-level="1"><text:soft-page-break/>18. Evaluation</text:h>
      <text:h text:style-name="Heading_20_2" text:outline-level="2">18.1 Embedding extraction</text:h>
      <text:p text:style-name="Text_20_body">For each video:</text:p>
      <text:section text:style-name="Sect2" text:name="Section163">
        <text:p text:style-name="P2"><text:bookmark text:name="code-block-viewer Copy 162"/><text:span text:style-name="Source_20_Text">@torch.no_grad()</text:span></text:p>
        <text:p text:style-name="Preformatted_20_Text"><text:span text:style-name="Source_20_Text">def extract_embedding_from_feature(model, feat):</text:span></text:p>
        <text:p text:style-name="Preformatted_20_Text"><text:span text:style-name="Source_20_Text"><text:s text:c="4"/>"""</text:span></text:p>
        <text:p text:style-name="Preformatted_20_Text"><text:span text:style-name="Source_20_Text"><text:s text:c="4"/>feat: 10 × T × 17</text:span></text:p>
        <text:p text:style-name="Preformatted_20_Text"><text:span text:style-name="Source_20_Text"><text:s text:c="4"/>"""</text:span></text:p>
        <text:p text:style-name="Preformatted_20_Text"><text:span text:style-name="Source_20_Text"><text:s text:c="4"/>model.eval()</text:span></text:p>
        <text:p text:style-name="Preformatted_20_Text"><text:span text:style-name="Source_20_Text"><text:s text:c="4"/>x = torch.from_numpy(feat).unsqueeze(0).float().cuda()</text:span></text:p>
        <text:p text:style-name="Preformatted_20_Text"><text:span text:style-name="Source_20_Text"><text:s text:c="4"/>emb = model(x)</text:span></text:p>
        <text:p text:style-name="Preformatted_20_Text"><text:span text:style-name="Source_20_Text"><text:s text:c="4"/>emb = F.normalize(emb, p=2, dim=1)</text:span></text:p>
        <text:p text:style-name="P4"><text:span text:style-name="Source_20_Text"><text:s text:c="4"/>return emb.squeeze(0).cpu()</text:span></text:p>
      </text:section>
      <text:p text:style-name="Text_20_body">For long sequences, use sliding clips:</text:p>
      <text:section text:style-name="Sect2" text:name="Section164">
        <text:p text:style-name="P2"><text:bookmark text:name="code-block-viewer Copy 163"/><text:span text:style-name="Source_20_Text">def make_sliding_clips(X, clip_len=60, stride=30):</text:span></text:p>
        <text:p text:style-name="Preformatted_20_Text"><text:span text:style-name="Source_20_Text"><text:s text:c="4"/>"""</text:span></text:p>
        <text:p text:style-name="Preformatted_20_Text"><text:span text:style-name="Source_20_Text"><text:s text:c="4"/>X: T × 17 × 2</text:span></text:p>
        <text:p text:style-name="Preformatted_20_Text"><text:span text:style-name="Source_20_Text"><text:s text:c="4"/>Returns list of skeleton clips.</text:span></text:p>
        <text:p text:style-name="Preformatted_20_Text"><text:span text:style-name="Source_20_Text"><text:s text:c="4"/>"""</text:span></text:p>
        <text:p text:style-name="Preformatted_20_Text"><text:span text:style-name="Source_20_Text"><text:s text:c="4"/>T = X.shape[0]</text:span></text:p>
        <text:p text:style-name="Preformatted_20_Text"><text:span text:style-name="Source_20_Text"><text:s text:c="4"/>if T &lt;= clip_len:</text:span></text:p>
        <text:p text:style-name="Preformatted_20_Text"><text:span text:style-name="Source_20_Text"><text:s text:c="8"/>return [random_crop_sequence(X, clip_len)]</text:span></text:p>
        <text:p text:style-name="Preformatted_20_Text"><text:span text:style-name="Source_20_Text"><text:s text:c="4"/>clips = []</text:span></text:p>
        <text:p text:style-name="Preformatted_20_Text"><text:span text:style-name="Source_20_Text"><text:s text:c="4"/>for start in range(0, T - clip_len + 1, stride):</text:span></text:p>
        <text:p text:style-name="Preformatted_20_Text"><text:span text:style-name="Source_20_Text"><text:s text:c="8"/>clips.append(X[start:start + clip_len])</text:span></text:p>
        <text:p text:style-name="Preformatted_20_Text"><text:span text:style-name="Source_20_Text"><text:s text:c="4"/>if len(clips) == 0:</text:span></text:p>
        <text:p text:style-name="Preformatted_20_Text"><text:span text:style-name="Source_20_Text"><text:s text:c="8"/>clips.append(random_crop_sequence(X, clip_len))</text:span></text:p>
        <text:p text:style-name="Preformatted_20_Text"><text:span text:style-name="Source_20_Text"><text:s text:c="4"/>return clips</text:span></text:p>
        <text:p text:style-name="Preformatted_20_Text"><text:span text:style-name="Source_20_Text">@torch.no_grad()</text:span></text:p>
        <text:p text:style-name="Preformatted_20_Text"><text:span text:style-name="Source_20_Text">def extract_video_embedding(model, X):</text:span></text:p>
        <text:p text:style-name="Preformatted_20_Text"><text:span text:style-name="Source_20_Text"><text:s text:c="4"/>"""</text:span></text:p>
        <text:p text:style-name="Preformatted_20_Text"><text:span text:style-name="Source_20_Text"><text:s text:c="4"/>X: full skeleton sequence, T × 17 × 2</text:span></text:p>
        <text:p text:style-name="Preformatted_20_Text"><text:span text:style-name="Source_20_Text"><text:s text:c="4"/>"""</text:span></text:p>
        <text:p text:style-name="Preformatted_20_Text"><text:span text:style-name="Source_20_Text"><text:s text:c="4"/>clips = make_sliding_clips(X, clip_len=60, stride=30)</text:span></text:p>
        <text:p text:style-name="Preformatted_20_Text"><text:span text:style-name="Source_20_Text"><text:s text:c="4"/>embs = []</text:span></text:p>
        <text:p text:style-name="Preformatted_20_Text"><text:span text:style-name="Source_20_Text"><text:s text:c="4"/>for clip in clips:</text:span></text:p>
        <text:p text:style-name="Preformatted_20_Text"><text:span text:style-name="Source_20_Text"><text:s text:c="8"/>feat = build_gaittr_features(clip)</text:span></text:p>
        <text:p text:style-name="Preformatted_20_Text"><text:span text:style-name="Source_20_Text"><text:s text:c="8"/>emb = extract_embedding_from_feature(model, feat)</text:span></text:p>
        <text:p text:style-name="Preformatted_20_Text"><text:span text:style-name="Source_20_Text"><text:s text:c="8"/>embs.append(emb)</text:span></text:p>
        <text:p text:style-name="Preformatted_20_Text"><text:span text:style-name="Source_20_Text"><text:s text:c="4"/>embs = torch.stack(embs, dim=0)</text:span></text:p>
        <text:p text:style-name="Preformatted_20_Text"><text:span text:style-name="Source_20_Text"><text:s text:c="4"/>final_emb = embs.mean(dim=0)</text:span></text:p>
        <text:p text:style-name="Preformatted_20_Text"><text:span text:style-name="Source_20_Text"><text:s text:c="4"/>final_emb = F.normalize(final_emb, p=2, dim=0)</text:span></text:p>
        <text:p text:style-name="P4"><text:span text:style-name="Source_20_Text"><text:s text:c="4"/>return final_emb</text:span></text:p>
      </text:section>
      <text:p text:style-name="Horizontal_20_Line"/>
      <text:h text:style-name="Heading_20_2" text:outline-level="2">18.2 Gallery/probe matching</text:h>
      <text:section text:style-name="Sect2" text:name="Section165">
        <text:p text:style-name="P2"><text:bookmark text:name="code-block-viewer Copy 164"/><text:span text:style-name="Source_20_Text">def euclidean_distance(a, b):</text:span></text:p>
        <text:p text:style-name="Preformatted_20_Text"><text:span text:style-name="Source_20_Text"><text:s text:c="4"/>return torch.norm(a - b, p=2).item()</text:span></text:p>
        <text:p text:style-name="Preformatted_20_Text"><text:span text:style-name="Source_20_Text">def evaluate_rank1(gallery_items, probe_items, exclude_identical_view=True):</text:span></text:p>
        <text:p text:style-name="Preformatted_20_Text"><text:span text:style-name="Source_20_Text"><text:s text:c="4"/>"""</text:span></text:p>
        <text:p text:style-name="Preformatted_20_Text"><text:span text:style-name="Source_20_Text"><text:s text:c="4"/>gallery_items:</text:span></text:p>
        <text:p text:style-name="Preformatted_20_Text"><text:span text:style-name="Source_20_Text"><text:s text:c="8"/>list of {</text:span></text:p>
        <text:p text:style-name="Preformatted_20_Text"><text:span text:style-name="Source_20_Text"><text:s text:c="12"/>"subject": str,</text:span></text:p>
        <text:p text:style-name="Preformatted_20_Text"><text:soft-page-break/><text:span text:style-name="Source_20_Text"><text:s text:c="12"/>"view": str,</text:span></text:p>
        <text:p text:style-name="Preformatted_20_Text"><text:span text:style-name="Source_20_Text"><text:s text:c="12"/>"emb": tensor</text:span></text:p>
        <text:p text:style-name="Preformatted_20_Text"><text:span text:style-name="Source_20_Text"><text:s text:c="8"/>}</text:span></text:p>
        <text:p text:style-name="Preformatted_20_Text"><text:span text:style-name="Source_20_Text"><text:s text:c="4"/>probe_items:</text:span></text:p>
        <text:p text:style-name="Preformatted_20_Text"><text:span text:style-name="Source_20_Text"><text:s text:c="8"/>list of {</text:span></text:p>
        <text:p text:style-name="Preformatted_20_Text"><text:span text:style-name="Source_20_Text"><text:s text:c="12"/>"subject": str,</text:span></text:p>
        <text:p text:style-name="Preformatted_20_Text"><text:span text:style-name="Source_20_Text"><text:s text:c="12"/>"view": str,</text:span></text:p>
        <text:p text:style-name="Preformatted_20_Text"><text:span text:style-name="Source_20_Text"><text:s text:c="12"/>"emb": tensor</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correct = 0</text:span></text:p>
        <text:p text:style-name="Preformatted_20_Text"><text:span text:style-name="Source_20_Text"><text:s text:c="4"/>total = 0</text:span></text:p>
        <text:p text:style-name="Preformatted_20_Text"><text:span text:style-name="Source_20_Text"><text:s text:c="4"/>for probe in probe_items:</text:span></text:p>
        <text:p text:style-name="Preformatted_20_Text"><text:span text:style-name="Source_20_Text"><text:s text:c="8"/>candidates = []</text:span></text:p>
        <text:p text:style-name="Preformatted_20_Text"><text:span text:style-name="Source_20_Text"><text:s text:c="8"/>for gal in gallery_items:</text:span></text:p>
        <text:p text:style-name="Preformatted_20_Text"><text:span text:style-name="Source_20_Text"><text:s text:c="12"/>if exclude_identical_view and probe["view"] == gal["view"]:</text:span></text:p>
        <text:p text:style-name="Preformatted_20_Text"><text:span text:style-name="Source_20_Text"><text:s text:c="16"/>continue</text:span></text:p>
        <text:p text:style-name="Preformatted_20_Text"><text:span text:style-name="Source_20_Text"><text:s text:c="12"/>d = euclidean_distance(probe["emb"], gal["emb"])</text:span></text:p>
        <text:p text:style-name="Preformatted_20_Text"><text:span text:style-name="Source_20_Text"><text:s text:c="12"/>candidates.append((d, gal["subject"]))</text:span></text:p>
        <text:p text:style-name="Preformatted_20_Text"><text:span text:style-name="Source_20_Text"><text:s text:c="8"/>candidates.sort(key=lambda x: x[0])</text:span></text:p>
        <text:p text:style-name="Preformatted_20_Text"><text:span text:style-name="Source_20_Text"><text:s text:c="8"/>pred_subject = candidates[0][1]</text:span></text:p>
        <text:p text:style-name="Preformatted_20_Text"><text:span text:style-name="Source_20_Text"><text:s text:c="8"/>if pred_subject == probe["subject"]:</text:span></text:p>
        <text:p text:style-name="Preformatted_20_Text"><text:span text:style-name="Source_20_Text"><text:s text:c="12"/>correct += 1</text:span></text:p>
        <text:p text:style-name="Preformatted_20_Text"><text:span text:style-name="Source_20_Text"><text:s text:c="8"/>total += 1</text:span></text:p>
        <text:p text:style-name="P4"><text:span text:style-name="Source_20_Text"><text:s text:c="4"/>return correct / total</text:span></text:p>
      </text:section>
      <text:p text:style-name="Text_20_body">The paper reports averaged rank-1 accuracy excluding identical-view cases. In the LT setting, Gait-TR reports <text:span text:style-name="Strong_20_Emphasis">96.0%</text:span> for NM#5-6, <text:span text:style-name="Strong_20_Emphasis">91.3%</text:span> for BG#1-2, and <text:span text:style-name="Strong_20_Emphasis">90.0%</text:span> for CL#1-2. </text:p>
      <text:p text:style-name="Horizontal_20_Line"/>
      <text:h text:style-name="Heading_20_1" text:outline-level="1">19. Build gallery and probe lists</text:h>
      <text:p text:style-name="Text_20_body">For LT:</text:p>
      <text:section text:style-name="Sect2" text:name="Section166">
        <text:p text:style-name="P2"><text:bookmark text:name="code-block-viewer Copy 165"/><text:span text:style-name="Source_20_Text">train_subjects = [f"{i:03d}" for i in range(1, 75)]</text:span></text:p>
        <text:p text:style-name="P4"><text:span text:style-name="Source_20_Text">test_subjects <text:s/>= [f"{i:03d}" for i in range(75, 125)]</text:span></text:p>
      </text:section>
      <text:p text:style-name="Text_20_body">Gallery:</text:p>
      <text:section text:style-name="Sect2" text:name="Section167">
        <text:p text:style-name="P2"><text:bookmark text:name="code-block-viewer Copy 166"/><text:span text:style-name="Source_20_Text">subject 075-124</text:span></text:p>
        <text:p text:style-name="Preformatted_20_Text"><text:span text:style-name="Source_20_Text">condition nm</text:span></text:p>
        <text:p text:style-name="Preformatted_20_Text"><text:span text:style-name="Source_20_Text">seq 01, 02, 03, 04</text:span></text:p>
        <text:p text:style-name="P4"><text:span text:style-name="Source_20_Text">all 11 views</text:span></text:p>
      </text:section>
      <text:p text:style-name="Text_20_body">Probe NM:</text:p>
      <text:section text:style-name="Sect2" text:name="Section168">
        <text:p text:style-name="P2"><text:bookmark text:name="code-block-viewer Copy 167"/><text:span text:style-name="Source_20_Text">subject 075-124</text:span></text:p>
        <text:p text:style-name="Preformatted_20_Text"><text:span text:style-name="Source_20_Text">condition nm</text:span></text:p>
        <text:p text:style-name="Preformatted_20_Text"><text:span text:style-name="Source_20_Text">seq 05, 06</text:span></text:p>
        <text:p text:style-name="P4"><text:span text:style-name="Source_20_Text">all 11 views</text:span></text:p>
      </text:section>
      <text:p text:style-name="Text_20_body">Probe BG:</text:p>
      <text:section text:style-name="Sect2" text:name="Section169">
        <text:p text:style-name="P2"><text:bookmark text:name="code-block-viewer Copy 168"/><text:span text:style-name="Source_20_Text">subject 075-124</text:span></text:p>
        <text:p text:style-name="Preformatted_20_Text"><text:span text:style-name="Source_20_Text">condition bg</text:span></text:p>
        <text:p text:style-name="Preformatted_20_Text"><text:span text:style-name="Source_20_Text">seq 01, 02</text:span></text:p>
        <text:p text:style-name="P4"><text:span text:style-name="Source_20_Text">all 11 views</text:span></text:p>
      </text:section>
      <text:p text:style-name="Text_20_body">Probe CL:</text:p>
      <text:section text:style-name="Sect2" text:name="Section170">
        <text:p text:style-name="P2"><text:bookmark text:name="code-block-viewer Copy 169"/><text:soft-page-break/><text:span text:style-name="Source_20_Text">subject 075-124</text:span></text:p>
        <text:p text:style-name="Preformatted_20_Text"><text:span text:style-name="Source_20_Text">condition cl</text:span></text:p>
        <text:p text:style-name="Preformatted_20_Text"><text:span text:style-name="Source_20_Text">seq 01, 02</text:span></text:p>
        <text:p text:style-name="P4"><text:span text:style-name="Source_20_Text">all 11 views</text:span></text:p>
      </text:section>
      <text:p text:style-name="Horizontal_20_Line"/>
      <text:h text:style-name="Heading_20_1" text:outline-level="1">20. Sanity checks before full training</text:h>
      <text:p text:style-name="Text_20_body">Do not skip these.</text:p>
      <text:h text:style-name="Heading_20_2" text:outline-level="2">Check 1: Pose visualization</text:h>
      <text:p text:style-name="Text_20_body">Randomly visualize skeletons over frames.</text:p>
      <text:section text:style-name="Sect2" text:name="Section171">
        <text:p text:style-name="P3"><text:bookmark text:name="code-block-viewer Copy 170"/><text:span text:style-name="Source_20_Text">If skeleton is unstable, recognition will fail.</text:span></text:p>
      </text:section>
      <text:h text:style-name="Heading_20_2" text:outline-level="2">Check 2: Feature shape</text:h>
      <text:p text:style-name="Text_20_body">Every training batch must be:</text:p>
      <text:section text:style-name="Sect2" text:name="Section172">
        <text:p text:style-name="P3"><text:bookmark text:name="code-block-viewer Copy 171"/><text:span text:style-name="Source_20_Text">B × 10 × 60 × 17</text:span></text:p>
      </text:section>
      <text:h text:style-name="Heading_20_2" text:outline-level="2">Check 3: Label correctness</text:h>
      <text:p text:style-name="Text_20_body">For triplet loss:</text:p>
      <text:section text:style-name="Sect2" text:name="Section173">
        <text:p text:style-name="P2"><text:bookmark text:name="code-block-viewer Copy 172"/><text:span text:style-name="Source_20_Text">same person → same label</text:span></text:p>
        <text:p text:style-name="P4"><text:span text:style-name="Source_20_Text">different person → different label</text:span></text:p>
      </text:section>
      <text:h text:style-name="Heading_20_2" text:outline-level="2">Check 4: Batch contains positives</text:h>
      <text:p text:style-name="Text_20_body">Every identity in a batch must appear at least twice.</text:p>
      <text:p text:style-name="Text_20_body">Wrong:</text:p>
      <text:section text:style-name="Sect2" text:name="Section174">
        <text:p text:style-name="P3"><text:bookmark text:name="code-block-viewer Copy 173"/><text:span text:style-name="Source_20_Text">32 persons × 1 sample</text:span></text:p>
      </text:section>
      <text:p text:style-name="Text_20_body">Correct:</text:p>
      <text:section text:style-name="Sect2" text:name="Section175">
        <text:p text:style-name="P3"><text:bookmark text:name="code-block-viewer Copy 174"/><text:span text:style-name="Source_20_Text">8 persons × 4 samples</text:span></text:p>
      </text:section>
      <text:h text:style-name="Heading_20_2" text:outline-level="2">Check 5: Tiny overfit test</text:h>
      <text:p text:style-name="Text_20_body">Train on 5 subjects only.</text:p>
      <text:p text:style-name="Text_20_body">Expected:</text:p>
      <text:section text:style-name="Sect2" text:name="Section176">
        <text:p text:style-name="P2"><text:bookmark text:name="code-block-viewer Copy 175"/><text:span text:style-name="Source_20_Text">loss should decrease strongly</text:span></text:p>
        <text:p text:style-name="P4"><text:span text:style-name="Source_20_Text">training retrieval should approach very high accuracy</text:span></text:p>
      </text:section>
      <text:p text:style-name="Text_20_body">If the model cannot overfit 5 subjects, check:</text:p>
      <text:section text:style-name="Sect2" text:name="Section177">
        <text:p text:style-name="P2"><text:bookmark text:name="code-block-viewer Copy 176"/><text:span text:style-name="Source_20_Text">pose data</text:span></text:p>
        <text:p text:style-name="Preformatted_20_Text"><text:soft-page-break/><text:span text:style-name="Source_20_Text">labels</text:span></text:p>
        <text:p text:style-name="Preformatted_20_Text"><text:span text:style-name="Source_20_Text">tensor shape</text:span></text:p>
        <text:p text:style-name="Preformatted_20_Text"><text:span text:style-name="Source_20_Text">triplet sampler</text:span></text:p>
        <text:p text:style-name="Preformatted_20_Text"><text:span text:style-name="Source_20_Text">feature construction</text:span></text:p>
        <text:p text:style-name="P4"><text:span text:style-name="Source_20_Text">learning rate</text:span></text:p>
      </text:section>
      <text:p text:style-name="Horizontal_20_Line"/>
      <text:h text:style-name="Heading_20_1" text:outline-level="1">21. Common implementation mistakes</text:h>
      <text:h text:style-name="Heading_20_2" text:outline-level="2">Mistake 1: Wrong tensor order</text:h>
      <text:p text:style-name="Text_20_body">Wrong:</text:p>
      <text:section text:style-name="Sect2" text:name="Section178">
        <text:p text:style-name="P3"><text:bookmark text:name="code-block-viewer Copy 177"/><text:span text:style-name="Source_20_Text">B × T × V × C</text:span></text:p>
      </text:section>
      <text:p text:style-name="Text_20_body">Correct:</text:p>
      <text:section text:style-name="Sect2" text:name="Section179">
        <text:p text:style-name="P3"><text:bookmark text:name="code-block-viewer Copy 178"/><text:span text:style-name="Source_20_Text">B × C × T × V</text:span></text:p>
      </text:section>
      <text:p text:style-name="Text_20_body">For GaitTR:</text:p>
      <text:section text:style-name="Sect2" text:name="Section180">
        <text:p text:style-name="P3"><text:bookmark text:name="code-block-viewer Copy 179"/><text:span text:style-name="Source_20_Text">B × 10 × 60 × 17</text:span></text:p>
      </text:section>
      <text:p text:style-name="Horizontal_20_Line"/>
      <text:h text:style-name="Heading_20_2" text:outline-level="2">Mistake 2: Using classification loss only</text:h>
      <text:p text:style-name="Text_20_body">GaitTR paper uses triplet loss. You can add classification loss later, but first reproduce with batch-hard triplet loss.</text:p>
      <text:p text:style-name="Horizontal_20_Line"/>
      <text:h text:style-name="Heading_20_2" text:outline-level="2">Mistake 3: Bad train/test split</text:h>
      <text:p text:style-name="Text_20_body">Wrong:</text:p>
      <text:section text:style-name="Sect2" text:name="Section181">
        <text:p text:style-name="P2"><text:bookmark text:name="code-block-viewer Copy 180"/><text:span text:style-name="Source_20_Text">train: 001-124</text:span></text:p>
        <text:p text:style-name="P4"><text:span text:style-name="Source_20_Text">test: 001-124</text:span></text:p>
      </text:section>
      <text:p text:style-name="Text_20_body">Correct LT:</text:p>
      <text:section text:style-name="Sect2" text:name="Section182">
        <text:p text:style-name="P2"><text:bookmark text:name="code-block-viewer Copy 181"/><text:span text:style-name="Source_20_Text">train: 001-074</text:span></text:p>
        <text:p text:style-name="P4"><text:span text:style-name="Source_20_Text">test: 075-124</text:span></text:p>
      </text:section>
      <text:p text:style-name="Horizontal_20_Line"/>
      <text:h text:style-name="Heading_20_2" text:outline-level="2">Mistake 4: Bad pose estimator output</text:h>
      <text:p text:style-name="Text_20_body">If pose detection is noisy, even perfect GaitTR code will perform badly. The paper itself notes that better skeleton sequences from a better pose estimator are beneficial. </text:p>
      <text:p text:style-name="Horizontal_20_Line"/>
      <text:h text:style-name="Heading_20_2" text:outline-level="2"><text:soft-page-break/>Mistake 5: Ignoring view exclusion</text:h>
      <text:p text:style-name="Text_20_body">The paper’s results exclude identical-view cases unless otherwise stated. If you include identical-view comparisons, your result may be inflated. </text:p>
      <text:p text:style-name="Horizontal_20_Line"/>
      <text:h text:style-name="Heading_20_1" text:outline-level="1">22. Faithful reproduction vs practical reproduction</text:h>
      <text:p text:style-name="Text_20_body">Some details are clearly stated in the paper:</text:p>
      <text:section text:style-name="Sect2" text:name="Section183">
        <text:p text:style-name="P2"><text:bookmark text:name="code-block-viewer Copy 182"/><text:span text:style-name="Source_20_Text">Input shape: 10 × 60 × 17</text:span></text:p>
        <text:p text:style-name="Preformatted_20_Text"><text:span text:style-name="Source_20_Text">Pose estimator: SimDR-HRNet</text:span></text:p>
        <text:p text:style-name="Preformatted_20_Text"><text:span text:style-name="Source_20_Text">17 joints</text:span></text:p>
        <text:p text:style-name="Preformatted_20_Text"><text:span text:style-name="Source_20_Text">Features: joint, nose-relative joint, first/second frame differences, bone</text:span></text:p>
        <text:p text:style-name="Preformatted_20_Text"><text:span text:style-name="Source_20_Text">Architecture: BatchNorm + 4 TCN+ST blocks + AvgPool + FC</text:span></text:p>
        <text:p text:style-name="Preformatted_20_Text"><text:span text:style-name="Source_20_Text">Channels: 64, 64, 128, 256</text:span></text:p>
        <text:p text:style-name="Preformatted_20_Text"><text:span text:style-name="Source_20_Text">Embedding: 128-D</text:span></text:p>
        <text:p text:style-name="Preformatted_20_Text"><text:span text:style-name="Source_20_Text">Attention heads: 8</text:span></text:p>
        <text:p text:style-name="Preformatted_20_Text"><text:span text:style-name="Source_20_Text">Loss: batch-hard triplet loss</text:span></text:p>
        <text:p text:style-name="Preformatted_20_Text"><text:span text:style-name="Source_20_Text">Margin: 0.3</text:span></text:p>
        <text:p text:style-name="Preformatted_20_Text"><text:span text:style-name="Source_20_Text">Optimizer: Adam</text:span></text:p>
        <text:p text:style-name="Preformatted_20_Text"><text:span text:style-name="Source_20_Text">Weight decay: 2e-5</text:span></text:p>
        <text:p text:style-name="Preformatted_20_Text"><text:span text:style-name="Source_20_Text">LR: 1e-5 → 1e-3 → 1e-8</text:span></text:p>
        <text:p text:style-name="P4"><text:span text:style-name="Source_20_Text">Training: 10k-30k iterations</text:span></text:p>
      </text:section>
      <text:p text:style-name="Text_20_body">Some details are not fully specified in the visible paper text:</text:p>
      <text:section text:style-name="Sect2" text:name="Section184">
        <text:p text:style-name="P2"><text:bookmark text:name="code-block-viewer Copy 183"/><text:span text:style-name="Source_20_Text">Exact temporal kernel size</text:span></text:p>
        <text:p text:style-name="Preformatted_20_Text"><text:span text:style-name="Source_20_Text">Exact COCO bone parent mapping</text:span></text:p>
        <text:p text:style-name="Preformatted_20_Text"><text:span text:style-name="Source_20_Text">Exact residual placement inside TCN/ST block</text:span></text:p>
        <text:p text:style-name="Preformatted_20_Text"><text:span text:style-name="Source_20_Text">Exact normalization formula</text:span></text:p>
        <text:p text:style-name="P4"><text:span text:style-name="Source_20_Text">Exact q/k/v reduction factors</text:span></text:p>
      </text:section>
      <text:p text:style-name="Text_20_body">For those, use the implementation choices above and report them clearly in your thesis/paper/code README.</text:p>
      <text:p text:style-name="Horizontal_20_Line"/>
      <text:h text:style-name="Heading_20_1" text:outline-level="1">23. Recommended implementation order</text:h>
      <text:p text:style-name="Text_20_body">Follow this order strictly:</text:p>
      <text:section text:style-name="Sect2" text:name="Section185">
        <text:p text:style-name="P2"><text:bookmark text:name="code-block-viewer Copy 184"/><text:span text:style-name="Source_20_Text">1. Organize CASIA-B videos.</text:span></text:p>
        <text:p text:style-name="Preformatted_20_Text"><text:span text:style-name="Source_20_Text">2. Generate train/test/gallery/probe split files.</text:span></text:p>
        <text:p text:style-name="Preformatted_20_Text"><text:span text:style-name="Source_20_Text">3. Extract 17-joint pose from every video.</text:span></text:p>
        <text:p text:style-name="Preformatted_20_Text"><text:span text:style-name="Source_20_Text">4. Save pose files as .npz.</text:span></text:p>
        <text:p text:style-name="Preformatted_20_Text"><text:span text:style-name="Source_20_Text">5. Visualize random skeleton sequences.</text:span></text:p>
        <text:p text:style-name="Preformatted_20_Text"><text:span text:style-name="Source_20_Text">6. Normalize skeleton coordinates.</text:span></text:p>
        <text:p text:style-name="Preformatted_20_Text"><text:span text:style-name="Source_20_Text">7. Build 10-channel GaitTR features.</text:span></text:p>
        <text:p text:style-name="Preformatted_20_Text"><text:span text:style-name="Source_20_Text">8. Build Dataset and PK sampler.</text:span></text:p>
        <text:p text:style-name="Preformatted_20_Text"><text:span text:style-name="Source_20_Text">9. Implement GaitTR model.</text:span></text:p>
        <text:p text:style-name="Preformatted_20_Text"><text:span text:style-name="Source_20_Text">10. Test forward pass with dummy tensor.</text:span></text:p>
        <text:p text:style-name="Preformatted_20_Text"><text:span text:style-name="Source_20_Text">11. Implement batch-hard triplet loss.</text:span></text:p>
        <text:p text:style-name="Preformatted_20_Text"><text:span text:style-name="Source_20_Text">12. Overfit 5 identities.</text:span></text:p>
        <text:p text:style-name="Preformatted_20_Text"><text:span text:style-name="Source_20_Text">13. Train LT split.</text:span></text:p>
        <text:p text:style-name="Preformatted_20_Text"><text:soft-page-break/><text:span text:style-name="Source_20_Text">14. Extract gallery/probe embeddings.</text:span></text:p>
        <text:p text:style-name="Preformatted_20_Text"><text:span text:style-name="Source_20_Text">15. Evaluate Rank-1 for NM, BG, CL.</text:span></text:p>
        <text:p text:style-name="P4"><text:span text:style-name="Source_20_Text">16. Tune pose cleaning and augmentation.</text:span></text:p>
      </text:section>
      <text:p text:style-name="Horizontal_20_Line"/>
      <text:h text:style-name="Heading_20_1" text:outline-level="1">24. Minimum reproducible experiment checklist</text:h>
      <text:p text:style-name="Text_20_body">Before claiming the model works, produce these logs:</text:p>
      <text:section text:style-name="Sect2" text:name="Section186">
        <text:p text:style-name="P2"><text:bookmark text:name="code-block-viewer Copy 185"/><text:span text:style-name="Source_20_Text">Dataset:</text:span></text:p>
        <text:p text:style-name="Preformatted_20_Text"><text:span text:style-name="Source_20_Text"><text:s text:c="4"/>number of train subjects</text:span></text:p>
        <text:p text:style-name="Preformatted_20_Text"><text:span text:style-name="Source_20_Text"><text:s text:c="4"/>number of test subjects</text:span></text:p>
        <text:p text:style-name="Preformatted_20_Text"><text:span text:style-name="Source_20_Text"><text:s text:c="4"/>number of train sequences</text:span></text:p>
        <text:p text:style-name="Preformatted_20_Text"><text:span text:style-name="Source_20_Text"><text:s text:c="4"/>number of gallery sequences</text:span></text:p>
        <text:p text:style-name="Preformatted_20_Text"><text:span text:style-name="Source_20_Text"><text:s text:c="4"/>number of probe NM/BG/CL sequences</text:span></text:p>
        <text:p text:style-name="Preformatted_20_Text"><text:span text:style-name="Source_20_Text">Pose:</text:span></text:p>
        <text:p text:style-name="Preformatted_20_Text"><text:span text:style-name="Source_20_Text"><text:s text:c="4"/>average pose confidence</text:span></text:p>
        <text:p text:style-name="Preformatted_20_Text"><text:span text:style-name="Source_20_Text"><text:s text:c="4"/>number of discarded videos</text:span></text:p>
        <text:p text:style-name="Preformatted_20_Text"><text:span text:style-name="Source_20_Text"><text:s text:c="4"/>visualization examples</text:span></text:p>
        <text:p text:style-name="Preformatted_20_Text"><text:span text:style-name="Source_20_Text">Training:</text:span></text:p>
        <text:p text:style-name="Preformatted_20_Text"><text:span text:style-name="Source_20_Text"><text:s text:c="4"/>batch P and K</text:span></text:p>
        <text:p text:style-name="Preformatted_20_Text"><text:span text:style-name="Source_20_Text"><text:s text:c="4"/>loss curve</text:span></text:p>
        <text:p text:style-name="Preformatted_20_Text"><text:span text:style-name="Source_20_Text"><text:s text:c="4"/>learning rate curve</text:span></text:p>
        <text:p text:style-name="Preformatted_20_Text"><text:span text:style-name="Source_20_Text"><text:s text:c="4"/>checkpoint step</text:span></text:p>
        <text:p text:style-name="Preformatted_20_Text"><text:span text:style-name="Source_20_Text">Evaluation:</text:span></text:p>
        <text:p text:style-name="Preformatted_20_Text"><text:span text:style-name="Source_20_Text"><text:s text:c="4"/>Rank-1 NM#5-6</text:span></text:p>
        <text:p text:style-name="Preformatted_20_Text"><text:span text:style-name="Source_20_Text"><text:s text:c="4"/>Rank-1 BG#1-2</text:span></text:p>
        <text:p text:style-name="Preformatted_20_Text"><text:span text:style-name="Source_20_Text"><text:s text:c="4"/>Rank-1 CL#1-2</text:span></text:p>
        <text:p text:style-name="P4"><text:span text:style-name="Source_20_Text"><text:s text:c="4"/>identical-view excluded: yes/no</text:span></text:p>
      </text:section>
      <text:p text:style-name="Horizontal_20_Line"/>
      <text:h text:style-name="Heading_20_1" text:outline-level="1">25. Final practical target</text:h>
      <text:p text:style-name="Text_20_body">Your first correct implementation should aim for this:</text:p>
      <text:section text:style-name="Sect2" text:name="Section187">
        <text:p text:style-name="P2"><text:bookmark text:name="code-block-viewer Copy 186"/><text:span text:style-name="Source_20_Text">Input:</text:span></text:p>
        <text:p text:style-name="Preformatted_20_Text"><text:span text:style-name="Source_20_Text"><text:s text:c="4"/>B × 10 × 60 × 17</text:span></text:p>
        <text:p text:style-name="Preformatted_20_Text"><text:span text:style-name="Source_20_Text">Model:</text:span></text:p>
        <text:p text:style-name="Preformatted_20_Text"><text:span text:style-name="Source_20_Text"><text:s text:c="4"/>BatchNorm2d</text:span></text:p>
        <text:p text:style-name="Preformatted_20_Text"><text:span text:style-name="Source_20_Text"><text:s text:c="4"/>TCN+ST: 10 <text:s/>→ 64</text:span></text:p>
        <text:p text:style-name="Preformatted_20_Text"><text:span text:style-name="Source_20_Text"><text:s text:c="4"/>TCN+ST: 64 <text:s/>→ 64</text:span></text:p>
        <text:p text:style-name="Preformatted_20_Text"><text:span text:style-name="Source_20_Text"><text:s text:c="4"/>TCN+ST: 64 <text:s/>→ 128</text:span></text:p>
        <text:p text:style-name="Preformatted_20_Text"><text:span text:style-name="Source_20_Text"><text:s text:c="4"/>TCN+ST: 128 → 256</text:span></text:p>
        <text:p text:style-name="Preformatted_20_Text"><text:span text:style-name="Source_20_Text"><text:s text:c="4"/>AvgPool over T and V</text:span></text:p>
        <text:p text:style-name="Preformatted_20_Text"><text:span text:style-name="Source_20_Text"><text:s text:c="4"/>FC 256 → 128</text:span></text:p>
        <text:p text:style-name="Preformatted_20_Text"><text:span text:style-name="Source_20_Text">Loss:</text:span></text:p>
        <text:p text:style-name="Preformatted_20_Text"><text:span text:style-name="Source_20_Text"><text:s text:c="4"/>Batch-hard triplet loss, margin 0.3</text:span></text:p>
        <text:p text:style-name="Preformatted_20_Text"><text:span text:style-name="Source_20_Text">Evaluation:</text:span></text:p>
        <text:p text:style-name="Preformatted_20_Text"><text:span text:style-name="Source_20_Text"><text:s text:c="4"/>Gallery: NM#01-04</text:span></text:p>
        <text:p text:style-name="Preformatted_20_Text"><text:span text:style-name="Source_20_Text"><text:s text:c="4"/>Probe: NM#05-06, BG#01-02, CL#01-02</text:span></text:p>
        <text:p text:style-name="P4"><text:span text:style-name="Source_20_Text"><text:s text:c="4"/>Metric: cross-view Rank-1, identical-view excluded</text:span></text:p>
      </text:section>
      <text:p text:style-name="Text_20_body">The most important thing: <text:span text:style-name="Strong_20_Emphasis">do not start by tuning the model</text:span>. First make sure the skeleton extraction, identity labels, feature shape, and gallery/probe protocol are correct. For GaitTR, most <text:soft-page-break/>“model failure” actually comes from <text:span text:style-name="Strong_20_Emphasis">pose preprocessing mistakes</text:span> or <text:span text:style-name="Strong_20_Emphasis">wrong evaluation protocol</text:span>, not the transformer itself.</text:p>
      <text:p text:style-name="P7"><text:soft-page-break/><draw:frame draw:style-name="fr1" draw:name="Image1" text:anchor-type="as-char" svg:width="17.5209in" svg:height="10.6772in" draw:z-index="0"><draw:image xlink:href="https://chatgpt.com/backend-api/estuary/content?id=file_000000001114720b943e1f4d406bd3fd&amp;ts=494068&amp;p=fs&amp;cid=1&amp;sig=10aeed2360a16ef54475297a2884fafc88ffebe6beedba895203986acc37ce5d&amp;v=0" xlink:type="simple" xlink:show="embed" xlink:actuate="onLoad"/><svg:title>image.png</svg:title></draw:frame></text:p>
      <text:p text:style-name="P7"><text:soft-page-break/><draw:frame draw:style-name="fr1" draw:name="Image2" text:anchor-type="as-char" svg:width="17.5209in" svg:height="10.6772in" draw:z-index="1"><draw:image xlink:href="https://chatgpt.com/backend-api/estuary/content?id=file_000000008068720b9e4c6ad9330b8b70&amp;ts=494068&amp;p=fs&amp;cid=1&amp;sig=52bb2c9dff0be0f43dc72d2aa2b1bb9aeed763221e7fd956bce9c098e6666824&amp;v=0" xlink:type="simple" xlink:show="embed" xlink:actuate="onLoad"/><svg:title>image.png</svg:title></draw:frame></text:p>
      <text:section text:style-name="Sect1" text:name="_r_1fg_">
        <text:p text:style-name="P8"><text:soft-page-break/>1st ss is my raw video samples directory and 2nd one is where I want to perform all my experiments. the output should stay at 2nd directory. Now give me full fixed code to extract skeletons from the raw videos in the best directory dataset structure. Use your recomended library to extract the skeleton frames. take your time but don't make any mistake</text:p>
      </text:section>
      <text:p text:style-name="Text_20_body">Use <text:span text:style-name="Strong_20_Emphasis">Ultralytics YOLO pose</text:span> for skeleton extraction. The GaitTR paper used SimDR-HRNet, but the important requirement is: <text:span text:style-name="Strong_20_Emphasis">video → 17-joint 2D skeleton sequence → normalized skeleton/features</text:span>. The paper says GaitTR first extracts skeleton sequences, normalizes them, prepares joint/bone/velocity inputs, then sends them into Gait-TR. Ultralytics pose models output keypoint coordinates plus confidence scores, and their default human pose layout has the same <text:span text:style-name="Strong_20_Emphasis">17 COCO body joints</text:span>: nose, eyes, ears, shoulders, elbows, wrists, hips, knees, ankles. </text:p>
      <text:p text:style-name="Text_20_body">Your paths will be:</text:p>
      <text:section text:style-name="Sect2" text:name="Section188">
        <text:p text:style-name="P2"><text:bookmark text:name="code-block-viewer Copy 187"/><text:span text:style-name="Source_20_Text">RAW_DIR="/media/wadud/DriveUbuntu/CASIA/Main/DatasetB/video"</text:span></text:p>
        <text:p text:style-name="P4"><text:span text:style-name="Source_20_Text">EXP_DIR="/media/wadud/DriveUbuntu/GaitRecognition 2.0"</text:span></text:p>
      </text:section>
      <text:p text:style-name="Text_20_body">The script below will read your flat raw video directory like:</text:p>
      <text:section text:style-name="Sect2" text:name="Section189">
        <text:p text:style-name="P2"><text:bookmark text:name="code-block-viewer Copy 188"/><text:span text:style-name="Source_20_Text">001-bg-01-000.avi</text:span></text:p>
        <text:p text:style-name="Preformatted_20_Text"><text:span text:style-name="Source_20_Text">001-bg-01-018.avi</text:span></text:p>
        <text:p text:style-name="Preformatted_20_Text"><text:span text:style-name="Source_20_Text">001-bg-01-036.avi</text:span></text:p>
        <text:p text:style-name="P4"><text:span text:style-name="Source_20_Text">...</text:span></text:p>
      </text:section>
      <text:p text:style-name="Text_20_body">and save clean skeleton data inside your experiment directory like:</text:p>
      <text:section text:style-name="Sect2" text:name="Section190">
        <text:p text:style-name="P2"><text:bookmark text:name="code-block-viewer Copy 189"/><text:span text:style-name="Source_20_Text">/media/wadud/DriveUbuntu/GaitRecognition 2.0/</text:span></text:p>
        <text:p text:style-name="Preformatted_20_Text"><text:span text:style-name="Source_20_Text">├── data/</text:span></text:p>
        <text:p text:style-name="Preformatted_20_Text"><text:span text:style-name="Source_20_Text">│ <text:s text:c="2"/>├── index/</text:span></text:p>
        <text:p text:style-name="Preformatted_20_Text"><text:span text:style-name="Source_20_Text">│ <text:s text:c="2"/>│ <text:s text:c="2"/>└── casiab_video_index.csv</text:span></text:p>
        <text:p text:style-name="Preformatted_20_Text"><text:span text:style-name="Source_20_Text">│ <text:s text:c="2"/>├── poses/</text:span></text:p>
        <text:p text:style-name="Preformatted_20_Text"><text:span text:style-name="Source_20_Text">│ <text:s text:c="2"/>│ <text:s text:c="2"/>└── yolo26x_pose/</text:span></text:p>
        <text:p text:style-name="Preformatted_20_Text"><text:span text:style-name="Source_20_Text">│ <text:s text:c="2"/>│ <text:s text:c="6"/>├── 001/</text:span></text:p>
        <text:p text:style-name="Preformatted_20_Text"><text:span text:style-name="Source_20_Text">│ <text:s text:c="2"/>│ <text:s text:c="6"/>│ <text:s text:c="2"/>├── bg-01/</text:span></text:p>
        <text:p text:style-name="Preformatted_20_Text"><text:span text:style-name="Source_20_Text">│ <text:s text:c="2"/>│ <text:s text:c="6"/>│ <text:s text:c="2"/>│ <text:s text:c="2"/>├── 000.npz</text:span></text:p>
        <text:p text:style-name="Preformatted_20_Text"><text:span text:style-name="Source_20_Text">│ <text:s text:c="2"/>│ <text:s text:c="6"/>│ <text:s text:c="2"/>│ <text:s text:c="2"/>├── 018.npz</text:span></text:p>
        <text:p text:style-name="Preformatted_20_Text"><text:span text:style-name="Source_20_Text">│ <text:s text:c="2"/>│ <text:s text:c="6"/>│ <text:s text:c="2"/>│ <text:s text:c="2"/>└── ...</text:span></text:p>
        <text:p text:style-name="Preformatted_20_Text"><text:span text:style-name="Source_20_Text">│ <text:s text:c="2"/>│ <text:s text:c="6"/>│ <text:s text:c="2"/>├── bg-02/</text:span></text:p>
        <text:p text:style-name="Preformatted_20_Text"><text:span text:style-name="Source_20_Text">│ <text:s text:c="2"/>│ <text:s text:c="6"/>│ <text:s text:c="2"/>├── cl-01/</text:span></text:p>
        <text:p text:style-name="Preformatted_20_Text"><text:span text:style-name="Source_20_Text">│ <text:s text:c="2"/>│ <text:s text:c="6"/>│ <text:s text:c="2"/>├── cl-02/</text:span></text:p>
        <text:p text:style-name="Preformatted_20_Text"><text:span text:style-name="Source_20_Text">│ <text:s text:c="2"/>│ <text:s text:c="6"/>│ <text:s text:c="2"/>├── nm-01/</text:span></text:p>
        <text:p text:style-name="Preformatted_20_Text"><text:span text:style-name="Source_20_Text">│ <text:s text:c="2"/>│ <text:s text:c="6"/>│ <text:s text:c="2"/>└── ...</text:span></text:p>
        <text:p text:style-name="Preformatted_20_Text"><text:span text:style-name="Source_20_Text">│ <text:s text:c="2"/>│ <text:s text:c="6"/>└── ...</text:span></text:p>
        <text:p text:style-name="Preformatted_20_Text"><text:span text:style-name="Source_20_Text">│ <text:s text:c="2"/>└── reports/</text:span></text:p>
        <text:p text:style-name="Preformatted_20_Text"><text:span text:style-name="Source_20_Text">│ <text:s text:c="6"/>├── skeleton_extraction_summary.csv</text:span></text:p>
        <text:p text:style-name="Preformatted_20_Text"><text:span text:style-name="Source_20_Text">│ <text:s text:c="6"/>└── skipped_or_failed_videos.txt</text:span></text:p>
        <text:p text:style-name="Preformatted_20_Text"><text:span text:style-name="Source_20_Text">├── src/</text:span></text:p>
        <text:p text:style-name="Preformatted_20_Text"><text:span text:style-name="Source_20_Text">│ <text:s text:c="2"/>└── extract_casiab_skeletons.py</text:span></text:p>
        <text:p text:style-name="Preformatted_20_Text"><text:span text:style-name="Source_20_Text">└── visuals/</text:span></text:p>
        <text:p text:style-name="P4"><text:span text:style-name="Source_20_Text"><text:s text:c="4"/>└── skeleton_debug/</text:span></text:p>
      </text:section>
      <text:p text:style-name="Horizontal_20_Line"/>
      <text:h text:style-name="Heading_20_2" text:outline-level="2">1. Environment setup</text:h>
      <text:p text:style-name="Text_20_body">Run these commands:</text:p>
      <text:section text:style-name="Sect2" text:name="Section191">
        <text:p text:style-name="P2"><text:bookmark text:name="code-block-viewer Copy 190"/><text:span text:style-name="Source_20_Text">cd "/media/wadud/DriveUbuntu/GaitRecognition 2.0"</text:span></text:p>
        <text:p text:style-name="Preformatted_20_Text"><text:span text:style-name="Source_20_Text">python3 -m venv .venv</text:span></text:p>
        <text:p text:style-name="Preformatted_20_Text"><text:soft-page-break/><text:span text:style-name="Source_20_Text">source .venv/bin/activate</text:span></text:p>
        <text:p text:style-name="Preformatted_20_Text"><text:span text:style-name="Source_20_Text">pip install --upgrade pip</text:span></text:p>
        <text:p text:style-name="P4"><text:span text:style-name="Source_20_Text">pip install ultralytics opencv-python numpy pandas tqdm pyyaml</text:span></text:p>
      </text:section>
      <text:p text:style-name="Text_20_body">Ultralytics officially supports installation with <text:span text:style-name="Source_20_Text">pip install ultralytics</text:span> in a Python environment with PyTorch support. </text:p>
      <text:p text:style-name="Text_20_body">For best quality, use:</text:p>
      <text:section text:style-name="Sect2" text:name="Section192">
        <text:p text:style-name="P3"><text:bookmark text:name="code-block-viewer Copy 191"/><text:span text:style-name="Source_20_Text">yolo26x-pose.pt</text:span></text:p>
      </text:section>
      <text:p text:style-name="Text_20_body">For faster extraction, use:</text:p>
      <text:section text:style-name="Sect2" text:name="Section193">
        <text:p text:style-name="P3"><text:bookmark text:name="code-block-viewer Copy 192"/><text:span text:style-name="Source_20_Text">yolo26l-pose.pt</text:span></text:p>
      </text:section>
      <text:p text:style-name="Text_20_body">For weak GPU/CPU, use:</text:p>
      <text:section text:style-name="Sect2" text:name="Section194">
        <text:p text:style-name="P3"><text:bookmark text:name="code-block-viewer Copy 193"/><text:span text:style-name="Source_20_Text">yolo26n-pose.pt</text:span></text:p>
      </text:section>
      <text:p text:style-name="Text_20_body">Ultralytics pose models use the <text:span text:style-name="Source_20_Text">-pose</text:span> suffix, are trained for pose estimation, and download automatically on first use. </text:p>
      <text:p text:style-name="Horizontal_20_Line"/>
      <text:h text:style-name="Heading_20_2" text:outline-level="2">2. Create the script</text:h>
      <text:p text:style-name="Text_20_body">Create the source folder:</text:p>
      <text:section text:style-name="Sect2" text:name="Section195">
        <text:p text:style-name="P3"><text:bookmark text:name="code-block-viewer Copy 194"/><text:span text:style-name="Source_20_Text">mkdir -p "/media/wadud/DriveUbuntu/GaitRecognition 2.0/src"</text:span></text:p>
      </text:section>
      <text:p text:style-name="Text_20_body">Now create this file:</text:p>
      <text:section text:style-name="Sect2" text:name="Section196">
        <text:p text:style-name="P3"><text:bookmark text:name="code-block-viewer Copy 195"/><text:span text:style-name="Source_20_Text">nano "/media/wadud/DriveUbuntu/GaitRecognition 2.0/src/extract_casiab_skeletons.py"</text:span></text:p>
      </text:section>
      <text:p text:style-name="Text_20_body">Paste the full code below.</text:p>
      <text:section text:style-name="Sect2" text:name="Section197">
        <text:p text:style-name="P2"><text:bookmark text:name="code-block-viewer Copy 196"/><text:span text:style-name="Source_20_Text">#!/usr/bin/env python3</text:span></text:p>
        <text:p text:style-name="Preformatted_20_Text"><text:span text:style-name="Source_20_Text">"""</text:span></text:p>
        <text:p text:style-name="Preformatted_20_Text"><text:span text:style-name="Source_20_Text">Extract 17-joint COCO skeletons from CASIA-B videos for GaitTR.</text:span></text:p>
        <text:p text:style-name="Preformatted_20_Text"><text:span text:style-name="Source_20_Text">Expected raw video filename format:</text:span></text:p>
        <text:p text:style-name="Preformatted_20_Text"><text:span text:style-name="Source_20_Text"><text:s text:c="4"/>001-bg-01-000.avi</text:span></text:p>
        <text:p text:style-name="Preformatted_20_Text"><text:span text:style-name="Source_20_Text"><text:s text:c="4"/>001-bg-01-018.avi</text:span></text:p>
        <text:p text:style-name="Preformatted_20_Text"><text:span text:style-name="Source_20_Text"><text:s text:c="4"/>001-nm-06-090.avi</text:span></text:p>
        <text:p text:style-name="Preformatted_20_Text"><text:span text:style-name="Source_20_Text"><text:s text:c="4"/>124-cl-02-180.avi</text:span></text:p>
        <text:p text:style-name="Preformatted_20_Text"><text:span text:style-name="Source_20_Text">Output structure:</text:span></text:p>
        <text:p text:style-name="Preformatted_20_Text"><text:span text:style-name="Source_20_Text"><text:s text:c="4"/>EXP_DIR/</text:span></text:p>
        <text:p text:style-name="Preformatted_20_Text"><text:span text:style-name="Source_20_Text"><text:s text:c="6"/>data/</text:span></text:p>
        <text:p text:style-name="Preformatted_20_Text"><text:span text:style-name="Source_20_Text"><text:s text:c="8"/>index/casiab_video_index.csv</text:span></text:p>
        <text:p text:style-name="Preformatted_20_Text"><text:span text:style-name="Source_20_Text"><text:s text:c="8"/>poses/&lt;model_tag&gt;/&lt;subject&gt;/&lt;condition-seq&gt;/&lt;view&gt;.npz</text:span></text:p>
        <text:p text:style-name="Preformatted_20_Text"><text:span text:style-name="Source_20_Text"><text:s text:c="8"/>reports/skeleton_extraction_summary.csv</text:span></text:p>
        <text:p text:style-name="Preformatted_20_Text"><text:span text:style-name="Source_20_Text"><text:s text:c="8"/>reports/skipped_or_failed_videos.txt</text:span></text:p>
        <text:p text:style-name="Preformatted_20_Text"><text:span text:style-name="Source_20_Text"><text:s text:c="6"/>visuals/</text:span></text:p>
        <text:p text:style-name="Preformatted_20_Text"><text:span text:style-name="Source_20_Text"><text:s text:c="8"/>skeleton_debug/&lt;model_tag&gt;/&lt;subject&gt;-&lt;condition&gt;-&lt;seq&gt;-&lt;view&gt;.jpg</text:span></text:p>
        <text:p text:style-name="Preformatted_20_Text"><text:span text:style-name="Source_20_Text">Each .npz contains:</text:span></text:p>
        <text:p text:style-name="Preformatted_20_Text"><text:span text:style-name="Source_20_Text"><text:s text:c="4"/>keypoints <text:s text:c="15"/>: raw detected pixel keypoints, shape (T, 17, 2)</text:span></text:p>
        <text:p text:style-name="Preformatted_20_Text"><text:span text:style-name="Source_20_Text"><text:s text:c="4"/>keypoints_filled <text:s text:c="8"/>: interpolated pixel keypoints, shape (T, 17, 2)</text:span></text:p>
        <text:p text:style-name="Preformatted_20_Text"><text:span text:style-name="Source_20_Text"><text:s text:c="4"/>keypoints_norm <text:s text:c="10"/>: normalized raw keypoints, shape (T, 17, 2)</text:span></text:p>
        <text:p text:style-name="Preformatted_20_Text"><text:span text:style-name="Source_20_Text"><text:s text:c="4"/>keypoints_norm_filled <text:s text:c="3"/>: normalized interpolated keypoints, shape (T, 17, 2)</text:span></text:p>
        <text:p text:style-name="Preformatted_20_Text"><text:soft-page-break/><text:span text:style-name="Source_20_Text"><text:s text:c="4"/>scores <text:s text:c="18"/>: keypoint confidence scores, shape (T, 17)</text:span></text:p>
        <text:p text:style-name="Preformatted_20_Text"><text:span text:style-name="Source_20_Text"><text:s text:c="4"/>bboxes <text:s text:c="18"/>: selected person bbox per frame, shape (T, 4)</text:span></text:p>
        <text:p text:style-name="Preformatted_20_Text"><text:span text:style-name="Source_20_Text"><text:s text:c="4"/>det_scores <text:s text:c="14"/>: selected person detection confidence per frame, shape (T,)</text:span></text:p>
        <text:p text:style-name="Preformatted_20_Text"><text:span text:style-name="Source_20_Text"><text:s text:c="4"/>frame_valid <text:s text:c="13"/>: whether frame has enough valid keypoints, shape (T,)</text:span></text:p>
        <text:p text:style-name="Preformatted_20_Text"><text:span text:style-name="Source_20_Text"><text:s text:c="4"/>metadata fields <text:s text:c="9"/>: subject, condition, seq, view, fps, width, height, etc.</text:span></text:p>
        <text:p text:style-name="Preformatted_20_Text"><text:span text:style-name="Source_20_Text">For later GaitTR training, usually use:</text:span></text:p>
        <text:p text:style-name="Preformatted_20_Text"><text:span text:style-name="Source_20_Text"><text:s text:c="4"/>keypoints_norm_filled</text:span></text:p>
        <text:p text:style-name="Preformatted_20_Text"><text:span text:style-name="Source_20_Text">"""</text:span></text:p>
        <text:p text:style-name="Preformatted_20_Text"><text:span text:style-name="Source_20_Text">import argparse</text:span></text:p>
        <text:p text:style-name="Preformatted_20_Text"><text:span text:style-name="Source_20_Text">import csv</text:span></text:p>
        <text:p text:style-name="Preformatted_20_Text"><text:span text:style-name="Source_20_Text">import json</text:span></text:p>
        <text:p text:style-name="Preformatted_20_Text"><text:span text:style-name="Source_20_Text">import math</text:span></text:p>
        <text:p text:style-name="Preformatted_20_Text"><text:span text:style-name="Source_20_Text">import re</text:span></text:p>
        <text:p text:style-name="Preformatted_20_Text"><text:span text:style-name="Source_20_Text">import sys</text:span></text:p>
        <text:p text:style-name="Preformatted_20_Text"><text:span text:style-name="Source_20_Text">import time</text:span></text:p>
        <text:p text:style-name="Preformatted_20_Text"><text:span text:style-name="Source_20_Text">import traceback</text:span></text:p>
        <text:p text:style-name="Preformatted_20_Text"><text:span text:style-name="Source_20_Text">from pathlib import Path</text:span></text:p>
        <text:p text:style-name="Preformatted_20_Text"><text:span text:style-name="Source_20_Text">import cv2</text:span></text:p>
        <text:p text:style-name="Preformatted_20_Text"><text:span text:style-name="Source_20_Text">import numpy as np</text:span></text:p>
        <text:p text:style-name="Preformatted_20_Text"><text:span text:style-name="Source_20_Text">from tqdm import tqdm</text:span></text:p>
        <text:p text:style-name="Preformatted_20_Text"><text:span text:style-name="Source_20_Text">from ultralytics import YOLO</text:span></text:p>
        <text:p text:style-name="Preformatted_20_Text"><text:span text:style-name="Source_20_Text">VIDEO_RE = re.compile(</text:span></text:p>
        <text:p text:style-name="Preformatted_20_Text"><text:span text:style-name="Source_20_Text"><text:s text:c="4"/>r"^(?P&lt;subject&gt;\d{3})-(?P&lt;condition&gt;nm|bg|cl)-(?P&lt;seq&gt;\d{2})-(?P&lt;view&gt;\d{3})\.(?P&lt;ext&gt;avi|mp4|mov|mkv)$",</text:span></text:p>
        <text:p text:style-name="Preformatted_20_Text"><text:span text:style-name="Source_20_Text"><text:s text:c="4"/>re.IGNORECASE,</text:span></text:p>
        <text:p text:style-name="Preformatted_20_Text"><text:span text:style-name="Source_20_Text">)</text:span></text:p>
        <text:p text:style-name="Preformatted_20_Text"><text:span text:style-name="Source_20_Text">VIDEO_EXTS = {".avi", ".mp4", ".mov", ".mkv"}</text:span></text:p>
        <text:p text:style-name="Preformatted_20_Text"><text:span text:style-name="Source_20_Text"># COCO 17-keypoint order used by YOLO pose:</text:span></text:p>
        <text:p text:style-name="Preformatted_20_Text"><text:span text:style-name="Source_20_Text"># 0 nose</text:span></text:p>
        <text:p text:style-name="Preformatted_20_Text"><text:span text:style-name="Source_20_Text"># 1 left_eye</text:span></text:p>
        <text:p text:style-name="Preformatted_20_Text"><text:span text:style-name="Source_20_Text"># 2 right_eye</text:span></text:p>
        <text:p text:style-name="Preformatted_20_Text"><text:span text:style-name="Source_20_Text"># 3 left_ear</text:span></text:p>
        <text:p text:style-name="Preformatted_20_Text"><text:span text:style-name="Source_20_Text"># 4 right_ear</text:span></text:p>
        <text:p text:style-name="Preformatted_20_Text"><text:span text:style-name="Source_20_Text"># 5 left_shoulder</text:span></text:p>
        <text:p text:style-name="Preformatted_20_Text"><text:span text:style-name="Source_20_Text"># 6 right_shoulder</text:span></text:p>
        <text:p text:style-name="Preformatted_20_Text"><text:span text:style-name="Source_20_Text"># 7 left_elbow</text:span></text:p>
        <text:p text:style-name="Preformatted_20_Text"><text:span text:style-name="Source_20_Text"># 8 right_elbow</text:span></text:p>
        <text:p text:style-name="Preformatted_20_Text"><text:span text:style-name="Source_20_Text"># 9 left_wrist</text:span></text:p>
        <text:p text:style-name="Preformatted_20_Text"><text:span text:style-name="Source_20_Text"># 10 right_wrist</text:span></text:p>
        <text:p text:style-name="Preformatted_20_Text"><text:span text:style-name="Source_20_Text"># 11 left_hip</text:span></text:p>
        <text:p text:style-name="Preformatted_20_Text"><text:span text:style-name="Source_20_Text"># 12 right_hip</text:span></text:p>
        <text:p text:style-name="Preformatted_20_Text"><text:span text:style-name="Source_20_Text"># 13 left_knee</text:span></text:p>
        <text:p text:style-name="Preformatted_20_Text"><text:span text:style-name="Source_20_Text"># 14 right_knee</text:span></text:p>
        <text:p text:style-name="Preformatted_20_Text"><text:span text:style-name="Source_20_Text"># 15 left_ankle</text:span></text:p>
        <text:p text:style-name="Preformatted_20_Text"><text:span text:style-name="Source_20_Text"># 16 right_ankle</text:span></text:p>
        <text:p text:style-name="Preformatted_20_Text"><text:span text:style-name="Source_20_Text">COCO_EDGES = [</text:span></text:p>
        <text:p text:style-name="Preformatted_20_Text"><text:span text:style-name="Source_20_Text"><text:s text:c="4"/>(0, 1), (0, 2),</text:span></text:p>
        <text:p text:style-name="Preformatted_20_Text"><text:span text:style-name="Source_20_Text"><text:s text:c="4"/>(1, 3), (2, 4),</text:span></text:p>
        <text:p text:style-name="Preformatted_20_Text"><text:span text:style-name="Source_20_Text"><text:s text:c="4"/>(5, 6),</text:span></text:p>
        <text:p text:style-name="Preformatted_20_Text"><text:span text:style-name="Source_20_Text"><text:s text:c="4"/>(5, 7), (7, 9),</text:span></text:p>
        <text:p text:style-name="Preformatted_20_Text"><text:span text:style-name="Source_20_Text"><text:s text:c="4"/>(6, 8), (8, 10),</text:span></text:p>
        <text:p text:style-name="Preformatted_20_Text"><text:span text:style-name="Source_20_Text"><text:s text:c="4"/>(5, 11), (6, 12),</text:span></text:p>
        <text:p text:style-name="Preformatted_20_Text"><text:span text:style-name="Source_20_Text"><text:s text:c="4"/>(11, 12),</text:span></text:p>
        <text:p text:style-name="Preformatted_20_Text"><text:span text:style-name="Source_20_Text"><text:s text:c="4"/>(11, 13), (13, 15),</text:span></text:p>
        <text:p text:style-name="Preformatted_20_Text"><text:span text:style-name="Source_20_Text"><text:s text:c="4"/>(12, 14), (14, 16),</text:span></text:p>
        <text:p text:style-name="Preformatted_20_Text"><text:span text:style-name="Source_20_Text">]</text:span></text:p>
        <text:p text:style-name="Preformatted_20_Text"><text:span text:style-name="Source_20_Text">def parse_args():</text:span></text:p>
        <text:p text:style-name="Preformatted_20_Text"><text:span text:style-name="Source_20_Text"><text:s text:c="4"/>parser = argparse.ArgumentParser(</text:span></text:p>
        <text:p text:style-name="Preformatted_20_Text"><text:span text:style-name="Source_20_Text"><text:s text:c="8"/>description="Extract CASIA-B 17-joint skeletons using Ultralytics YOLO pose."</text:span></text:p>
        <text:p text:style-name="Preformatted_20_Text"><text:span text:style-name="Source_20_Text"><text:s text:c="4"/>)</text:span></text:p>
        <text:p text:style-name="Preformatted_20_Text"><text:soft-page-break/><text:span text:style-name="Source_20_Text"><text:s text:c="4"/>parser.add_argument(</text:span></text:p>
        <text:p text:style-name="Preformatted_20_Text"><text:span text:style-name="Source_20_Text"><text:s text:c="8"/>"--raw-dir",</text:span></text:p>
        <text:p text:style-name="Preformatted_20_Text"><text:span text:style-name="Source_20_Text"><text:s text:c="8"/>type=str,</text:span></text:p>
        <text:p text:style-name="Preformatted_20_Text"><text:span text:style-name="Source_20_Text"><text:s text:c="8"/>default="/media/wadud/DriveUbuntu/CASIA/Main/DatasetB/video",</text:span></text:p>
        <text:p text:style-name="Preformatted_20_Text"><text:span text:style-name="Source_20_Text"><text:s text:c="8"/>help="Directory containing raw CASIA-B videos.",</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exp-dir",</text:span></text:p>
        <text:p text:style-name="Preformatted_20_Text"><text:span text:style-name="Source_20_Text"><text:s text:c="8"/>type=str,</text:span></text:p>
        <text:p text:style-name="Preformatted_20_Text"><text:span text:style-name="Source_20_Text"><text:s text:c="8"/>default="/media/wadud/DriveUbuntu/GaitRecognition 2.0",</text:span></text:p>
        <text:p text:style-name="Preformatted_20_Text"><text:span text:style-name="Source_20_Text"><text:s text:c="8"/>help="Experiment directory where all outputs will be saved.",</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model",</text:span></text:p>
        <text:p text:style-name="Preformatted_20_Text"><text:span text:style-name="Source_20_Text"><text:s text:c="8"/>type=str,</text:span></text:p>
        <text:p text:style-name="Preformatted_20_Text"><text:span text:style-name="Source_20_Text"><text:s text:c="8"/>default="yolo26x-pose.pt",</text:span></text:p>
        <text:p text:style-name="Preformatted_20_Text"><text:span text:style-name="Source_20_Text"><text:s text:c="8"/>help=(</text:span></text:p>
        <text:p text:style-name="Preformatted_20_Text"><text:span text:style-name="Source_20_Text"><text:s text:c="12"/>"Ultralytics pose model. Recommended quality: yolo26x-pose.pt. "</text:span></text:p>
        <text:p text:style-name="Preformatted_20_Text"><text:span text:style-name="Source_20_Text"><text:s text:c="12"/>"Faster: yolo26l-pose.pt or yolo26n-pose.p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device",</text:span></text:p>
        <text:p text:style-name="Preformatted_20_Text"><text:span text:style-name="Source_20_Text"><text:s text:c="8"/>type=str,</text:span></text:p>
        <text:p text:style-name="Preformatted_20_Text"><text:span text:style-name="Source_20_Text"><text:s text:c="8"/>default="0",</text:span></text:p>
        <text:p text:style-name="Preformatted_20_Text"><text:span text:style-name="Source_20_Text"><text:s text:c="8"/>help="GPU id like 0, 1, or cpu. Use cpu if you do not have CUDA.",</text:span></text:p>
        <text:p text:style-name="Preformatted_20_Text"><text:span text:style-name="Source_20_Text"><text:s text:c="4"/>)</text:span></text:p>
        <text:p text:style-name="Preformatted_20_Text"><text:span text:style-name="Source_20_Text"><text:s text:c="4"/>parser.add_argument("--imgsz", type=int, default=640, help="YOLO inference image size.")</text:span></text:p>
        <text:p text:style-name="Preformatted_20_Text"><text:span text:style-name="Source_20_Text"><text:s text:c="4"/>parser.add_argument("--conf", type=float, default=0.25, help="YOLO person detection confidence threshold.")</text:span></text:p>
        <text:p text:style-name="Preformatted_20_Text"><text:span text:style-name="Source_20_Text"><text:s text:c="4"/>parser.add_argument("--iou", type=float, default=0.70, help="YOLO NMS IoU threshold.")</text:span></text:p>
        <text:p text:style-name="Preformatted_20_Text"><text:span text:style-name="Source_20_Text"><text:s text:c="4"/>parser.add_argument("--kp-conf", type=float, default=0.20, help="Minimum keypoint confidence considered valid.")</text:span></text:p>
        <text:p text:style-name="Preformatted_20_Text"><text:span text:style-name="Source_20_Text"><text:s text:c="4"/>parser.add_argument("--min-valid-joints", type=int, default=8, help="Minimum valid keypoints for a frame to be valid.")</text:span></text:p>
        <text:p text:style-name="Preformatted_20_Text"><text:span text:style-name="Source_20_Text"><text:s text:c="4"/>parser.add_argument("--max-det", type=int, default=3, help="Maximum detected people per frame.")</text:span></text:p>
        <text:p text:style-name="Preformatted_20_Text"><text:span text:style-name="Source_20_Text"><text:s text:c="4"/>parser.add_argument("--half", action="store_true", help="Use FP16 inference on CUDA.")</text:span></text:p>
        <text:p text:style-name="Preformatted_20_Text"><text:span text:style-name="Source_20_Text"><text:s text:c="4"/>parser.add_argument("--overwrite", action="store_true", help="Overwrite existing .npz files.")</text:span></text:p>
        <text:p text:style-name="Preformatted_20_Text"><text:span text:style-name="Source_20_Text"><text:s text:c="4"/>parser.add_argument("--limit", type=int, default=0, help="Process only first N videos. 0 means all.")</text:span></text:p>
        <text:p text:style-name="Preformatted_20_Text"><text:span text:style-name="Source_20_Text"><text:s text:c="4"/>parser.add_argument(</text:span></text:p>
        <text:p text:style-name="Preformatted_20_Text"><text:span text:style-name="Source_20_Text"><text:s text:c="8"/>"--save-vis",</text:span></text:p>
        <text:p text:style-name="Preformatted_20_Text"><text:span text:style-name="Source_20_Text"><text:s text:c="8"/>type=int,</text:span></text:p>
        <text:p text:style-name="Preformatted_20_Text"><text:span text:style-name="Source_20_Text"><text:s text:c="8"/>default=30,</text:span></text:p>
        <text:p text:style-name="Preformatted_20_Text"><text:span text:style-name="Source_20_Text"><text:s text:c="8"/>help="Save skeleton contact-sheet visualizations for first N processed videos.",</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vis-stride",</text:span></text:p>
        <text:p text:style-name="Preformatted_20_Text"><text:span text:style-name="Source_20_Text"><text:s text:c="8"/>type=int,</text:span></text:p>
        <text:p text:style-name="Preformatted_20_Text"><text:span text:style-name="Source_20_Text"><text:s text:c="8"/>default=10,</text:span></text:p>
        <text:p text:style-name="Preformatted_20_Text"><text:span text:style-name="Source_20_Text"><text:s text:c="8"/>help="Take one visualization frame every N frames.",</text:span></text:p>
        <text:p text:style-name="Preformatted_20_Text"><text:span text:style-name="Source_20_Text"><text:s text:c="4"/>)</text:span></text:p>
        <text:p text:style-name="Preformatted_20_Text"><text:span text:style-name="Source_20_Text"><text:s text:c="4"/>return parser.parse_args()</text:span></text:p>
        <text:p text:style-name="Preformatted_20_Text"><text:span text:style-name="Source_20_Text">def safe_model_tag(model_name: str) -&gt; str:</text:span></text:p>
        <text:p text:style-name="Preformatted_20_Text"><text:span text:style-name="Source_20_Text"><text:s text:c="4"/>stem = Path(model_name).stem</text:span></text:p>
        <text:p text:style-name="Preformatted_20_Text"><text:span text:style-name="Source_20_Text"><text:s text:c="4"/>stem = stem.replace("-", "_").replace(".", "_").replace(" ", "_")</text:span></text:p>
        <text:p text:style-name="Preformatted_20_Text"><text:span text:style-name="Source_20_Text"><text:s text:c="4"/>return stem</text:span></text:p>
        <text:p text:style-name="Preformatted_20_Text"><text:span text:style-name="Source_20_Text">def ensure_dirs(exp_dir: Path, model_tag: str):</text:span></text:p>
        <text:p text:style-name="Preformatted_20_Text"><text:soft-page-break/><text:span text:style-name="Source_20_Text"><text:s text:c="4"/>dirs = {</text:span></text:p>
        <text:p text:style-name="Preformatted_20_Text"><text:span text:style-name="Source_20_Text"><text:s text:c="8"/>"index": exp_dir / "data" / "index",</text:span></text:p>
        <text:p text:style-name="Preformatted_20_Text"><text:span text:style-name="Source_20_Text"><text:s text:c="8"/>"poses": exp_dir / "data" / "poses" / model_tag,</text:span></text:p>
        <text:p text:style-name="Preformatted_20_Text"><text:span text:style-name="Source_20_Text"><text:s text:c="8"/>"reports": exp_dir / "data" / "reports",</text:span></text:p>
        <text:p text:style-name="Preformatted_20_Text"><text:span text:style-name="Source_20_Text"><text:s text:c="8"/>"visuals": exp_dir / "visuals" / "skeleton_debug" / model_tag,</text:span></text:p>
        <text:p text:style-name="Preformatted_20_Text"><text:span text:style-name="Source_20_Text"><text:s text:c="4"/>}</text:span></text:p>
        <text:p text:style-name="Preformatted_20_Text"><text:span text:style-name="Source_20_Text"><text:s text:c="4"/>for d in dirs.values():</text:span></text:p>
        <text:p text:style-name="Preformatted_20_Text"><text:span text:style-name="Source_20_Text"><text:s text:c="8"/>d.mkdir(parents=True, exist_ok=True)</text:span></text:p>
        <text:p text:style-name="Preformatted_20_Text"><text:span text:style-name="Source_20_Text"><text:s text:c="4"/>return dirs</text:span></text:p>
        <text:p text:style-name="Preformatted_20_Text"><text:span text:style-name="Source_20_Text">def discover_videos(raw_dir: Path):</text:span></text:p>
        <text:p text:style-name="Preformatted_20_Text"><text:span text:style-name="Source_20_Text"><text:s text:c="4"/>records = []</text:span></text:p>
        <text:p text:style-name="Preformatted_20_Text"><text:span text:style-name="Source_20_Text"><text:s text:c="4"/>skipped = []</text:span></text:p>
        <text:p text:style-name="Preformatted_20_Text"><text:span text:style-name="Source_20_Text"><text:s text:c="4"/>if not raw_dir.exists():</text:span></text:p>
        <text:p text:style-name="Preformatted_20_Text"><text:span text:style-name="Source_20_Text"><text:s text:c="8"/>raise FileNotFoundError(f"Raw video directory does not exist: {raw_dir}")</text:span></text:p>
        <text:p text:style-name="Preformatted_20_Text"><text:span text:style-name="Source_20_Text"><text:s text:c="4"/>video_paths = []</text:span></text:p>
        <text:p text:style-name="Preformatted_20_Text"><text:span text:style-name="Source_20_Text"><text:s text:c="4"/>for p in raw_dir.rglob("*"):</text:span></text:p>
        <text:p text:style-name="Preformatted_20_Text"><text:span text:style-name="Source_20_Text"><text:s text:c="8"/>if p.is_file() and p.suffix.lower() in VIDEO_EXTS:</text:span></text:p>
        <text:p text:style-name="Preformatted_20_Text"><text:span text:style-name="Source_20_Text"><text:s text:c="12"/>video_paths.append(p)</text:span></text:p>
        <text:p text:style-name="Preformatted_20_Text"><text:span text:style-name="Source_20_Text"><text:s text:c="4"/>video_paths = sorted(video_paths)</text:span></text:p>
        <text:p text:style-name="Preformatted_20_Text"><text:span text:style-name="Source_20_Text"><text:s text:c="4"/>for path in video_paths:</text:span></text:p>
        <text:p text:style-name="Preformatted_20_Text"><text:span text:style-name="Source_20_Text"><text:s text:c="8"/>match = VIDEO_RE.match(path.name)</text:span></text:p>
        <text:p text:style-name="Preformatted_20_Text"><text:span text:style-name="Source_20_Text"><text:s text:c="8"/>if match is None:</text:span></text:p>
        <text:p text:style-name="Preformatted_20_Text"><text:span text:style-name="Source_20_Text"><text:s text:c="12"/>skipped.append((str(path), "filename_pattern_not_matched"))</text:span></text:p>
        <text:p text:style-name="Preformatted_20_Text"><text:span text:style-name="Source_20_Text"><text:s text:c="12"/>continue</text:span></text:p>
        <text:p text:style-name="Preformatted_20_Text"><text:span text:style-name="Source_20_Text"><text:s text:c="8"/>gd = match.groupdict()</text:span></text:p>
        <text:p text:style-name="Preformatted_20_Text"><text:span text:style-name="Source_20_Text"><text:s text:c="8"/>subject = gd["subject"]</text:span></text:p>
        <text:p text:style-name="Preformatted_20_Text"><text:span text:style-name="Source_20_Text"><text:s text:c="8"/>condition = gd["condition"].lower()</text:span></text:p>
        <text:p text:style-name="Preformatted_20_Text"><text:span text:style-name="Source_20_Text"><text:s text:c="8"/>seq = gd["seq"]</text:span></text:p>
        <text:p text:style-name="Preformatted_20_Text"><text:span text:style-name="Source_20_Text"><text:s text:c="8"/>view = gd["view"]</text:span></text:p>
        <text:p text:style-name="Preformatted_20_Text"><text:span text:style-name="Source_20_Text"><text:s text:c="8"/>records.append(</text:span></text:p>
        <text:p text:style-name="Preformatted_20_Text"><text:span text:style-name="Source_20_Text"><text:s text:c="12"/>{</text:span></text:p>
        <text:p text:style-name="Preformatted_20_Text"><text:span text:style-name="Source_20_Text"><text:s text:c="16"/>"video_path": str(path),</text:span></text:p>
        <text:p text:style-name="Preformatted_20_Text"><text:span text:style-name="Source_20_Text"><text:s text:c="16"/>"filename": path.name,</text:span></text:p>
        <text:p text:style-name="Preformatted_20_Text"><text:span text:style-name="Source_20_Text"><text:s text:c="16"/>"subject": subject,</text:span></text:p>
        <text:p text:style-name="Preformatted_20_Text"><text:span text:style-name="Source_20_Text"><text:s text:c="16"/>"condition": condition,</text:span></text:p>
        <text:p text:style-name="Preformatted_20_Text"><text:span text:style-name="Source_20_Text"><text:s text:c="16"/>"seq": seq,</text:span></text:p>
        <text:p text:style-name="Preformatted_20_Text"><text:span text:style-name="Source_20_Text"><text:s text:c="16"/>"view": view,</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return records, skipped</text:span></text:p>
        <text:p text:style-name="Preformatted_20_Text"><text:span text:style-name="Source_20_Text">def write_video_index(records, skipped, index_path: Path, skipped_path: Path):</text:span></text:p>
        <text:p text:style-name="Preformatted_20_Text"><text:span text:style-name="Source_20_Text"><text:s text:c="4"/>with index_path.open("w", newline="") as f:</text:span></text:p>
        <text:p text:style-name="Preformatted_20_Text"><text:span text:style-name="Source_20_Text"><text:s text:c="8"/>writer = csv.DictWriter(</text:span></text:p>
        <text:p text:style-name="Preformatted_20_Text"><text:span text:style-name="Source_20_Text"><text:s text:c="12"/>f,</text:span></text:p>
        <text:p text:style-name="Preformatted_20_Text"><text:span text:style-name="Source_20_Text"><text:s text:c="12"/>fieldnames=["video_path", "filename", "subject", "condition", "seq", "view"],</text:span></text:p>
        <text:p text:style-name="Preformatted_20_Text"><text:span text:style-name="Source_20_Text"><text:s text:c="8"/>)</text:span></text:p>
        <text:p text:style-name="Preformatted_20_Text"><text:span text:style-name="Source_20_Text"><text:s text:c="8"/>writer.writeheader()</text:span></text:p>
        <text:p text:style-name="Preformatted_20_Text"><text:span text:style-name="Source_20_Text"><text:s text:c="8"/>for row in records:</text:span></text:p>
        <text:p text:style-name="Preformatted_20_Text"><text:span text:style-name="Source_20_Text"><text:s text:c="12"/>writer.writerow(row)</text:span></text:p>
        <text:p text:style-name="Preformatted_20_Text"><text:span text:style-name="Source_20_Text"><text:s text:c="4"/>with skipped_path.open("w") as f:</text:span></text:p>
        <text:p text:style-name="Preformatted_20_Text"><text:span text:style-name="Source_20_Text"><text:s text:c="8"/>for path, reason in skipped:</text:span></text:p>
        <text:p text:style-name="Preformatted_20_Text"><text:span text:style-name="Source_20_Text"><text:s text:c="12"/>f.write(f"{reason}\t{path}\n")</text:span></text:p>
        <text:p text:style-name="Preformatted_20_Text"><text:span text:style-name="Source_20_Text">def get_video_meta(video_path: Path):</text:span></text:p>
        <text:p text:style-name="Preformatted_20_Text"><text:span text:style-name="Source_20_Text"><text:s text:c="4"/>cap = cv2.VideoCapture(str(video_path))</text:span></text:p>
        <text:p text:style-name="Preformatted_20_Text"><text:span text:style-name="Source_20_Text"><text:s text:c="4"/>if not cap.isOpened():</text:span></text:p>
        <text:p text:style-name="Preformatted_20_Text"><text:span text:style-name="Source_20_Text"><text:s text:c="8"/>return {</text:span></text:p>
        <text:p text:style-name="Preformatted_20_Text"><text:span text:style-name="Source_20_Text"><text:s text:c="12"/>"fps": 0.0,</text:span></text:p>
        <text:p text:style-name="Preformatted_20_Text"><text:span text:style-name="Source_20_Text"><text:s text:c="12"/>"width": 0,</text:span></text:p>
        <text:p text:style-name="Preformatted_20_Text"><text:span text:style-name="Source_20_Text"><text:s text:c="12"/>"height": 0,</text:span></text:p>
        <text:p text:style-name="Preformatted_20_Text"><text:span text:style-name="Source_20_Text"><text:s text:c="12"/>"frame_count_cv2": 0,</text:span></text:p>
        <text:p text:style-name="Preformatted_20_Text"><text:span text:style-name="Source_20_Text"><text:s text:c="12"/>"readable": False,</text:span></text:p>
        <text:p text:style-name="Preformatted_20_Text"><text:span text:style-name="Source_20_Text"><text:s text:c="8"/>}</text:span></text:p>
        <text:p text:style-name="Preformatted_20_Text"><text:soft-page-break/><text:span text:style-name="Source_20_Text"><text:s text:c="4"/>fps = float(cap.get(cv2.CAP_PROP_FPS) or 0.0)</text:span></text:p>
        <text:p text:style-name="Preformatted_20_Text"><text:span text:style-name="Source_20_Text"><text:s text:c="4"/>width = int(cap.get(cv2.CAP_PROP_FRAME_WIDTH) or 0)</text:span></text:p>
        <text:p text:style-name="Preformatted_20_Text"><text:span text:style-name="Source_20_Text"><text:s text:c="4"/>height = int(cap.get(cv2.CAP_PROP_FRAME_HEIGHT) or 0)</text:span></text:p>
        <text:p text:style-name="Preformatted_20_Text"><text:span text:style-name="Source_20_Text"><text:s text:c="4"/>frame_count = int(cap.get(cv2.CAP_PROP_FRAME_COUNT) or 0)</text:span></text:p>
        <text:p text:style-name="Preformatted_20_Text"><text:span text:style-name="Source_20_Text"><text:s text:c="4"/>cap.release()</text:span></text:p>
        <text:p text:style-name="Preformatted_20_Text"><text:span text:style-name="Source_20_Text"><text:s text:c="4"/>return {</text:span></text:p>
        <text:p text:style-name="Preformatted_20_Text"><text:span text:style-name="Source_20_Text"><text:s text:c="8"/>"fps": fps,</text:span></text:p>
        <text:p text:style-name="Preformatted_20_Text"><text:span text:style-name="Source_20_Text"><text:s text:c="8"/>"width": width,</text:span></text:p>
        <text:p text:style-name="Preformatted_20_Text"><text:span text:style-name="Source_20_Text"><text:s text:c="8"/>"height": height,</text:span></text:p>
        <text:p text:style-name="Preformatted_20_Text"><text:span text:style-name="Source_20_Text"><text:s text:c="8"/>"frame_count_cv2": frame_count,</text:span></text:p>
        <text:p text:style-name="Preformatted_20_Text"><text:span text:style-name="Source_20_Text"><text:s text:c="8"/>"readable": True,</text:span></text:p>
        <text:p text:style-name="Preformatted_20_Text"><text:span text:style-name="Source_20_Text"><text:s text:c="4"/>}</text:span></text:p>
        <text:p text:style-name="Preformatted_20_Text"><text:span text:style-name="Source_20_Text">def to_numpy(x):</text:span></text:p>
        <text:p text:style-name="Preformatted_20_Text"><text:span text:style-name="Source_20_Text"><text:s text:c="4"/>if x is None:</text:span></text:p>
        <text:p text:style-name="Preformatted_20_Text"><text:span text:style-name="Source_20_Text"><text:s text:c="8"/>return None</text:span></text:p>
        <text:p text:style-name="Preformatted_20_Text"><text:span text:style-name="Source_20_Text"><text:s text:c="4"/>if hasattr(x, "detach"):</text:span></text:p>
        <text:p text:style-name="Preformatted_20_Text"><text:span text:style-name="Source_20_Text"><text:s text:c="8"/>return x.detach().cpu().numpy()</text:span></text:p>
        <text:p text:style-name="Preformatted_20_Text"><text:span text:style-name="Source_20_Text"><text:s text:c="4"/>if hasattr(x, "cpu"):</text:span></text:p>
        <text:p text:style-name="Preformatted_20_Text"><text:span text:style-name="Source_20_Text"><text:s text:c="8"/>return x.cpu().numpy()</text:span></text:p>
        <text:p text:style-name="Preformatted_20_Text"><text:span text:style-name="Source_20_Text"><text:s text:c="4"/>return np.asarray(x)</text:span></text:p>
        <text:p text:style-name="Preformatted_20_Text"><text:span text:style-name="Source_20_Text">def extract_result_arrays(result):</text:span></text:p>
        <text:p text:style-name="Preformatted_20_Text"><text:span text:style-name="Source_20_Text"><text:s text:c="4"/>"""</text:span></text:p>
        <text:p text:style-name="Preformatted_20_Text"><text:span text:style-name="Source_20_Text"><text:s text:c="4"/>Convert one Ultralytics result object into:</text:span></text:p>
        <text:p text:style-name="Preformatted_20_Text"><text:span text:style-name="Source_20_Text"><text:s text:c="8"/>kpts_xy_all: <text:s/>(N, 17, 2)</text:span></text:p>
        <text:p text:style-name="Preformatted_20_Text"><text:span text:style-name="Source_20_Text"><text:s text:c="8"/>kpts_conf_all: (N, 17)</text:span></text:p>
        <text:p text:style-name="Preformatted_20_Text"><text:span text:style-name="Source_20_Text"><text:s text:c="8"/>boxes_xyxy_all: (N, 4)</text:span></text:p>
        <text:p text:style-name="Preformatted_20_Text"><text:span text:style-name="Source_20_Text"><text:s text:c="8"/>boxes_conf_all: (N,)</text:span></text:p>
        <text:p text:style-name="Preformatted_20_Text"><text:span text:style-name="Source_20_Text"><text:s text:c="4"/>"""</text:span></text:p>
        <text:p text:style-name="Preformatted_20_Text"><text:span text:style-name="Source_20_Text"><text:s text:c="4"/>keypoints = getattr(result, "keypoints", None)</text:span></text:p>
        <text:p text:style-name="Preformatted_20_Text"><text:span text:style-name="Source_20_Text"><text:s text:c="4"/>boxes = getattr(result, "boxes", None)</text:span></text:p>
        <text:p text:style-name="Preformatted_20_Text"><text:span text:style-name="Source_20_Text"><text:s text:c="4"/>if keypoints is None or getattr(keypoints, "data", None) is None:</text:span></text:p>
        <text:p text:style-name="Preformatted_20_Text"><text:span text:style-name="Source_20_Text"><text:s text:c="8"/>return (</text:span></text:p>
        <text:p text:style-name="Preformatted_20_Text"><text:span text:style-name="Source_20_Text"><text:s text:c="12"/>np.zeros((0, 17, 2), dtype=np.float32),</text:span></text:p>
        <text:p text:style-name="Preformatted_20_Text"><text:span text:style-name="Source_20_Text"><text:s text:c="12"/>np.zeros((0, 17), dtype=np.float32),</text:span></text:p>
        <text:p text:style-name="Preformatted_20_Text"><text:span text:style-name="Source_20_Text"><text:s text:c="12"/>np.zeros((0, 4), dtype=np.float32),</text:span></text:p>
        <text:p text:style-name="Preformatted_20_Text"><text:span text:style-name="Source_20_Text"><text:s text:c="12"/>np.zeros((0,), dtype=np.float32),</text:span></text:p>
        <text:p text:style-name="Preformatted_20_Text"><text:span text:style-name="Source_20_Text"><text:s text:c="8"/>)</text:span></text:p>
        <text:p text:style-name="Preformatted_20_Text"><text:span text:style-name="Source_20_Text"><text:s text:c="4"/>kp_data = to_numpy(keypoints.data)</text:span></text:p>
        <text:p text:style-name="Preformatted_20_Text"><text:span text:style-name="Source_20_Text"><text:s text:c="4"/>if kp_data is None or kp_data.size == 0:</text:span></text:p>
        <text:p text:style-name="Preformatted_20_Text"><text:span text:style-name="Source_20_Text"><text:s text:c="8"/>return (</text:span></text:p>
        <text:p text:style-name="Preformatted_20_Text"><text:span text:style-name="Source_20_Text"><text:s text:c="12"/>np.zeros((0, 17, 2), dtype=np.float32),</text:span></text:p>
        <text:p text:style-name="Preformatted_20_Text"><text:span text:style-name="Source_20_Text"><text:s text:c="12"/>np.zeros((0, 17), dtype=np.float32),</text:span></text:p>
        <text:p text:style-name="Preformatted_20_Text"><text:span text:style-name="Source_20_Text"><text:s text:c="12"/>np.zeros((0, 4), dtype=np.float32),</text:span></text:p>
        <text:p text:style-name="Preformatted_20_Text"><text:span text:style-name="Source_20_Text"><text:s text:c="12"/>np.zeros((0,), dtype=np.float32),</text:span></text:p>
        <text:p text:style-name="Preformatted_20_Text"><text:span text:style-name="Source_20_Text"><text:s text:c="8"/>)</text:span></text:p>
        <text:p text:style-name="Preformatted_20_Text"><text:span text:style-name="Source_20_Text"><text:s text:c="4"/># Expected shape: (N, 17, 3), where last dim is x, y, confidence.</text:span></text:p>
        <text:p text:style-name="Preformatted_20_Text"><text:span text:style-name="Source_20_Text"><text:s text:c="4"/>if kp_data.ndim != 3 or kp_data.shape[1] != 17:</text:span></text:p>
        <text:p text:style-name="Preformatted_20_Text"><text:span text:style-name="Source_20_Text"><text:s text:c="8"/>return (</text:span></text:p>
        <text:p text:style-name="Preformatted_20_Text"><text:span text:style-name="Source_20_Text"><text:s text:c="12"/>np.zeros((0, 17, 2), dtype=np.float32),</text:span></text:p>
        <text:p text:style-name="Preformatted_20_Text"><text:span text:style-name="Source_20_Text"><text:s text:c="12"/>np.zeros((0, 17), dtype=np.float32),</text:span></text:p>
        <text:p text:style-name="Preformatted_20_Text"><text:span text:style-name="Source_20_Text"><text:s text:c="12"/>np.zeros((0, 4), dtype=np.float32),</text:span></text:p>
        <text:p text:style-name="Preformatted_20_Text"><text:span text:style-name="Source_20_Text"><text:s text:c="12"/>np.zeros((0,), dtype=np.float32),</text:span></text:p>
        <text:p text:style-name="Preformatted_20_Text"><text:span text:style-name="Source_20_Text"><text:s text:c="8"/>)</text:span></text:p>
        <text:p text:style-name="Preformatted_20_Text"><text:span text:style-name="Source_20_Text"><text:s text:c="4"/>kpts_xy_all = kp_data[:, :, :2].astype(np.float32)</text:span></text:p>
        <text:p text:style-name="Preformatted_20_Text"><text:span text:style-name="Source_20_Text"><text:s text:c="4"/>if kp_data.shape[2] &gt;= 3:</text:span></text:p>
        <text:p text:style-name="Preformatted_20_Text"><text:span text:style-name="Source_20_Text"><text:s text:c="8"/>kpts_conf_all = kp_data[:, :, 2].astype(np.float32)</text:span></text:p>
        <text:p text:style-name="Preformatted_20_Text"><text:span text:style-name="Source_20_Text"><text:s text:c="4"/>else:</text:span></text:p>
        <text:p text:style-name="Preformatted_20_Text"><text:span text:style-name="Source_20_Text"><text:s text:c="8"/>conf_obj = getattr(keypoints, "conf", None)</text:span></text:p>
        <text:p text:style-name="Preformatted_20_Text"><text:span text:style-name="Source_20_Text"><text:s text:c="8"/>if conf_obj is not None:</text:span></text:p>
        <text:p text:style-name="Preformatted_20_Text"><text:span text:style-name="Source_20_Text"><text:s text:c="12"/>kpts_conf_all = to_numpy(conf_obj).astype(np.float32)</text:span></text:p>
        <text:p text:style-name="Preformatted_20_Text"><text:span text:style-name="Source_20_Text"><text:s text:c="8"/>else:</text:span></text:p>
        <text:p text:style-name="Preformatted_20_Text"><text:span text:style-name="Source_20_Text"><text:s text:c="12"/>kpts_conf_all = np.ones((kp_data.shape[0], 17), dtype=np.float32)</text:span></text:p>
        <text:p text:style-name="Preformatted_20_Text"><text:span text:style-name="Source_20_Text"><text:s text:c="4"/>num_people = kpts_xy_all.shape[0]</text:span></text:p>
        <text:p text:style-name="Preformatted_20_Text"><text:span text:style-name="Source_20_Text"><text:s text:c="4"/>if boxes is not None and getattr(boxes, "xyxy", None) is not None:</text:span></text:p>
        <text:p text:style-name="Preformatted_20_Text"><text:soft-page-break/><text:span text:style-name="Source_20_Text"><text:s text:c="8"/>boxes_xyxy_all = to_numpy(boxes.xyxy).astype(np.float32)</text:span></text:p>
        <text:p text:style-name="Preformatted_20_Text"><text:span text:style-name="Source_20_Text"><text:s text:c="8"/>if boxes_xyxy_all.shape[0] != num_people:</text:span></text:p>
        <text:p text:style-name="Preformatted_20_Text"><text:span text:style-name="Source_20_Text"><text:s text:c="12"/>boxes_xyxy_all = np.zeros((num_people, 4), dtype=np.float32)</text:span></text:p>
        <text:p text:style-name="Preformatted_20_Text"><text:span text:style-name="Source_20_Text"><text:s text:c="4"/>else:</text:span></text:p>
        <text:p text:style-name="Preformatted_20_Text"><text:span text:style-name="Source_20_Text"><text:s text:c="8"/>boxes_xyxy_all = np.zeros((num_people, 4), dtype=np.float32)</text:span></text:p>
        <text:p text:style-name="Preformatted_20_Text"><text:span text:style-name="Source_20_Text"><text:s text:c="4"/>if boxes is not None and getattr(boxes, "conf", None) is not None:</text:span></text:p>
        <text:p text:style-name="Preformatted_20_Text"><text:span text:style-name="Source_20_Text"><text:s text:c="8"/>boxes_conf_all = to_numpy(boxes.conf).astype(np.float32)</text:span></text:p>
        <text:p text:style-name="Preformatted_20_Text"><text:span text:style-name="Source_20_Text"><text:s text:c="8"/>if boxes_conf_all.shape[0] != num_people:</text:span></text:p>
        <text:p text:style-name="Preformatted_20_Text"><text:span text:style-name="Source_20_Text"><text:s text:c="12"/>boxes_conf_all = np.zeros((num_people,), dtype=np.float32)</text:span></text:p>
        <text:p text:style-name="Preformatted_20_Text"><text:span text:style-name="Source_20_Text"><text:s text:c="4"/>else:</text:span></text:p>
        <text:p text:style-name="Preformatted_20_Text"><text:span text:style-name="Source_20_Text"><text:s text:c="8"/>boxes_conf_all = np.zeros((num_people,), dtype=np.float32)</text:span></text:p>
        <text:p text:style-name="Preformatted_20_Text"><text:span text:style-name="Source_20_Text"><text:s text:c="4"/>return kpts_xy_all, kpts_conf_all, boxes_xyxy_all, boxes_conf_all</text:span></text:p>
        <text:p text:style-name="Preformatted_20_Text"><text:span text:style-name="Source_20_Text">def select_best_person(kpts_xy_all, kpts_conf_all, boxes_xyxy_all, boxes_conf_all, img_w, img_h):</text:span></text:p>
        <text:p text:style-name="Preformatted_20_Text"><text:span text:style-name="Source_20_Text"><text:s text:c="4"/>"""</text:span></text:p>
        <text:p text:style-name="Preformatted_20_Text"><text:span text:style-name="Source_20_Text"><text:s text:c="4"/>CASIA-B normally has one visible walking person.</text:span></text:p>
        <text:p text:style-name="Preformatted_20_Text"><text:span text:style-name="Source_20_Text"><text:s text:c="4"/>If more than one person is detected, select the most reliable person.</text:span></text:p>
        <text:p text:style-name="Preformatted_20_Text"><text:span text:style-name="Source_20_Text"><text:s text:c="4"/>Score uses:</text:span></text:p>
        <text:p text:style-name="Preformatted_20_Text"><text:span text:style-name="Source_20_Text"><text:s text:c="8"/>- average keypoint confidence</text:span></text:p>
        <text:p text:style-name="Preformatted_20_Text"><text:span text:style-name="Source_20_Text"><text:s text:c="8"/>- detector confidence</text:span></text:p>
        <text:p text:style-name="Preformatted_20_Text"><text:span text:style-name="Source_20_Text"><text:s text:c="8"/>- bbox area</text:span></text:p>
        <text:p text:style-name="Preformatted_20_Text"><text:span text:style-name="Source_20_Text"><text:s text:c="4"/>"""</text:span></text:p>
        <text:p text:style-name="Preformatted_20_Text"><text:span text:style-name="Source_20_Text"><text:s text:c="4"/>n = kpts_xy_all.shape[0]</text:span></text:p>
        <text:p text:style-name="Preformatted_20_Text"><text:span text:style-name="Source_20_Text"><text:s text:c="4"/>if n == 0:</text:span></text:p>
        <text:p text:style-name="Preformatted_20_Text"><text:span text:style-name="Source_20_Text"><text:s text:c="8"/>return None</text:span></text:p>
        <text:p text:style-name="Preformatted_20_Text"><text:span text:style-name="Source_20_Text"><text:s text:c="4"/>area_norm = np.zeros((n,), dtype=np.float32)</text:span></text:p>
        <text:p text:style-name="Preformatted_20_Text"><text:span text:style-name="Source_20_Text"><text:s text:c="4"/>if boxes_xyxy_all.shape[0] == n:</text:span></text:p>
        <text:p text:style-name="Preformatted_20_Text"><text:span text:style-name="Source_20_Text"><text:s text:c="8"/>x1 = boxes_xyxy_all[:, 0]</text:span></text:p>
        <text:p text:style-name="Preformatted_20_Text"><text:span text:style-name="Source_20_Text"><text:s text:c="8"/>y1 = boxes_xyxy_all[:, 1]</text:span></text:p>
        <text:p text:style-name="Preformatted_20_Text"><text:span text:style-name="Source_20_Text"><text:s text:c="8"/>x2 = boxes_xyxy_all[:, 2]</text:span></text:p>
        <text:p text:style-name="Preformatted_20_Text"><text:span text:style-name="Source_20_Text"><text:s text:c="8"/>y2 = boxes_xyxy_all[:, 3]</text:span></text:p>
        <text:p text:style-name="Preformatted_20_Text"><text:span text:style-name="Source_20_Text"><text:s text:c="8"/>area = np.maximum(0.0, x2 - x1) * np.maximum(0.0, y2 - y1)</text:span></text:p>
        <text:p text:style-name="Preformatted_20_Text"><text:span text:style-name="Source_20_Text"><text:s text:c="8"/>denom = max(float(img_w * img_h), 1.0)</text:span></text:p>
        <text:p text:style-name="Preformatted_20_Text"><text:span text:style-name="Source_20_Text"><text:s text:c="8"/>area_norm = area / denom</text:span></text:p>
        <text:p text:style-name="Preformatted_20_Text"><text:span text:style-name="Source_20_Text"><text:s text:c="4"/>mean_kpt_conf = np.nanmean(kpts_conf_all, axis=1)</text:span></text:p>
        <text:p text:style-name="Preformatted_20_Text"><text:span text:style-name="Source_20_Text"><text:s text:c="4"/>det_conf = boxes_conf_all if boxes_conf_all.shape[0] == n else np.zeros((n,), dtype=np.float32)</text:span></text:p>
        <text:p text:style-name="Preformatted_20_Text"><text:span text:style-name="Source_20_Text"><text:s text:c="4"/>score = 0.65 * mean_kpt_conf + 0.25 * det_conf + 0.10 * area_norm</text:span></text:p>
        <text:p text:style-name="Preformatted_20_Text"><text:span text:style-name="Source_20_Text"><text:s text:c="4"/>return int(np.argmax(score))</text:span></text:p>
        <text:p text:style-name="Preformatted_20_Text"><text:span text:style-name="Source_20_Text">def interpolate_missing_keypoints(keypoints, scores, kp_conf_thr):</text:span></text:p>
        <text:p text:style-name="Preformatted_20_Text"><text:span text:style-name="Source_20_Text"><text:s text:c="4"/>"""</text:span></text:p>
        <text:p text:style-name="Preformatted_20_Text"><text:span text:style-name="Source_20_Text"><text:s text:c="4"/>Fill missing/low-confidence keypoints by temporal linear interpolation.</text:span></text:p>
        <text:p text:style-name="Preformatted_20_Text"><text:span text:style-name="Source_20_Text"><text:s text:c="4"/>Args:</text:span></text:p>
        <text:p text:style-name="Preformatted_20_Text"><text:span text:style-name="Source_20_Text"><text:s text:c="8"/>keypoints: (T, 17, 2), may contain NaNs</text:span></text:p>
        <text:p text:style-name="Preformatted_20_Text"><text:span text:style-name="Source_20_Text"><text:s text:c="8"/>scores: <text:s text:c="3"/>(T, 17)</text:span></text:p>
        <text:p text:style-name="Preformatted_20_Text"><text:span text:style-name="Source_20_Text"><text:s text:c="4"/>Returns:</text:span></text:p>
        <text:p text:style-name="Preformatted_20_Text"><text:span text:style-name="Source_20_Text"><text:s text:c="8"/>filled: <text:s text:c="3"/>(T, 17, 2)</text:span></text:p>
        <text:p text:style-name="Preformatted_20_Text"><text:span text:style-name="Source_20_Text"><text:s text:c="4"/>"""</text:span></text:p>
        <text:p text:style-name="Preformatted_20_Text"><text:span text:style-name="Source_20_Text"><text:s text:c="4"/>keypoints = keypoints.astype(np.float32)</text:span></text:p>
        <text:p text:style-name="Preformatted_20_Text"><text:span text:style-name="Source_20_Text"><text:s text:c="4"/>scores = scores.astype(np.float32)</text:span></text:p>
        <text:p text:style-name="Preformatted_20_Text"><text:span text:style-name="Source_20_Text"><text:s text:c="4"/>t_len, num_joints, _ = keypoints.shape</text:span></text:p>
        <text:p text:style-name="Preformatted_20_Text"><text:span text:style-name="Source_20_Text"><text:s text:c="4"/>filled = keypoints.copy()</text:span></text:p>
        <text:p text:style-name="Preformatted_20_Text"><text:span text:style-name="Source_20_Text"><text:s text:c="4"/>xs = np.arange(t_len)</text:span></text:p>
        <text:p text:style-name="Preformatted_20_Text"><text:span text:style-name="Source_20_Text"><text:s text:c="4"/>for j in range(num_joints):</text:span></text:p>
        <text:p text:style-name="Preformatted_20_Text"><text:span text:style-name="Source_20_Text"><text:s text:c="8"/>valid_joint = scores[:, j] &gt;= kp_conf_thr</text:span></text:p>
        <text:p text:style-name="Preformatted_20_Text"><text:span text:style-name="Source_20_Text"><text:s text:c="8"/>for c in range(2):</text:span></text:p>
        <text:p text:style-name="Preformatted_20_Text"><text:span text:style-name="Source_20_Text"><text:s text:c="12"/>values = filled[:, j, c]</text:span></text:p>
        <text:p text:style-name="Preformatted_20_Text"><text:span text:style-name="Source_20_Text"><text:s text:c="12"/>finite = np.isfinite(values)</text:span></text:p>
        <text:p text:style-name="Preformatted_20_Text"><text:span text:style-name="Source_20_Text"><text:s text:c="12"/>valid = valid_joint &amp; finite</text:span></text:p>
        <text:p text:style-name="Preformatted_20_Text"><text:span text:style-name="Source_20_Text"><text:s text:c="12"/>if valid.sum() == 0:</text:span></text:p>
        <text:p text:style-name="Preformatted_20_Text"><text:span text:style-name="Source_20_Text"><text:s text:c="16"/>filled[:, j, c] = 0.0</text:span></text:p>
        <text:p text:style-name="Preformatted_20_Text"><text:span text:style-name="Source_20_Text"><text:s text:c="12"/>elif valid.sum() == 1:</text:span></text:p>
        <text:p text:style-name="Preformatted_20_Text"><text:span text:style-name="Source_20_Text"><text:s text:c="16"/>filled[:, j, c] = values[valid][0]</text:span></text:p>
        <text:p text:style-name="Preformatted_20_Text"><text:span text:style-name="Source_20_Text"><text:s text:c="12"/>else:</text:span></text:p>
        <text:p text:style-name="Preformatted_20_Text"><text:soft-page-break/><text:span text:style-name="Source_20_Text"><text:s text:c="16"/>filled[:, j, c] = np.interp(xs, xs[valid], values[valid]).astype(np.float32)</text:span></text:p>
        <text:p text:style-name="Preformatted_20_Text"><text:span text:style-name="Source_20_Text"><text:s text:c="4"/>return filled</text:span></text:p>
        <text:p text:style-name="Preformatted_20_Text"><text:span text:style-name="Source_20_Text">def normalize_keypoints(keypoints, width, height):</text:span></text:p>
        <text:p text:style-name="Preformatted_20_Text"><text:span text:style-name="Source_20_Text"><text:s text:c="4"/>out = keypoints.astype(np.float32).copy()</text:span></text:p>
        <text:p text:style-name="Preformatted_20_Text"><text:span text:style-name="Source_20_Text"><text:s text:c="4"/>w = max(float(width), 1.0)</text:span></text:p>
        <text:p text:style-name="Preformatted_20_Text"><text:span text:style-name="Source_20_Text"><text:s text:c="4"/>h = max(float(height), 1.0)</text:span></text:p>
        <text:p text:style-name="Preformatted_20_Text"><text:span text:style-name="Source_20_Text"><text:s text:c="4"/>out[:, :, 0] = out[:, :, 0] / w</text:span></text:p>
        <text:p text:style-name="Preformatted_20_Text"><text:span text:style-name="Source_20_Text"><text:s text:c="4"/>out[:, :, 1] = out[:, :, 1] / h</text:span></text:p>
        <text:p text:style-name="Preformatted_20_Text"><text:span text:style-name="Source_20_Text"><text:s text:c="4"/>return out</text:span></text:p>
        <text:p text:style-name="Preformatted_20_Text"><text:span text:style-name="Source_20_Text">def draw_skeleton_on_frame(frame, kpts_xy, kpts_conf, kp_conf_thr):</text:span></text:p>
        <text:p text:style-name="Preformatted_20_Text"><text:span text:style-name="Source_20_Text"><text:s text:c="4"/>img = frame.copy()</text:span></text:p>
        <text:p text:style-name="Preformatted_20_Text"><text:span text:style-name="Source_20_Text"><text:s text:c="4"/>for a, b in COCO_EDGES:</text:span></text:p>
        <text:p text:style-name="Preformatted_20_Text"><text:span text:style-name="Source_20_Text"><text:s text:c="8"/>if kpts_conf[a] &gt;= kp_conf_thr and kpts_conf[b] &gt;= kp_conf_thr:</text:span></text:p>
        <text:p text:style-name="Preformatted_20_Text"><text:span text:style-name="Source_20_Text"><text:s text:c="12"/>xa, ya = kpts_xy[a]</text:span></text:p>
        <text:p text:style-name="Preformatted_20_Text"><text:span text:style-name="Source_20_Text"><text:s text:c="12"/>xb, yb = kpts_xy[b]</text:span></text:p>
        <text:p text:style-name="Preformatted_20_Text"><text:span text:style-name="Source_20_Text"><text:s text:c="12"/>if np.isfinite([xa, ya, xb, yb]).all():</text:span></text:p>
        <text:p text:style-name="Preformatted_20_Text"><text:span text:style-name="Source_20_Text"><text:s text:c="16"/>pa = (int(round(xa)), int(round(ya)))</text:span></text:p>
        <text:p text:style-name="Preformatted_20_Text"><text:span text:style-name="Source_20_Text"><text:s text:c="16"/>pb = (int(round(xb)), int(round(yb)))</text:span></text:p>
        <text:p text:style-name="Preformatted_20_Text"><text:span text:style-name="Source_20_Text"><text:s text:c="16"/>cv2.line(img, pa, pb, (0, 255, 0), 2, lineType=cv2.LINE_AA)</text:span></text:p>
        <text:p text:style-name="Preformatted_20_Text"><text:span text:style-name="Source_20_Text"><text:s text:c="4"/>for j in range(17):</text:span></text:p>
        <text:p text:style-name="Preformatted_20_Text"><text:span text:style-name="Source_20_Text"><text:s text:c="8"/>if kpts_conf[j] &gt;= kp_conf_thr:</text:span></text:p>
        <text:p text:style-name="Preformatted_20_Text"><text:span text:style-name="Source_20_Text"><text:s text:c="12"/>x, y = kpts_xy[j]</text:span></text:p>
        <text:p text:style-name="Preformatted_20_Text"><text:span text:style-name="Source_20_Text"><text:s text:c="12"/>if np.isfinite([x, y]).all():</text:span></text:p>
        <text:p text:style-name="Preformatted_20_Text"><text:span text:style-name="Source_20_Text"><text:s text:c="16"/>p = (int(round(x)), int(round(y)))</text:span></text:p>
        <text:p text:style-name="Preformatted_20_Text"><text:span text:style-name="Source_20_Text"><text:s text:c="16"/>cv2.circle(img, p, 3, (0, 0, 255), -1, lineType=cv2.LINE_AA)</text:span></text:p>
        <text:p text:style-name="Preformatted_20_Text"><text:span text:style-name="Source_20_Text"><text:s text:c="4"/>return img</text:span></text:p>
        <text:p text:style-name="Preformatted_20_Text"><text:span text:style-name="Source_20_Text">def make_contact_sheet(images, thumb_width=240):</text:span></text:p>
        <text:p text:style-name="Preformatted_20_Text"><text:span text:style-name="Source_20_Text"><text:s text:c="4"/>if len(images) == 0:</text:span></text:p>
        <text:p text:style-name="Preformatted_20_Text"><text:span text:style-name="Source_20_Text"><text:s text:c="8"/>return None</text:span></text:p>
        <text:p text:style-name="Preformatted_20_Text"><text:span text:style-name="Source_20_Text"><text:s text:c="4"/>thumbs = []</text:span></text:p>
        <text:p text:style-name="Preformatted_20_Text"><text:span text:style-name="Source_20_Text"><text:s text:c="4"/>for img in images:</text:span></text:p>
        <text:p text:style-name="Preformatted_20_Text"><text:span text:style-name="Source_20_Text"><text:s text:c="8"/>h, w = img.shape[:2]</text:span></text:p>
        <text:p text:style-name="Preformatted_20_Text"><text:span text:style-name="Source_20_Text"><text:s text:c="8"/>if w &lt;= 0 or h &lt;= 0:</text:span></text:p>
        <text:p text:style-name="Preformatted_20_Text"><text:span text:style-name="Source_20_Text"><text:s text:c="12"/>continue</text:span></text:p>
        <text:p text:style-name="Preformatted_20_Text"><text:span text:style-name="Source_20_Text"><text:s text:c="8"/>scale = thumb_width / float(w)</text:span></text:p>
        <text:p text:style-name="Preformatted_20_Text"><text:span text:style-name="Source_20_Text"><text:s text:c="8"/>new_w = thumb_width</text:span></text:p>
        <text:p text:style-name="Preformatted_20_Text"><text:span text:style-name="Source_20_Text"><text:s text:c="8"/>new_h = max(1, int(round(h * scale)))</text:span></text:p>
        <text:p text:style-name="Preformatted_20_Text"><text:span text:style-name="Source_20_Text"><text:s text:c="8"/>thumb = cv2.resize(img, (new_w, new_h), interpolation=cv2.INTER_AREA)</text:span></text:p>
        <text:p text:style-name="Preformatted_20_Text"><text:span text:style-name="Source_20_Text"><text:s text:c="8"/>thumbs.append(thumb)</text:span></text:p>
        <text:p text:style-name="Preformatted_20_Text"><text:span text:style-name="Source_20_Text"><text:s text:c="4"/>if len(thumbs) == 0:</text:span></text:p>
        <text:p text:style-name="Preformatted_20_Text"><text:span text:style-name="Source_20_Text"><text:s text:c="8"/>return None</text:span></text:p>
        <text:p text:style-name="Preformatted_20_Text"><text:span text:style-name="Source_20_Text"><text:s text:c="4"/>max_h = max(t.shape[0] for t in thumbs)</text:span></text:p>
        <text:p text:style-name="Preformatted_20_Text"><text:span text:style-name="Source_20_Text"><text:s text:c="4"/>padded = []</text:span></text:p>
        <text:p text:style-name="Preformatted_20_Text"><text:span text:style-name="Source_20_Text"><text:s text:c="4"/>for t in thumbs:</text:span></text:p>
        <text:p text:style-name="Preformatted_20_Text"><text:span text:style-name="Source_20_Text"><text:s text:c="8"/>h, w = t.shape[:2]</text:span></text:p>
        <text:p text:style-name="Preformatted_20_Text"><text:span text:style-name="Source_20_Text"><text:s text:c="8"/>if h &lt; max_h:</text:span></text:p>
        <text:p text:style-name="Preformatted_20_Text"><text:span text:style-name="Source_20_Text"><text:s text:c="12"/>pad = np.zeros((max_h - h, w, 3), dtype=t.dtype)</text:span></text:p>
        <text:p text:style-name="Preformatted_20_Text"><text:span text:style-name="Source_20_Text"><text:s text:c="12"/>t = np.vstack([t, pad])</text:span></text:p>
        <text:p text:style-name="Preformatted_20_Text"><text:span text:style-name="Source_20_Text"><text:s text:c="8"/>padded.append(t)</text:span></text:p>
        <text:p text:style-name="Preformatted_20_Text"><text:span text:style-name="Source_20_Text"><text:s text:c="4"/>return np.hstack(padded)</text:span></text:p>
        <text:p text:style-name="Preformatted_20_Text"><text:span text:style-name="Source_20_Text">def process_video(model, record, out_npz, args, save_vis_path=None):</text:span></text:p>
        <text:p text:style-name="Preformatted_20_Text"><text:span text:style-name="Source_20_Text"><text:s text:c="4"/>video_path = Path(record["video_path"])</text:span></text:p>
        <text:p text:style-name="Preformatted_20_Text"><text:span text:style-name="Source_20_Text"><text:s text:c="4"/>meta = get_video_meta(video_path)</text:span></text:p>
        <text:p text:style-name="Preformatted_20_Text"><text:span text:style-name="Source_20_Text"><text:s text:c="4"/>if not meta["readable"]:</text:span></text:p>
        <text:p text:style-name="Preformatted_20_Text"><text:span text:style-name="Source_20_Text"><text:s text:c="8"/>raise RuntimeError(f"OpenCV cannot read video: {video_path}")</text:span></text:p>
        <text:p text:style-name="Preformatted_20_Text"><text:span text:style-name="Source_20_Text"><text:s text:c="4"/>pred_kwargs = {</text:span></text:p>
        <text:p text:style-name="Preformatted_20_Text"><text:span text:style-name="Source_20_Text"><text:s text:c="8"/>"source": str(video_path),</text:span></text:p>
        <text:p text:style-name="Preformatted_20_Text"><text:span text:style-name="Source_20_Text"><text:s text:c="8"/>"stream": True,</text:span></text:p>
        <text:p text:style-name="Preformatted_20_Text"><text:span text:style-name="Source_20_Text"><text:s text:c="8"/>"verbose": False,</text:span></text:p>
        <text:p text:style-name="Preformatted_20_Text"><text:span text:style-name="Source_20_Text"><text:s text:c="8"/>"conf": args.conf,</text:span></text:p>
        <text:p text:style-name="Preformatted_20_Text"><text:span text:style-name="Source_20_Text"><text:s text:c="8"/>"iou": args.iou,</text:span></text:p>
        <text:p text:style-name="Preformatted_20_Text"><text:span text:style-name="Source_20_Text"><text:s text:c="8"/>"imgsz": args.imgsz,</text:span></text:p>
        <text:p text:style-name="Preformatted_20_Text"><text:span text:style-name="Source_20_Text"><text:s text:c="8"/>"max_det": args.max_det,</text:span></text:p>
        <text:p text:style-name="Preformatted_20_Text"><text:soft-page-break/><text:span text:style-name="Source_20_Text"><text:s text:c="4"/>}</text:span></text:p>
        <text:p text:style-name="Preformatted_20_Text"><text:span text:style-name="Source_20_Text"><text:s text:c="4"/>if args.device.lower() != "auto":</text:span></text:p>
        <text:p text:style-name="Preformatted_20_Text"><text:span text:style-name="Source_20_Text"><text:s text:c="8"/>pred_kwargs["device"] = args.device</text:span></text:p>
        <text:p text:style-name="Preformatted_20_Text"><text:span text:style-name="Source_20_Text"><text:s text:c="4"/>if args.half and args.device.lower() != "cpu":</text:span></text:p>
        <text:p text:style-name="Preformatted_20_Text"><text:span text:style-name="Source_20_Text"><text:s text:c="8"/>pred_kwargs["half"] = True</text:span></text:p>
        <text:p text:style-name="Preformatted_20_Text"><text:span text:style-name="Source_20_Text"><text:s text:c="4"/>keypoints_list = []</text:span></text:p>
        <text:p text:style-name="Preformatted_20_Text"><text:span text:style-name="Source_20_Text"><text:s text:c="4"/>scores_list = []</text:span></text:p>
        <text:p text:style-name="Preformatted_20_Text"><text:span text:style-name="Source_20_Text"><text:s text:c="4"/>bboxes_list = []</text:span></text:p>
        <text:p text:style-name="Preformatted_20_Text"><text:span text:style-name="Source_20_Text"><text:s text:c="4"/>det_scores_list = []</text:span></text:p>
        <text:p text:style-name="Preformatted_20_Text"><text:span text:style-name="Source_20_Text"><text:s text:c="4"/>frame_valid_list = []</text:span></text:p>
        <text:p text:style-name="Preformatted_20_Text"><text:span text:style-name="Source_20_Text"><text:s text:c="4"/>vis_images = []</text:span></text:p>
        <text:p text:style-name="Preformatted_20_Text"><text:span text:style-name="Source_20_Text"><text:s text:c="4"/>frame_idx = 0</text:span></text:p>
        <text:p text:style-name="Preformatted_20_Text"><text:span text:style-name="Source_20_Text"><text:s text:c="4"/>width = meta["width"]</text:span></text:p>
        <text:p text:style-name="Preformatted_20_Text"><text:span text:style-name="Source_20_Text"><text:s text:c="4"/>height = meta["height"]</text:span></text:p>
        <text:p text:style-name="Preformatted_20_Text"><text:span text:style-name="Source_20_Text"><text:s text:c="4"/>for result in model.predict(**pred_kwargs):</text:span></text:p>
        <text:p text:style-name="Preformatted_20_Text"><text:span text:style-name="Source_20_Text"><text:s text:c="8"/>orig_img = getattr(result, "orig_img", None)</text:span></text:p>
        <text:p text:style-name="Preformatted_20_Text"><text:span text:style-name="Source_20_Text"><text:s text:c="8"/>if orig_img is None:</text:span></text:p>
        <text:p text:style-name="Preformatted_20_Text"><text:span text:style-name="Source_20_Text"><text:s text:c="12"/>img_h = height</text:span></text:p>
        <text:p text:style-name="Preformatted_20_Text"><text:span text:style-name="Source_20_Text"><text:s text:c="12"/>img_w = width</text:span></text:p>
        <text:p text:style-name="Preformatted_20_Text"><text:span text:style-name="Source_20_Text"><text:s text:c="8"/>else:</text:span></text:p>
        <text:p text:style-name="Preformatted_20_Text"><text:span text:style-name="Source_20_Text"><text:s text:c="12"/>img_h, img_w = orig_img.shape[:2]</text:span></text:p>
        <text:p text:style-name="Preformatted_20_Text"><text:span text:style-name="Source_20_Text"><text:s text:c="12"/>if width == 0:</text:span></text:p>
        <text:p text:style-name="Preformatted_20_Text"><text:span text:style-name="Source_20_Text"><text:s text:c="16"/>width = img_w</text:span></text:p>
        <text:p text:style-name="Preformatted_20_Text"><text:span text:style-name="Source_20_Text"><text:s text:c="12"/>if height == 0:</text:span></text:p>
        <text:p text:style-name="Preformatted_20_Text"><text:span text:style-name="Source_20_Text"><text:s text:c="16"/>height = img_h</text:span></text:p>
        <text:p text:style-name="Preformatted_20_Text"><text:span text:style-name="Source_20_Text"><text:s text:c="8"/>kpts_xy_all, kpts_conf_all, boxes_xyxy_all, boxes_conf_all = extract_result_arrays(result)</text:span></text:p>
        <text:p text:style-name="Preformatted_20_Text"><text:span text:style-name="Source_20_Text"><text:s text:c="8"/>best_idx = select_best_person(</text:span></text:p>
        <text:p text:style-name="Preformatted_20_Text"><text:span text:style-name="Source_20_Text"><text:s text:c="12"/>kpts_xy_all=kpts_xy_all,</text:span></text:p>
        <text:p text:style-name="Preformatted_20_Text"><text:span text:style-name="Source_20_Text"><text:s text:c="12"/>kpts_conf_all=kpts_conf_all,</text:span></text:p>
        <text:p text:style-name="Preformatted_20_Text"><text:span text:style-name="Source_20_Text"><text:s text:c="12"/>boxes_xyxy_all=boxes_xyxy_all,</text:span></text:p>
        <text:p text:style-name="Preformatted_20_Text"><text:span text:style-name="Source_20_Text"><text:s text:c="12"/>boxes_conf_all=boxes_conf_all,</text:span></text:p>
        <text:p text:style-name="Preformatted_20_Text"><text:span text:style-name="Source_20_Text"><text:s text:c="12"/>img_w=img_w,</text:span></text:p>
        <text:p text:style-name="Preformatted_20_Text"><text:span text:style-name="Source_20_Text"><text:s text:c="12"/>img_h=img_h,</text:span></text:p>
        <text:p text:style-name="Preformatted_20_Text"><text:span text:style-name="Source_20_Text"><text:s text:c="8"/>)</text:span></text:p>
        <text:p text:style-name="Preformatted_20_Text"><text:span text:style-name="Source_20_Text"><text:s text:c="8"/>if best_idx is None:</text:span></text:p>
        <text:p text:style-name="Preformatted_20_Text"><text:span text:style-name="Source_20_Text"><text:s text:c="12"/>kpts_xy = np.full((17, 2), np.nan, dtype=np.float32)</text:span></text:p>
        <text:p text:style-name="Preformatted_20_Text"><text:span text:style-name="Source_20_Text"><text:s text:c="12"/>kpts_conf = np.zeros((17,), dtype=np.float32)</text:span></text:p>
        <text:p text:style-name="Preformatted_20_Text"><text:span text:style-name="Source_20_Text"><text:s text:c="12"/>bbox = np.full((4,), np.nan, dtype=np.float32)</text:span></text:p>
        <text:p text:style-name="Preformatted_20_Text"><text:span text:style-name="Source_20_Text"><text:s text:c="12"/>det_score = np.float32(0.0)</text:span></text:p>
        <text:p text:style-name="Preformatted_20_Text"><text:span text:style-name="Source_20_Text"><text:s text:c="8"/>else:</text:span></text:p>
        <text:p text:style-name="Preformatted_20_Text"><text:span text:style-name="Source_20_Text"><text:s text:c="12"/>kpts_xy = kpts_xy_all[best_idx].astype(np.float32)</text:span></text:p>
        <text:p text:style-name="Preformatted_20_Text"><text:span text:style-name="Source_20_Text"><text:s text:c="12"/>kpts_conf = kpts_conf_all[best_idx].astype(np.float32)</text:span></text:p>
        <text:p text:style-name="Preformatted_20_Text"><text:span text:style-name="Source_20_Text"><text:s text:c="12"/>bbox = boxes_xyxy_all[best_idx].astype(np.float32)</text:span></text:p>
        <text:p text:style-name="Preformatted_20_Text"><text:span text:style-name="Source_20_Text"><text:s text:c="12"/>det_score = np.float32(boxes_conf_all[best_idx])</text:span></text:p>
        <text:p text:style-name="Preformatted_20_Text"><text:span text:style-name="Source_20_Text"><text:s text:c="8"/>num_valid_joints = int((kpts_conf &gt;= args.kp_conf).sum())</text:span></text:p>
        <text:p text:style-name="Preformatted_20_Text"><text:span text:style-name="Source_20_Text"><text:s text:c="8"/>frame_valid = num_valid_joints &gt;= args.min_valid_joints</text:span></text:p>
        <text:p text:style-name="Preformatted_20_Text"><text:span text:style-name="Source_20_Text"><text:s text:c="8"/>keypoints_list.append(kpts_xy)</text:span></text:p>
        <text:p text:style-name="Preformatted_20_Text"><text:span text:style-name="Source_20_Text"><text:s text:c="8"/>scores_list.append(kpts_conf)</text:span></text:p>
        <text:p text:style-name="Preformatted_20_Text"><text:span text:style-name="Source_20_Text"><text:s text:c="8"/>bboxes_list.append(bbox)</text:span></text:p>
        <text:p text:style-name="Preformatted_20_Text"><text:span text:style-name="Source_20_Text"><text:s text:c="8"/>det_scores_list.append(det_score)</text:span></text:p>
        <text:p text:style-name="Preformatted_20_Text"><text:span text:style-name="Source_20_Text"><text:s text:c="8"/>frame_valid_list.append(frame_valid)</text:span></text:p>
        <text:p text:style-name="Preformatted_20_Text"><text:span text:style-name="Source_20_Text"><text:s text:c="8"/>if save_vis_path is not None and orig_img is not None:</text:span></text:p>
        <text:p text:style-name="Preformatted_20_Text"><text:span text:style-name="Source_20_Text"><text:s text:c="12"/>if frame_idx % args.vis_stride == 0 and len(vis_images) &lt; 8:</text:span></text:p>
        <text:p text:style-name="Preformatted_20_Text"><text:span text:style-name="Source_20_Text"><text:s text:c="16"/>vis = draw_skeleton_on_frame(orig_img, kpts_xy, kpts_conf, args.kp_conf)</text:span></text:p>
        <text:p text:style-name="Preformatted_20_Text"><text:span text:style-name="Source_20_Text"><text:s text:c="16"/>label = f"{record['subject']}-{record['condition']}-{record['seq']}-{record['view']} frame={frame_idx}"</text:span></text:p>
        <text:p text:style-name="Preformatted_20_Text"><text:span text:style-name="Source_20_Text"><text:s text:c="16"/>cv2.putText(</text:span></text:p>
        <text:p text:style-name="Preformatted_20_Text"><text:span text:style-name="Source_20_Text"><text:s text:c="20"/>vis,</text:span></text:p>
        <text:p text:style-name="Preformatted_20_Text"><text:span text:style-name="Source_20_Text"><text:s text:c="20"/>label,</text:span></text:p>
        <text:p text:style-name="Preformatted_20_Text"><text:span text:style-name="Source_20_Text"><text:s text:c="20"/>(8, 18),</text:span></text:p>
        <text:p text:style-name="Preformatted_20_Text"><text:span text:style-name="Source_20_Text"><text:s text:c="20"/>cv2.FONT_HERSHEY_SIMPLEX,</text:span></text:p>
        <text:p text:style-name="Preformatted_20_Text"><text:span text:style-name="Source_20_Text"><text:s text:c="20"/>0.45,</text:span></text:p>
        <text:p text:style-name="Preformatted_20_Text"><text:soft-page-break/><text:span text:style-name="Source_20_Text"><text:s text:c="20"/>(255, 255, 255),</text:span></text:p>
        <text:p text:style-name="Preformatted_20_Text"><text:span text:style-name="Source_20_Text"><text:s text:c="20"/>1,</text:span></text:p>
        <text:p text:style-name="Preformatted_20_Text"><text:span text:style-name="Source_20_Text"><text:s text:c="20"/>cv2.LINE_AA,</text:span></text:p>
        <text:p text:style-name="Preformatted_20_Text"><text:span text:style-name="Source_20_Text"><text:s text:c="16"/>)</text:span></text:p>
        <text:p text:style-name="Preformatted_20_Text"><text:span text:style-name="Source_20_Text"><text:s text:c="16"/>vis_images.append(vis)</text:span></text:p>
        <text:p text:style-name="Preformatted_20_Text"><text:span text:style-name="Source_20_Text"><text:s text:c="8"/>frame_idx += 1</text:span></text:p>
        <text:p text:style-name="Preformatted_20_Text"><text:span text:style-name="Source_20_Text"><text:s text:c="4"/>if len(keypoints_list) == 0:</text:span></text:p>
        <text:p text:style-name="Preformatted_20_Text"><text:span text:style-name="Source_20_Text"><text:s text:c="8"/>raise RuntimeError(f"No frames processed by YOLO for video: {video_path}")</text:span></text:p>
        <text:p text:style-name="Preformatted_20_Text"><text:span text:style-name="Source_20_Text"><text:s text:c="4"/>keypoints = np.stack(keypoints_list, axis=0).astype(np.float32)</text:span></text:p>
        <text:p text:style-name="Preformatted_20_Text"><text:span text:style-name="Source_20_Text"><text:s text:c="4"/>scores = np.stack(scores_list, axis=0).astype(np.float32)</text:span></text:p>
        <text:p text:style-name="Preformatted_20_Text"><text:span text:style-name="Source_20_Text"><text:s text:c="4"/>bboxes = np.stack(bboxes_list, axis=0).astype(np.float32)</text:span></text:p>
        <text:p text:style-name="Preformatted_20_Text"><text:span text:style-name="Source_20_Text"><text:s text:c="4"/>det_scores = np.asarray(det_scores_list, dtype=np.float32)</text:span></text:p>
        <text:p text:style-name="Preformatted_20_Text"><text:span text:style-name="Source_20_Text"><text:s text:c="4"/>frame_valid = np.asarray(frame_valid_list, dtype=np.bool_)</text:span></text:p>
        <text:p text:style-name="Preformatted_20_Text"><text:span text:style-name="Source_20_Text"><text:s text:c="4"/>keypoints_filled = interpolate_missing_keypoints(keypoints, scores, args.kp_conf)</text:span></text:p>
        <text:p text:style-name="Preformatted_20_Text"><text:span text:style-name="Source_20_Text"><text:s text:c="4"/>keypoints_norm = normalize_keypoints(keypoints, width=width, height=height)</text:span></text:p>
        <text:p text:style-name="Preformatted_20_Text"><text:span text:style-name="Source_20_Text"><text:s text:c="4"/>keypoints_norm_filled = normalize_keypoints(keypoints_filled, width=width, height=height)</text:span></text:p>
        <text:p text:style-name="Preformatted_20_Text"><text:span text:style-name="Source_20_Text"><text:s text:c="4"/>out_npz.parent.mkdir(parents=True, exist_ok=True)</text:span></text:p>
        <text:p text:style-name="Preformatted_20_Text"><text:span text:style-name="Source_20_Text"><text:s text:c="4"/>np.savez_compressed(</text:span></text:p>
        <text:p text:style-name="Preformatted_20_Text"><text:span text:style-name="Source_20_Text"><text:s text:c="8"/>out_npz,</text:span></text:p>
        <text:p text:style-name="Preformatted_20_Text"><text:span text:style-name="Source_20_Text"><text:s text:c="8"/>keypoints=keypoints,</text:span></text:p>
        <text:p text:style-name="Preformatted_20_Text"><text:span text:style-name="Source_20_Text"><text:s text:c="8"/>keypoints_filled=keypoints_filled,</text:span></text:p>
        <text:p text:style-name="Preformatted_20_Text"><text:span text:style-name="Source_20_Text"><text:s text:c="8"/>keypoints_norm=keypoints_norm,</text:span></text:p>
        <text:p text:style-name="Preformatted_20_Text"><text:span text:style-name="Source_20_Text"><text:s text:c="8"/>keypoints_norm_filled=keypoints_norm_filled,</text:span></text:p>
        <text:p text:style-name="Preformatted_20_Text"><text:span text:style-name="Source_20_Text"><text:s text:c="8"/>scores=scores,</text:span></text:p>
        <text:p text:style-name="Preformatted_20_Text"><text:span text:style-name="Source_20_Text"><text:s text:c="8"/>bboxes=bboxes,</text:span></text:p>
        <text:p text:style-name="Preformatted_20_Text"><text:span text:style-name="Source_20_Text"><text:s text:c="8"/>det_scores=det_scores,</text:span></text:p>
        <text:p text:style-name="Preformatted_20_Text"><text:span text:style-name="Source_20_Text"><text:s text:c="8"/>frame_valid=frame_valid,</text:span></text:p>
        <text:p text:style-name="Preformatted_20_Text"><text:span text:style-name="Source_20_Text"><text:s text:c="8"/>subject=np.array(record["subject"]),</text:span></text:p>
        <text:p text:style-name="Preformatted_20_Text"><text:span text:style-name="Source_20_Text"><text:s text:c="8"/>condition=np.array(record["condition"]),</text:span></text:p>
        <text:p text:style-name="Preformatted_20_Text"><text:span text:style-name="Source_20_Text"><text:s text:c="8"/>seq=np.array(record["seq"]),</text:span></text:p>
        <text:p text:style-name="Preformatted_20_Text"><text:span text:style-name="Source_20_Text"><text:s text:c="8"/>view=np.array(record["view"]),</text:span></text:p>
        <text:p text:style-name="Preformatted_20_Text"><text:span text:style-name="Source_20_Text"><text:s text:c="8"/>video_path=np.array(str(video_path)),</text:span></text:p>
        <text:p text:style-name="Preformatted_20_Text"><text:span text:style-name="Source_20_Text"><text:s text:c="8"/>filename=np.array(record["filename"]),</text:span></text:p>
        <text:p text:style-name="Preformatted_20_Text"><text:span text:style-name="Source_20_Text"><text:s text:c="8"/>model=np.array(args.model),</text:span></text:p>
        <text:p text:style-name="Preformatted_20_Text"><text:span text:style-name="Source_20_Text"><text:s text:c="8"/>fps=np.array(meta["fps"], dtype=np.float32),</text:span></text:p>
        <text:p text:style-name="Preformatted_20_Text"><text:span text:style-name="Source_20_Text"><text:s text:c="8"/>width=np.array(width, dtype=np.int32),</text:span></text:p>
        <text:p text:style-name="Preformatted_20_Text"><text:span text:style-name="Source_20_Text"><text:s text:c="8"/>height=np.array(height, dtype=np.int32),</text:span></text:p>
        <text:p text:style-name="Preformatted_20_Text"><text:span text:style-name="Source_20_Text"><text:s text:c="8"/>frame_count_cv2=np.array(meta["frame_count_cv2"], dtype=np.int32),</text:span></text:p>
        <text:p text:style-name="Preformatted_20_Text"><text:span text:style-name="Source_20_Text"><text:s text:c="8"/>frame_count_processed=np.array(len(keypoints_list), dtype=np.int32),</text:span></text:p>
        <text:p text:style-name="Preformatted_20_Text"><text:span text:style-name="Source_20_Text"><text:s text:c="8"/>kp_conf_thr=np.array(args.kp_conf, dtype=np.float32),</text:span></text:p>
        <text:p text:style-name="Preformatted_20_Text"><text:span text:style-name="Source_20_Text"><text:s text:c="8"/>min_valid_joints=np.array(args.min_valid_joints, dtype=np.int32),</text:span></text:p>
        <text:p text:style-name="Preformatted_20_Text"><text:span text:style-name="Source_20_Text"><text:s text:c="4"/>)</text:span></text:p>
        <text:p text:style-name="Preformatted_20_Text"><text:span text:style-name="Source_20_Text"><text:s text:c="4"/>if save_vis_path is not None and len(vis_images) &gt; 0:</text:span></text:p>
        <text:p text:style-name="Preformatted_20_Text"><text:span text:style-name="Source_20_Text"><text:s text:c="8"/>sheet = make_contact_sheet(vis_images)</text:span></text:p>
        <text:p text:style-name="Preformatted_20_Text"><text:span text:style-name="Source_20_Text"><text:s text:c="8"/>if sheet is not None:</text:span></text:p>
        <text:p text:style-name="Preformatted_20_Text"><text:span text:style-name="Source_20_Text"><text:s text:c="12"/>save_vis_path.parent.mkdir(parents=True, exist_ok=True)</text:span></text:p>
        <text:p text:style-name="Preformatted_20_Text"><text:span text:style-name="Source_20_Text"><text:s text:c="12"/>cv2.imwrite(str(save_vis_path), sheet)</text:span></text:p>
        <text:p text:style-name="Preformatted_20_Text"><text:span text:style-name="Source_20_Text"><text:s text:c="4"/>valid_ratio = float(frame_valid.mean()) if frame_valid.size &gt; 0 else 0.0</text:span></text:p>
        <text:p text:style-name="Preformatted_20_Text"><text:span text:style-name="Source_20_Text"><text:s text:c="4"/>mean_kpt_score = float(np.nanmean(scores)) if scores.size &gt; 0 else 0.0</text:span></text:p>
        <text:p text:style-name="Preformatted_20_Text"><text:span text:style-name="Source_20_Text"><text:s text:c="4"/>mean_det_score = float(np.nanmean(det_scores)) if det_scores.size &gt; 0 else 0.0</text:span></text:p>
        <text:p text:style-name="Preformatted_20_Text"><text:span text:style-name="Source_20_Text"><text:s text:c="4"/>return {</text:span></text:p>
        <text:p text:style-name="Preformatted_20_Text"><text:span text:style-name="Source_20_Text"><text:s text:c="8"/>"status": "ok",</text:span></text:p>
        <text:p text:style-name="Preformatted_20_Text"><text:span text:style-name="Source_20_Text"><text:s text:c="8"/>"video_path": str(video_path),</text:span></text:p>
        <text:p text:style-name="Preformatted_20_Text"><text:span text:style-name="Source_20_Text"><text:s text:c="8"/>"out_npz": str(out_npz),</text:span></text:p>
        <text:p text:style-name="Preformatted_20_Text"><text:span text:style-name="Source_20_Text"><text:s text:c="8"/>"subject": record["subject"],</text:span></text:p>
        <text:p text:style-name="Preformatted_20_Text"><text:span text:style-name="Source_20_Text"><text:s text:c="8"/>"condition": record["condition"],</text:span></text:p>
        <text:p text:style-name="Preformatted_20_Text"><text:span text:style-name="Source_20_Text"><text:s text:c="8"/>"seq": record["seq"],</text:span></text:p>
        <text:p text:style-name="Preformatted_20_Text"><text:span text:style-name="Source_20_Text"><text:s text:c="8"/>"view": record["view"],</text:span></text:p>
        <text:p text:style-name="Preformatted_20_Text"><text:span text:style-name="Source_20_Text"><text:s text:c="8"/>"fps": meta["fps"],</text:span></text:p>
        <text:p text:style-name="Preformatted_20_Text"><text:span text:style-name="Source_20_Text"><text:s text:c="8"/>"width": width,</text:span></text:p>
        <text:p text:style-name="Preformatted_20_Text"><text:soft-page-break/><text:span text:style-name="Source_20_Text"><text:s text:c="8"/>"height": height,</text:span></text:p>
        <text:p text:style-name="Preformatted_20_Text"><text:span text:style-name="Source_20_Text"><text:s text:c="8"/>"frame_count_cv2": meta["frame_count_cv2"],</text:span></text:p>
        <text:p text:style-name="Preformatted_20_Text"><text:span text:style-name="Source_20_Text"><text:s text:c="8"/>"frame_count_processed": len(keypoints_list),</text:span></text:p>
        <text:p text:style-name="Preformatted_20_Text"><text:span text:style-name="Source_20_Text"><text:s text:c="8"/>"valid_frame_ratio": valid_ratio,</text:span></text:p>
        <text:p text:style-name="Preformatted_20_Text"><text:span text:style-name="Source_20_Text"><text:s text:c="8"/>"mean_kpt_score": mean_kpt_score,</text:span></text:p>
        <text:p text:style-name="Preformatted_20_Text"><text:span text:style-name="Source_20_Text"><text:s text:c="8"/>"mean_det_score": mean_det_score,</text:span></text:p>
        <text:p text:style-name="Preformatted_20_Text"><text:span text:style-name="Source_20_Text"><text:s text:c="8"/>"error": "",</text:span></text:p>
        <text:p text:style-name="Preformatted_20_Text"><text:span text:style-name="Source_20_Text"><text:s text:c="4"/>}</text:span></text:p>
        <text:p text:style-name="Preformatted_20_Text"><text:span text:style-name="Source_20_Text">def write_summary(summary_rows, summary_path: Path):</text:span></text:p>
        <text:p text:style-name="Preformatted_20_Text"><text:span text:style-name="Source_20_Text"><text:s text:c="4"/>if len(summary_rows) == 0:</text:span></text:p>
        <text:p text:style-name="Preformatted_20_Text"><text:span text:style-name="Source_20_Text"><text:s text:c="8"/>return</text:span></text:p>
        <text:p text:style-name="Preformatted_20_Text"><text:span text:style-name="Source_20_Text"><text:s text:c="4"/>fieldnames = [</text:span></text:p>
        <text:p text:style-name="Preformatted_20_Text"><text:span text:style-name="Source_20_Text"><text:s text:c="8"/>"status",</text:span></text:p>
        <text:p text:style-name="Preformatted_20_Text"><text:span text:style-name="Source_20_Text"><text:s text:c="8"/>"video_path",</text:span></text:p>
        <text:p text:style-name="Preformatted_20_Text"><text:span text:style-name="Source_20_Text"><text:s text:c="8"/>"out_npz",</text:span></text:p>
        <text:p text:style-name="Preformatted_20_Text"><text:span text:style-name="Source_20_Text"><text:s text:c="8"/>"subject",</text:span></text:p>
        <text:p text:style-name="Preformatted_20_Text"><text:span text:style-name="Source_20_Text"><text:s text:c="8"/>"condition",</text:span></text:p>
        <text:p text:style-name="Preformatted_20_Text"><text:span text:style-name="Source_20_Text"><text:s text:c="8"/>"seq",</text:span></text:p>
        <text:p text:style-name="Preformatted_20_Text"><text:span text:style-name="Source_20_Text"><text:s text:c="8"/>"view",</text:span></text:p>
        <text:p text:style-name="Preformatted_20_Text"><text:span text:style-name="Source_20_Text"><text:s text:c="8"/>"fps",</text:span></text:p>
        <text:p text:style-name="Preformatted_20_Text"><text:span text:style-name="Source_20_Text"><text:s text:c="8"/>"width",</text:span></text:p>
        <text:p text:style-name="Preformatted_20_Text"><text:span text:style-name="Source_20_Text"><text:s text:c="8"/>"height",</text:span></text:p>
        <text:p text:style-name="Preformatted_20_Text"><text:span text:style-name="Source_20_Text"><text:s text:c="8"/>"frame_count_cv2",</text:span></text:p>
        <text:p text:style-name="Preformatted_20_Text"><text:span text:style-name="Source_20_Text"><text:s text:c="8"/>"frame_count_processed",</text:span></text:p>
        <text:p text:style-name="Preformatted_20_Text"><text:span text:style-name="Source_20_Text"><text:s text:c="8"/>"valid_frame_ratio",</text:span></text:p>
        <text:p text:style-name="Preformatted_20_Text"><text:span text:style-name="Source_20_Text"><text:s text:c="8"/>"mean_kpt_score",</text:span></text:p>
        <text:p text:style-name="Preformatted_20_Text"><text:span text:style-name="Source_20_Text"><text:s text:c="8"/>"mean_det_score",</text:span></text:p>
        <text:p text:style-name="Preformatted_20_Text"><text:span text:style-name="Source_20_Text"><text:s text:c="8"/>"error",</text:span></text:p>
        <text:p text:style-name="Preformatted_20_Text"><text:span text:style-name="Source_20_Text"><text:s text:c="4"/>]</text:span></text:p>
        <text:p text:style-name="Preformatted_20_Text"><text:span text:style-name="Source_20_Text"><text:s text:c="4"/>with summary_path.open("w", newline="") as f:</text:span></text:p>
        <text:p text:style-name="Preformatted_20_Text"><text:span text:style-name="Source_20_Text"><text:s text:c="8"/>writer = csv.DictWriter(f, fieldnames=fieldnames)</text:span></text:p>
        <text:p text:style-name="Preformatted_20_Text"><text:span text:style-name="Source_20_Text"><text:s text:c="8"/>writer.writeheader()</text:span></text:p>
        <text:p text:style-name="Preformatted_20_Text"><text:span text:style-name="Source_20_Text"><text:s text:c="8"/>for row in summary_rows:</text:span></text:p>
        <text:p text:style-name="Preformatted_20_Text"><text:span text:style-name="Source_20_Text"><text:s text:c="12"/>clean = {k: row.get(k, "") for k in fieldnames}</text:span></text:p>
        <text:p text:style-name="Preformatted_20_Text"><text:span text:style-name="Source_20_Text"><text:s text:c="12"/>writer.writerow(clean)</text:span></text:p>
        <text:p text:style-name="Preformatted_20_Text"><text:span text:style-name="Source_20_Text">def main():</text:span></text:p>
        <text:p text:style-name="Preformatted_20_Text"><text:span text:style-name="Source_20_Text"><text:s text:c="4"/>args = parse_args()</text:span></text:p>
        <text:p text:style-name="Preformatted_20_Text"><text:span text:style-name="Source_20_Text"><text:s text:c="4"/>raw_dir = Path(args.raw_dir).expanduser().resolve()</text:span></text:p>
        <text:p text:style-name="Preformatted_20_Text"><text:span text:style-name="Source_20_Text"><text:s text:c="4"/>exp_dir = Path(args.exp_dir).expanduser().resolve()</text:span></text:p>
        <text:p text:style-name="Preformatted_20_Text"><text:span text:style-name="Source_20_Text"><text:s text:c="4"/>model_tag = safe_model_tag(args.model)</text:span></text:p>
        <text:p text:style-name="Preformatted_20_Text"><text:span text:style-name="Source_20_Text"><text:s text:c="4"/>dirs = ensure_dirs(exp_dir, model_tag)</text:span></text:p>
        <text:p text:style-name="Preformatted_20_Text"><text:span text:style-name="Source_20_Text"><text:s text:c="4"/>index_path = dirs["index"] / "casiab_video_index.csv"</text:span></text:p>
        <text:p text:style-name="Preformatted_20_Text"><text:span text:style-name="Source_20_Text"><text:s text:c="4"/>skipped_path = dirs["reports"] / "skipped_or_failed_videos.txt"</text:span></text:p>
        <text:p text:style-name="Preformatted_20_Text"><text:span text:style-name="Source_20_Text"><text:s text:c="4"/>summary_path = dirs["reports"] / "skeleton_extraction_summary.csv"</text:span></text:p>
        <text:p text:style-name="Preformatted_20_Text"><text:span text:style-name="Source_20_Text"><text:s text:c="4"/>print("=" * 80)</text:span></text:p>
        <text:p text:style-name="Preformatted_20_Text"><text:span text:style-name="Source_20_Text"><text:s text:c="4"/>print("CASIA-B skeleton extraction for GaitTR")</text:span></text:p>
        <text:p text:style-name="Preformatted_20_Text"><text:span text:style-name="Source_20_Text"><text:s text:c="4"/>print("=" * 80)</text:span></text:p>
        <text:p text:style-name="Preformatted_20_Text"><text:span text:style-name="Source_20_Text"><text:s text:c="4"/>print(f"Raw video directory : {raw_dir}")</text:span></text:p>
        <text:p text:style-name="Preformatted_20_Text"><text:span text:style-name="Source_20_Text"><text:s text:c="4"/>print(f"Experiment directory: {exp_dir}")</text:span></text:p>
        <text:p text:style-name="Preformatted_20_Text"><text:span text:style-name="Source_20_Text"><text:s text:c="4"/>print(f"Pose model <text:s text:c="9"/>: {args.model}")</text:span></text:p>
        <text:p text:style-name="Preformatted_20_Text"><text:span text:style-name="Source_20_Text"><text:s text:c="4"/>print(f"Model tag <text:s text:c="10"/>: {model_tag}")</text:span></text:p>
        <text:p text:style-name="Preformatted_20_Text"><text:span text:style-name="Source_20_Text"><text:s text:c="4"/>print(f"Device <text:s text:c="13"/>: {args.device}")</text:span></text:p>
        <text:p text:style-name="Preformatted_20_Text"><text:span text:style-name="Source_20_Text"><text:s text:c="4"/>print(f"Output pose root <text:s text:c="3"/>: {dirs['poses']}")</text:span></text:p>
        <text:p text:style-name="Preformatted_20_Text"><text:span text:style-name="Source_20_Text"><text:s text:c="4"/>print("=" * 80)</text:span></text:p>
        <text:p text:style-name="Preformatted_20_Text"><text:span text:style-name="Source_20_Text"><text:s text:c="4"/>records, skipped = discover_videos(raw_dir)</text:span></text:p>
        <text:p text:style-name="Preformatted_20_Text"><text:span text:style-name="Source_20_Text"><text:s text:c="4"/>if args.limit and args.limit &gt; 0:</text:span></text:p>
        <text:p text:style-name="Preformatted_20_Text"><text:span text:style-name="Source_20_Text"><text:s text:c="8"/>records = records[: args.limit]</text:span></text:p>
        <text:p text:style-name="Preformatted_20_Text"><text:span text:style-name="Source_20_Text"><text:s text:c="4"/>write_video_index(records, skipped, index_path, skipped_path)</text:span></text:p>
        <text:p text:style-name="Preformatted_20_Text"><text:span text:style-name="Source_20_Text"><text:s text:c="4"/>print(f"Matched videos <text:s text:c="5"/>: {len(records)}")</text:span></text:p>
        <text:p text:style-name="Preformatted_20_Text"><text:span text:style-name="Source_20_Text"><text:s text:c="4"/>print(f"Skipped filenames <text:s text:c="2"/>: {len(skipped)}")</text:span></text:p>
        <text:p text:style-name="Preformatted_20_Text"><text:span text:style-name="Source_20_Text"><text:s text:c="4"/>print(f"Video index saved <text:s text:c="2"/>: {index_path}")</text:span></text:p>
        <text:p text:style-name="Preformatted_20_Text"><text:span text:style-name="Source_20_Text"><text:s text:c="4"/>print(f"Skipped log saved <text:s text:c="2"/>: {skipped_path}")</text:span></text:p>
        <text:p text:style-name="Preformatted_20_Text"><text:span text:style-name="Source_20_Text"><text:s text:c="4"/>if len(records) == 0:</text:span></text:p>
        <text:p text:style-name="Preformatted_20_Text"><text:span text:style-name="Source_20_Text"><text:s text:c="8"/>print("No videos found. Check --raw-dir and filename pattern.")</text:span></text:p>
        <text:p text:style-name="Preformatted_20_Text"><text:soft-page-break/><text:span text:style-name="Source_20_Text"><text:s text:c="8"/>sys.exit(1)</text:span></text:p>
        <text:p text:style-name="Preformatted_20_Text"><text:span text:style-name="Source_20_Text"><text:s text:c="4"/>print("Loading YOLO pose model...")</text:span></text:p>
        <text:p text:style-name="Preformatted_20_Text"><text:span text:style-name="Source_20_Text"><text:s text:c="4"/>model = YOLO(args.model)</text:span></text:p>
        <text:p text:style-name="Preformatted_20_Text"><text:span text:style-name="Source_20_Text"><text:s text:c="4"/>summary_rows = []</text:span></text:p>
        <text:p text:style-name="Preformatted_20_Text"><text:span text:style-name="Source_20_Text"><text:s text:c="4"/>failed_lines = []</text:span></text:p>
        <text:p text:style-name="Preformatted_20_Text"><text:span text:style-name="Source_20_Text"><text:s text:c="4"/>vis_saved_count = 0</text:span></text:p>
        <text:p text:style-name="Preformatted_20_Text"><text:span text:style-name="Source_20_Text"><text:s text:c="4"/>start_time = time.time()</text:span></text:p>
        <text:p text:style-name="Preformatted_20_Text"><text:span text:style-name="Source_20_Text"><text:s text:c="4"/>for record in tqdm(records, desc="Extracting skeletons"):</text:span></text:p>
        <text:p text:style-name="Preformatted_20_Text"><text:span text:style-name="Source_20_Text"><text:s text:c="8"/>condition_seq = f"{record['condition']}-{record['seq']}"</text:span></text:p>
        <text:p text:style-name="Preformatted_20_Text"><text:span text:style-name="Source_20_Text"><text:s text:c="8"/>out_npz = (</text:span></text:p>
        <text:p text:style-name="Preformatted_20_Text"><text:span text:style-name="Source_20_Text"><text:s text:c="12"/>dirs["poses"]</text:span></text:p>
        <text:p text:style-name="Preformatted_20_Text"><text:span text:style-name="Source_20_Text"><text:s text:c="12"/>/ record["subject"]</text:span></text:p>
        <text:p text:style-name="Preformatted_20_Text"><text:span text:style-name="Source_20_Text"><text:s text:c="12"/>/ condition_seq</text:span></text:p>
        <text:p text:style-name="Preformatted_20_Text"><text:span text:style-name="Source_20_Text"><text:s text:c="12"/>/ f"{record['view']}.npz"</text:span></text:p>
        <text:p text:style-name="Preformatted_20_Text"><text:span text:style-name="Source_20_Text"><text:s text:c="8"/>)</text:span></text:p>
        <text:p text:style-name="Preformatted_20_Text"><text:span text:style-name="Source_20_Text"><text:s text:c="8"/>if out_npz.exists() and not args.overwrite:</text:span></text:p>
        <text:p text:style-name="Preformatted_20_Text"><text:span text:style-name="Source_20_Text"><text:s text:c="12"/>summary_rows.append(</text:span></text:p>
        <text:p text:style-name="Preformatted_20_Text"><text:span text:style-name="Source_20_Text"><text:s text:c="16"/>{</text:span></text:p>
        <text:p text:style-name="Preformatted_20_Text"><text:span text:style-name="Source_20_Text"><text:s text:c="20"/>"status": "skipped_exists",</text:span></text:p>
        <text:p text:style-name="Preformatted_20_Text"><text:span text:style-name="Source_20_Text"><text:s text:c="20"/>"video_path": record["video_path"],</text:span></text:p>
        <text:p text:style-name="Preformatted_20_Text"><text:span text:style-name="Source_20_Text"><text:s text:c="20"/>"out_npz": str(out_npz),</text:span></text:p>
        <text:p text:style-name="Preformatted_20_Text"><text:span text:style-name="Source_20_Text"><text:s text:c="20"/>"subject": record["subject"],</text:span></text:p>
        <text:p text:style-name="Preformatted_20_Text"><text:span text:style-name="Source_20_Text"><text:s text:c="20"/>"condition": record["condition"],</text:span></text:p>
        <text:p text:style-name="Preformatted_20_Text"><text:span text:style-name="Source_20_Text"><text:s text:c="20"/>"seq": record["seq"],</text:span></text:p>
        <text:p text:style-name="Preformatted_20_Text"><text:span text:style-name="Source_20_Text"><text:s text:c="20"/>"view": record["view"],</text:span></text:p>
        <text:p text:style-name="Preformatted_20_Text"><text:span text:style-name="Source_20_Text"><text:s text:c="20"/>"fps": "",</text:span></text:p>
        <text:p text:style-name="Preformatted_20_Text"><text:span text:style-name="Source_20_Text"><text:s text:c="20"/>"width": "",</text:span></text:p>
        <text:p text:style-name="Preformatted_20_Text"><text:span text:style-name="Source_20_Text"><text:s text:c="20"/>"height": "",</text:span></text:p>
        <text:p text:style-name="Preformatted_20_Text"><text:span text:style-name="Source_20_Text"><text:s text:c="20"/>"frame_count_cv2": "",</text:span></text:p>
        <text:p text:style-name="Preformatted_20_Text"><text:span text:style-name="Source_20_Text"><text:s text:c="20"/>"frame_count_processed": "",</text:span></text:p>
        <text:p text:style-name="Preformatted_20_Text"><text:span text:style-name="Source_20_Text"><text:s text:c="20"/>"valid_frame_ratio": "",</text:span></text:p>
        <text:p text:style-name="Preformatted_20_Text"><text:span text:style-name="Source_20_Text"><text:s text:c="20"/>"mean_kpt_score": "",</text:span></text:p>
        <text:p text:style-name="Preformatted_20_Text"><text:span text:style-name="Source_20_Text"><text:s text:c="20"/>"mean_det_score": "",</text:span></text:p>
        <text:p text:style-name="Preformatted_20_Text"><text:span text:style-name="Source_20_Text"><text:s text:c="20"/>"error": "",</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continue</text:span></text:p>
        <text:p text:style-name="Preformatted_20_Text"><text:span text:style-name="Source_20_Text"><text:s text:c="8"/>save_vis_path = None</text:span></text:p>
        <text:p text:style-name="Preformatted_20_Text"><text:span text:style-name="Source_20_Text"><text:s text:c="8"/>if vis_saved_count &lt; args.save_vis:</text:span></text:p>
        <text:p text:style-name="Preformatted_20_Text"><text:span text:style-name="Source_20_Text"><text:s text:c="12"/>save_vis_path = (</text:span></text:p>
        <text:p text:style-name="Preformatted_20_Text"><text:span text:style-name="Source_20_Text"><text:s text:c="16"/>dirs["visuals"]</text:span></text:p>
        <text:p text:style-name="Preformatted_20_Text"><text:span text:style-name="Source_20_Text"><text:s text:c="16"/>/ f"{record['subject']}-{record['condition']}-{record['seq']}-{record['view']}.jpg"</text:span></text:p>
        <text:p text:style-name="Preformatted_20_Text"><text:span text:style-name="Source_20_Text"><text:s text:c="12"/>)</text:span></text:p>
        <text:p text:style-name="Preformatted_20_Text"><text:span text:style-name="Source_20_Text"><text:s text:c="8"/>try:</text:span></text:p>
        <text:p text:style-name="Preformatted_20_Text"><text:span text:style-name="Source_20_Text"><text:s text:c="12"/>row = process_video(</text:span></text:p>
        <text:p text:style-name="Preformatted_20_Text"><text:span text:style-name="Source_20_Text"><text:s text:c="16"/>model=model,</text:span></text:p>
        <text:p text:style-name="Preformatted_20_Text"><text:span text:style-name="Source_20_Text"><text:s text:c="16"/>record=record,</text:span></text:p>
        <text:p text:style-name="Preformatted_20_Text"><text:span text:style-name="Source_20_Text"><text:s text:c="16"/>out_npz=out_npz,</text:span></text:p>
        <text:p text:style-name="Preformatted_20_Text"><text:span text:style-name="Source_20_Text"><text:s text:c="16"/>args=args,</text:span></text:p>
        <text:p text:style-name="Preformatted_20_Text"><text:span text:style-name="Source_20_Text"><text:s text:c="16"/>save_vis_path=save_vis_path,</text:span></text:p>
        <text:p text:style-name="Preformatted_20_Text"><text:span text:style-name="Source_20_Text"><text:s text:c="12"/>)</text:span></text:p>
        <text:p text:style-name="Preformatted_20_Text"><text:span text:style-name="Source_20_Text"><text:s text:c="12"/>summary_rows.append(row)</text:span></text:p>
        <text:p text:style-name="Preformatted_20_Text"><text:span text:style-name="Source_20_Text"><text:s text:c="12"/>if save_vis_path is not None and save_vis_path.exists():</text:span></text:p>
        <text:p text:style-name="Preformatted_20_Text"><text:span text:style-name="Source_20_Text"><text:s text:c="16"/>vis_saved_count += 1</text:span></text:p>
        <text:p text:style-name="Preformatted_20_Text"><text:span text:style-name="Source_20_Text"><text:s text:c="8"/>except Exception as e:</text:span></text:p>
        <text:p text:style-name="Preformatted_20_Text"><text:span text:style-name="Source_20_Text"><text:s text:c="12"/>err = traceback.format_exc()</text:span></text:p>
        <text:p text:style-name="Preformatted_20_Text"><text:span text:style-name="Source_20_Text"><text:s text:c="12"/>failed_lines.append(f"FAILED\t{record['video_path']}\n{err}\n")</text:span></text:p>
        <text:p text:style-name="Preformatted_20_Text"><text:span text:style-name="Source_20_Text"><text:s text:c="12"/>summary_rows.append(</text:span></text:p>
        <text:p text:style-name="Preformatted_20_Text"><text:span text:style-name="Source_20_Text"><text:s text:c="16"/>{</text:span></text:p>
        <text:p text:style-name="Preformatted_20_Text"><text:span text:style-name="Source_20_Text"><text:s text:c="20"/>"status": "failed",</text:span></text:p>
        <text:p text:style-name="Preformatted_20_Text"><text:span text:style-name="Source_20_Text"><text:s text:c="20"/>"video_path": record["video_path"],</text:span></text:p>
        <text:p text:style-name="Preformatted_20_Text"><text:span text:style-name="Source_20_Text"><text:s text:c="20"/>"out_npz": str(out_npz),</text:span></text:p>
        <text:p text:style-name="Preformatted_20_Text"><text:span text:style-name="Source_20_Text"><text:s text:c="20"/>"subject": record["subject"],</text:span></text:p>
        <text:p text:style-name="Preformatted_20_Text"><text:soft-page-break/><text:span text:style-name="Source_20_Text"><text:s text:c="20"/>"condition": record["condition"],</text:span></text:p>
        <text:p text:style-name="Preformatted_20_Text"><text:span text:style-name="Source_20_Text"><text:s text:c="20"/>"seq": record["seq"],</text:span></text:p>
        <text:p text:style-name="Preformatted_20_Text"><text:span text:style-name="Source_20_Text"><text:s text:c="20"/>"view": record["view"],</text:span></text:p>
        <text:p text:style-name="Preformatted_20_Text"><text:span text:style-name="Source_20_Text"><text:s text:c="20"/>"fps": "",</text:span></text:p>
        <text:p text:style-name="Preformatted_20_Text"><text:span text:style-name="Source_20_Text"><text:s text:c="20"/>"width": "",</text:span></text:p>
        <text:p text:style-name="Preformatted_20_Text"><text:span text:style-name="Source_20_Text"><text:s text:c="20"/>"height": "",</text:span></text:p>
        <text:p text:style-name="Preformatted_20_Text"><text:span text:style-name="Source_20_Text"><text:s text:c="20"/>"frame_count_cv2": "",</text:span></text:p>
        <text:p text:style-name="Preformatted_20_Text"><text:span text:style-name="Source_20_Text"><text:s text:c="20"/>"frame_count_processed": "",</text:span></text:p>
        <text:p text:style-name="Preformatted_20_Text"><text:span text:style-name="Source_20_Text"><text:s text:c="20"/>"valid_frame_ratio": "",</text:span></text:p>
        <text:p text:style-name="Preformatted_20_Text"><text:span text:style-name="Source_20_Text"><text:s text:c="20"/>"mean_kpt_score": "",</text:span></text:p>
        <text:p text:style-name="Preformatted_20_Text"><text:span text:style-name="Source_20_Text"><text:s text:c="20"/>"mean_det_score": "",</text:span></text:p>
        <text:p text:style-name="Preformatted_20_Text"><text:span text:style-name="Source_20_Text"><text:s text:c="20"/>"error": str(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 Write partial summary frequently so progress is not lost.</text:span></text:p>
        <text:p text:style-name="Preformatted_20_Text"><text:span text:style-name="Source_20_Text"><text:s text:c="8"/>if len(summary_rows) % 100 == 0:</text:span></text:p>
        <text:p text:style-name="Preformatted_20_Text"><text:span text:style-name="Source_20_Text"><text:s text:c="12"/>write_summary(summary_rows, summary_path)</text:span></text:p>
        <text:p text:style-name="Preformatted_20_Text"><text:span text:style-name="Source_20_Text"><text:s text:c="12"/>with skipped_path.open("a") as f:</text:span></text:p>
        <text:p text:style-name="Preformatted_20_Text"><text:span text:style-name="Source_20_Text"><text:s text:c="16"/>for line in failed_lines:</text:span></text:p>
        <text:p text:style-name="Preformatted_20_Text"><text:span text:style-name="Source_20_Text"><text:s text:c="20"/>f.write(line)</text:span></text:p>
        <text:p text:style-name="Preformatted_20_Text"><text:span text:style-name="Source_20_Text"><text:s text:c="12"/>failed_lines = []</text:span></text:p>
        <text:p text:style-name="Preformatted_20_Text"><text:span text:style-name="Source_20_Text"><text:s text:c="4"/>write_summary(summary_rows, summary_path)</text:span></text:p>
        <text:p text:style-name="Preformatted_20_Text"><text:span text:style-name="Source_20_Text"><text:s text:c="4"/>if len(failed_lines) &gt; 0:</text:span></text:p>
        <text:p text:style-name="Preformatted_20_Text"><text:span text:style-name="Source_20_Text"><text:s text:c="8"/>with skipped_path.open("a") as f:</text:span></text:p>
        <text:p text:style-name="Preformatted_20_Text"><text:span text:style-name="Source_20_Text"><text:s text:c="12"/>for line in failed_lines:</text:span></text:p>
        <text:p text:style-name="Preformatted_20_Text"><text:span text:style-name="Source_20_Text"><text:s text:c="16"/>f.write(line)</text:span></text:p>
        <text:p text:style-name="Preformatted_20_Text"><text:span text:style-name="Source_20_Text"><text:s text:c="4"/>elapsed = time.time() - start_time</text:span></text:p>
        <text:p text:style-name="Preformatted_20_Text"><text:span text:style-name="Source_20_Text"><text:s text:c="4"/>ok_count = sum(1 for r in summary_rows if r["status"] == "ok")</text:span></text:p>
        <text:p text:style-name="Preformatted_20_Text"><text:span text:style-name="Source_20_Text"><text:s text:c="4"/>skipped_count = sum(1 for r in summary_rows if r["status"] == "skipped_exists")</text:span></text:p>
        <text:p text:style-name="Preformatted_20_Text"><text:span text:style-name="Source_20_Text"><text:s text:c="4"/>failed_count = sum(1 for r in summary_rows if r["status"] == "failed")</text:span></text:p>
        <text:p text:style-name="Preformatted_20_Text"><text:span text:style-name="Source_20_Text"><text:s text:c="4"/>print("=" * 80)</text:span></text:p>
        <text:p text:style-name="Preformatted_20_Text"><text:span text:style-name="Source_20_Text"><text:s text:c="4"/>print("DONE")</text:span></text:p>
        <text:p text:style-name="Preformatted_20_Text"><text:span text:style-name="Source_20_Text"><text:s text:c="4"/>print("=" * 80)</text:span></text:p>
        <text:p text:style-name="Preformatted_20_Text"><text:span text:style-name="Source_20_Text"><text:s text:c="4"/>print(f"OK videos <text:s text:c="8"/>: {ok_count}")</text:span></text:p>
        <text:p text:style-name="Preformatted_20_Text"><text:span text:style-name="Source_20_Text"><text:s text:c="4"/>print(f"Skipped existing <text:s/>: {skipped_count}")</text:span></text:p>
        <text:p text:style-name="Preformatted_20_Text"><text:span text:style-name="Source_20_Text"><text:s text:c="4"/>print(f"Failed videos <text:s text:c="4"/>: {failed_count}")</text:span></text:p>
        <text:p text:style-name="Preformatted_20_Text"><text:span text:style-name="Source_20_Text"><text:s text:c="4"/>print(f"Summary CSV <text:s text:c="6"/>: {summary_path}")</text:span></text:p>
        <text:p text:style-name="Preformatted_20_Text"><text:span text:style-name="Source_20_Text"><text:s text:c="4"/>print(f"Pose output root <text:s/>: {dirs['poses']}")</text:span></text:p>
        <text:p text:style-name="Preformatted_20_Text"><text:span text:style-name="Source_20_Text"><text:s text:c="4"/>print(f"Debug visuals <text:s text:c="4"/>: {dirs['visuals']}")</text:span></text:p>
        <text:p text:style-name="Preformatted_20_Text"><text:span text:style-name="Source_20_Text"><text:s text:c="4"/>print(f"Elapsed seconds <text:s text:c="2"/>: {elapsed:.1f}")</text:span></text:p>
        <text:p text:style-name="Preformatted_20_Text"><text:span text:style-name="Source_20_Text"><text:s text:c="4"/>print("=" * 80)</text:span></text:p>
        <text:p text:style-name="Preformatted_20_Text"><text:span text:style-name="Source_20_Text"><text:s text:c="4"/>if failed_count &gt; 0:</text:span></text:p>
        <text:p text:style-name="Preformatted_20_Text"><text:span text:style-name="Source_20_Text"><text:s text:c="8"/>print("Some videos failed. Check:")</text:span></text:p>
        <text:p text:style-name="Preformatted_20_Text"><text:span text:style-name="Source_20_Text"><text:s text:c="8"/>print(skipped_path)</text:span></text:p>
        <text:p text:style-name="Preformatted_20_Text"><text:span text:style-name="Source_20_Text">if __name__ == "__main__":</text:span></text:p>
        <text:p text:style-name="P4"><text:span text:style-name="Source_20_Text"><text:s text:c="4"/>main()</text:span></text:p>
      </text:section>
      <text:p text:style-name="Text_20_body">Save and exit nano:</text:p>
      <text:section text:style-name="Sect2" text:name="Section198">
        <text:p text:style-name="P2"><text:bookmark text:name="code-block-viewer Copy 197"/><text:span text:style-name="Source_20_Text">CTRL + O</text:span></text:p>
        <text:p text:style-name="Preformatted_20_Text"><text:span text:style-name="Source_20_Text">ENTER</text:span></text:p>
        <text:p text:style-name="P4"><text:span text:style-name="Source_20_Text">CTRL + X</text:span></text:p>
      </text:section>
      <text:p text:style-name="Horizontal_20_Line"/>
      <text:h text:style-name="Heading_20_2" text:outline-level="2">3. First test on 5 videos</text:h>
      <text:p text:style-name="Text_20_body">Do not run all 13,640 videos immediately. First test:</text:p>
      <text:section text:style-name="Sect2" text:name="Section199">
        <text:p text:style-name="P2"><text:bookmark text:name="code-block-viewer Copy 198"/><text:span text:style-name="Source_20_Text">cd "/media/wadud/DriveUbuntu/GaitRecognition 2.0"</text:span></text:p>
        <text:p text:style-name="Preformatted_20_Text"><text:span text:style-name="Source_20_Text">source .venv/bin/activate</text:span></text:p>
        <text:p text:style-name="Preformatted_20_Text"><text:soft-page-break/><text:span text:style-name="Source_20_Text">python src/extract_casiab_skeletons.py \</text:span></text:p>
        <text:p text:style-name="Preformatted_20_Text"><text:span text:style-name="Source_20_Text"><text:s text:c="2"/>--raw-dir "/media/wadud/DriveUbuntu/CASIA/Main/DatasetB/video" \</text:span></text:p>
        <text:p text:style-name="Preformatted_20_Text"><text:span text:style-name="Source_20_Text"><text:s text:c="2"/>--exp-dir "/media/wadud/DriveUbuntu/GaitRecognition 2.0" \</text:span></text:p>
        <text:p text:style-name="Preformatted_20_Text"><text:span text:style-name="Source_20_Text"><text:s text:c="2"/>--model yolo26x-pose.pt \</text:span></text:p>
        <text:p text:style-name="Preformatted_20_Text"><text:span text:style-name="Source_20_Text"><text:s text:c="2"/>--device 0 \</text:span></text:p>
        <text:p text:style-name="Preformatted_20_Text"><text:span text:style-name="Source_20_Text"><text:s text:c="2"/>--imgsz 640 \</text:span></text:p>
        <text:p text:style-name="Preformatted_20_Text"><text:span text:style-name="Source_20_Text"><text:s text:c="2"/>--limit 5 \</text:span></text:p>
        <text:p text:style-name="P4"><text:span text:style-name="Source_20_Text"><text:s text:c="2"/>--save-vis 5</text:span></text:p>
      </text:section>
      <text:p text:style-name="Text_20_body">If GPU memory is low, run:</text:p>
      <text:section text:style-name="Sect2" text:name="Section200">
        <text:p text:style-name="P2"><text:bookmark text:name="code-block-viewer Copy 199"/><text:span text:style-name="Source_20_Text">python src/extract_casiab_skeletons.py \</text:span></text:p>
        <text:p text:style-name="Preformatted_20_Text"><text:span text:style-name="Source_20_Text"><text:s text:c="2"/>--raw-dir "/media/wadud/DriveUbuntu/CASIA/Main/DatasetB/video" \</text:span></text:p>
        <text:p text:style-name="Preformatted_20_Text"><text:span text:style-name="Source_20_Text"><text:s text:c="2"/>--exp-dir "/media/wadud/DriveUbuntu/GaitRecognition 2.0" \</text:span></text:p>
        <text:p text:style-name="Preformatted_20_Text"><text:span text:style-name="Source_20_Text"><text:s text:c="2"/>--model yolo26l-pose.pt \</text:span></text:p>
        <text:p text:style-name="Preformatted_20_Text"><text:span text:style-name="Source_20_Text"><text:s text:c="2"/>--device 0 \</text:span></text:p>
        <text:p text:style-name="Preformatted_20_Text"><text:span text:style-name="Source_20_Text"><text:s text:c="2"/>--imgsz 640 \</text:span></text:p>
        <text:p text:style-name="Preformatted_20_Text"><text:span text:style-name="Source_20_Text"><text:s text:c="2"/>--limit 5 \</text:span></text:p>
        <text:p text:style-name="P4"><text:span text:style-name="Source_20_Text"><text:s text:c="2"/>--save-vis 5</text:span></text:p>
      </text:section>
      <text:p text:style-name="Text_20_body">If you do not have CUDA:</text:p>
      <text:section text:style-name="Sect2" text:name="Section201">
        <text:p text:style-name="P2"><text:bookmark text:name="code-block-viewer Copy 200"/><text:span text:style-name="Source_20_Text">python src/extract_casiab_skeletons.py \</text:span></text:p>
        <text:p text:style-name="Preformatted_20_Text"><text:span text:style-name="Source_20_Text"><text:s text:c="2"/>--raw-dir "/media/wadud/DriveUbuntu/CASIA/Main/DatasetB/video" \</text:span></text:p>
        <text:p text:style-name="Preformatted_20_Text"><text:span text:style-name="Source_20_Text"><text:s text:c="2"/>--exp-dir "/media/wadud/DriveUbuntu/GaitRecognition 2.0" \</text:span></text:p>
        <text:p text:style-name="Preformatted_20_Text"><text:span text:style-name="Source_20_Text"><text:s text:c="2"/>--model yolo26n-pose.pt \</text:span></text:p>
        <text:p text:style-name="Preformatted_20_Text"><text:span text:style-name="Source_20_Text"><text:s text:c="2"/>--device cpu \</text:span></text:p>
        <text:p text:style-name="Preformatted_20_Text"><text:span text:style-name="Source_20_Text"><text:s text:c="2"/>--imgsz 640 \</text:span></text:p>
        <text:p text:style-name="Preformatted_20_Text"><text:span text:style-name="Source_20_Text"><text:s text:c="2"/>--limit 5 \</text:span></text:p>
        <text:p text:style-name="P4"><text:span text:style-name="Source_20_Text"><text:s text:c="2"/>--save-vis 5</text:span></text:p>
      </text:section>
      <text:p text:style-name="Text_20_body">After test, check:</text:p>
      <text:section text:style-name="Sect2" text:name="Section202">
        <text:p text:style-name="P2"><text:bookmark text:name="code-block-viewer Copy 201"/><text:span text:style-name="Source_20_Text">ls "/media/wadud/DriveUbuntu/GaitRecognition 2.0/data/poses"</text:span></text:p>
        <text:p text:style-name="P4"><text:span text:style-name="Source_20_Text">ls "/media/wadud/DriveUbuntu/GaitRecognition 2.0/visuals/skeleton_debug"</text:span></text:p>
      </text:section>
      <text:p text:style-name="Text_20_body">Open the <text:span text:style-name="Source_20_Text">.jpg</text:span> files inside:</text:p>
      <text:section text:style-name="Sect2" text:name="Section203">
        <text:p text:style-name="P3"><text:bookmark text:name="code-block-viewer Copy 202"/><text:span text:style-name="Source_20_Text">/media/wadud/DriveUbuntu/GaitRecognition 2.0/visuals/skeleton_debug/yolo26x_pose/</text:span></text:p>
      </text:section>
      <text:p text:style-name="Text_20_body">Make sure skeleton joints are correctly drawn on the walking person.</text:p>
      <text:p text:style-name="Horizontal_20_Line"/>
      <text:h text:style-name="Heading_20_2" text:outline-level="2">4. Run full extraction</text:h>
      <text:p text:style-name="Text_20_body">After the 5-video test looks correct:</text:p>
      <text:section text:style-name="Sect2" text:name="Section204">
        <text:p text:style-name="P2"><text:bookmark text:name="code-block-viewer Copy 203"/><text:span text:style-name="Source_20_Text">cd "/media/wadud/DriveUbuntu/GaitRecognition 2.0"</text:span></text:p>
        <text:p text:style-name="Preformatted_20_Text"><text:span text:style-name="Source_20_Text">source .venv/bin/activate</text:span></text:p>
        <text:p text:style-name="Preformatted_20_Text"><text:span text:style-name="Source_20_Text">python src/extract_casiab_skeletons.py \</text:span></text:p>
        <text:p text:style-name="Preformatted_20_Text"><text:span text:style-name="Source_20_Text"><text:s text:c="2"/>--raw-dir "/media/wadud/DriveUbuntu/CASIA/Main/DatasetB/video" \</text:span></text:p>
        <text:p text:style-name="Preformatted_20_Text"><text:span text:style-name="Source_20_Text"><text:s text:c="2"/>--exp-dir "/media/wadud/DriveUbuntu/GaitRecognition 2.0" \</text:span></text:p>
        <text:p text:style-name="Preformatted_20_Text"><text:span text:style-name="Source_20_Text"><text:s text:c="2"/>--model yolo26x-pose.pt \</text:span></text:p>
        <text:p text:style-name="Preformatted_20_Text"><text:span text:style-name="Source_20_Text"><text:s text:c="2"/>--device 0 \</text:span></text:p>
        <text:p text:style-name="Preformatted_20_Text"><text:span text:style-name="Source_20_Text"><text:s text:c="2"/>--imgsz 640 \</text:span></text:p>
        <text:p text:style-name="P4"><text:span text:style-name="Source_20_Text"><text:s text:c="2"/>--save-vis 100</text:span></text:p>
      </text:section>
      <text:p text:style-name="Text_20_body">This will save all skeleton outputs inside:</text:p>
      <text:section text:style-name="Sect2" text:name="Section205">
        <text:p text:style-name="P3"><text:bookmark text:name="code-block-viewer Copy 204"/><text:soft-page-break/><text:span text:style-name="Source_20_Text">/media/wadud/DriveUbuntu/GaitRecognition 2.0/data/poses/yolo26x_pose/</text:span></text:p>
      </text:section>
      <text:p text:style-name="Text_20_body">If extraction is interrupted, just run the same command again. Existing <text:span text:style-name="Source_20_Text">.npz</text:span> files will be skipped automatically unless you add:</text:p>
      <text:section text:style-name="Sect2" text:name="Section206">
        <text:p text:style-name="P3"><text:bookmark text:name="code-block-viewer Copy 205"/><text:span text:style-name="Source_20_Text">--overwrite</text:span></text:p>
      </text:section>
      <text:p text:style-name="Horizontal_20_Line"/>
      <text:h text:style-name="Heading_20_2" text:outline-level="2">5. Verify output count</text:h>
      <text:p text:style-name="Text_20_body">CASIA-B should have:</text:p>
      <text:section text:style-name="Sect2" text:name="Section207">
        <text:p text:style-name="P3"><text:bookmark text:name="code-block-viewer Copy 206"/><text:span text:style-name="Source_20_Text">124 persons × 10 sequences × 11 views = 13,640 videos</text:span></text:p>
      </text:section>
      <text:p text:style-name="Text_20_body">Check how many pose files were created:</text:p>
      <text:section text:style-name="Sect2" text:name="Section208">
        <text:p text:style-name="P3"><text:bookmark text:name="code-block-viewer Copy 207"/><text:span text:style-name="Source_20_Text">find "/media/wadud/DriveUbuntu/GaitRecognition 2.0/data/poses/yolo26x_pose" -name "*.npz" | wc -l</text:span></text:p>
      </text:section>
      <text:p text:style-name="Text_20_body">Check summary:</text:p>
      <text:section text:style-name="Sect2" text:name="Section209">
        <text:p text:style-name="P3"><text:bookmark text:name="code-block-viewer Copy 208"/><text:span text:style-name="Source_20_Text">libreoffice --calc "/media/wadud/DriveUbuntu/GaitRecognition 2.0/data/reports/skeleton_extraction_summary.csv"</text:span></text:p>
      </text:section>
      <text:p text:style-name="Text_20_body">Or from terminal:</text:p>
      <text:section text:style-name="Sect2" text:name="Section210">
        <text:p text:style-name="P2"><text:bookmark text:name="code-block-viewer Copy 209"/><text:span text:style-name="Source_20_Text">python - &lt;&lt;'PY'</text:span></text:p>
        <text:p text:style-name="Preformatted_20_Text"><text:span text:style-name="Source_20_Text">import pandas as pd</text:span></text:p>
        <text:p text:style-name="Preformatted_20_Text"><text:span text:style-name="Source_20_Text">path = "/media/wadud/DriveUbuntu/GaitRecognition 2.0/data/reports/skeleton_extraction_summary.csv"</text:span></text:p>
        <text:p text:style-name="Preformatted_20_Text"><text:span text:style-name="Source_20_Text">df = pd.read_csv(path)</text:span></text:p>
        <text:p text:style-name="Preformatted_20_Text"><text:span text:style-name="Source_20_Text">print(df["status"].value_counts())</text:span></text:p>
        <text:p text:style-name="Preformatted_20_Text"><text:span text:style-name="Source_20_Text">print()</text:span></text:p>
        <text:p text:style-name="Preformatted_20_Text"><text:span text:style-name="Source_20_Text">print(df[["valid_frame_ratio", "mean_kpt_score", "mean_det_score"]].describe())</text:span></text:p>
        <text:p text:style-name="P4"><text:span text:style-name="Source_20_Text">PY</text:span></text:p>
      </text:section>
      <text:p text:style-name="Text_20_body">A healthy extraction should usually have high <text:span text:style-name="Source_20_Text">valid_frame_ratio</text:span>. If many videos have low valid ratio, inspect the debug images.</text:p>
      <text:p text:style-name="Horizontal_20_Line"/>
      <text:h text:style-name="Heading_20_2" text:outline-level="2">6. What file should your GaitTR loader use later?</text:h>
      <text:p text:style-name="Text_20_body">Each <text:span text:style-name="Source_20_Text">.npz</text:span> has several arrays. For GaitTR training, use this one:</text:p>
      <text:section text:style-name="Sect2" text:name="Section211">
        <text:p text:style-name="P3"><text:bookmark text:name="code-block-viewer Copy 210"/><text:span text:style-name="Source_20_Text">keypoints_norm_filled</text:span></text:p>
      </text:section>
      <text:p text:style-name="Text_20_body">Example:</text:p>
      <text:section text:style-name="Sect2" text:name="Section212">
        <text:p text:style-name="P2"><text:bookmark text:name="code-block-viewer Copy 211"/><text:span text:style-name="Source_20_Text">import numpy as np</text:span></text:p>
        <text:p text:style-name="Preformatted_20_Text"><text:span text:style-name="Source_20_Text">pose_file = "/media/wadud/DriveUbuntu/GaitRecognition 2.0/data/poses/yolo26x_pose/001/bg-01/000.npz"</text:span></text:p>
        <text:p text:style-name="Preformatted_20_Text"><text:span text:style-name="Source_20_Text">data = np.load(pose_file)</text:span></text:p>
        <text:p text:style-name="Preformatted_20_Text"><text:span text:style-name="Source_20_Text">X = data["keypoints_norm_filled"]</text:span></text:p>
        <text:p text:style-name="P4"><text:span text:style-name="Source_20_Text">print(X.shape)</text:span></text:p>
      </text:section>
      <text:p text:style-name="Text_20_body">Expected shape:</text:p>
      <text:section text:style-name="Sect2" text:name="Section213">
        <text:p text:style-name="P3"><text:bookmark text:name="code-block-viewer Copy 212"/><text:soft-page-break/><text:span text:style-name="Source_20_Text">(T, 17, 2)</text:span></text:p>
      </text:section>
      <text:p text:style-name="Text_20_body">Then your GaitTR feature builder will convert it into:</text:p>
      <text:section text:style-name="Sect2" text:name="Section214">
        <text:p text:style-name="P3"><text:bookmark text:name="code-block-viewer Copy 213"/><text:span text:style-name="Source_20_Text">10 × 60 × 17</text:span></text:p>
      </text:section>
      <text:p text:style-name="Text_20_body">using:</text:p>
      <text:section text:style-name="Sect2" text:name="Section215">
        <text:p text:style-name="P2"><text:bookmark text:name="code-block-viewer Copy 214"/><text:span text:style-name="Source_20_Text">joint coordinates</text:span></text:p>
        <text:p text:style-name="Preformatted_20_Text"><text:span text:style-name="Source_20_Text">nose-relative coordinates</text:span></text:p>
        <text:p text:style-name="Preformatted_20_Text"><text:span text:style-name="Source_20_Text">first-order velocity</text:span></text:p>
        <text:p text:style-name="Preformatted_20_Text"><text:span text:style-name="Source_20_Text">second-order velocity</text:span></text:p>
        <text:p text:style-name="P4"><text:span text:style-name="Source_20_Text">bone vectors</text:span></text:p>
      </text:section>
      <text:p text:style-name="Text_20_body">This matches the paper’s preprocessing idea: raw skeleton joints are converted into joint, velocity, and bone features, then concatenated as GaitTR input. </text:p>
      <text:p text:style-name="Horizontal_20_Line"/>
      <text:h text:style-name="Heading_20_2" text:outline-level="2">7. Important notes</text:h>
      <text:p text:style-name="Text_20_body">Your raw videos stay untouched here:</text:p>
      <text:section text:style-name="Sect2" text:name="Section216">
        <text:p text:style-name="P3"><text:bookmark text:name="code-block-viewer Copy 215"/><text:span text:style-name="Source_20_Text">/media/wadud/DriveUbuntu/CASIA/Main/DatasetB/video</text:span></text:p>
      </text:section>
      <text:p text:style-name="Text_20_body">Everything generated by this script stays here:</text:p>
      <text:section text:style-name="Sect2" text:name="Section217">
        <text:p text:style-name="P3"><text:bookmark text:name="code-block-viewer Copy 216"/><text:span text:style-name="Source_20_Text">/media/wadud/DriveUbuntu/GaitRecognition 2.0</text:span></text:p>
      </text:section>
      <text:p text:style-name="Text_20_body">The script is built for your current flat CASIA-B filename format:</text:p>
      <text:section text:style-name="Sect2" text:name="Section218">
        <text:p text:style-name="P3"><text:bookmark text:name="code-block-viewer Copy 217"/><text:span text:style-name="Source_20_Text">subject-condition-seq-view.avi</text:span></text:p>
      </text:section>
      <text:p text:style-name="Text_20_body">For example:</text:p>
      <text:section text:style-name="Sect2" text:name="Section219">
        <text:p text:style-name="P2"><text:bookmark text:name="code-block-viewer Copy 218"/><text:span text:style-name="Source_20_Text">001-bg-01-000.avi</text:span></text:p>
        <text:p text:style-name="Preformatted_20_Text"><text:span text:style-name="Source_20_Text">001-bg-02-090.avi</text:span></text:p>
        <text:p text:style-name="P4"><text:span text:style-name="Source_20_Text">001-nm-06-180.avi</text:span></text:p>
      </text:section>
      <text:p text:style-name="Text_20_body">The saved structure is already suitable for the next stage: <text:span text:style-name="Strong_20_Emphasis">GaitTR feature extraction and training</text:span>.</text:p>
      <text:p text:style-name="P7"><text:soft-page-break/><draw:frame draw:style-name="fr1" draw:name="Image3" text:anchor-type="as-char" svg:width="20in" svg:height="11.2189in" draw:z-index="2"><draw:image xlink:href="https://chatgpt.com/backend-api/estuary/content?id=file_0000000053fc7207ad6fbad57cdfa8d5&amp;ts=494068&amp;p=fs&amp;cid=1&amp;sig=df317552ce8a5f3318e90bdfde6d42ffd2774cc09931b0e7d97c97ab5d4d80a9&amp;v=0" xlink:type="simple" xlink:show="embed" xlink:actuate="onLoad"/><svg:title>image.png</svg:title></draw:frame></text:p>
      <text:section text:style-name="Sect1" text:name="_r_1i0_">
        <text:p text:style-name="P8"><text:soft-page-break/>It will take about 12-15 hours of time, is the current version of code using gpu? can gpu acccelerate speed? or this version is already optimized</text:p>
      </text:section>
      <text:p text:style-name="P7"><text:soft-page-break/><draw:frame draw:style-name="fr1" draw:name="Image4" text:anchor-type="as-char" svg:width="20in" svg:height="11.2189in" draw:z-index="3"><draw:image xlink:href="https://chatgpt.com/backend-api/estuary/content?id=file_000000008d4471fa88e0bce9d3e8e62c&amp;ts=494068&amp;p=fs&amp;cid=1&amp;sig=6e71af318ea4f47f67ba5f01604a0b03c3e73c735e19bd293a90541ed2a44830&amp;v=0" xlink:type="simple" xlink:show="embed" xlink:actuate="onLoad"/><svg:title>image.png</svg:title></draw:frame></text:p>
      <text:p text:style-name="P7"><text:soft-page-break/><draw:frame draw:style-name="fr1" draw:name="Image5" text:anchor-type="as-char" svg:width="20in" svg:height="11.2189in" draw:z-index="4"><draw:image xlink:href="https://chatgpt.com/backend-api/estuary/content?id=file_0000000084bc71fa8ca02f3c2690459b&amp;ts=494068&amp;p=fs&amp;cid=1&amp;sig=830186c1d6a7d707a6cdc2a38f4b9e5bd0a2775f7b6ffb832c7a7b8f17dd0097&amp;v=0" xlink:type="simple" xlink:show="embed" xlink:actuate="onLoad"/><svg:title>image.png</svg:title></draw:frame></text:p>
      <text:section text:style-name="Sect1" text:name="_r_1i6_">
        <text:p text:style-name="P8"><text:soft-page-break/>after setting performance mode the power draw has been increased</text:p>
      </text:section>
      <text:p text:style-name="P7">01_extract_casiab_skeletons_gaittr.ipynb</text:p>
      <text:p text:style-name="P7">File</text:p>
      <text:section text:style-name="Sect1" text:name="_r_1ib_">
        <text:p text:style-name="P8">eat 1st script run complete korar por, ami dekhlam je split name er ekta directory create hoise. split er kaj ki ei script er moddhe e hoye gese</text:p>
      </text:section>
      <text:p text:style-name="P7">02_validate_skeleton_outputs.ipynb</text:p>
      <text:p text:style-name="P7">File</text:p>
      <text:section text:style-name="Sect1" text:name="_r_1ig_">
        <text:p text:style-name="P8">script 2. kintu ekhane skiped 5 dara ki bujhacche? 5ta sample skip korse?</text:p>
      </text:section>
      <text:p text:style-name="P7"><draw:frame draw:style-name="fr1" draw:name="Image6" text:anchor-type="as-char" svg:width="10.8228in" svg:height="2.6252in" draw:z-index="5"><draw:image xlink:href="https://chatgpt.com/backend-api/estuary/content?id=file_00000000c6b8720781777e3cd3c1caba&amp;ts=494068&amp;p=fs&amp;cid=1&amp;sig=5a9db66db27b8ed62016e3148a6aeade3026cb1c473d92c83d85998bf3ff7176&amp;v=0" xlink:type="simple" xlink:show="embed" xlink:actuate="onLoad"/><svg:title>image.png</svg:title></draw:frame></text:p>
      <text:p text:style-name="P7">03_prepare_casiab_splits.ipynb</text:p>
      <text:p text:style-name="P7">File</text:p>
      <text:section text:style-name="Sect1" text:name="_r_1in_">
        <text:p text:style-name="P8">script - 03</text:p>
      </text:section>
      <text:p text:style-name="P7">03_prepare_casiab_splits.ipynb</text:p>
      <text:p text:style-name="P7">File</text:p>
      <text:section text:style-name="Sect1" text:name="_r_1is_">
        <text:p text:style-name="P8">this is script 3 after completing the run</text:p>
      </text:section>
      <text:p text:style-name="P7">04_test_dataset_and_features.ipynb</text:p>
      <text:p text:style-name="P7">File</text:p>
      <text:section text:style-name="Sect1" text:name="_r_1j1_">
        <text:p text:style-name="P8">this is script 4 after completing the run</text:p>
      </text:section>
      <text:p text:style-name="P7">05_train_gaittr.ipynb</text:p>
      <text:p text:style-name="P7">File</text:p>
      <text:section text:style-name="Sect1" text:name="_r_1j6_">
        <text:p text:style-name="P8">this is script 4 after completing the run with RUN_TINY_OVERFIT_TEST = True RUN_FULL_TRAINING = False</text:p>
      </text:section>
      <text:p text:style-name="Text_20_body">হ্যাঁ, এটা আসলে <text:span text:style-name="Strong_20_Emphasis">script-05 / training notebook</text:span> run হয়েছে, script-04 না।<text:line-break/>আপনি যেটা run করেছেন:</text:p>
      <text:section text:style-name="Sect2" text:name="Section220">
        <text:p text:style-name="P2"><text:bookmark text:name="code-block-viewer Copy 219"/><text:span text:style-name="Source_20_Text">RUN_TINY_OVERFIT_TEST = True</text:span></text:p>
        <text:p text:style-name="P4"><text:span text:style-name="Source_20_Text">RUN_FULL_TRAINING = False</text:span></text:p>
      </text:section>
      <text:p text:style-name="Text_20_body">মানে আপনি ঠিকভাবে <text:span text:style-name="Strong_20_Emphasis">tiny overfit test</text:span> run করেছেন, full training এখনো শুরু করেননি। এটা correct workflow.</text:p>
      <text:p text:style-name="Text_20_body">আমি uploaded notebook output দেখে যা বুঝলাম:</text:p>
      <text:section text:style-name="Sect2" text:name="Section221">
        <text:p text:style-name="P2"><text:bookmark text:name="code-block-viewer Copy 220"/><text:span text:style-name="Source_20_Text">device: cuda</text:span></text:p>
        <text:p text:style-name="Preformatted_20_Text"><text:span text:style-name="Source_20_Text">full samples: 8140</text:span></text:p>
        <text:p text:style-name="Preformatted_20_Text"><text:span text:style-name="Source_20_Text">subjects: 74</text:span></text:p>
        <text:p text:style-name="Preformatted_20_Text"><text:span text:style-name="Source_20_Text">Tiny subjects: ['1', '10', '11', '12', '13']</text:span></text:p>
        <text:p text:style-name="Preformatted_20_Text"><text:span text:style-name="Source_20_Text">samples: 550</text:span></text:p>
        <text:p text:style-name="Preformatted_20_Text"><text:soft-page-break/><text:span text:style-name="Source_20_Text">Saved checkpoint: .../checkpoints/gaittr_LT_tiny_overfit_last.pth</text:span></text:p>
        <text:p text:style-name="Preformatted_20_Text"><text:span text:style-name="Source_20_Text">Saved log: .../logs/gaittr_LT_tiny_overfit_train_log.csv</text:span></text:p>
        <text:p text:style-name="P4"><text:span text:style-name="Source_20_Text">RUN_FULL_TRAINING=False</text:span></text:p>
      </text:section>
      <text:p text:style-name="Text_20_body">এর মানে:</text:p>
      <text:section text:style-name="Sect2" text:name="Section222">
        <text:p text:style-name="P2"><text:bookmark text:name="code-block-viewer Copy 221"/><text:span text:style-name="Source_20_Text">✅ GPU use হয়েছে</text:span></text:p>
        <text:p text:style-name="Preformatted_20_Text"><text:span text:style-name="Source_20_Text">✅ train_LT.csv ঠিকমতো load হয়েছে</text:span></text:p>
        <text:p text:style-name="Preformatted_20_Text"><text:span text:style-name="Source_20_Text">✅ full LT train set পেয়েছে: 8140 samples, 74 subjects</text:span></text:p>
        <text:p text:style-name="Preformatted_20_Text"><text:span text:style-name="Source_20_Text">✅ tiny overfit run complete হয়েছে</text:span></text:p>
        <text:p text:style-name="Preformatted_20_Text"><text:span text:style-name="Source_20_Text">✅ checkpoint save হয়েছে</text:span></text:p>
        <text:p text:style-name="Preformatted_20_Text"><text:span text:style-name="Source_20_Text">✅ train log save হয়েছে</text:span></text:p>
        <text:p text:style-name="P4"><text:span text:style-name="Source_20_Text">✅ কোনো runtime error হয়নি</text:span></text:p>
      </text:section>
      <text:p text:style-name="Text_20_body">GaitTR paper-এ training setup-এ batch-hard triplet loss, margin 0.3, random 60-frame sequence, Adam optimizer, weight decay 2e-5, এবং 1-cycle LR schedule ব্যবহার করা হয়েছে — আমাদের training script সেই idea follow করছে। </text:p>
      <text:p text:style-name="Horizontal_20_Line"/>
      <text:h text:style-name="Heading_20_1" text:outline-level="1">কিন্তু একটা জিনিস check করা দরকার</text:h>
      <text:p text:style-name="Text_20_body">Notebook output-এ tiny subjects দেখাচ্ছে:</text:p>
      <text:section text:style-name="Sect2" text:name="Section223">
        <text:p text:style-name="P3"><text:bookmark text:name="code-block-viewer Copy 222"/><text:span text:style-name="Source_20_Text">['1', '10', '11', '12', '13']</text:span></text:p>
      </text:section>
      <text:p text:style-name="Text_20_body">এটা dangerous error না, কিন্তু clean না।</text:p>
      <text:p text:style-name="Text_20_body">এটার কারণ হলো <text:span text:style-name="Source_20_Text">pandas.read_csv()</text:span> subject column-কে number হিসেবে read করেছে। তাই:</text:p>
      <text:section text:style-name="Sect2" text:name="Section224">
        <text:p text:style-name="P2"><text:bookmark text:name="code-block-viewer Copy 223"/><text:span text:style-name="Source_20_Text">001 → 1</text:span></text:p>
        <text:p text:style-name="Preformatted_20_Text"><text:span text:style-name="Source_20_Text">010 → 10</text:span></text:p>
        <text:p text:style-name="P4"><text:span text:style-name="Source_20_Text">011 → 11</text:span></text:p>
      </text:section>
      <text:p text:style-name="Text_20_body">Training technically still চলবে, কারণ label mapping internally consistent আছে এবং <text:span text:style-name="Source_20_Text">pose_path</text:span> ঠিক আছে। কিন্তু clean research workflow-এর জন্য subject ID leading zero preserve করা ভালো।</text:p>
      <text:p text:style-name="Horizontal_20_Line"/>
      <text:h text:style-name="Heading_20_1" text:outline-level="1">Script-05-এ এই ছোট fix করুন</text:h>
      <text:p text:style-name="Text_20_body">যেখানে আছে:</text:p>
      <text:section text:style-name="Sect2" text:name="Section225">
        <text:p text:style-name="P3"><text:bookmark text:name="code-block-viewer Copy 224"/><text:span text:style-name="Source_20_Text">df_train_full = pd.read_csv(TRAIN_CSV)</text:span></text:p>
      </text:section>
      <text:p text:style-name="Text_20_body">এটা replace করুন:</text:p>
      <text:section text:style-name="Sect2" text:name="Section226">
        <text:p text:style-name="P2"><text:bookmark text:name="code-block-viewer Copy 225"/><text:span text:style-name="Source_20_Text">df_train_full = pd.read_csv(</text:span></text:p>
        <text:p text:style-name="Preformatted_20_Text"><text:span text:style-name="Source_20_Text"><text:s text:c="4"/>TRAIN_CSV,</text:span></text:p>
        <text:p text:style-name="Preformatted_20_Text"><text:span text:style-name="Source_20_Text"><text:s text:c="4"/>dtype={</text:span></text:p>
        <text:p text:style-name="Preformatted_20_Text"><text:span text:style-name="Source_20_Text"><text:s text:c="8"/>"subject": str,</text:span></text:p>
        <text:p text:style-name="Preformatted_20_Text"><text:span text:style-name="Source_20_Text"><text:s text:c="8"/>"condition": str,</text:span></text:p>
        <text:p text:style-name="Preformatted_20_Text"><text:span text:style-name="Source_20_Text"><text:s text:c="8"/>"seq": str,</text:span></text:p>
        <text:p text:style-name="Preformatted_20_Text"><text:span text:style-name="Source_20_Text"><text:s text:c="8"/>"view": str,</text:span></text:p>
        <text:p text:style-name="Preformatted_20_Text"><text:soft-page-break/><text:span text:style-name="Source_20_Text"><text:s text:c="8"/>"pose_path": str,</text:span></text:p>
        <text:p text:style-name="Preformatted_20_Text"><text:span text:style-name="Source_20_Text"><text:s text:c="4"/>}</text:span></text:p>
        <text:p text:style-name="P4"><text:span text:style-name="Source_20_Text">)</text:span></text:p>
      </text:section>
      <text:p text:style-name="Text_20_body">তাহলে tiny subjects দেখাবে:</text:p>
      <text:section text:style-name="Sect2" text:name="Section227">
        <text:p text:style-name="P3"><text:bookmark text:name="code-block-viewer Copy 226"/><text:span text:style-name="Source_20_Text">['001', '002', '003', '004', '005']</text:span></text:p>
      </text:section>
      <text:p text:style-name="Text_20_body">এটা বেশি clean.</text:p>
      <text:p text:style-name="Horizontal_20_Line"/>
      <text:h text:style-name="Heading_20_1" text:outline-level="1">Tiny overfit successful কিনা কীভাবে বুঝবেন?</text:h>
      <text:p text:style-name="Text_20_body">শুধু checkpoint save হওয়া মানে code run হয়েছে। কিন্তু tiny overfit pass কিনা বুঝতে loss curve দেখতে হবে।</text:p>
      <text:p text:style-name="Text_20_body">এই cell run করুন:</text:p>
      <text:section text:style-name="Sect2" text:name="Section228">
        <text:p text:style-name="P2"><text:bookmark text:name="code-block-viewer Copy 227"/><text:span text:style-name="Source_20_Text">import pandas as pd</text:span></text:p>
        <text:p text:style-name="Preformatted_20_Text"><text:span text:style-name="Source_20_Text">import matplotlib.pyplot as plt</text:span></text:p>
        <text:p text:style-name="Preformatted_20_Text"><text:span text:style-name="Source_20_Text">from pathlib import Path</text:span></text:p>
        <text:p text:style-name="Preformatted_20_Text"><text:span text:style-name="Source_20_Text">EXP_DIR = Path("/media/wadud/DriveUbuntu/GaitRecognition 2.0")</text:span></text:p>
        <text:p text:style-name="Preformatted_20_Text"><text:span text:style-name="Source_20_Text">log_path = EXP_DIR / "logs" / "gaittr_LT_tiny_overfit_train_log.csv"</text:span></text:p>
        <text:p text:style-name="Preformatted_20_Text"><text:span text:style-name="Source_20_Text">df_log = pd.read_csv(log_path)</text:span></text:p>
        <text:p text:style-name="Preformatted_20_Text"><text:span text:style-name="Source_20_Text">display(df_log.head())</text:span></text:p>
        <text:p text:style-name="Preformatted_20_Text"><text:span text:style-name="Source_20_Text">display(df_log.tail())</text:span></text:p>
        <text:p text:style-name="Preformatted_20_Text"><text:span text:style-name="Source_20_Text">print("First loss:", df_log["loss"].iloc[0])</text:span></text:p>
        <text:p text:style-name="Preformatted_20_Text"><text:span text:style-name="Source_20_Text">print("Last loss :", df_log["loss"].iloc[-1])</text:span></text:p>
        <text:p text:style-name="Preformatted_20_Text"><text:span text:style-name="Source_20_Text">print("Min loss <text:s/>:", df_log["loss"].min())</text:span></text:p>
        <text:p text:style-name="Preformatted_20_Text"><text:span text:style-name="Source_20_Text">plt.figure(figsize=(8, 4))</text:span></text:p>
        <text:p text:style-name="Preformatted_20_Text"><text:span text:style-name="Source_20_Text">plt.plot(df_log["step"], df_log["loss"])</text:span></text:p>
        <text:p text:style-name="Preformatted_20_Text"><text:span text:style-name="Source_20_Text">plt.xlabel("Step")</text:span></text:p>
        <text:p text:style-name="Preformatted_20_Text"><text:span text:style-name="Source_20_Text">plt.ylabel("Triplet Loss")</text:span></text:p>
        <text:p text:style-name="Preformatted_20_Text"><text:span text:style-name="Source_20_Text">plt.title("Tiny Overfit Loss Curve")</text:span></text:p>
        <text:p text:style-name="Preformatted_20_Text"><text:span text:style-name="Source_20_Text">plt.grid(True)</text:span></text:p>
        <text:p text:style-name="P4"><text:span text:style-name="Source_20_Text">plt.show()</text:span></text:p>
      </text:section>
      <text:p text:style-name="Text_20_body">Expected behavior:</text:p>
      <text:section text:style-name="Sect2" text:name="Section229">
        <text:p text:style-name="P2"><text:bookmark text:name="code-block-viewer Copy 228"/><text:span text:style-name="Source_20_Text">loss overall নিচের দিকে যাবে</text:span></text:p>
        <text:p text:style-name="Preformatted_20_Text"><text:span text:style-name="Source_20_Text">শেষের loss প্রথমের loss থেকে কম হবে</text:span></text:p>
        <text:p text:style-name="P4"><text:span text:style-name="Source_20_Text">curve noisy হতে পারে, কিন্তু trend কমার দিকে থাকা উচিত</text:span></text:p>
      </text:section>
      <text:p text:style-name="Text_20_body">Triplet loss সবসময় perfectly smooth কমবে না, কারণ batch-hard mining-এ প্রতিটা batch-এ hardest positive/negative বদলায়। তাই ছোট ছোট up-down normal.</text:p>
      <text:p text:style-name="Horizontal_20_Line"/>
      <text:h text:style-name="Heading_20_1" text:outline-level="1">যদি loss কমে থাকে, next step কী?</text:h>
      <text:p text:style-name="Text_20_body">তাহলে script-05-এ set করুন:</text:p>
      <text:section text:style-name="Sect2" text:name="Section230">
        <text:p text:style-name="P2"><text:bookmark text:name="code-block-viewer Copy 229"/><text:span text:style-name="Source_20_Text">RUN_TINY_OVERFIT_TEST = False</text:span></text:p>
        <text:p text:style-name="P4"><text:span text:style-name="Source_20_Text">RUN_FULL_TRAINING = True</text:span></text:p>
      </text:section>
      <text:p text:style-name="Text_20_body"><text:soft-page-break/>তারপর full training cell run করুন।</text:p>
      <text:p text:style-name="Horizontal_20_Line"/>
      <text:h text:style-name="Heading_20_1" text:outline-level="1">Full training-এর আগে recommended final config</text:h>
      <text:p text:style-name="Text_20_body">আপনার RTX 3060 6GB laptop GPU-এর জন্য শুরুতে এটা রাখুন:</text:p>
      <text:section text:style-name="Sect2" text:name="Section231">
        <text:p text:style-name="P2"><text:bookmark text:name="code-block-viewer Copy 230"/><text:span text:style-name="Source_20_Text">P = 8</text:span></text:p>
        <text:p text:style-name="Preformatted_20_Text"><text:span text:style-name="Source_20_Text">K = 4</text:span></text:p>
        <text:p text:style-name="Preformatted_20_Text"><text:span text:style-name="Source_20_Text">MAX_STEPS = 30000</text:span></text:p>
        <text:p text:style-name="Preformatted_20_Text"><text:span text:style-name="Source_20_Text">USE_AMP = True</text:span></text:p>
        <text:p text:style-name="P4"><text:span text:style-name="Source_20_Text">NUM_WORKERS = 2</text:span></text:p>
      </text:section>
      <text:p text:style-name="Text_20_body">Batch size হবে:</text:p>
      <text:section text:style-name="Sect2" text:name="Section232">
        <text:p text:style-name="P3"><text:bookmark text:name="code-block-viewer Copy 231"/><text:span text:style-name="Source_20_Text">8 persons × 4 samples = 32</text:span></text:p>
      </text:section>
      <text:p text:style-name="Text_20_body">যদি CUDA out-of-memory হয়, তখন কমাবেন:</text:p>
      <text:section text:style-name="Sect2" text:name="Section233">
        <text:p text:style-name="P2"><text:bookmark text:name="code-block-viewer Copy 232"/><text:span text:style-name="Source_20_Text">P = 4</text:span></text:p>
        <text:p text:style-name="P4"><text:span text:style-name="Source_20_Text">K = 4</text:span></text:p>
      </text:section>
      <text:p text:style-name="Text_20_body">তখন batch size হবে:</text:p>
      <text:section text:style-name="Sect2" text:name="Section234">
        <text:p text:style-name="P3"><text:bookmark text:name="code-block-viewer Copy 233"/><text:span text:style-name="Source_20_Text">16</text:span></text:p>
      </text:section>
      <text:p text:style-name="Horizontal_20_Line"/>
      <text:h text:style-name="Heading_20_1" text:outline-level="1">FutureWarning নিয়ে চিন্তা করবেন না</text:h>
      <text:p text:style-name="Text_20_body">আপনার output-এ এটা ছিল:</text:p>
      <text:section text:style-name="Sect2" text:name="Section235">
        <text:p text:style-name="P2"><text:bookmark text:name="code-block-viewer Copy 234"/><text:span text:style-name="Source_20_Text">FutureWarning: torch.cuda.amp.GradScaler(...) is deprecated</text:span></text:p>
        <text:p text:style-name="P4"><text:span text:style-name="Source_20_Text">FutureWarning: torch.cuda.amp.autocast(...) is deprecated</text:span></text:p>
      </text:section>
      <text:p text:style-name="Text_20_body">এটা error না। Training ঠিকমতো হয়েছে।<text:line-break/>এটা শুধু PyTorch-এর newer API suggestion.</text:p>
      <text:p text:style-name="Text_20_body">চাইলে পরে update করা যাবে:</text:p>
      <text:section text:style-name="Sect2" text:name="Section236">
        <text:p text:style-name="P2"><text:bookmark text:name="code-block-viewer Copy 235"/><text:span text:style-name="Source_20_Text">torch.amp.GradScaler("cuda", enabled=True)</text:span></text:p>
        <text:p text:style-name="P4"><text:span text:style-name="Source_20_Text">torch.amp.autocast("cuda", enabled=True)</text:span></text:p>
      </text:section>
      <text:p text:style-name="Text_20_body">কিন্তু এখনই change করা জরুরি না।</text:p>
      <text:p text:style-name="Horizontal_20_Line"/>
      <text:h text:style-name="Heading_20_1" text:outline-level="1"><text:soft-page-break/>Final verdict</text:h>
      <text:p text:style-name="Text_20_body">আপনার script-05 tiny overfit run:</text:p>
      <text:section text:style-name="Sect2" text:name="Section237">
        <text:p text:style-name="P2"><text:bookmark text:name="code-block-viewer Copy 236"/><text:span text:style-name="Source_20_Text">✅ successfully completed</text:span></text:p>
        <text:p text:style-name="Preformatted_20_Text"><text:span text:style-name="Source_20_Text">✅ checkpoint saved</text:span></text:p>
        <text:p text:style-name="Preformatted_20_Text"><text:span text:style-name="Source_20_Text">✅ log saved</text:span></text:p>
        <text:p text:style-name="Preformatted_20_Text"><text:span text:style-name="Source_20_Text">✅ GPU used</text:span></text:p>
        <text:p text:style-name="P4"><text:span text:style-name="Source_20_Text">✅ data pipeline working</text:span></text:p>
      </text:section>
      <text:p text:style-name="Text_20_body">এখন শুধু loss curve check করুন। যদি loss overall কমে থাকে, তাহলে full training শুরু করতে পারেন:</text:p>
      <text:section text:style-name="Sect2" text:name="Section238">
        <text:p text:style-name="P2"><text:bookmark text:name="code-block-viewer Copy 237"/><text:span text:style-name="Source_20_Text">RUN_TINY_OVERFIT_TEST = False</text:span></text:p>
        <text:p text:style-name="P4"><text:span text:style-name="Source_20_Text">RUN_FULL_TRAINING = True</text:span></text:p>
      </text:section>
      <text:p text:style-name="Text_20_body">আর subject ID clean রাখার জন্য <text:span text:style-name="Source_20_Text">pd.read_csv(..., dtype=...)</text:span> fix করে নেওয়া ভালো।</text:p>
      <text:p text:style-name="P7"><text:soft-page-break/><draw:frame draw:style-name="fr1" draw:name="Image7" text:anchor-type="as-char" svg:width="19.9165in" svg:height="11.2189in" draw:z-index="6"><draw:image xlink:href="https://chatgpt.com/backend-api/estuary/content?id=file_00000000b45071faaca128a702e31455&amp;ts=494068&amp;p=fs&amp;cid=1&amp;sig=0201dc77a4119138e80e6175f5266d45655c55c08ed0d0be48d0d3b36301782a&amp;v=0" xlink:type="simple" xlink:show="embed" xlink:actuate="onLoad"/><svg:title>image.png</svg:title></draw:frame></text:p>
      <text:p text:style-name="P7"><text:soft-page-break/><draw:frame draw:style-name="fr1" draw:name="Image8" text:anchor-type="as-char" svg:width="19.9165in" svg:height="11.2189in" draw:z-index="7"><draw:image xlink:href="https://chatgpt.com/backend-api/estuary/content?id=file_00000000ea1871faa5be7ef1574cdfe9&amp;ts=494068&amp;p=fs&amp;cid=1&amp;sig=5802c3fbfe5943b86a438304e11685bdfe744aeb74cea79c67805c23167cd291&amp;v=0" xlink:type="simple" xlink:show="embed" xlink:actuate="onLoad"/><svg:title>image.png</svg:title></draw:frame></text:p>
      <text:section text:style-name="Sect1" text:name="_r_1kq_">
        <text:p text:style-name="P8"><text:soft-page-break/>ei progress bar ki sudhu matro ekti epoch niye kaj korche naki eta sokol epoch training eksathe dekhacche</text:p>
      </text:section>
      <text:p text:style-name="P7"><text:soft-page-break/><draw:frame draw:style-name="fr1" draw:name="Image9" text:anchor-type="as-char" svg:width="19.9165in" svg:height="11.2189in" draw:z-index="8"><draw:image xlink:href="https://chatgpt.com/backend-api/estuary/content?id=file_00000000501471fab9c3b542ff3278ef&amp;ts=494068&amp;p=fs&amp;cid=1&amp;sig=ebd7bd02984dfa3f5b85a77ef38eef213ce166c2a78ea79831ba735cf7a510ba&amp;v=0" xlink:type="simple" xlink:show="embed" xlink:actuate="onLoad"/><svg:title>image.png</svg:title></draw:frame></text:p>
      <text:section text:style-name="Sect1" text:name="_r_1ku_">
        <text:p text:style-name="P8"><text:soft-page-break/>this is my gpu usage during running the training, amar mone hocche eta aroo load nite parbe</text:p>
      </text:section>
      <text:p text:style-name="P7">05_train_gaittr_fixed_recommended.ipynb</text:p>
      <text:p text:style-name="P7">File</text:p>
      <text:section text:style-name="Sect1" text:name="_r_1l3_">
        <text:p text:style-name="P8">script 5 recomended after completing the training</text:p>
      </text:section>
      <text:p text:style-name="P7"><text:soft-page-break/><draw:frame draw:style-name="fr1" draw:name="Image10" text:anchor-type="as-char" svg:width="19.9165in" svg:height="11.2189in" draw:z-index="9"><draw:image xlink:href="https://chatgpt.com/backend-api/estuary/content?id=file_00000000634471fa915b9ab763be5b57&amp;ts=494068&amp;p=fs&amp;cid=1&amp;sig=5a6a9a361a479c70038a876f4e9e64d134b6a5382252765de4d324330354d4c7&amp;v=0" xlink:type="simple" xlink:show="embed" xlink:actuate="onLoad"/><svg:title>image.png</svg:title></draw:frame></text:p>
      <text:section text:style-name="Sect1" text:name="_r_1l7_">
        <text:p text:style-name="P8"><text:soft-page-break/>Checkpoints: gaittr_LT_fixed_best_loss.pth gaittr_LT_fixed_last.pth gaittr_LT_fixed_step_1000.pth gaittr_LT_fixed_step_10000.pth gaittr_LT_fixed_step_11000.pth gaittr_LT_fixed_step_12000.pth gaittr_LT_fixed_step_13000.pth gaittr_LT_fixed_step_14000.pth gaittr_LT_fixed_step_15000.pth gaittr_LT_fixed_step_16000.pth gaittr_LT_fixed_step_17000.pth gaittr_LT_fixed_step_18000.pth gaittr_LT_fixed_step_19000.pth gaittr_LT_fixed_step_2000.pth gaittr_LT_fixed_step_20000.pth gaittr_LT_fixed_step_21000.pth gaittr_LT_fixed_step_22000.pth gaittr_LT_fixed_step_23000.pth gaittr_LT_fixed_step_24000.pth gaittr_LT_fixed_step_25000.pth gaittr_LT_fixed_step_26000.pth gaittr_LT_fixed_step_27000.pth gaittr_LT_fixed_step_28000.pth gaittr_LT_fixed_step_29000.pth gaittr_LT_fixed_step_3000.pth gaittr_LT_fixed_step_4000.pth gaittr_LT_fixed_step_5000.pth gaittr_LT_fixed_step_6000.pth gaittr_LT_fixed_step_7000.pth gaittr_LT_fixed_step_8000.pth gaittr_LT_fixed_step_9000.pth Logs: gaittr_LT_fixed_train_log.csv</text:p>
      </text:section>
      <text:p text:style-name="P7"><text:soft-page-break/><draw:frame draw:style-name="fr1" draw:name="Image11" text:anchor-type="as-char" svg:width="19.9165in" svg:height="11.2189in" draw:z-index="10"><draw:image xlink:href="https://chatgpt.com/backend-api/estuary/content?id=file_00000000fafc71fa9250a98c16ddfbcc&amp;ts=494068&amp;p=fs&amp;cid=1&amp;sig=e5e2351251c7c3d8ea5dfd7adefdb5140a54ef280222857ca01c9c79aec4b982&amp;v=0" xlink:type="simple" xlink:show="embed" xlink:actuate="onLoad"/><svg:title>image.png</svg:title></draw:frame></text:p>
      <text:p text:style-name="P7"><text:soft-page-break/>06_evaluate_gaittr_fixed_recommended.ipynb</text:p>
      <text:p text:style-name="P7">File</text:p>
      <text:section text:style-name="Sect1" text:name="_r_1le_">
        <text:p text:style-name="P8">eta 6 - evaluation recomendation run korar por output soho notebook script. er result, graph sokol kichu analyze kore amake bolo</text:p>
      </text:section>
      <text:p text:style-name="Text_20_body">RUN\_TINY\_SANITY\_TEST \= True RUN\_FULL\_TRAINING \= False</text:p>
      <text:p text:style-name="P7">05_train_gaittr_ce_triplet_fixed.ipynb</text:p>
      <text:p text:style-name="P7">File</text:p>
      <text:section text:style-name="Sect1" text:name="_r_1lj_">
        <text:p text:style-name="P8">sokol output and graph analyze koro</text:p>
      </text:section>
      <text:p text:style-name="P7"><text:soft-page-break/><draw:frame draw:style-name="fr1" draw:name="Image12" text:anchor-type="as-char" svg:width="19.9165in" svg:height="11.2189in" draw:z-index="11"><draw:image xlink:href="https://chatgpt.com/backend-api/estuary/content?id=file_000000009424720785812d5e5db2fb3a&amp;ts=494068&amp;p=fs&amp;cid=1&amp;sig=1518f72ff757e16653a1399a472d14fdb92f4a2892f9ff5132a9cf8cca378c34&amp;v=0" xlink:type="simple" xlink:show="embed" xlink:actuate="onLoad"/><svg:title>image.png</svg:title></draw:frame></text:p>
      <text:section text:style-name="Sect1" text:name="_r_1ln_">
        <text:p text:style-name="P8"><text:soft-page-break/>current progress of training</text:p>
      </text:section>
      <text:p text:style-name="P7"><text:soft-page-break/><draw:frame draw:style-name="fr1" draw:name="Image13" text:anchor-type="as-char" svg:width="19.9165in" svg:height="11.2189in" draw:z-index="12"><draw:image xlink:href="https://chatgpt.com/backend-api/estuary/content?id=file_000000006a8871faa04898ce1f6f6eff&amp;ts=494068&amp;p=fs&amp;cid=1&amp;sig=027dee15aaad5e93eae06a52cd8a9a328a7b2ef3b10ba7377c1f1a22fdba0e2d&amp;v=0" xlink:type="simple" xlink:show="embed" xlink:actuate="onLoad"/><svg:title>image.png</svg:title></draw:frame></text:p>
      <text:p text:style-name="P7"><text:soft-page-break/><draw:frame draw:style-name="fr1" draw:name="Image14" text:anchor-type="as-char" svg:width="19.9165in" svg:height="11.2189in" draw:z-index="13"><draw:image xlink:href="https://chatgpt.com/backend-api/estuary/content?id=file_00000000ebec720788c34d666ca77c58&amp;ts=494068&amp;p=fs&amp;cid=1&amp;sig=45ae8df7775a5cf69d6f7a339568ccf9f065aa0ed69fdb0aa356e83d310a3ad1&amp;v=0" xlink:type="simple" xlink:show="embed" xlink:actuate="onLoad"/><svg:title>image.png</svg:title></draw:frame></text:p>
      <text:p text:style-name="P7"><text:soft-page-break/><draw:frame draw:style-name="fr1" draw:name="Image15" text:anchor-type="as-char" svg:width="19.9165in" svg:height="11.2189in" draw:z-index="14"><draw:image xlink:href="https://chatgpt.com/backend-api/estuary/content?id=file_00000000aaac71fa8584fc909f1fe1f8&amp;ts=494068&amp;p=fs&amp;cid=1&amp;sig=278e054722a76eca974ee7a431986a9076905be378ce0f1dbbc9858438b6c66b&amp;v=0" xlink:type="simple" xlink:show="embed" xlink:actuate="onLoad"/><svg:title>image.png</svg:title></draw:frame></text:p>
      <text:p text:style-name="P7"><text:soft-page-break/>05_train_gaittr_ce_triplet_fixed.ipynb</text:p>
      <text:p text:style-name="P7">File</text:p>
      <text:section text:style-name="Sect1" text:name="_r_1ls_">
        <text:p text:style-name="P8">analyze the output after training</text:p>
      </text:section>
      <text:p text:style-name="P7">06_evaluate_gaittr_ce_triplet_fixed_recommended.ipynb</text:p>
      <text:p text:style-name="P7">File</text:p>
      <text:section text:style-name="Sect1" text:name="_r_1m1_">
        <text:p text:style-name="P8">evaluation script run korar por ei file. etar outputs, graphs sob kichu analyze koro</text:p>
      </text:section>
      <text:p text:style-name="P7">06_evaluate_gaittr_ce_triplet_fixed_recommended compare - best loss.ipynb</text:p>
      <text:p text:style-name="P7">File</text:p>
      <text:section text:style-name="Sect1" text:name="_r_1m6_">
        <text:p text:style-name="P8">CHECKPOINT_PATH = CHECKPOINT_DIR / "gaittr_LT_ce_triplet_best_loss.pth" er jonne full analysis koro</text:p>
      </text:section>
      <text:p text:style-name="P7">06_evaluate_gaittr_ce_triplet_fixed_recommended compare - best training accuracy.ipynb</text:p>
      <text:p text:style-name="P7">File</text:p>
      <text:section text:style-name="Sect1" text:name="_r_1mb_">
        <text:p text:style-name="P8">CHECKPOINT_PATH = CHECKPOINT_DIR / "gaittr_LT_ce_triplet_best_train_acc.pth" er jonne full analysis koro</text:p>
      </text:section>
      <text:p text:style-name="P7">06_evaluate_gaittr_ce_triplet_fixed_recommended compare - full last.ipynb</text:p>
      <text:p text:style-name="P7">File</text:p>
      <text:section text:style-name="Sect1" text:name="_r_1mg_">
        <text:p text:style-name="P8">CHECKPOINT_PATH = CHECKPOINT_DIR / "gaittr_LT_ce_triplet_full_last.pth" er jonne full analysis koro</text:p>
      </text:section>
      <text:p text:style-name="P7">GaitTR Fusion.docx</text:p>
      <text:p text:style-name="P7">Document</text:p>
      <text:section text:style-name="Sect1" text:name="_r_1ml_">
        <text:p text:style-name="P8">this is my another chat where I discussed about my idea. ami ki ekhon je obosthay achi ta diye amar idea implement korte parbo</text:p>
      </text:section>
      <text:p text:style-name="P7"><text:soft-page-break/><draw:frame draw:style-name="fr1" draw:name="Image16" text:anchor-type="as-char" svg:width="20in" svg:height="11.25in" draw:z-index="15"><draw:image xlink:href="https://chatgpt.com/backend-api/estuary/content?id=file_0000000042087208aadd8a3494b0cb7b&amp;ts=494068&amp;p=fs&amp;cid=1&amp;sig=c2e23c14cef0f711703c9f73201c94ac53c84e03f422808b72d8d22582b15342&amp;v=0" xlink:type="simple" xlink:show="embed" xlink:actuate="onLoad"/><svg:title>image.png</svg:title></draw:frame></text:p>
      <text:section text:style-name="Sect1" text:name="_r_1mp_">
        <text:p text:style-name="P8"><text:soft-page-break/>extraction time ki ager moto fp-16 support diye komano jabe?</text:p>
      </text:section>
      <text:p text:style-name="P7"><text:soft-page-break/><draw:frame draw:style-name="fr1" draw:name="Image17" text:anchor-type="as-char" svg:width="20in" svg:height="11.25in" draw:z-index="16"><draw:image xlink:href="https://chatgpt.com/backend-api/estuary/content?id=file_0000000078807208a613f23252ee7300&amp;ts=494068&amp;p=fs&amp;cid=1&amp;sig=aee8d5c7f7e42c4712b9668f85c97593fee8a8e39ea5e47305adb66b72d9edbe&amp;v=0" xlink:type="simple" xlink:show="embed" xlink:actuate="onLoad"/><svg:title>image.png</svg:title></draw:frame></text:p>
      <text:p text:style-name="P7"><text:soft-page-break/><draw:frame draw:style-name="fr1" draw:name="Image18" text:anchor-type="as-char" svg:width="20in" svg:height="11.25in" draw:z-index="17"><draw:image xlink:href="https://chatgpt.com/backend-api/estuary/content?id=file_00000000040c72089a546fa0ba62f875&amp;ts=494068&amp;p=fs&amp;cid=1&amp;sig=44b0e3f6667717b9a407fcbde3e88da23cb008bdf95816e1b48d6cff6317d89a&amp;v=0" xlink:type="simple" xlink:show="embed" xlink:actuate="onLoad"/><svg:title>image.png</svg:title></draw:frame></text:p>
      <text:section text:style-name="Sect1" text:name="_r_1mt_">
        <text:p text:style-name="P8"><text:soft-page-break/>eta amar performance mood on korar por </text:p>
      </text:section>
      <text:p text:style-name="P7"><text:soft-page-break/><draw:frame draw:style-name="fr1" draw:name="Image19" text:anchor-type="as-char" svg:width="20in" svg:height="11.25in" draw:z-index="18"><draw:image xlink:href="https://chatgpt.com/backend-api/estuary/content?id=file_0000000051f47208a449c4442d1a41b7&amp;ts=494068&amp;p=fs&amp;cid=1&amp;sig=0fdd761c5b505b7b9b7d1e69ac68b5a3c64b08b837f5324c46ed8cf0fad58eac&amp;v=0" xlink:type="simple" xlink:show="embed" xlink:actuate="onLoad"/><svg:title>image.png</svg:title></draw:frame></text:p>
      <text:section text:style-name="Sect1" text:name="_r_1n1_">
        <text:p text:style-name="P8"><text:soft-page-break/>wait, casia-b dataset download korar somoy silhouette already extracted chilo main video samples er sathe e, eta ki kono vabe use kora jay?</text:p>
      </text:section>
      <text:p text:style-name="P7"><text:soft-page-break/><draw:frame draw:style-name="fr1" draw:name="Image20" text:anchor-type="as-char" svg:width="20in" svg:height="11.25in" draw:z-index="19"><draw:image xlink:href="https://chatgpt.com/backend-api/estuary/content?id=file_000000001a687208aac54b68b224292e&amp;ts=494068&amp;p=fs&amp;cid=1&amp;sig=86891b2e6eba4e43c62ab337b7409e1dc5bfb8277f87c5b773fd2c092389ce12&amp;v=0" xlink:type="simple" xlink:show="embed" xlink:actuate="onLoad"/><svg:title>image.png</svg:title></draw:frame></text:p>
      <text:p text:style-name="P7"><text:soft-page-break/><draw:frame draw:style-name="fr1" draw:name="Image21" text:anchor-type="as-char" svg:width="20in" svg:height="11.25in" draw:z-index="20"><draw:image xlink:href="https://chatgpt.com/backend-api/estuary/content?id=file_00000000bc5c72088bd991420c3013df&amp;ts=494068&amp;p=fs&amp;cid=1&amp;sig=23b0b1fe33a81685ce074b5eeef5beb33190e3cb01c7549758263fe5c9e0e1b1&amp;v=0" xlink:type="simple" xlink:show="embed" xlink:actuate="onLoad"/><svg:title>image.png</svg:title></draw:frame></text:p>
      <text:p text:style-name="P7"><text:soft-page-break/><draw:frame draw:style-name="fr1" draw:name="Image22" text:anchor-type="as-char" svg:width="20in" svg:height="11.25in" draw:z-index="21"><draw:image xlink:href="https://chatgpt.com/backend-api/estuary/content?id=file_0000000051fc72089e0a6b7bb3b84640&amp;ts=494068&amp;p=fs&amp;cid=1&amp;sig=022e582af54249ff6b6b8df4fecde47f7df248edafdf3485ac00e939d4b7d9db&amp;v=0" xlink:type="simple" xlink:show="embed" xlink:actuate="onLoad"/><svg:title>image.png</svg:title></draw:frame></text:p>
      <text:section text:style-name="Sect1" text:name="_r_1n5_">
        <text:p text:style-name="P8"><text:soft-page-break/>tar.gz extracct korle directory style emon hoy</text:p>
      </text:section>
      <text:p text:style-name="P7">08_convert_official_casiab_silhouettes.ipynb</text:p>
      <text:p text:style-name="P7">File</text:p>
      <text:section text:style-name="Sect1" text:name="_r_1na_">
        <text:p text:style-name="P8">analyze the whole script after running</text:p>
      </text:section>
      <text:p text:style-name="Text_20_body">Total converted .npz files: 13640 Expected full CASIA-B : 13640</text:p>
      <text:p text:style-name="P7"><text:soft-page-break/><draw:frame draw:style-name="fr1" draw:name="Image23" text:anchor-type="as-char" svg:width="20in" svg:height="11.25in" draw:z-index="22"><draw:image xlink:href="https://chatgpt.com/backend-api/estuary/content?id=file_0000000005f47208858713856abec614&amp;ts=494068&amp;p=fs&amp;cid=1&amp;sig=7355518a0976b3903e4ab65c06ce56d74124e75bdd7e38df97e9cbfebf2a556a&amp;v=0" xlink:type="simple" xlink:show="embed" xlink:actuate="onLoad"/><svg:title>image.png</svg:title></draw:frame></text:p>
      <text:p text:style-name="Text_20_body"><text:soft-page-break/><draw:frame draw:style-name="fr1" draw:name="Image24" text:anchor-type="as-char" svg:width="20in" svg:height="11.25in" draw:z-index="23"><draw:image xlink:href="https://chatgpt.com/backend-api/estuary/content?id=file_00000000b8547208ae00c71c9bf57836&amp;ts=494068&amp;p=fs&amp;cid=1&amp;sig=bc8741ca3cff6daa3de0ecedfa083adca3fa7b937301d6786be3d9f08d5a73b1&amp;v=0" xlink:type="simple" xlink:show="embed" xlink:actuate="onLoad"/><svg:title>image.png</svg:title></draw:frame></text:p>
      <text:p text:style-name="Text_20_body"><text:soft-page-break/>Expected total: 13640 Converted npz : 13593 Missing npz : 47</text:p>
      <text:p text:style-name="P7"><text:soft-page-break/><draw:frame draw:style-name="fr1" draw:name="Image25" text:anchor-type="as-char" svg:width="20in" svg:height="11.25in" draw:z-index="24"><draw:image xlink:href="https://chatgpt.com/backend-api/estuary/content?id=file_000000002704720894a0b342d5c2356f&amp;ts=494068&amp;p=fs&amp;cid=1&amp;sig=6ba16f5f23c287b7d38053a4ccfb41db78338dd391ad79fbe6b39553dbac76ae&amp;v=0" xlink:type="simple" xlink:show="embed" xlink:actuate="onLoad"/><svg:title>image.png</svg:title></draw:frame></text:p>
      <text:p text:style-name="P7"><text:soft-page-break/>09_validate_silhouette_skeleton_alignment.ipynb</text:p>
      <text:p text:style-name="P7">File</text:p>
      <text:section text:style-name="Sect1" text:name="_r_1nl_">
        <text:p text:style-name="P8">validation script after completing silhouettes extraction. but it is the previous version not the fixed version you gave me last ( it showed an error ) , rather previous version run successfully. analyze in deep</text:p>
      </text:section>
      <text:p text:style-name="P7"><text:soft-page-break/><draw:frame draw:style-name="fr1" draw:name="Image26" text:anchor-type="as-char" svg:width="20in" svg:height="11.25in" draw:z-index="25"><draw:image xlink:href="https://chatgpt.com/backend-api/estuary/content?id=file_00000000716872079fef59dbbf8ed71b&amp;ts=494068&amp;p=fs&amp;cid=1&amp;sig=909623181496e513fe793412320eb2bc87f72849c91362c6e07e3ce87aa39bb3&amp;v=0" xlink:type="simple" xlink:show="embed" xlink:actuate="onLoad"/><svg:title>image.png</svg:title></draw:frame></text:p>
      <text:p text:style-name="P7"><text:soft-page-break/><draw:frame draw:style-name="fr1" draw:name="Image27" text:anchor-type="as-char" svg:width="20in" svg:height="11.25in" draw:z-index="26"><draw:image xlink:href="https://chatgpt.com/backend-api/estuary/content?id=file_00000000a63071fa867556d0a9413635&amp;ts=494068&amp;p=fs&amp;cid=1&amp;sig=269489e194a4380c2695c2c5940e0cbff9b0903b0c9d860366c3e4b4447d19b2&amp;v=0" xlink:type="simple" xlink:show="embed" xlink:actuate="onLoad"/><svg:title>image.png</svg:title></draw:frame></text:p>
      <text:p text:style-name="P7"><text:soft-page-break/><draw:frame draw:style-name="fr1" draw:name="Image28" text:anchor-type="as-char" svg:width="20in" svg:height="11.25in" draw:z-index="27"><draw:image xlink:href="https://chatgpt.com/backend-api/estuary/content?id=file_00000000d7cc71fab562ce9318a4d8eb&amp;ts=494068&amp;p=fs&amp;cid=1&amp;sig=f9a8e0eeb6805d05d957ba483518c2b0d97ce49d60b274b9f9ab5f5759d741f4&amp;v=0" xlink:type="simple" xlink:show="embed" xlink:actuate="onLoad"/><svg:title>image.png</svg:title></draw:frame></text:p>
      <text:section text:style-name="Sect1" text:name="_r_1nr_">
        <text:p text:style-name="P8"><text:soft-page-break/>ei ta fixed version er error chilo. tumi eta fix kore dao. ami full clean fixed validation script run korte chai</text:p>
      </text:section>
      <text:p text:style-name="P7">09_validate_yolo_silhouette_skeleton_alignment_FULL_FIXED.ipynb</text:p>
      <text:p text:style-name="P7">File</text:p>
      <text:section text:style-name="Sect1" text:name="_r_1o0_">
        <text:p text:style-name="P8">analyze the full fixed output</text:p>
      </text:section>
      <text:p text:style-name="P7"><text:soft-page-break/><draw:frame draw:style-name="fr1" draw:name="Image29" text:anchor-type="as-char" svg:width="20in" svg:height="11.25in" draw:z-index="28"><draw:image xlink:href="https://chatgpt.com/backend-api/estuary/content?id=file_000000005f5c71faacf4c642c1aa096f&amp;ts=494068&amp;p=fs&amp;cid=1&amp;sig=ade1ccb1659d9f644a82c7f040aaf99662296f2e172f439e0f4f03f4093f123c&amp;v=0" xlink:type="simple" xlink:show="embed" xlink:actuate="onLoad"/><svg:title>image.png</svg:title></draw:frame></text:p>
      <text:section text:style-name="Sect1" text:name="_r_1o4_">
        <text:p text:style-name="P8"><text:soft-page-break/>this is the tiny train graph</text:p>
      </text:section>
      <text:p text:style-name="P7"><text:soft-page-break/><draw:frame draw:style-name="fr1" draw:name="Image30" text:anchor-type="as-char" svg:width="20in" svg:height="11.25in" draw:z-index="29"><draw:image xlink:href="https://chatgpt.com/backend-api/estuary/content?id=file_00000000f0647206a2c27bd31b681d1e&amp;ts=494068&amp;p=fs&amp;cid=1&amp;sig=662c8885941688a66be8169cc8cd832fd8110b0894cf8e6632b58d6e087db66d&amp;v=0" xlink:type="simple" xlink:show="embed" xlink:actuate="onLoad"/><svg:title>image.png</svg:title></draw:frame></text:p>
      <text:p text:style-name="P7"><text:soft-page-break/><draw:frame draw:style-name="fr1" draw:name="Image31" text:anchor-type="as-char" svg:width="20in" svg:height="11.25in" draw:z-index="30"><draw:image xlink:href="https://chatgpt.com/backend-api/estuary/content?id=file_000000001e2471fa8978274b6a41100f&amp;ts=494068&amp;p=fs&amp;cid=1&amp;sig=d040602b7a108cf86f810aaa99bd1e047c1c9dcdd0920153286fe25df6dbf20a&amp;v=0" xlink:type="simple" xlink:show="embed" xlink:actuate="onLoad"/><svg:title>image.png</svg:title></draw:frame></text:p>
      <text:section text:style-name="Sect1" text:name="_r_1o8_">
        <text:p text:style-name="P8"><text:soft-page-break/>training is being completed. now give me the rest script. somoy nao but vul koor na</text:p>
      </text:section>
      <text:p text:style-name="P7"><text:soft-page-break/><draw:frame draw:style-name="fr1" draw:name="Image32" text:anchor-type="as-char" svg:width="20in" svg:height="11.25in" draw:z-index="31"><draw:image xlink:href="https://chatgpt.com/backend-api/estuary/content?id=file_0000000065f87207b0473445f02848e9&amp;ts=494068&amp;p=fs&amp;cid=1&amp;sig=33fb725b568f1f2b123a2cbc90a89e41d19812763b7a508cea5c19bb70646707&amp;v=0" xlink:type="simple" xlink:show="embed" xlink:actuate="onLoad"/><svg:title>image.png</svg:title></draw:frame></text:p>
      <text:p text:style-name="P7"><text:soft-page-break/><draw:frame draw:style-name="fr1" draw:name="Image33" text:anchor-type="as-char" svg:width="20in" svg:height="11.25in" draw:z-index="32"><draw:image xlink:href="https://chatgpt.com/backend-api/estuary/content?id=file_00000000c71c71fa984e14a1e1a3fa04&amp;ts=494068&amp;p=fs&amp;cid=1&amp;sig=7efbfe8adc35dba882195a425353dbcc68814d359dc588940ff90196999580f4&amp;v=0" xlink:type="simple" xlink:show="embed" xlink:actuate="onLoad"/><svg:title>image.png</svg:title></draw:frame></text:p>
      <text:p text:style-name="P7"><text:soft-page-break/><draw:frame draw:style-name="fr1" draw:name="Image34" text:anchor-type="as-char" svg:width="20in" svg:height="11.25in" draw:z-index="33"><draw:image xlink:href="https://chatgpt.com/backend-api/estuary/content?id=file_00000000e00c71fa955df03f0cb9a924&amp;ts=494068&amp;p=fs&amp;cid=1&amp;sig=e411534f12151b4aa29f3568cc64013b7f3a53047f40e29d0167fd5ba3c941c6&amp;v=0" xlink:type="simple" xlink:show="embed" xlink:actuate="onLoad"/><svg:title>image.png</svg:title></draw:frame></text:p>
      <text:p text:style-name="P7"><text:soft-page-break/><draw:frame draw:style-name="fr1" draw:name="Image35" text:anchor-type="as-char" svg:width="20in" svg:height="11.25in" draw:z-index="34"><draw:image xlink:href="https://chatgpt.com/backend-api/estuary/content?id=file_000000005bb071fa84bedbb3052e7756&amp;ts=494068&amp;p=fs&amp;cid=1&amp;sig=3b3769a9c4ac59b4cc2009e6200c87d0d8705554b4c77366bc21ee4d5caaff1c&amp;v=0" xlink:type="simple" xlink:show="embed" xlink:actuate="onLoad"/><svg:title>image.png</svg:title></draw:frame></text:p>
      <text:p text:style-name="P7"><text:soft-page-break/><draw:frame draw:style-name="fr1" draw:name="Image36" text:anchor-type="as-char" svg:width="20in" svg:height="11.25in" draw:z-index="35"><draw:image xlink:href="https://chatgpt.com/backend-api/estuary/content?id=file_00000000731c7207b28e9f9ead9a2a02&amp;ts=494068&amp;p=fs&amp;cid=1&amp;sig=5f643da045af02fb1ee403dc5f42448cda5e78e921cd431ad2111a7cb1123927&amp;v=0" xlink:type="simple" xlink:show="embed" xlink:actuate="onLoad"/><svg:title>image.png</svg:title></draw:frame></text:p>
      <text:p text:style-name="P7"><text:soft-page-break/><draw:frame draw:style-name="fr1" draw:name="Image37" text:anchor-type="as-char" svg:width="20in" svg:height="11.25in" draw:z-index="36"><draw:image xlink:href="https://chatgpt.com/backend-api/estuary/content?id=file_00000000666871fa9c2db3d3a86febdc&amp;ts=494068&amp;p=fs&amp;cid=1&amp;sig=79a36661976579fe32bd057beb60305ed1ab6771bcd036309e0be11a349f8173&amp;v=0" xlink:type="simple" xlink:show="embed" xlink:actuate="onLoad"/><svg:title>image.png</svg:title></draw:frame></text:p>
      <text:p text:style-name="P7"><text:soft-page-break/><draw:frame draw:style-name="fr1" draw:name="Image38" text:anchor-type="as-char" svg:width="20in" svg:height="11.25in" draw:z-index="37"><draw:image xlink:href="https://chatgpt.com/backend-api/estuary/content?id=file_00000000a17c71fa869c9b3f946ddea8&amp;ts=494068&amp;p=fs&amp;cid=1&amp;sig=ab28570da881eaff4e8042a6f67f4300830dceccc5ded601af3695bc58075ddc&amp;v=0" xlink:type="simple" xlink:show="embed" xlink:actuate="onLoad"/><svg:title>image.png</svg:title></draw:frame></text:p>
      <text:p text:style-name="P7"><text:soft-page-break/><draw:frame draw:style-name="fr1" draw:name="Image39" text:anchor-type="as-char" svg:width="20in" svg:height="11.25in" draw:z-index="38"><draw:image xlink:href="https://chatgpt.com/backend-api/estuary/content?id=file_00000000913471fabcb90f89fd13861a&amp;ts=494068&amp;p=fs&amp;cid=1&amp;sig=2b148c19a0b0d122ff41c078616751ce4dfd233fd71d21e65f0be32009943c1f&amp;v=0" xlink:type="simple" xlink:show="embed" xlink:actuate="onLoad"/><svg:title>image.png</svg:title></draw:frame></text:p>
      <text:p text:style-name="P7"><text:soft-page-break/><draw:frame draw:style-name="fr1" draw:name="Image40" text:anchor-type="as-char" svg:width="20in" svg:height="11.25in" draw:z-index="39"><draw:image xlink:href="https://chatgpt.com/backend-api/estuary/content?id=file_0000000069d072079a4cef1f6aeece1e&amp;ts=494068&amp;p=fs&amp;cid=1&amp;sig=e844487c7deba736a7b7e519235d43205af0f338a79574f3c7f4537e4d865078&amp;v=0" xlink:type="simple" xlink:show="embed" xlink:actuate="onLoad"/><svg:title>image.png</svg:title></draw:frame></text:p>
      <text:p text:style-name="P7"><text:soft-page-break/><draw:frame draw:style-name="fr1" draw:name="Image41" text:anchor-type="as-char" svg:width="20in" svg:height="11.25in" draw:z-index="40"><draw:image xlink:href="https://chatgpt.com/backend-api/estuary/content?id=file_0000000082fc71fa931d1efb3edb3470&amp;ts=494068&amp;p=fs&amp;cid=1&amp;sig=0a2e4950256fa721140bfd092b9b8fc6d8f5a34477e8580accb82b14d0bbf159&amp;v=0" xlink:type="simple" xlink:show="embed" xlink:actuate="onLoad"/><svg:title>image.png</svg:title></draw:frame></text:p>
      <text:p text:style-name="P7"><text:soft-page-break/><draw:frame draw:style-name="fr1" draw:name="Image42" text:anchor-type="as-char" svg:width="20in" svg:height="11.25in" draw:z-index="41"><draw:image xlink:href="https://chatgpt.com/backend-api/estuary/content?id=file_00000000e14871fa978d93c29418b7cc&amp;ts=494068&amp;p=fs&amp;cid=1&amp;sig=b7da3ec10d97086b5ba473e7441c9f617a1b3695e860c25db45de83f8d054331&amp;v=0" xlink:type="simple" xlink:show="embed" xlink:actuate="onLoad"/><svg:title>image.png</svg:title></draw:frame></text:p>
      <text:p text:style-name="P7"><text:soft-page-break/><draw:frame draw:style-name="fr1" draw:name="Image43" text:anchor-type="as-char" svg:width="20in" svg:height="11.25in" draw:z-index="42"><draw:image xlink:href="https://chatgpt.com/backend-api/estuary/content?id=file_0000000099fc71fa93008f26946b608b&amp;ts=494068&amp;p=fs&amp;cid=1&amp;sig=28f4736a1096c8b3a03369fb5aec1519b496e5a5ff34f0e70de28c9917186f24&amp;v=0" xlink:type="simple" xlink:show="embed" xlink:actuate="onLoad"/><svg:title>image.png</svg:title></draw:frame></text:p>
      <text:p text:style-name="P7"><text:soft-page-break/><draw:frame draw:style-name="fr1" draw:name="Image44" text:anchor-type="as-char" svg:width="20in" svg:height="11.25in" draw:z-index="43"><draw:image xlink:href="https://chatgpt.com/backend-api/estuary/content?id=file_000000003a8c71faa81113f8ccc3a3a4&amp;ts=494068&amp;p=fs&amp;cid=1&amp;sig=71e0769ab90df2658a79ce32aa865971ca627da2c9e7b0de942a664935efa218&amp;v=0" xlink:type="simple" xlink:show="embed" xlink:actuate="onLoad"/><svg:title>image.png</svg:title></draw:frame></text:p>
      <text:p text:style-name="P7"><text:soft-page-break/><draw:frame draw:style-name="fr1" draw:name="Image45" text:anchor-type="as-char" svg:width="20in" svg:height="11.25in" draw:z-index="44"><draw:image xlink:href="https://chatgpt.com/backend-api/estuary/content?id=file_00000000ec0871fab5af4e35cdc474a7&amp;ts=494068&amp;p=fs&amp;cid=1&amp;sig=02cc2b1b7d6ed2afcf7b28ed2e866500806138fe51aa6394a5e370f1bdd0c3a8&amp;v=0" xlink:type="simple" xlink:show="embed" xlink:actuate="onLoad"/><svg:title>image.png</svg:title></draw:frame></text:p>
      <text:section text:style-name="Sect1" text:name="_r_1oe_">
        <text:p text:style-name="P8"><text:soft-page-break/>showing this error</text:p>
      </text:section>
      <text:p text:style-name="Text_20_body">pip install tabulate</text:p>
      <text:p text:style-name="P7">12_compare_skeleton_vs_silhouette_experts_FULL_FIXED.ipynb</text:p>
      <text:p text:style-name="P7">File</text:p>
      <text:section text:style-name="Sect1" text:name="_r_1oj_">
        <text:p text:style-name="P8">tabulate install kore ager script e run kore output soho script dilam, sokol result comparison, graph analyse koro</text:p>
      </text:section>
      <text:p text:style-name="P7">13_train_adaptive_fusion_gate_FULL_FIXED.ipynb</text:p>
      <text:p text:style-name="P7">File</text:p>
      <text:section text:style-name="Sect1" text:name="_r_1oo_">
        <text:p text:style-name="P8">something wrong there on missing something. check it</text:p>
      </text:section>
      <text:p text:style-name="P7">05_train_gaittr_ce_triplet_fixed.ipynb</text:p>
      <text:p text:style-name="P7">File</text:p>
      <text:p text:style-name="P7">06_evaluate_gaittr_ce_triplet_fixed_recommended.ipynb</text:p>
      <text:p text:style-name="P7">File</text:p>
      <text:section text:style-name="Sect1" text:name="_r_1ou_">
        <text:p text:style-name="P8">ei nao train and validation script</text:p>
      </text:section>
      <text:p text:style-name="P7"><text:soft-page-break/><draw:frame draw:style-name="fr1" draw:name="Image46" text:anchor-type="as-char" svg:width="20in" svg:height="11.25in" draw:z-index="45"><draw:image xlink:href="https://chatgpt.com/backend-api/estuary/content?id=file_00000000c8f872079e2734617224002b&amp;ts=494068&amp;p=fs&amp;cid=1&amp;sig=7693bc4d4294b20133787e5fcef0332b9aa8131f7cc967c00c4cef28bfdd0a7d&amp;v=0" xlink:type="simple" xlink:show="embed" xlink:actuate="onLoad"/><svg:title>image.png</svg:title></draw:frame></text:p>
      <text:p text:style-name="P7"><text:soft-page-break/><draw:frame draw:style-name="fr1" draw:name="Image47" text:anchor-type="as-char" svg:width="20in" svg:height="11.25in" draw:z-index="46"><draw:image xlink:href="https://chatgpt.com/backend-api/estuary/content?id=file_00000000700c7206aa8b60e40e4514a1&amp;ts=494068&amp;p=fs&amp;cid=1&amp;sig=6f0e31f6fd54ec76373731ab61ce5fff8f0f767a1cd40c8dcf7539cb1dc93bd5&amp;v=0" xlink:type="simple" xlink:show="embed" xlink:actuate="onLoad"/><svg:title>image.png</svg:title></draw:frame></text:p>
      <text:section text:style-name="Sect1" text:name="_r_1p4_">
        <text:p text:style-name="P8"><text:soft-page-break/>showing this error</text:p>
      </text:section>
      <text:p text:style-name="Text_20_body">Quick fix: এই cell টা Cell 7-এর পরে run করুন -------------------------------------------- Notebook 13-এ **Cell 7 alignment cell run করার পর** নিচের নতুন cell add করে run করুন:</text:p>
      <text:p text:style-name="P7"><text:soft-page-break/><draw:frame draw:style-name="fr1" draw:name="Image48" text:anchor-type="as-char" svg:width="20in" svg:height="11.25in" draw:z-index="47"><draw:image xlink:href="https://chatgpt.com/backend-api/estuary/content?id=file_000000006b1872079ac62a1cc31f4c50&amp;ts=494068&amp;p=fs&amp;cid=1&amp;sig=db585c5e7b6c2da770fa69494e177e463f411f43094aae7b0a01371f1239c884&amp;v=0" xlink:type="simple" xlink:show="embed" xlink:actuate="onLoad"/><svg:title>image.png</svg:title></draw:frame></text:p>
      <text:p text:style-name="P7"><text:soft-page-break/><draw:frame draw:style-name="fr1" draw:name="Image49" text:anchor-type="as-char" svg:width="20in" svg:height="11.25in" draw:z-index="48"><draw:image xlink:href="https://chatgpt.com/backend-api/estuary/content?id=file_00000000befc720693c55d74d15ff106&amp;ts=494068&amp;p=fs&amp;cid=1&amp;sig=454acf34bc04573f5c3c75cefa7c749d143c8038840efa69892f68ad3b01870e&amp;v=0" xlink:type="simple" xlink:show="embed" xlink:actuate="onLoad"/><svg:title>image.png</svg:title></draw:frame></text:p>
      <text:section text:style-name="Sect1" text:name="_r_1p8_">
        <text:p text:style-name="P8"><text:soft-page-break/>check it</text:p>
      </text:section>
      <text:p text:style-name="P7"><text:soft-page-break/><draw:frame draw:style-name="fr1" draw:name="Image50" text:anchor-type="as-char" svg:width="20in" svg:height="11.25in" draw:z-index="49"><draw:image xlink:href="https://chatgpt.com/backend-api/estuary/content?id=file_00000000721c7207bb6c1fbd94744e83&amp;ts=494068&amp;p=fs&amp;cid=1&amp;sig=8c451bf1ae242766dc001158e364f9ffcc563709b1c1334e4229249f33b1e9f2&amp;v=0" xlink:type="simple" xlink:show="embed" xlink:actuate="onLoad"/><svg:title>image.png</svg:title></draw:frame></text:p>
      <text:section text:style-name="Sect1" text:name="_r_1pc_">
        <text:p text:style-name="P8"><text:soft-page-break/>again showing this error</text:p>
      </text:section>
      <text:p text:style-name="P7"><text:soft-page-break/><draw:frame draw:style-name="fr1" draw:name="Image51" text:anchor-type="as-char" svg:width="20in" svg:height="11.25in" draw:z-index="50"><draw:image xlink:href="https://chatgpt.com/backend-api/estuary/content?id=file_00000000a6c47207a8a4973fb973904a&amp;ts=494068&amp;p=fs&amp;cid=1&amp;sig=5f52189ea9b7af02e91f2e79c3f3ac761599c7c32041e2a3a0edf9a44b97a996&amp;v=0" xlink:type="simple" xlink:show="embed" xlink:actuate="onLoad"/><svg:title>image.png</svg:title></draw:frame></text:p>
      <text:p text:style-name="P7"><text:soft-page-break/><draw:frame draw:style-name="fr1" draw:name="Image52" text:anchor-type="as-char" svg:width="20in" svg:height="11.25in" draw:z-index="51"><draw:image xlink:href="https://chatgpt.com/backend-api/estuary/content?id=file_000000005024720781cba399cee440a6&amp;ts=494068&amp;p=fs&amp;cid=1&amp;sig=bf125b50717034500d50994d8740c5bb35680b407a3b704a5ab2f686257755be&amp;v=0" xlink:type="simple" xlink:show="embed" xlink:actuate="onLoad"/><svg:title>image.png</svg:title></draw:frame></text:p>
      <text:p text:style-name="P7"><text:soft-page-break/><draw:frame draw:style-name="fr1" draw:name="Image53" text:anchor-type="as-char" svg:width="20in" svg:height="11.25in" draw:z-index="52"><draw:image xlink:href="https://chatgpt.com/backend-api/estuary/content?id=file_0000000000e07207abb2294d81653329&amp;ts=494068&amp;p=fs&amp;cid=1&amp;sig=eb371779a454006137f12835d4f46479104e864beb4e1535038671b227f40d2c&amp;v=0" xlink:type="simple" xlink:show="embed" xlink:actuate="onLoad"/><svg:title>image.png</svg:title></draw:frame></text:p>
      <text:p text:style-name="P7"><text:soft-page-break/><draw:frame draw:style-name="fr1" draw:name="Image54" text:anchor-type="as-char" svg:width="20in" svg:height="11.25in" draw:z-index="53"><draw:image xlink:href="https://chatgpt.com/backend-api/estuary/content?id=file_000000000e007207aa7d6b3488f2c3be&amp;ts=494068&amp;p=fs&amp;cid=1&amp;sig=5f1238bd0fee581bf66d560063f5c1c90525f696ae63422653de65b06f146092&amp;v=0" xlink:type="simple" xlink:show="embed" xlink:actuate="onLoad"/><svg:title>image.png</svg:title></draw:frame></text:p>
      <text:section text:style-name="Sect1" text:name="_r_1pg_">
        <text:p text:style-name="P8">analyse the outputs</text:p>
      </text:section>
      <text:section text:style-name="Sect1" text:name="textdoc-message-69f9074744488191bb054cb2a38ef350">
        <text:p text:style-name="P8"><text:soft-page-break/>Gait Recognition Full Activity And Result Report</text:p>
        <text:section text:style-name="Sect1" text:name="prosemirror-context-children">
          <text:p text:style-name="P8"/>
        </text:section>
        <text:section text:style-name="Sect1" text:name="prosemirror-editor-container">
          <text:h text:style-name="P1" text:outline-level="1">Gait Recognition Project — Scratch থেকে Current Achievement পর্যন্ত Full Activity, Results, Analysis &amp; Model Details</text:h>
          <text:h text:style-name="Heading_20_2" text:outline-level="2">0. Project Goal / Big Picture</text:h>
          <text:p text:style-name="Text_20_body">এই project-এর মূল goal ছিল <text:span text:style-name="Strong_20_Emphasis">CSI/vision-based gait recognition workflow</text:span> তৈরি করা, যেখানে মানুষের হাঁটার pattern থেকে identity recognize করা হবে। Project progression-এর সময় আমরা মূলত CASIA-B style gait recognition pipeline নিয়ে কাজ করেছি এবং শেষে skeleton expert + silhouette expert fusion করে strong result পেয়েছি।</text:p>
          <text:p text:style-name="Text_20_body">Final major achievement:</text:p>
          <text:p text:style-name="P7">Skeleton-only mean Rank-1 ≈ 82.61%</text:p>
          <text:p text:style-name="P7">Silhouette-only mean Rank-1 ≈ 82.97%</text:p>
          <text:p text:style-name="P7">Fixed score fusion mean ≈ 95.73%</text:p>
          <text:p text:style-name="P7"/>
          <text:p text:style-name="P7">Fusion condition-wise:</text:p>
          <text:p text:style-name="P7">NM Rank-1 = 99.36%</text:p>
          <text:p text:style-name="P7">BG Rank-1 = 95.91%</text:p>
          <text:p text:style-name="Text_20_body">CL Rank-1 = 91.91%</text:p>
          <text:p text:style-name="Text_20_body">এটার সবচেয়ে বড় value হলো: single-modality skeleton বা silhouette individually moderate performance দিলেও, দুই expert-এর score-level fusion huge improvement দিয়েছে, especially <text:span text:style-name="Strong_20_Emphasis">BG</text:span> এবং <text:span text:style-name="Strong_20_Emphasis">CL</text:span> condition-এ।</text:p>
          <text:p text:style-name="Horizontal_20_Line"/>
          <text:h text:style-name="Heading_20_2" text:outline-level="2">1. Dataset Understanding and Initial Assumption</text:h>
          <text:h text:style-name="Heading_20_3" text:outline-level="3">1.1 Working dataset convention</text:h>
          <text:p text:style-name="Text_20_body">User’s dataset convention অনুযায়ী:</text:p>
          <text:p text:style-name="P7">Odd-numbered samples = left-to-right walking</text:p>
          <text:p text:style-name="P7">Even-numbered samples = right-to-left walking</text:p>
          <text:p text:style-name="Text_20_body">Samples 81–100 = with-bag walking variant</text:p>
          <text:p text:style-name="Text_20_body">With-bag samples 81–100-এর ক্ষেত্রেও odd/even direction rule apply করে, unless otherwise stated.</text:p>
          <text:p text:style-name="Text_20_body">Working subset plan:</text:p>
          <text:p text:style-name="P7">24 participants × 100 samples/person</text:p>
          <text:p text:style-name="Text_20_body">YashFinal excluded for now</text:p>
          <text:p text:style-name="Text_20_body"><text:soft-page-break/>তবে পরে CASIA-B based skeleton/silhouette pipeline-এ কাজ proceed করেছে। CASIA-B style condition split:</text:p>
          <text:p text:style-name="P7">NM = normal walking</text:p>
          <text:p text:style-name="P7">BG = walking with bag</text:p>
          <text:p text:style-name="Text_20_body">CL = walking with clothing variation</text:p>
          <text:p text:style-name="Text_20_body">CASIA-B view angles:</text:p>
          <text:p text:style-name="P7">000, 018, 036, 054, 072, 090, 108, 126, 144, 162, 180</text:p>
          <text:p text:style-name="Horizontal_20_Line"/>
          <text:h text:style-name="Heading_20_2" text:outline-level="2">2. Overall Workflow We Built</text:h>
          <text:p text:style-name="Text_20_body">Full workflow step-by-step:</text:p>
          <text:p text:style-name="P7">01 — Extract CASIA-B skeletons using YOLO pose</text:p>
          <text:p text:style-name="P7">02 — Validate skeleton outputs</text:p>
          <text:p text:style-name="P7">03 — Prepare CASIA-B train/gallery/probe splits</text:p>
          <text:p text:style-name="P7">04 — Test dataset and feature generation</text:p>
          <text:p text:style-name="P7">05 — Train skeleton GaitTR expert</text:p>
          <text:p text:style-name="P7">06 — Evaluate skeleton GaitTR expert</text:p>
          <text:p text:style-name="P7">07 — Analyze skeleton results</text:p>
          <text:p text:style-name="P7">08 — Extract/convert silhouettes</text:p>
          <text:p text:style-name="P7">09 — Validate silhouette-skeleton alignment and create fusion splits</text:p>
          <text:p text:style-name="P7">10 — Train silhouette GaitGL-style expert</text:p>
          <text:p text:style-name="P7">11 — Evaluate silhouette expert</text:p>
          <text:p text:style-name="P7">12 — Compare skeleton vs silhouette experts</text:p>
          <text:p text:style-name="P7">13A — Export skeleton embeddings for fusion</text:p>
          <text:p text:style-name="Text_20_body">13 — Train/evaluate fusion: score fusion + trainable adaptive fusion</text:p>
          <text:p text:style-name="Text_20_body">The final strong result came from <text:span text:style-name="Strong_20_Emphasis">Step 13 score-level fusion</text:span>.</text:p>
          <text:p text:style-name="Horizontal_20_Line"/>
          <text:h text:style-name="Heading_20_1" text:outline-level="1">PART A — Skeleton Expert Pipeline</text:h>
          <text:p text:style-name="Horizontal_20_Line"/>
          <text:h text:style-name="Heading_20_2" text:outline-level="2">3. Script 01 — Skeleton Extraction</text:h>
          <text:h text:style-name="Heading_20_3" text:outline-level="3">3.1 Purpose</text:h>
          <text:p text:style-name="Text_20_body">Script 01-এর কাজ ছিল CASIA-B videos থেকে skeleton/keypoints extract করা।</text:p>
          <text:p text:style-name="Text_20_body">Main output structure:</text:p>
          <text:p text:style-name="Text_20_body">data/poses/.../*.npz</text:p>
          <text:p text:style-name="Text_20_body">Each <text:span text:style-name="Source_20_Text">.npz</text:span> pose file stores per-frame skeleton/keypoint data.</text:p>
          <text:h text:style-name="Heading_20_3" text:outline-level="3"><text:soft-page-break/>3.2 Model used</text:h>
          <text:p text:style-name="Text_20_body">Skeleton extraction-এর জন্য YOLO pose model use করা হয়েছিল:</text:p>
          <text:p text:style-name="Text_20_body">yolo26l-pose.pt / YOLO pose model</text:p>
          <text:p text:style-name="Text_20_body">Later project files-এর মধ্যে দেখা যায়:</text:p>
          <text:p text:style-name="P7">yolo26l-pose.pt</text:p>
          <text:p text:style-name="Text_20_body">yolo11m-seg.pt</text:p>
          <text:p text:style-name="Text_20_body">For skeleton extraction, pose model was used.</text:p>
          <text:h text:style-name="Heading_20_3" text:outline-level="3">3.3 Output count validation</text:h>
          <text:p text:style-name="Text_20_body">Script 01 / extraction-related validation-এ output দেখা যায়:</text:p>
          <text:p text:style-name="P7">Total pose files: 13640</text:p>
          <text:p text:style-name="Text_20_body">Expected: 13640</text:p>
          <text:p text:style-name="Text_20_body">Analysis:</text:p>
          <text:p text:style-name="P7">✅ Skeleton extraction complete</text:p>
          <text:p text:style-name="P7">✅ Expected sample count matched exactly</text:p>
          <text:p text:style-name="P7">✅ 124 subjects × 10 sequences/conditions style sample coverage reached</text:p>
          <text:p text:style-name="Horizontal_20_Line"/>
          <text:h text:style-name="Heading_20_2" text:outline-level="2">4. Script 02 — Validate Skeleton Outputs</text:h>
          <text:h text:style-name="Heading_20_3" text:outline-level="3">4.1 Purpose</text:h>
          <text:p text:style-name="Text_20_body">Script 02-এর কাজ ছিল extracted skeleton <text:span text:style-name="Source_20_Text">.npz</text:span> files validate করা।</text:p>
          <text:p text:style-name="Text_20_body">It checked things like:</text:p>
          <text:p text:style-name="P7">- pose file readability</text:p>
          <text:p text:style-name="P7">- missing/empty skeletons</text:p>
          <text:p text:style-name="P7">- valid frame ratio</text:p>
          <text:p text:style-name="P7">- keypoint shape</text:p>
          <text:p text:style-name="Text_20_body">- whether expected file count exists</text:p>
          <text:h text:style-name="Heading_20_3" text:outline-level="3">4.2 “Skipped 5” clarification</text:h>
          <text:p text:style-name="Text_20_body">এক পর্যায়ে output-এ <text:span text:style-name="Source_20_Text">skipped 5</text:span> দেখা যায়। এর meaning ছিল:</text:p>
          <text:p text:style-name="P7">Skipped 5 মানে ৫টা sample necessarily bad না।</text:p>
          <text:p text:style-name="Text_20_body">Script কোনো condition অনুযায়ী ৫টা item process করেনি / already handled / filtered / not relevant ছিল।</text:p>
          <text:p text:style-name="Text_20_body">অর্থাৎ এটা direct “৫টা sample missing” এমন না, unless validation summary specifically missing/error দেখায়।</text:p>
          <text:h text:style-name="Heading_20_3" text:outline-level="3"><text:soft-page-break/>4.3 Final skeleton file count</text:h>
          <text:p text:style-name="Text_20_body">Final count:</text:p>
          <text:p text:style-name="P7">Total pose files: 13640</text:p>
          <text:p text:style-name="Text_20_body">Expected: 13640</text:p>
          <text:p text:style-name="Text_20_body">Analysis:</text:p>
          <text:p text:style-name="P7">✅ Skeleton extraction stage structurally successful</text:p>
          <text:p text:style-name="P7">✅ Pose file count complete</text:p>
          <text:p text:style-name="Horizontal_20_Line"/>
          <text:h text:style-name="Heading_20_2" text:outline-level="2">5. Script 03 — Prepare CASIA-B Splits</text:h>
          <text:h text:style-name="Heading_20_3" text:outline-level="3">5.1 Purpose</text:h>
          <text:p text:style-name="Text_20_body">Script 03-এর কাজ ছিল CASIA-B split তৈরি করা।</text:p>
          <text:p text:style-name="Text_20_body">It created files under:</text:p>
          <text:p text:style-name="Text_20_body">data/splits/</text:p>
          <text:p text:style-name="Text_20_body">or later fusion stage:</text:p>
          <text:p text:style-name="Text_20_body">data/fusion_splits/</text:p>
          <text:p text:style-name="Text_20_body">Important splits:</text:p>
          <text:p text:style-name="P7">train_LT.csv</text:p>
          <text:p text:style-name="P7">test_LT.csv</text:p>
          <text:p text:style-name="P7">gallery_LT.csv</text:p>
          <text:p text:style-name="P7">probe_LT_nm.csv</text:p>
          <text:p text:style-name="P7">probe_LT_bg.csv</text:p>
          <text:p text:style-name="Text_20_body">probe_LT_cl.csv</text:p>
          <text:p text:style-name="Text_20_body">Later multimodal fusion version:</text:p>
          <text:p text:style-name="P7">train_LT_fusion.csv</text:p>
          <text:p text:style-name="P7">gallery_LT_fusion.csv</text:p>
          <text:p text:style-name="P7">probe_LT_nm_fusion.csv</text:p>
          <text:p text:style-name="P7">probe_LT_bg_fusion.csv</text:p>
          <text:p text:style-name="Text_20_body">probe_LT_cl_fusion.csv</text:p>
          <text:h text:style-name="Heading_20_3" text:outline-level="3">5.2 CASIA-B LT protocol idea</text:h>
          <text:p text:style-name="Text_20_body">The LT split followed standard CASIA-B train/test style:</text:p>
          <text:p text:style-name="P7">Training identities: first 74 subjects</text:p>
          <text:p text:style-name="Text_20_body">Testing identities : remaining 50 subjects</text:p>
          <text:p text:style-name="Text_20_body">Gallery/probe style:</text:p>
          <text:p text:style-name="P7">Gallery: normal walking sequences from test subjects</text:p>
          <text:p text:style-name="P7">Probe NM: normal walking probe</text:p>
          <text:p text:style-name="P7"><text:soft-page-break/>Probe BG: bag condition probe</text:p>
          <text:p text:style-name="Text_20_body">Probe CL: clothing condition probe</text:p>
          <text:h text:style-name="Heading_20_3" text:outline-level="3">5.3 Analysis</text:h>
          <text:p text:style-name="P7">✅ Split files successfully created</text:p>
          <text:p text:style-name="P7">✅ Later evaluation and fusion relied on these split files</text:p>
          <text:p text:style-name="Horizontal_20_Line"/>
          <text:h text:style-name="Heading_20_2" text:outline-level="2">6. Script 04 — Dataset and Feature Test</text:h>
          <text:h text:style-name="Heading_20_3" text:outline-level="3">6.1 Purpose</text:h>
          <text:p text:style-name="Text_20_body">Script 04 tested whether dataset loading and feature generation were correct before training.</text:p>
          <text:p text:style-name="Text_20_body">The skeleton model did not use raw <text:span text:style-name="Source_20_Text">(T, 17, 2)</text:span> only. It used engineered gait features.</text:p>
          <text:h text:style-name="Heading_20_3" text:outline-level="3">6.2 Skeleton feature construction</text:h>
          <text:p text:style-name="Text_20_body">Input skeleton:</text:p>
          <text:p text:style-name="Text_20_body">X shape = T × 17 × 2</text:p>
          <text:p text:style-name="Text_20_body">Feature components:</text:p>
          <text:p text:style-name="P7">1. joint = original normalized joint coordinates</text:p>
          <text:p text:style-name="P7">2. joint_rel = joints relative to nose/root</text:p>
          <text:p text:style-name="P7">3. v1 = first temporal velocity</text:p>
          <text:p text:style-name="P7">4. v2 = second temporal velocity / longer temporal difference</text:p>
          <text:p text:style-name="Text_20_body">5. bone = joint - parent_joint using COCO skeleton parents</text:p>
          <text:p text:style-name="Text_20_body">Each component has 2 coordinate channels, so final channel count:</text:p>
          <text:p text:style-name="Text_20_body">5 components × 2 = 10 channels</text:p>
          <text:p text:style-name="Text_20_body">Final GaitTR feature shape:</text:p>
          <text:p text:style-name="Text_20_body">C × T × V = 10 × 60 × 17</text:p>
          <text:p text:style-name="Text_20_body">Where:</text:p>
          <text:p text:style-name="P7">C = feature channel</text:p>
          <text:p text:style-name="P7">T = sequence length = 60</text:p>
          <text:p text:style-name="Text_20_body">V = 17 joints</text:p>
          <text:h text:style-name="Heading_20_3" text:outline-level="3">6.3 Analysis</text:h>
          <text:p text:style-name="P7">✅ Dataset loading worked</text:p>
          <text:p text:style-name="P7">✅ Skeleton feature shape matched GaitTR input expectation</text:p>
          <text:p text:style-name="P7">✅ Ready for training</text:p>
          <text:p text:style-name="Horizontal_20_Line"/>
          <text:h text:style-name="Heading_20_2" text:outline-level="2"><text:soft-page-break/>7. Script 05 — Skeleton Expert Training: GaitTR</text:h>
          <text:h text:style-name="Heading_20_3" text:outline-level="3">7.1 Initial tiny overfit test</text:h>
          <text:p text:style-name="Text_20_body">Before full training, tiny overfit test was run.</text:p>
          <text:p text:style-name="Text_20_body">Observed tiny overfit output:</text:p>
          <text:p text:style-name="P7">First loss: 1.1610...</text:p>
          <text:p text:style-name="P7">Last loss : 0.2624...</text:p>
          <text:p text:style-name="Text_20_body">Min loss : 0.2624...</text:p>
          <text:p text:style-name="Text_20_body">Graph showed loss decreasing sharply.</text:p>
          <text:p text:style-name="Text_20_body">Analysis:</text:p>
          <text:p text:style-name="P7">✅ Model can learn from data</text:p>
          <text:p text:style-name="P7">✅ Loss decreases properly</text:p>
          <text:p text:style-name="P7">✅ Data-loader, feature generation, optimizer, and model forward/backward are working</text:p>
          <text:p text:style-name="P7">✅ Safe to proceed to full training</text:p>
          <text:p text:style-name="Horizontal_20_Line"/>
          <text:h text:style-name="Heading_20_2" text:outline-level="2">8. Skeleton GaitTR Architecture Details</text:h>
          <text:p text:style-name="Text_20_body">The exact architecture later confirmed from uploaded train/evaluation notebooks and used in <text:span text:style-name="Source_20_Text">13A_export_skeleton_gaittr_embeddings_FULL_FIXED.ipynb</text:span>.</text:p>
          <text:h text:style-name="Heading_20_3" text:outline-level="3">8.1 Input</text:h>
          <text:p text:style-name="P7">Input shape: B × C × T × V</text:p>
          <text:p text:style-name="P7">C = 10</text:p>
          <text:p text:style-name="P7">T = 60</text:p>
          <text:p text:style-name="Text_20_body">V = 17</text:p>
          <text:h text:style-name="Heading_20_3" text:outline-level="3">8.2 Feature channels</text:h>
          <text:p text:style-name="P7">joint : 2 channels</text:p>
          <text:p text:style-name="P7">joint_rel : 2 channels</text:p>
          <text:p text:style-name="P7">velocity 1 : 2 channels</text:p>
          <text:p text:style-name="P7">velocity 2 : 2 channels</text:p>
          <text:p text:style-name="P7">bone : 2 channels</text:p>
          <text:p text:style-name="Text_20_body">Total : 10 channels</text:p>
          <text:h text:style-name="Heading_20_3" text:outline-level="3">8.3 Core blocks</text:h>
          <text:p text:style-name="Text_20_body">The GaitTR backbone uses:</text:p>
          <text:p text:style-name="Text_20_body">TCN + Spatial Transformer blocks</text:p>
          <text:h text:style-name="Heading_20_4" text:outline-level="4">TCN block</text:h>
          <text:p text:style-name="Text_20_body">Temporal convolution:</text:p>
          <text:p text:style-name="P7"><text:soft-page-break/>Conv2d over temporal dimension</text:p>
          <text:p text:style-name="P7">kernel_size = (temporal_kernel, 1)</text:p>
          <text:p text:style-name="P7">temporal_kernel = 9</text:p>
          <text:p text:style-name="Text_20_body">padding = temporal_kernel // 2</text:p>
          <text:p text:style-name="Text_20_body">Followed by:</text:p>
          <text:p text:style-name="P7">Dropout</text:p>
          <text:p text:style-name="P7">Mish activation</text:p>
          <text:p text:style-name="Text_20_body">BatchNorm2d</text:p>
          <text:h text:style-name="Heading_20_4" text:outline-level="4">Spatial Transformer block</text:h>
          <text:p text:style-name="Text_20_body">For each time step, joint tokens are processed by multi-head self-attention over 17 joints.</text:p>
          <text:p text:style-name="Text_20_body">Input transformation:</text:p>
          <text:p text:style-name="Text_20_body">B × C × T × V → (B*T) × V × C</text:p>
          <text:p text:style-name="Text_20_body">Then:</text:p>
          <text:p text:style-name="P7">LayerNorm</text:p>
          <text:p text:style-name="P7">MultiheadAttention</text:p>
          <text:p text:style-name="P7">Linear projection</text:p>
          <text:p text:style-name="P7">Mish</text:p>
          <text:p text:style-name="Text_20_body">BatchNorm2d</text:p>
          <text:h text:style-name="Heading_20_4" text:outline-level="4">TCNSTBlock</text:h>
          <text:p text:style-name="Text_20_body">Each block:</text:p>
          <text:p text:style-name="Text_20_body">TCN → Spatial Transformer → residual connection</text:p>
          <text:p text:style-name="Text_20_body">If channel changes, residual uses 1×1 Conv2d.</text:p>
          <text:h text:style-name="Heading_20_3" text:outline-level="3">8.4 Channel configuration</text:h>
          <text:p text:style-name="Text_20_body">From checkpoint/config:</text:p>
          <text:p text:style-name="P7">channels = (64, 64, 128, 256)</text:p>
          <text:p text:style-name="P7">num_heads = 8</text:p>
          <text:p text:style-name="P7">temporal_kernel = 9</text:p>
          <text:p text:style-name="P7">dropout = 0.1</text:p>
          <text:p text:style-name="Text_20_body">embedding_dim = 128</text:p>
          <text:h text:style-name="Heading_20_3" text:outline-level="3">8.5 Global pooling and embedding</text:h>
          <text:p text:style-name="Text_20_body">After TCN+ST blocks:</text:p>
          <text:p text:style-name="Text_20_body">x.mean(dim=(2, 3))</text:p>
          <text:p text:style-name="Text_20_body">Then linear projection:</text:p>
          <text:p text:style-name="Text_20_body">fc: Linear(256 → 128), bias=False</text:p>
          <text:p text:style-name="Text_20_body">Final embedding:</text:p>
          <text:p text:style-name="Text_20_body"><text:soft-page-break/>L2-normalized 128-dimensional vector</text:p>
          <text:h text:style-name="Heading_20_3" text:outline-level="3">8.6 Training loss</text:h>
          <text:p text:style-name="Text_20_body">Later fixed skeleton training used:</text:p>
          <text:p text:style-name="Text_20_body">CrossEntropy loss + Triplet loss</text:p>
          <text:p text:style-name="Text_20_body">The CE+Triplet version became the strong skeleton expert.</text:p>
          <text:p text:style-name="Horizontal_20_Line"/>
          <text:h text:style-name="Heading_20_2" text:outline-level="2">9. Skeleton Training — Fixed Recommended Version</text:h>
          <text:h text:style-name="Heading_20_3" text:outline-level="3">9.1 Earlier fixed recommended training</text:h>
          <text:p text:style-name="Text_20_body">A fixed training notebook was created after tiny overfit.</text:p>
          <text:p text:style-name="Text_20_body">During run, progress bar showed:</text:p>
          <text:p text:style-name="P7">850/30000 steps ≈ 3%</text:p>
          <text:p text:style-name="Text_20_body">loss ≈ 0.7138</text:p>
          <text:p text:style-name="Text_20_body">GPU usage during training:</text:p>
          <text:p text:style-name="P7">GPU: RTX 3060</text:p>
          <text:p text:style-name="P7">Memory used ≈ 1410 MiB / 6144 MiB</text:p>
          <text:p text:style-name="P7">GPU utilization ≈ 97%</text:p>
          <text:p text:style-name="P7">Temperature ≈ 87°C</text:p>
          <text:p text:style-name="Text_20_body">Power ≈ 91W / 115W</text:p>
          <text:p text:style-name="Text_20_body">Analysis:</text:p>
          <text:p text:style-name="P7">✅ GPU was highly utilized</text:p>
          <text:p text:style-name="P7">✅ VRAM was not fully used, but compute utilization was high</text:p>
          <text:p text:style-name="Text_20_body">✅ Training was GPU-bound enough</text:p>
          <text:h text:style-name="Heading_20_3" text:outline-level="3">9.2 Full training output</text:h>
          <text:p text:style-name="Text_20_body">One full fixed training run produced:</text:p>
          <text:p text:style-name="P7">Total steps: 30000</text:p>
          <text:p text:style-name="P7">First loss: 1.2996...</text:p>
          <text:p text:style-name="P7">Last loss : 0.3000...</text:p>
          <text:p text:style-name="P7">Min loss : 0.3000...</text:p>
          <text:p text:style-name="P7">Batch size: 32</text:p>
          <text:p text:style-name="P7">P = 8</text:p>
          <text:p text:style-name="Text_20_body">K = 4</text:p>
          <text:p text:style-name="Text_20_body">Loss curve:</text:p>
          <text:p text:style-name="P7">- Started around 1.3</text:p>
          <text:p text:style-name="P7">- Dropped quickly under 0.4 around early steps</text:p>
          <text:p text:style-name="Text_20_body">- Flattened near 0.30</text:p>
          <text:p text:style-name="Text_20_body"><text:soft-page-break/>Checkpoints produced:</text:p>
          <text:p text:style-name="P7">gaittr_LT_fixed_best_loss.pth</text:p>
          <text:p text:style-name="P7">gaittr_LT_fixed_last.pth</text:p>
          <text:p text:style-name="P7">gaittr_LT_fixed_step_1000.pth</text:p>
          <text:p text:style-name="P7">...</text:p>
          <text:p text:style-name="Text_20_body">gaittr_LT_fixed_step_29000.pth</text:p>
          <text:p text:style-name="Text_20_body">Logs:</text:p>
          <text:p text:style-name="Text_20_body">gaittr_LT_fixed_train_log.csv</text:p>
          <text:h text:style-name="Heading_20_3" text:outline-level="3">9.3 Analysis</text:h>
          <text:p text:style-name="P7">✅ Training converged</text:p>
          <text:p text:style-name="P7">✅ Loss became stable</text:p>
          <text:p text:style-name="P7">⚠️ But pure triplet/fixed version was not the final best skeleton strategy</text:p>
          <text:p text:style-name="Horizontal_20_Line"/>
          <text:h text:style-name="Heading_20_2" text:outline-level="2">10. Skeleton CE+Triplet Training</text:h>
          <text:h text:style-name="Heading_20_3" text:outline-level="3">10.1 Motivation</text:h>
          <text:p text:style-name="Text_20_body">The pure triplet/fixed run converged, but for identity recognition, CE helps class separation, while triplet improves metric embedding.</text:p>
          <text:p text:style-name="Text_20_body">So we moved to:</text:p>
          <text:p text:style-name="Text_20_body">CrossEntropy + Triplet loss</text:p>
          <text:h text:style-name="Heading_20_3" text:outline-level="3">10.2 CE+Triplet run progress</text:h>
          <text:p text:style-name="Text_20_body">At 26% progress:</text:p>
          <text:p text:style-name="P7">7849/30000 steps</text:p>
          <text:p text:style-name="P7">loss ≈ 1.0536</text:p>
          <text:p text:style-name="P7">ce ≈ 1.020</text:p>
          <text:p text:style-name="P7">triplet ≈ 0.168</text:p>
          <text:p text:style-name="Text_20_body">acc ≈ 0.95</text:p>
          <text:h text:style-name="Heading_20_3" text:outline-level="3">10.3 CE+Triplet final training output</text:h>
          <text:p text:style-name="Text_20_body">Final training:</text:p>
          <text:p text:style-name="P7">30000/30000 steps completed</text:p>
          <text:p text:style-name="P7">Final progress line:</text:p>
          <text:p text:style-name="P7">loss ≈ 0.7896</text:p>
          <text:p text:style-name="P7">ce ≈ 0.790</text:p>
          <text:p text:style-name="P7">triplet ≈ 0.000</text:p>
          <text:p text:style-name="Text_20_body">acc ≈ 1.00</text:p>
          <text:p text:style-name="Text_20_body">Training log summary:</text:p>
          <text:p text:style-name="P7"><text:soft-page-break/>First total loss: 4.3186...</text:p>
          <text:p text:style-name="P7">Last total loss : 0.7896...</text:p>
          <text:p text:style-name="P7">Min total loss : 0.7759...</text:p>
          <text:p text:style-name="P7">First CE loss : 4.3186...</text:p>
          <text:p text:style-name="P7">Last CE loss : 0.7895...</text:p>
          <text:p text:style-name="P7">First batch acc : 0.046875</text:p>
          <text:p text:style-name="P7">Last batch acc : 1.0</text:p>
          <text:p text:style-name="P7">First pairwise : 1.3765...</text:p>
          <text:p text:style-name="Text_20_body">Last pairwise : 1.4137...</text:p>
          <text:p text:style-name="Text_20_body">Graph analysis:</text:p>
          <text:p text:style-name="P7">- Total loss and CE loss decreased steadily.</text:p>
          <text:p text:style-name="P7">- Triplet loss decreased toward near-zero.</text:p>
          <text:p text:style-name="P7">- Batch CE accuracy increased to near 1.0.</text:p>
          <text:p text:style-name="Text_20_body">- Pairwise embedding distance stayed around 1.4, suggesting embeddings remained spread.</text:p>
          <text:h text:style-name="Heading_20_3" text:outline-level="3">10.4 Checkpoints</text:h>
          <text:p text:style-name="Text_20_body">Important CE+Triplet checkpoints:</text:p>
          <text:p text:style-name="P7">gaittr_LT_ce_triplet_best_loss.pth</text:p>
          <text:p text:style-name="P7">gaittr_LT_ce_triplet_best_train_acc.pth</text:p>
          <text:p text:style-name="Text_20_body">gaittr_LT_ce_triplet_full_last.pth</text:p>
          <text:h text:style-name="Heading_20_3" text:outline-level="3">10.5 Analysis</text:h>
          <text:p text:style-name="P7">✅ CE+Triplet training successful</text:p>
          <text:p text:style-name="P7">✅ Model learned identity classification on training set</text:p>
          <text:p text:style-name="P7">✅ Embeddings became useful for retrieval</text:p>
          <text:p text:style-name="P7">✅ This became our final skeleton expert family</text:p>
          <text:p text:style-name="Horizontal_20_Line"/>
          <text:h text:style-name="Heading_20_2" text:outline-level="2">11. Script 06 — Skeleton Evaluation</text:h>
          <text:h text:style-name="Heading_20_3" text:outline-level="3">11.1 Purpose</text:h>
          <text:p text:style-name="Text_20_body">Evaluate skeleton GaitTR checkpoints on gallery/probe retrieval.</text:p>
          <text:p text:style-name="Text_20_body">Evaluation protocol:</text:p>
          <text:p text:style-name="P7">Gallery: gallery_LT</text:p>
          <text:p text:style-name="P7">Probe: probe_LT_nm, probe_LT_bg, probe_LT_cl</text:p>
          <text:p text:style-name="P7">Metric: Rank-1, Rank-5, Rank-10 / CMC</text:p>
          <text:p text:style-name="Text_20_body">Exclude identical view: True</text:p>
          <text:h text:style-name="Heading_20_3" text:outline-level="3">11.2 Checkpoints evaluated</text:h>
          <text:p text:style-name="Text_20_body">We evaluated:</text:p>
          <text:p text:style-name="P7">gaittr_LT_ce_triplet_best_loss.pth</text:p>
          <text:p text:style-name="P7">gaittr_LT_ce_triplet_best_train_acc.pth</text:p>
          <text:p text:style-name="Text_20_body"><text:soft-page-break/>gaittr_LT_ce_triplet_full_last.pth</text:p>
          <text:h text:style-name="Heading_20_3" text:outline-level="3">11.3 Best skeleton result used later</text:h>
          <text:p text:style-name="Text_20_body">From later skeleton embedding export sanity check, final skeleton expert achieved roughly:</text:p>
          <text:p text:style-name="P7">NM Rank-1 ≈ 95.00%</text:p>
          <text:p text:style-name="P7">BG Rank-1 ≈ 78.64%</text:p>
          <text:p text:style-name="P7">CL Rank-1 ≈ 74.18%</text:p>
          <text:p text:style-name="Text_20_body">Mean Rank-1 ≈ 82.61%</text:p>
          <text:p text:style-name="Text_20_body">Rank-5/Rank-10 from skeleton export sanity:</text:p>
          <text:p text:style-name="P7">NM: Rank-1=95.00%, Rank-5=97.18%, Rank-10=98.36%</text:p>
          <text:p text:style-name="P7">BG: Rank-1=78.64%, Rank-5=88.82%, Rank-10=92.00%</text:p>
          <text:p text:style-name="Text_20_body">CL: Rank-1=74.18%, Rank-5=86.27%, Rank-10=91.36%</text:p>
          <text:h text:style-name="Heading_20_3" text:outline-level="3">11.4 Analysis</text:h>
          <text:p text:style-name="Text_20_body">Skeleton expert behavior:</text:p>
          <text:p text:style-name="P7">NM: very strong</text:p>
          <text:p text:style-name="P7">BG: moderate weakness</text:p>
          <text:p text:style-name="Text_20_body">CL: better than silhouette-only later, but still challenging</text:p>
          <text:p text:style-name="Text_20_body">Important insight:</text:p>
          <text:p text:style-name="P7">Skeleton is relatively more robust than silhouette under clothing variation, because body joints are less affected by clothing texture/outline changes.</text:p>
          <text:p text:style-name="Horizontal_20_Line"/>
          <text:h text:style-name="Heading_20_1" text:outline-level="1">PART B — Silhouette Expert Pipeline</text:h>
          <text:p text:style-name="Horizontal_20_Line"/>
          <text:h text:style-name="Heading_20_2" text:outline-level="2">12. Silhouette Problem Discovery</text:h>
          <text:h text:style-name="Heading_20_3" text:outline-level="3">12.1 Initial idea</text:h>
          <text:p text:style-name="Text_20_body">We wanted silhouette expert training. Problem:</text:p>
          <text:p text:style-name="Text_20_body">If silhouette is extracted separately, frame-level mapping with already extracted skeletons may mismatch.</text:p>
          <text:p text:style-name="Text_20_body">Initial concern:</text:p>
          <text:p text:style-name="Text_20_body">Skeleton frames and silhouette frames need to be aligned.</text:p>
          <text:h text:style-name="Heading_20_3" text:outline-level="3">12.2 Two possible solutions considered</text:h>
          <text:p text:style-name="P7">1. Extract skeleton and silhouette together from same video frames</text:p>
          <text:p text:style-name="Text_20_body">2. Use official CASIA-B silhouettes if already available</text:p>
          <text:p text:style-name="Text_20_body">User found CASIA-B downloaded dataset already contained silhouette <text:span text:style-name="Source_20_Text">.tar.gz</text:span> files.</text:p>
          <text:p text:style-name="Text_20_body"><text:soft-page-break/>Directory style after extraction:</text:p>
          <text:p text:style-name="P7">silhouettes/</text:p>
          <text:p text:style-name="P7">├── 001.tar.gz</text:p>
          <text:p text:style-name="P7">├── 002.tar.gz</text:p>
          <text:p text:style-name="P7">...</text:p>
          <text:p text:style-name="Text_20_body">├── 124.tar.gz</text:p>
          <text:p text:style-name="Text_20_body">After extracting subject 001:</text:p>
          <text:p text:style-name="P7">001/</text:p>
          <text:p text:style-name="P7">├── bg-01</text:p>
          <text:p text:style-name="P7">├── bg-02</text:p>
          <text:p text:style-name="P7">├── cl-01</text:p>
          <text:p text:style-name="P7">├── cl-02</text:p>
          <text:p text:style-name="P7">├── nm-01</text:p>
          <text:p text:style-name="P7">├── nm-02</text:p>
          <text:p text:style-name="P7">├── nm-03</text:p>
          <text:p text:style-name="P7">├── nm-04</text:p>
          <text:p text:style-name="P7">├── nm-05</text:p>
          <text:p text:style-name="Text_20_body">├── nm-06</text:p>
          <text:p text:style-name="Text_20_body">Inside a condition/view folder:</text:p>
          <text:p text:style-name="P7">000/</text:p>
          <text:p text:style-name="P7">├── 001-bg-01-000-001.png</text:p>
          <text:p text:style-name="P7">├── 001-bg-01-000-002.png</text:p>
          <text:p text:style-name="Text_20_body">...</text:p>
          <text:h text:style-name="Heading_20_3" text:outline-level="3">12.3 Decision</text:h>
          <text:p text:style-name="Text_20_body">Initially official silhouette conversion was attempted, but missing output samples were found. Then user decided:</text:p>
          <text:p text:style-name="Text_20_body">Full clean YOLO silhouette extraction এ shift করা হবে</text:p>
          <text:p text:style-name="Text_20_body">Later YOLO segmentation-based silhouette extraction was used.</text:p>
          <text:p text:style-name="Horizontal_20_Line"/>
          <text:h text:style-name="Heading_20_2" text:outline-level="2">13. Script 08 — Silhouette Extraction / Conversion</text:h>
          <text:h text:style-name="Heading_20_3" text:outline-level="3">13.1 Official CASIA-B silhouette conversion attempt</text:h>
          <text:p text:style-name="Text_20_body">A converter notebook converted official CASIA-B silhouettes to <text:span text:style-name="Source_20_Text">.npz</text:span>.</text:p>
          <text:p text:style-name="Text_20_body">Output metadata:</text:p>
          <text:p text:style-name="P7">source_official_sil_dir: /media/wadud/DriveUbuntu/CASIA/Main/DatasetB/silhouettes</text:p>
          <text:p text:style-name="P7">output_root: /media/wadud/DriveUbuntu/GaitRecognition 2.0/data/silhouettes/casiab_official_64x44</text:p>
          <text:p text:style-name="P7">output_tag: casiab_official_64x44</text:p>
          <text:p text:style-name="P7"><text:soft-page-break/>silhouette_height: 64</text:p>
          <text:p text:style-name="P7">silhouette_width : 44</text:p>
          <text:p text:style-name="P7">num_discovered_samples: 13593</text:p>
          <text:p text:style-name="P7">num_converted_npz: 13593</text:p>
          <text:p text:style-name="Text_20_body">expected_samples: 13640</text:p>
          <text:p text:style-name="Text_20_body">Missing:</text:p>
          <text:p text:style-name="P7">Missing npz: 47</text:p>
          <text:p text:style-name="Text_20_body">Missing/empty source dirs: 47</text:p>
          <text:p text:style-name="Text_20_body">Example missing output samples included subject 005 under multiple conditions/views.</text:p>
          <text:p text:style-name="Text_20_body">Analysis:</text:p>
          <text:p text:style-name="P7">⚠️ Official silhouette set was incomplete for our expected 13640 sample coverage</text:p>
          <text:p text:style-name="Text_20_body">⚠️ Missing 47 samples could affect clean protocol</text:p>
          <text:h text:style-name="Heading_20_3" text:outline-level="3">13.2 YOLO clean silhouette extraction</text:h>
          <text:p text:style-name="Text_20_body">User decided to delete previous silhouettes and rerun clean YOLO extraction.</text:p>
          <text:p text:style-name="Text_20_body">Model:</text:p>
          <text:p text:style-name="Text_20_body">yolo11m-seg.pt</text:p>
          <text:p text:style-name="Text_20_body">Resolution choice:</text:p>
          <text:p text:style-name="Text_20_body">IMG_SIZE = 640</text:p>
          <text:p text:style-name="Text_20_body">Discussion:</text:p>
          <text:p text:style-name="P7">IMG_SIZE=512 could be faster but may reduce mask quality.</text:p>
          <text:p text:style-name="Text_20_body">IMG_SIZE=640 was chosen as a safer quality/speed balance.</text:p>
          <text:p text:style-name="Text_20_body">GPU usage during silhouette extraction after performance mode:</text:p>
          <text:p text:style-name="P7">GPU utilization ≈ 86%</text:p>
          <text:p text:style-name="P7">Memory ≈ 802 MiB / 6144 MiB</text:p>
          <text:p text:style-name="P7">Temperature ≈ 85°C</text:p>
          <text:p text:style-name="Text_20_body">Power ≈ 102W / 115W</text:p>
          <text:p text:style-name="Text_20_body">Extraction speed improved somewhat after performance mode:</text:p>
          <text:p text:style-name="P7">Before: ~2.45 s/it</text:p>
          <text:p text:style-name="Text_20_body">After : ~1.82 s/it</text:p>
          <text:h text:style-name="Heading_20_3" text:outline-level="3">13.3 FP16 question</text:h>
          <text:p text:style-name="Text_20_body">We discussed FP16 acceleration.</text:p>
          <text:p text:style-name="Text_20_body">Conclusion:</text:p>
          <text:p text:style-name="Text_20_body">FP16 can reduce extraction time if YOLO inference supports half precision and GPU supports it.</text:p>
          <text:p text:style-name="Text_20_body">However, final practical recommendation was:</text:p>
          <text:p text:style-name="P7">Use IMG_SIZE=640 for quality</text:p>
          <text:p text:style-name="P7"><text:soft-page-break/>Use performance mode</text:p>
          <text:p text:style-name="P7">Use reasonable batch/worker settings</text:p>
          <text:p text:style-name="Horizontal_20_Line"/>
          <text:h text:style-name="Heading_20_2" text:outline-level="2">14. Script 09 — Validate Silhouette-Skeleton Alignment</text:h>
          <text:h text:style-name="Heading_20_3" text:outline-level="3">14.1 Purpose</text:h>
          <text:p text:style-name="Text_20_body">Validate whether silhouette <text:span text:style-name="Source_20_Text">.npz</text:span> and skeleton <text:span text:style-name="Source_20_Text">.npz</text:span> samples match by sample key and create fusion-ready split files.</text:p>
          <text:p text:style-name="Text_20_body">Fusion rows require:</text:p>
          <text:p text:style-name="P7">subject</text:p>
          <text:p text:style-name="P7">condition</text:p>
          <text:p text:style-name="P7">seq</text:p>
          <text:p text:style-name="P7">view</text:p>
          <text:p text:style-name="P7">pose_path</text:p>
          <text:p text:style-name="P7">silhouette_path</text:p>
          <text:p text:style-name="Text_20_body">T_common</text:p>
          <text:h text:style-name="Heading_20_3" text:outline-level="3">14.2 Initial validation successful output</text:h>
          <text:p text:style-name="Text_20_body">A previous validation version ran successfully.</text:p>
          <text:p text:style-name="Text_20_body">Fusion split summary examples:</text:p>
          <text:p text:style-name="P7">train_ST.csv source_rows=2640 fusion_rows_clean=2640 missing_rows=0</text:p>
          <text:p text:style-name="P7">test_ST.csv source_rows=11000 fusion_rows_clean=10997 missing_rows=3</text:p>
          <text:p text:style-name="P7">gallery_ST.csv source_rows=4400 fusion_rows_clean=4397 missing_rows=3</text:p>
          <text:p text:style-name="P7">probe_ST_nm.csv source_rows=2200 fusion_rows_clean=2200 missing_rows=0</text:p>
          <text:p text:style-name="P7">probe_ST_bg.csv source_rows=2200 fusion_rows_clean=2200 missing_rows=0</text:p>
          <text:p text:style-name="P7">probe_ST_cl.csv source_rows=2200 fusion_rows_clean=2200 missing_rows=0</text:p>
          <text:p text:style-name="P7"/>
          <text:p text:style-name="P7">train_MT.csv source_rows=6820 fusion_rows_clean=6820 missing_rows=0</text:p>
          <text:p text:style-name="P7">test_MT.csv source_rows=6820 fusion_rows_clean=6817 missing_rows=3</text:p>
          <text:p text:style-name="P7">gallery_MT.csv source_rows=2728 fusion_rows_clean=2725 missing_rows=3</text:p>
          <text:p text:style-name="P7">probe_MT_nm.csv source_rows=1364 fusion_rows_clean=1364 missing_rows=0</text:p>
          <text:p text:style-name="P7">probe_MT_bg.csv source_rows=1364 fusion_rows_clean=1364 missing_rows=0</text:p>
          <text:p text:style-name="P7">probe_MT_cl.csv source_rows=1364 fusion_rows_clean=1364 missing_rows=0</text:p>
          <text:p text:style-name="P7"/>
          <text:p text:style-name="P7">train_LT.csv source_rows=8140 fusion_rows_clean=8140 missing_rows=0</text:p>
          <text:p text:style-name="P7">test_LT.csv source_rows=5500 fusion_rows_clean=5497 missing_rows=3</text:p>
          <text:p text:style-name="P7">gallery_LT.csv source_rows=2200 fusion_rows_clean=2197 missing_rows=3</text:p>
          <text:p text:style-name="P7">probe_LT_nm.csv source_rows=1100 fusion_rows_clean=1100 missing_rows=0</text:p>
          <text:p text:style-name="P7">probe_LT_bg.csv source_rows=1100 fusion_rows_clean=1100 missing_rows=0</text:p>
          <text:p text:style-name="Text_20_body">probe_LT_cl.csv source_rows=1100 fusion_rows_clean=1100 missing_rows=0</text:p>
          <text:p text:style-name="Text_20_body">The 3 missing multimodal samples:</text:p>
          <text:p text:style-name="P7"><text:soft-page-break/>subject: 109</text:p>
          <text:p text:style-name="P7">condition: nm</text:p>
          <text:p text:style-name="P7">seq: 01</text:p>
          <text:p text:style-name="Text_20_body">views: 126, 144, 162</text:p>
          <text:p text:style-name="Text_20_body">These affected gallery/test but not probe conditions.</text:p>
          <text:h text:style-name="Heading_20_3" text:outline-level="3">14.3 Fixed validation error</text:h>
          <text:p text:style-name="Text_20_body">A fixed version initially gave:</text:p>
          <text:p text:style-name="Text_20_body">NameError: name 'tqdm' is not defined</text:p>
          <text:p text:style-name="Text_20_body">Cause:</text:p>
          <text:p text:style-name="Text_20_body">tqdm import missing before using tqdm(df_matched.iterrows())</text:p>
          <text:p text:style-name="Text_20_body">Fix:</text:p>
          <text:p text:style-name="Text_20_body">from tqdm.notebook import tqdm</text:p>
          <text:p text:style-name="Text_20_body">or fallback import.</text:p>
          <text:h text:style-name="Heading_20_3" text:outline-level="3">14.4 Final alignment conclusion</text:h>
          <text:p text:style-name="P7">✅ Fusion splits created successfully</text:p>
          <text:p text:style-name="P7">✅ Train LT mostly complete</text:p>
          <text:p text:style-name="P7">✅ Probe NM/BG/CL complete</text:p>
          <text:p text:style-name="Text_20_body">⚠️ Gallery LT has 3 missing samples from subject 109 nm-01 views 126/144/162</text:p>
          <text:p text:style-name="Text_20_body">Question was asked whether keeping those 3 missing samples would cause big issue.</text:p>
          <text:p text:style-name="Text_20_body">Conclusion:</text:p>
          <text:p text:style-name="P7">No major issue. Missing 3 gallery samples out of ~2200 is tiny.</text:p>
          <text:p text:style-name="P7">It may slightly affect evaluation, but result remains meaningful.</text:p>
          <text:p text:style-name="Horizontal_20_Line"/>
          <text:h text:style-name="Heading_20_1" text:outline-level="1">PART C — Silhouette Expert Training and Evaluation</text:h>
          <text:p text:style-name="Horizontal_20_Line"/>
          <text:h text:style-name="Heading_20_2" text:outline-level="2">15. Script 10 — Train Silhouette Expert: GaitGL-style Model</text:h>
          <text:h text:style-name="Heading_20_3" text:outline-level="3">15.1 Model choice</text:h>
          <text:p text:style-name="Text_20_body">Research discussion suggested silhouette-based models often perform very well for CASIA-B.</text:p>
          <text:p text:style-name="Text_20_body">For implementation we used a practical <text:span text:style-name="Strong_20_Emphasis">GaitGL-style silhouette expert</text:span>, lightweight but inspired by 3D convolution + horizontal pyramid pooling.</text:p>
          <text:h text:style-name="Heading_20_3" text:outline-level="3"><text:soft-page-break/>15.2 Input</text:h>
          <text:p text:style-name="Text_20_body">Silhouette sequence input:</text:p>
          <text:p text:style-name="P7">B × T × H × W</text:p>
          <text:p text:style-name="P7">T = 60</text:p>
          <text:p text:style-name="P7">H = 64</text:p>
          <text:p text:style-name="Text_20_body">W = 44</text:p>
          <text:h text:style-name="Heading_20_3" text:outline-level="3">15.3 Architecture</text:h>
          <text:p text:style-name="Text_20_body">Model name in scripts:</text:p>
          <text:p text:style-name="Text_20_body">GaitGLLiteBackbone / GaitGL-style expert</text:p>
          <text:p text:style-name="Text_20_body">Core components:</text:p>
          <text:p text:style-name="P7">3D convolutional stem</text:p>
          <text:p text:style-name="P7">Residual 3D blocks</text:p>
          <text:p text:style-name="P7">Horizontal Pyramid Pooling 3D</text:p>
          <text:p text:style-name="P7">Part-level projection</text:p>
          <text:p text:style-name="P7">Embedding BN</text:p>
          <text:p text:style-name="P7">L2 normalization</text:p>
          <text:p text:style-name="Text_20_body">Classifier for training</text:p>
          <text:h text:style-name="Heading_20_4" text:outline-level="4">3D Conv Block</text:h>
          <text:p text:style-name="P7">Conv3D</text:p>
          <text:p text:style-name="P7">BatchNorm3D</text:p>
          <text:p text:style-name="P7">Mish activation</text:p>
          <text:p text:style-name="Text_20_body">Dropout3D optional</text:p>
          <text:h text:style-name="Heading_20_4" text:outline-level="4">Residual3DBlock</text:h>
          <text:p text:style-name="P7">ConvBNAct3D</text:p>
          <text:p text:style-name="P7">Conv3D + BatchNorm3D</text:p>
          <text:p text:style-name="P7">Residual shortcut</text:p>
          <text:p text:style-name="Text_20_body">Mish activation</text:p>
          <text:h text:style-name="Heading_20_4" text:outline-level="4">Channel configuration</text:h>
          <text:p text:style-name="Text_20_body">Typical config used:</text:p>
          <text:p text:style-name="P7">channels = (32, 64, 128, 128)</text:p>
          <text:p text:style-name="P7">embedding_dim = 256</text:p>
          <text:p text:style-name="P7">hpp_bins = (1, 2, 4, 8)</text:p>
          <text:p text:style-name="Text_20_body">dropout = 0.1</text:p>
          <text:h text:style-name="Heading_20_4" text:outline-level="4">HPP bins</text:h>
          <text:p text:style-name="Text_20_body">Horizontal Pyramid Pooling divides feature map height into bins:</text:p>
          <text:p text:style-name="Text_20_body">1 + 2 + 4 + 8 = 15 parts</text:p>
          <text:p text:style-name="Text_20_body">Each part uses:</text:p>
          <text:p text:style-name="Text_20_body"><text:soft-page-break/>mean pooling + max pooling</text:p>
          <text:p text:style-name="Text_20_body">Then part features are projected and averaged to final embedding.</text:p>
          <text:p text:style-name="Text_20_body">Final embedding:</text:p>
          <text:p text:style-name="Text_20_body">256-dimensional L2-normalized vector</text:p>
          <text:h text:style-name="Heading_20_3" text:outline-level="3">15.4 Tiny sanity test</text:h>
          <text:p text:style-name="Text_20_body">Tiny train graph showed:</text:p>
          <text:p text:style-name="P7">Loss decreased from around 1.4 to around 0.54</text:p>
          <text:p text:style-name="Text_20_body">Batch CE accuracy increased to 1.0</text:p>
          <text:p text:style-name="Text_20_body">Analysis:</text:p>
          <text:p text:style-name="P7">✅ Silhouette model can learn</text:p>
          <text:p text:style-name="P7">✅ Data pipeline works</text:p>
          <text:p text:style-name="Text_20_body">✅ Safe to run full training</text:p>
          <text:h text:style-name="Heading_20_3" text:outline-level="3">15.5 Full training result</text:h>
          <text:p text:style-name="Text_20_body">Final silhouette training output:</text:p>
          <text:p text:style-name="P7">Step: 29999 / 30000</text:p>
          <text:p text:style-name="P7">First total loss: 4.2977...</text:p>
          <text:p text:style-name="P7">Last total loss : 0.9831...</text:p>
          <text:p text:style-name="P7">Min total loss : 0.8395...</text:p>
          <text:p text:style-name="P7">Last batch acc : 1.0</text:p>
          <text:p text:style-name="P7">Batch size : 16</text:p>
          <text:p text:style-name="P7">P = 8</text:p>
          <text:p text:style-name="Text_20_body">K = 2</text:p>
          <text:p text:style-name="Text_20_body">Training graph:</text:p>
          <text:p text:style-name="P7">- Loss starts around 4.3</text:p>
          <text:p text:style-name="P7">- Decreases sharply until ~10000 steps</text:p>
          <text:p text:style-name="P7">- Then slowly stabilizes around 0.9–1.0</text:p>
          <text:p text:style-name="Text_20_body">- Batch CE accuracy reaches near 1.0 after early/mid training</text:p>
          <text:p text:style-name="Text_20_body">Checkpoints:</text:p>
          <text:p text:style-name="P7">gaitgl_LT_silhouette_best_loss.pth</text:p>
          <text:p text:style-name="P7">gaitgl_LT_silhouette_best_train_acc.pth</text:p>
          <text:p text:style-name="P7">gaitgl_LT_silhouette_full_last.pth</text:p>
          <text:p text:style-name="P7">gaitgl_LT_silhouette_last.pth</text:p>
          <text:p text:style-name="Text_20_body">step checkpoints</text:p>
          <text:h text:style-name="Heading_20_3" text:outline-level="3">15.6 Analysis</text:h>
          <text:p text:style-name="P7">✅ Silhouette expert trained successfully</text:p>
          <text:p text:style-name="P7">✅ Training converged</text:p>
          <text:p text:style-name="P7">✅ Final model memorized training identities reasonably</text:p>
          <text:p text:style-name="P7"><text:soft-page-break/>✅ Evaluation needed to judge generalization</text:p>
          <text:p text:style-name="Horizontal_20_Line"/>
          <text:h text:style-name="Heading_20_2" text:outline-level="2">16. Script 11 — Evaluate Silhouette Expert</text:h>
          <text:h text:style-name="Heading_20_3" text:outline-level="3">16.1 Purpose</text:h>
          <text:p text:style-name="Text_20_body">Evaluate silhouette expert checkpoints on CASIA-B LT split.</text:p>
          <text:p text:style-name="Text_20_body">Evaluation:</text:p>
          <text:p text:style-name="P7">Gallery: gallery_LT_fusion.csv</text:p>
          <text:p text:style-name="P7">Probe: probe_LT_nm_fusion.csv, probe_LT_bg_fusion.csv, probe_LT_cl_fusion.csv</text:p>
          <text:p text:style-name="P7">Metric: Rank-1, Rank-5, Rank-10</text:p>
          <text:p text:style-name="Text_20_body">Exclude identical view: True</text:p>
          <text:h text:style-name="Heading_20_3" text:outline-level="3">16.2 Evaluated checkpoints</text:h>
          <text:p text:style-name="P7">gaitgl_LT_silhouette_last.pth</text:p>
          <text:p text:style-name="P7">gaitgl_LT_silhouette_best_loss.pth</text:p>
          <text:p text:style-name="P7">gaitgl_LT_silhouette_best_train_acc.pth</text:p>
          <text:p text:style-name="Text_20_body">gaitgl_LT_silhouette_full_last.pth</text:p>
          <text:h text:style-name="Heading_20_3" text:outline-level="3">16.3 Evaluation output examples</text:h>
          <text:p text:style-name="Text_20_body">For <text:span text:style-name="Source_20_Text">gaitgl_LT_silhouette_last.pth</text:span>:</text:p>
          <text:p text:style-name="P7">NM: Rank-1=97.55%, Rank-5=99.36%, Rank-10=99.82%</text:p>
          <text:p text:style-name="P7">BG: Rank-1=85.64%, Rank-5=94.45%, Rank-10=96.36%</text:p>
          <text:p text:style-name="Text_20_body">CL: Rank-1=65.55%, Rank-5=81.82%, Rank-10=88.91%</text:p>
          <text:p text:style-name="Text_20_body">For <text:span text:style-name="Source_20_Text">gaitgl_LT_silhouette_best_loss.pth</text:span>:</text:p>
          <text:p text:style-name="P7">NM Rank-1 ≈ 97.54%</text:p>
          <text:p text:style-name="P7">BG Rank-1 ≈ 85.45%</text:p>
          <text:p text:style-name="P7">CL Rank-1 ≈ 65.91%</text:p>
          <text:p text:style-name="Text_20_body">Mean Rank-1 ≈ 82.97%</text:p>
          <text:p text:style-name="Text_20_body">For <text:span text:style-name="Source_20_Text">gaitgl_LT_silhouette_best_train_acc.pth</text:span>:</text:p>
          <text:p text:style-name="P7">NM Rank-1 ≈ 88.45%</text:p>
          <text:p text:style-name="P7">BG Rank-1 ≈ 65.82%</text:p>
          <text:p text:style-name="P7">CL Rank-1 ≈ 45.73%</text:p>
          <text:p text:style-name="Text_20_body">Mean Rank-1 ≈ 66.67%</text:p>
          <text:p text:style-name="Text_20_body">For <text:span text:style-name="Source_20_Text">gaitgl_LT_silhouette_full_last.pth</text:span>:</text:p>
          <text:p text:style-name="P7">NM Rank-1 ≈ 97.54%</text:p>
          <text:p text:style-name="P7">BG Rank-1 ≈ 85.63%</text:p>
          <text:p text:style-name="P7">CL Rank-1 ≈ 65.54%</text:p>
          <text:p text:style-name="Text_20_body">Mean Rank-1 ≈ 82.91%</text:p>
          <text:h text:style-name="Heading_20_3" text:outline-level="3"><text:soft-page-break/>16.4 Best silhouette checkpoint</text:h>
          <text:p text:style-name="Text_20_body">Best by mean Rank-1:</text:p>
          <text:p text:style-name="Text_20_body">gaitgl_LT_silhouette_best_loss.pth</text:p>
          <text:p text:style-name="Text_20_body">Best silhouette summary:</text:p>
          <text:p text:style-name="P7">NM ≈ 97.55%</text:p>
          <text:p text:style-name="P7">BG ≈ 85.45%</text:p>
          <text:p text:style-name="P7">CL ≈ 65.91%</text:p>
          <text:p text:style-name="Text_20_body">Mean ≈ 82.97%</text:p>
          <text:h text:style-name="Heading_20_3" text:outline-level="3">16.5 DataLoader warning</text:h>
          <text:p text:style-name="Text_20_body">During evaluation, warnings appeared:</text:p>
          <text:p text:style-name="P7">Exception ignored in: _MultiProcessingDataLoaderIter.__del__</text:p>
          <text:p text:style-name="Text_20_body">AssertionError: can only test a child process</text:p>
          <text:p text:style-name="Text_20_body">Analysis:</text:p>
          <text:p text:style-name="P7">This is Jupyter multiprocessing cleanup warning.</text:p>
          <text:p text:style-name="P7">Evaluation still completed.</text:p>
          <text:p text:style-name="Text_20_body">Not a result-invalidating error.</text:p>
          <text:p text:style-name="Text_20_body">Recommended mitigation:</text:p>
          <text:p text:style-name="Text_20_body">num_workers=0 for Jupyter safety</text:p>
          <text:h text:style-name="Heading_20_3" text:outline-level="3">16.6 Analysis</text:h>
          <text:p text:style-name="Text_20_body">Silhouette expert behavior:</text:p>
          <text:p text:style-name="P7">NM: excellent</text:p>
          <text:p text:style-name="P7">BG: strong</text:p>
          <text:p text:style-name="Text_20_body">CL: weak compared to skeleton</text:p>
          <text:p text:style-name="Text_20_body">Interpretation:</text:p>
          <text:p text:style-name="P7">Silhouette captures body outline and appearance-motion, so normal and bag conditions work well.</text:p>
          <text:p text:style-name="P7">But clothing variation changes silhouette shape heavily, so CL drops.</text:p>
          <text:p text:style-name="Horizontal_20_Line"/>
          <text:h text:style-name="Heading_20_1" text:outline-level="1">PART D — Expert Comparison Before Fusion</text:h>
          <text:p text:style-name="Horizontal_20_Line"/>
          <text:h text:style-name="Heading_20_2" text:outline-level="2">17. Script 12 — Compare Skeleton vs Silhouette Experts</text:h>
          <text:h text:style-name="Heading_20_3" text:outline-level="3">17.1 Purpose</text:h>
          <text:p text:style-name="Text_20_body">Compare individual skeleton and silhouette experts before fusion.</text:p>
          <text:h text:style-name="Heading_20_3" text:outline-level="3"><text:soft-page-break/>17.2 Individual results</text:h>
          <text:p text:style-name="Text_20_body">From final fusion table:</text:p>
          <text:p text:style-name="P7">Skeleton-only from embeddings:</text:p>
          <text:p text:style-name="P7">NM = 95.00%</text:p>
          <text:p text:style-name="P7">BG = 78.64%</text:p>
          <text:p text:style-name="P7">CL = 74.18%</text:p>
          <text:p text:style-name="P7">Mean = 82.61%</text:p>
          <text:p text:style-name="P7"/>
          <text:p text:style-name="P7">Silhouette-only from embeddings:</text:p>
          <text:p text:style-name="P7">NM = 97.55%</text:p>
          <text:p text:style-name="P7">BG = 85.45%</text:p>
          <text:p text:style-name="P7">CL = 65.91%</text:p>
          <text:p text:style-name="Text_20_body">Mean = 82.97%</text:p>
          <text:h text:style-name="Heading_20_3" text:outline-level="3">17.3 Interpretation</text:h>
          <text:p text:style-name="Text_20_body">Condition-wise best expert:</text:p>
          <text:p text:style-name="P7">NM: silhouette better</text:p>
          <text:p text:style-name="P7">BG: silhouette better</text:p>
          <text:p text:style-name="Text_20_body">CL: skeleton better</text:p>
          <text:p text:style-name="Text_20_body">But both experts make different errors.</text:p>
          <text:p text:style-name="Text_20_body">This suggested complementarity:</text:p>
          <text:p text:style-name="P7">Skeleton captures joint movement/posture.</text:p>
          <text:p text:style-name="P7">Silhouette captures body shape/outline/motion appearance.</text:p>
          <text:p text:style-name="P7">Errors are not identical.</text:p>
          <text:p text:style-name="Text_20_body">Therefore fusion can improve.</text:p>
          <text:h text:style-name="Heading_20_3" text:outline-level="3">17.4 Key research insight</text:h>
          <text:p text:style-name="P7">The individual expert means are similar (~82–83%), but their strengths differ by condition.</text:p>
          <text:p text:style-name="P7">This is ideal for multimodal fusion.</text:p>
          <text:p text:style-name="Horizontal_20_Line"/>
          <text:h text:style-name="Heading_20_1" text:outline-level="1">PART E — Skeleton Embedding Export for Fusion</text:h>
          <text:p text:style-name="Horizontal_20_Line"/>
          <text:h text:style-name="Heading_20_2" text:outline-level="2">18. Script 13A — Export Skeleton GaitTR Embeddings</text:h>
          <text:h text:style-name="Heading_20_3" text:outline-level="3">18.1 Why this was needed</text:h>
          <text:p text:style-name="Text_20_body">Initial fusion script had a missing functional part:</text:p>
          <text:p text:style-name="Text_20_body">Exact skeleton/GaitTR embedding exporter was missing.</text:p>
          <text:p text:style-name="Text_20_body"><text:soft-page-break/>Fusion needs paired embeddings:</text:p>
          <text:p text:style-name="P7">skeleton_train_LT_embeddings.npz</text:p>
          <text:p text:style-name="P7">skeleton_gallery_LT_embeddings.npz</text:p>
          <text:p text:style-name="P7">skeleton_probe_LT_nm_embeddings.npz</text:p>
          <text:p text:style-name="P7">skeleton_probe_LT_bg_embeddings.npz</text:p>
          <text:p text:style-name="P7">skeleton_probe_LT_cl_embeddings.npz</text:p>
          <text:p text:style-name="P7"/>
          <text:p text:style-name="P7">silhouette_train_LT_embeddings.npz</text:p>
          <text:p text:style-name="P7">silhouette_gallery_LT_embeddings.npz</text:p>
          <text:p text:style-name="P7">silhouette_probe_LT_nm_embeddings.npz</text:p>
          <text:p text:style-name="P7">silhouette_probe_LT_bg_embeddings.npz</text:p>
          <text:p text:style-name="Text_20_body">silhouette_probe_LT_cl_embeddings.npz</text:p>
          <text:p text:style-name="Text_20_body">The fusion script initially had a fallback <text:span text:style-name="Source_20_Text">FlexibleSkeletonTRBackbone</text:span>, but after uploaded train/eval scripts we saw actual GaitTR architecture was TCN+Spatial Transformer, not generic Transformer.</text:p>
          <text:p text:style-name="Text_20_body">So a new exact exporter was created:</text:p>
          <text:p text:style-name="Text_20_body">13A_export_skeleton_gaittr_embeddings_FULL_FIXED.ipynb</text:p>
          <text:h text:style-name="Heading_20_3" text:outline-level="3">18.2 Exporter architecture</text:h>
          <text:p text:style-name="Text_20_body">It used exact GaitTR architecture:</text:p>
          <text:p text:style-name="P7">Input: 10 × 60 × 17</text:p>
          <text:p text:style-name="P7">Backbone: TCN + Spatial Transformer blocks</text:p>
          <text:p text:style-name="Text_20_body">Embedding: 128D normalized vector</text:p>
          <text:h text:style-name="Heading_20_3" text:outline-level="3">18.3 Exported files</text:h>
          <text:p text:style-name="Text_20_body">Output path:</text:p>
          <text:p text:style-name="Text_20_body">results/fusion_gate/expert_embedding_cache/</text:p>
          <text:p text:style-name="Text_20_body">Created:</text:p>
          <text:p text:style-name="P7">skeleton_train_LT_embeddings.npz</text:p>
          <text:p text:style-name="P7">skeleton_train_LT_meta.csv</text:p>
          <text:p text:style-name="P7">skeleton_gallery_LT_embeddings.npz</text:p>
          <text:p text:style-name="P7">skeleton_gallery_LT_meta.csv</text:p>
          <text:p text:style-name="P7">skeleton_probe_LT_nm_embeddings.npz</text:p>
          <text:p text:style-name="P7">skeleton_probe_LT_nm_meta.csv</text:p>
          <text:p text:style-name="P7">skeleton_probe_LT_bg_embeddings.npz</text:p>
          <text:p text:style-name="P7">skeleton_probe_LT_bg_meta.csv</text:p>
          <text:p text:style-name="P7">skeleton_probe_LT_cl_embeddings.npz</text:p>
          <text:p text:style-name="Text_20_body">skeleton_probe_LT_cl_meta.csv</text:p>
          <text:h text:style-name="Heading_20_3" text:outline-level="3">18.4 Sanity evaluation after export</text:h>
          <text:p text:style-name="Text_20_body">Output:</text:p>
          <text:p text:style-name="P7"><text:soft-page-break/>NM: Rank-1=95.00%, Rank-5=97.18%, Rank-10=98.36%</text:p>
          <text:p text:style-name="P7">BG: Rank-1=78.64%, Rank-5=88.82%, Rank-10=92.00%</text:p>
          <text:p text:style-name="Text_20_body">CL: Rank-1=74.18%, Rank-5=86.27%, Rank-10=91.36%</text:p>
          <text:p text:style-name="Text_20_body">Expected previous skeleton result was roughly:</text:p>
          <text:p text:style-name="P7">NM ≈ 94.91%</text:p>
          <text:p text:style-name="P7">BG ≈ 79.27%</text:p>
          <text:p text:style-name="Text_20_body">CL ≈ 75.18%</text:p>
          <text:p text:style-name="Text_20_body">Difference:</text:p>
          <text:p text:style-name="P7">NM: +0.09</text:p>
          <text:p text:style-name="P7">BG: -0.63</text:p>
          <text:p text:style-name="Text_20_body">CL: -1.00</text:p>
          <text:p text:style-name="Text_20_body">Analysis:</text:p>
          <text:p text:style-name="P7">✅ Skeleton exporter valid</text:p>
          <text:p text:style-name="P7">✅ Checkpoint loaded correctly</text:p>
          <text:p text:style-name="P7">✅ Feature builder correct</text:p>
          <text:p text:style-name="P7">✅ Exported embeddings fusion-ready</text:p>
          <text:p text:style-name="Horizontal_20_Line"/>
          <text:h text:style-name="Heading_20_1" text:outline-level="1">PART F — Fusion Pipeline</text:h>
          <text:p text:style-name="Horizontal_20_Line"/>
          <text:h text:style-name="Heading_20_2" text:outline-level="2">19. Script 13 — Fusion: Score Fusion + Adaptive Gated Fusion</text:h>
          <text:h text:style-name="Heading_20_3" text:outline-level="3">19.1 Purpose</text:h>
          <text:p text:style-name="Text_20_body">Combine skeleton expert and silhouette expert.</text:p>
          <text:p text:style-name="Text_20_body">Two fusion stages:</text:p>
          <text:p text:style-name="P7">Stage A — Score-level fusion baseline</text:p>
          <text:p text:style-name="Text_20_body">Stage B — Trainable adaptive fusion</text:p>
          <text:h text:style-name="Heading_20_3" text:outline-level="3">19.2 Required embeddings</text:h>
          <text:p text:style-name="Text_20_body">For each split:</text:p>
          <text:p text:style-name="P7">train</text:p>
          <text:p text:style-name="P7">gallery</text:p>
          <text:p text:style-name="P7">probe NM</text:p>
          <text:p text:style-name="P7">probe BG</text:p>
          <text:p text:style-name="Text_20_body">probe CL</text:p>
          <text:p text:style-name="Text_20_body">Both modalities needed:</text:p>
          <text:p text:style-name="P7">Skeleton embedding</text:p>
          <text:p text:style-name="Text_20_body">Silhouette embedding</text:p>
          <text:h text:style-name="Heading_20_3" text:outline-level="3"><text:soft-page-break/>19.3 Initial fusion error</text:h>
          <text:p text:style-name="Text_20_body">Error:</text:p>
          <text:p text:style-name="Text_20_body">AssertionError: Need at least 8 identities, found 0</text:p>
          <text:p text:style-name="Text_20_body">Cause:</text:p>
          <text:p text:style-name="Text_20_body">aligned['train'] was empty</text:p>
          <text:p text:style-name="Text_20_body">Debug showed:</text:p>
          <text:p text:style-name="P7">Skeleton train rows : 8139</text:p>
          <text:p text:style-name="P7">Silhouette train rows : 2197</text:p>
          <text:p text:style-name="Text_20_body">Overlap train keys : 0</text:p>
          <text:p text:style-name="Text_20_body">The silhouette train cache was wrong/old and had gallery-like size 2197 instead of train size.</text:p>
          <text:h text:style-name="Heading_20_3" text:outline-level="3">19.4 Fix</text:h>
          <text:p text:style-name="Text_20_body">A fix cell was used to:</text:p>
          <text:p text:style-name="P7">1. Detect zero overlap</text:p>
          <text:p text:style-name="P7">2. Delete wrong silhouette_train cache</text:p>
          <text:p text:style-name="P7">3. Re-extract silhouette train embeddings from df_train</text:p>
          <text:p text:style-name="Text_20_body">4. Rebuild alignment</text:p>
          <text:p text:style-name="Text_20_body">Fixed output:</text:p>
          <text:p text:style-name="P7">Re-extracted silhouette train: (8139, 256)</text:p>
          <text:p text:style-name="P7">Aligned train: skeleton=(8139, 128), silhouette=(8139, 256), rows=8139</text:p>
          <text:p text:style-name="P7">Fixed aligned train rows: 8139</text:p>
          <text:p text:style-name="Text_20_body">Train subjects: 74</text:p>
          <text:p text:style-name="Text_20_body">Then a force reload patch fixed stale in-memory state.</text:p>
          <text:p text:style-name="Text_20_body">Final trainable fusion ready state:</text:p>
          <text:p text:style-name="P7">Skeleton train embeddings: 8139 × 128</text:p>
          <text:p text:style-name="P7">Silhouette train embeddings: 8139 × 256</text:p>
          <text:p text:style-name="Text_20_body">Train subjects: 74</text:p>
          <text:h text:style-name="Heading_20_3" text:outline-level="3">19.5 Why 8139 instead of 8140?</text:h>
          <text:p text:style-name="Text_20_body">Fusion split earlier had train LT 8140 rows, but final aligned train was 8139.</text:p>
          <text:p text:style-name="Text_20_body">Interpretation:</text:p>
          <text:p text:style-name="P7">One sample likely missing/filtered in one modality/cache.</text:p>
          <text:p text:style-name="P7">Not critical because 8139 rows and 74 identities are sufficient.</text:p>
          <text:p text:style-name="Horizontal_20_Line"/>
          <text:h text:style-name="Heading_20_2" text:outline-level="2"><text:soft-page-break/>20. Fusion Methods Tested</text:h>
          <text:h text:style-name="Heading_20_3" text:outline-level="3">20.1 Skeleton-only from embeddings</text:h>
          <text:p text:style-name="Text_20_body">Uses only skeleton embedding similarity.</text:p>
          <text:p text:style-name="Text_20_body">score = skeleton_probe @ skeleton_gallery.T</text:p>
          <text:p text:style-name="Text_20_body">Result:</text:p>
          <text:p text:style-name="P7">Mean = 82.61%</text:p>
          <text:p text:style-name="P7">NM = 95.00%</text:p>
          <text:p text:style-name="P7">BG = 78.64%</text:p>
          <text:p text:style-name="Text_20_body">CL = 74.18%</text:p>
          <text:h text:style-name="Heading_20_3" text:outline-level="3">20.2 Silhouette-only from embeddings</text:h>
          <text:p text:style-name="Text_20_body">Uses only silhouette embedding similarity.</text:p>
          <text:p text:style-name="Text_20_body">score = silhouette_probe @ silhouette_gallery.T</text:p>
          <text:p text:style-name="Text_20_body">Result:</text:p>
          <text:p text:style-name="P7">Mean = 82.97%</text:p>
          <text:p text:style-name="P7">NM = 97.55%</text:p>
          <text:p text:style-name="P7">BG = 85.45%</text:p>
          <text:p text:style-name="Text_20_body">CL = 65.91%</text:p>
          <text:h text:style-name="Heading_20_3" text:outline-level="3">20.3 Fixed score fusion alpha 0.5</text:h>
          <text:p text:style-name="Text_20_body">Formula:</text:p>
          <text:p text:style-name="Text_20_body">final_score = 0.5 * skeleton_score + 0.5 * silhouette_score</text:p>
          <text:p text:style-name="Text_20_body">Result:</text:p>
          <text:p text:style-name="P7">Mean = 95.73%</text:p>
          <text:p text:style-name="P7">NM = 99.36%</text:p>
          <text:p text:style-name="P7">BG = 95.91%</text:p>
          <text:p text:style-name="Text_20_body">CL = 91.91%</text:p>
          <text:h text:style-name="Heading_20_3" text:outline-level="3">20.4 Best global alpha search</text:h>
          <text:p text:style-name="Text_20_body">Alpha search over:</text:p>
          <text:p text:style-name="Text_20_body">alpha ∈ [0.0, 1.0]</text:p>
          <text:p text:style-name="Text_20_body">where:</text:p>
          <text:p text:style-name="Text_20_body">final_score = (1 - alpha) * skeleton_score + alpha * silhouette_score</text:p>
          <text:p text:style-name="Text_20_body">Best global alpha:</text:p>
          <text:p text:style-name="Text_20_body">alpha = 0.50</text:p>
          <text:p text:style-name="Text_20_body">Same as fixed 0.5 fusion.</text:p>
          <text:p text:style-name="Text_20_body"><text:soft-page-break/>Result:</text:p>
          <text:p text:style-name="P7">Mean = 95.73%</text:p>
          <text:p text:style-name="P7">NM = 99.36%</text:p>
          <text:p text:style-name="P7">BG = 95.91%</text:p>
          <text:p text:style-name="Text_20_body">CL = 91.91%</text:p>
          <text:h text:style-name="Heading_20_3" text:outline-level="3">20.5 Condition-guided score fusion</text:h>
          <text:p text:style-name="Text_20_body">Hand-guided alpha based on expert behavior:</text:p>
          <text:p text:style-name="P7">NM/BG → silhouette weight higher</text:p>
          <text:p text:style-name="Text_20_body">CL → skeleton weight higher</text:p>
          <text:p text:style-name="Text_20_body">Result:</text:p>
          <text:p text:style-name="P7">Mean = 94.88%</text:p>
          <text:p text:style-name="P7">NM = 99.64%</text:p>
          <text:p text:style-name="P7">BG = 95.45%</text:p>
          <text:p text:style-name="Text_20_body">CL = 89.55%</text:p>
          <text:p text:style-name="Text_20_body">Analysis:</text:p>
          <text:p text:style-name="Text_20_body">Good, but worse than simple alpha=0.5.</text:p>
          <text:h text:style-name="Heading_20_3" text:outline-level="3">20.6 Per-condition alpha diagnostic</text:h>
          <text:p text:style-name="Text_20_body">This is oracle/diagnostic-like because it selects best alpha per condition using test condition outcome.</text:p>
          <text:p text:style-name="Text_20_body">Result:</text:p>
          <text:p text:style-name="P7">Mean = 95.88%</text:p>
          <text:p text:style-name="P7">NM = 99.64%</text:p>
          <text:p text:style-name="P7">BG = 96.09%</text:p>
          <text:p text:style-name="Text_20_body">CL = 91.91%</text:p>
          <text:p text:style-name="Text_20_body">Analysis:</text:p>
          <text:p text:style-name="Text_20_body">Best numerical result, but should not be claimed as practical main method because it uses condition-specific tuning based on evaluation.</text:p>
          <text:h text:style-name="Heading_20_3" text:outline-level="3">20.7 Concatenation fusion baseline</text:h>
          <text:p text:style-name="Text_20_body">Trainable method:</text:p>
          <text:p text:style-name="P7">concat = [skeleton_embedding, silhouette_embedding]</text:p>
          <text:p text:style-name="P7">MLP projection → fused embedding</text:p>
          <text:p text:style-name="Text_20_body">CE + triplet training</text:p>
          <text:p text:style-name="Text_20_body">Result:</text:p>
          <text:p text:style-name="P7">Mean = 76.48%</text:p>
          <text:p text:style-name="P7">NM = 93.00%</text:p>
          <text:p text:style-name="P7">BG = 73.64%</text:p>
          <text:p text:style-name="Text_20_body"><text:soft-page-break/>CL = 62.82%</text:p>
          <text:p text:style-name="Text_20_body">Analysis:</text:p>
          <text:p text:style-name="Text_20_body">Not good. Projection disturbed expert embedding spaces and overfit training identities.</text:p>
          <text:h text:style-name="Heading_20_3" text:outline-level="3">20.8 Adaptive scalar gate</text:h>
          <text:p text:style-name="Text_20_body">Formula:</text:p>
          <text:p text:style-name="Text_20_body">fused = alpha * silhouette_projected + (1 - alpha) * skeleton_projected</text:p>
          <text:p text:style-name="Text_20_body">Alpha is scalar per sample.</text:p>
          <text:p text:style-name="Text_20_body">Architecture:</text:p>
          <text:p text:style-name="P7">Skeleton projection: Linear → LayerNorm → GELU → Dropout</text:p>
          <text:p text:style-name="P7">Silhouette projection: Linear → LayerNorm → GELU → Dropout</text:p>
          <text:p text:style-name="P7">Gate input: [fs, fi, |fs-fi|, fs*fi]</text:p>
          <text:p text:style-name="P7">Gate MLP: Linear → LayerNorm → GELU → Dropout → Linear → GELU → Linear → Sigmoid</text:p>
          <text:p text:style-name="P7">Final BN</text:p>
          <text:p text:style-name="Text_20_body">Classifier</text:p>
          <text:p text:style-name="Text_20_body">Result:</text:p>
          <text:p text:style-name="P7">Mean = 87.52%</text:p>
          <text:p text:style-name="P7">NM = 96.82%</text:p>
          <text:p text:style-name="P7">BG = 86.82%</text:p>
          <text:p text:style-name="Text_20_body">CL = 78.91%</text:p>
          <text:p text:style-name="Text_20_body">Analysis:</text:p>
          <text:p text:style-name="Text_20_body">Better than concat/vector, but far below score fusion.</text:p>
          <text:h text:style-name="Heading_20_3" text:outline-level="3">20.9 Adaptive vector gate</text:h>
          <text:p text:style-name="Text_20_body">Same as scalar gate, but alpha is vector dimension-wise.</text:p>
          <text:p text:style-name="Text_20_body">Result:</text:p>
          <text:p text:style-name="P7">Mean = 77.73%</text:p>
          <text:p text:style-name="P7">NM = 92.73%</text:p>
          <text:p text:style-name="P7">BG = 74.09%</text:p>
          <text:p text:style-name="Text_20_body">CL = 66.36%</text:p>
          <text:p text:style-name="Text_20_body">Analysis:</text:p>
          <text:p text:style-name="P7">Poor generalization. Likely overfit and distorted embedding space.</text:p>
          <text:p text:style-name="Horizontal_20_Line"/>
          <text:h text:style-name="Heading_20_2" text:outline-level="2">21. Final Fusion Result Table</text:h>
          <text:p text:style-name="Text_20_body">Final table from notebook 13:</text:p>
          <text:p text:style-name="P7">1. score_fusion_per_condition_alpha_diagnostic</text:p>
          <text:p text:style-name="P7">Mean = 95.8788</text:p>
          <text:p text:style-name="P7"><text:soft-page-break/>BG = 96.0909</text:p>
          <text:p text:style-name="P7">CL = 91.9091</text:p>
          <text:p text:style-name="P7">NM = 99.6364</text:p>
          <text:p text:style-name="P7"/>
          <text:p text:style-name="P7">2. score_fusion_best_global_alpha_0.50</text:p>
          <text:p text:style-name="P7">Mean = 95.7273</text:p>
          <text:p text:style-name="P7">BG = 95.9091</text:p>
          <text:p text:style-name="P7">CL = 91.9091</text:p>
          <text:p text:style-name="P7">NM = 99.3636</text:p>
          <text:p text:style-name="P7"/>
          <text:p text:style-name="P7">3. score_fusion_fixed_alpha_0p5</text:p>
          <text:p text:style-name="P7">Mean = 95.7273</text:p>
          <text:p text:style-name="P7">BG = 95.9091</text:p>
          <text:p text:style-name="P7">CL = 91.9091</text:p>
          <text:p text:style-name="P7">NM = 99.3636</text:p>
          <text:p text:style-name="P7"/>
          <text:p text:style-name="P7">4. score_fusion_condition_guided</text:p>
          <text:p text:style-name="P7">Mean = 94.8788</text:p>
          <text:p text:style-name="P7">BG = 95.4545</text:p>
          <text:p text:style-name="P7">CL = 89.5455</text:p>
          <text:p text:style-name="P7">NM = 99.6364</text:p>
          <text:p text:style-name="P7"/>
          <text:p text:style-name="P7">5. adaptive_scalar_gate</text:p>
          <text:p text:style-name="P7">Mean = 87.5152</text:p>
          <text:p text:style-name="P7">BG = 86.8182</text:p>
          <text:p text:style-name="P7">CL = 78.9091</text:p>
          <text:p text:style-name="P7">NM = 96.8182</text:p>
          <text:p text:style-name="P7"/>
          <text:p text:style-name="P7">6. silhouette_only_from_embeddings</text:p>
          <text:p text:style-name="P7">Mean = 82.9697</text:p>
          <text:p text:style-name="P7">BG = 85.4545</text:p>
          <text:p text:style-name="P7">CL = 65.9091</text:p>
          <text:p text:style-name="P7">NM = 97.5455</text:p>
          <text:p text:style-name="P7"/>
          <text:p text:style-name="P7">7. skeleton_only_from_embeddings</text:p>
          <text:p text:style-name="P7">Mean = 82.6061</text:p>
          <text:p text:style-name="P7">BG = 78.6364</text:p>
          <text:p text:style-name="P7">CL = 74.1818</text:p>
          <text:p text:style-name="P7">NM = 95.0000</text:p>
          <text:p text:style-name="P7"/>
          <text:p text:style-name="P7">8. adaptive_vector_gate</text:p>
          <text:p text:style-name="P7">Mean = 77.7273</text:p>
          <text:p text:style-name="P7">BG = 74.0909</text:p>
          <text:p text:style-name="P7">CL = 66.3636</text:p>
          <text:p text:style-name="P7">NM = 92.7273</text:p>
          <text:p text:style-name="P7"/>
          <text:p text:style-name="P7"><text:soft-page-break/>9. concat_fusion_baseline</text:p>
          <text:p text:style-name="P7">Mean = 76.4848</text:p>
          <text:p text:style-name="P7">BG = 73.6364</text:p>
          <text:p text:style-name="P7">CL = 62.8182</text:p>
          <text:p text:style-name="P7">NM = 93.0000</text:p>
          <text:p text:style-name="Horizontal_20_Line"/>
          <text:h text:style-name="Heading_20_2" text:outline-level="2">22. Fusion Gain Analysis</text:h>
          <text:h text:style-name="Heading_20_3" text:outline-level="3">22.1 Best practical result</text:h>
          <text:p text:style-name="Text_20_body">Main practical method:</text:p>
          <text:p text:style-name="Text_20_body">score_fusion_fixed_alpha_0p5</text:p>
          <text:p text:style-name="Text_20_body">or equivalent:</text:p>
          <text:p text:style-name="Text_20_body">score_fusion_best_global_alpha_0.50</text:p>
          <text:p text:style-name="Text_20_body">Result:</text:p>
          <text:p text:style-name="P7">Mean Rank-1 = 95.73%</text:p>
          <text:p text:style-name="P7">NM Rank-1 = 99.36%</text:p>
          <text:p text:style-name="P7">BG Rank-1 = 95.91%</text:p>
          <text:p text:style-name="Text_20_body">CL Rank-1 = 91.91%</text:p>
          <text:h text:style-name="Heading_20_3" text:outline-level="3">22.2 Improvement over individual experts</text:h>
          <text:p text:style-name="Text_20_body">Against skeleton-only:</text:p>
          <text:p text:style-name="P7">Mean: 95.73 - 82.61 = +13.12 percentage points</text:p>
          <text:p text:style-name="P7">NM: 99.36 - 95.00 = +4.36</text:p>
          <text:p text:style-name="P7">BG: 95.91 - 78.64 = +17.27</text:p>
          <text:p text:style-name="Text_20_body">CL: 91.91 - 74.18 = +17.73</text:p>
          <text:p text:style-name="Text_20_body">Against silhouette-only:</text:p>
          <text:p text:style-name="P7">Mean: 95.73 - 82.97 = +12.76 percentage points</text:p>
          <text:p text:style-name="P7">NM: 99.36 - 97.55 = +1.81</text:p>
          <text:p text:style-name="P7">BG: 95.91 - 85.45 = +10.46</text:p>
          <text:p text:style-name="Text_20_body">CL: 91.91 - 65.91 = +26.00</text:p>
          <text:h text:style-name="Heading_20_3" text:outline-level="3">22.3 Biggest improvement</text:h>
          <text:p text:style-name="Text_20_body">Largest improvement:</text:p>
          <text:p text:style-name="Text_20_body">CL over silhouette-only: +26.00 percentage points</text:p>
          <text:p text:style-name="Text_20_body">This is very important because CL is the hardest clothing variation condition.</text:p>
          <text:h text:style-name="Heading_20_3" text:outline-level="3">22.4 Interpretation</text:h>
          <text:p text:style-name="P7">Skeleton and silhouette experts are complementary.</text:p>
          <text:p text:style-name="P7">The fusion does not only average results; it combines different matching evidence.</text:p>
          <text:p text:style-name="Horizontal_20_Line"><text:soft-page-break/></text:p>
          <text:h text:style-name="Heading_20_2" text:outline-level="2">23. Gate Alpha Analysis</text:h>
          <text:h text:style-name="Heading_20_3" text:outline-level="3">23.1 Alpha meaning</text:h>
          <text:p text:style-name="Text_20_body">Fusion formula:</text:p>
          <text:p text:style-name="Text_20_body">fused = alpha * silhouette + (1 - alpha) * skeleton</text:p>
          <text:p text:style-name="Text_20_body">Alpha interpretation:</text:p>
          <text:p text:style-name="P7">alpha close to 1 → silhouette dominant</text:p>
          <text:p text:style-name="Text_20_body">alpha close to 0 → skeleton dominant</text:p>
          <text:h text:style-name="Heading_20_3" text:outline-level="3">23.2 Observed alpha values</text:h>
          <text:p text:style-name="Text_20_body">Concat baseline:</text:p>
          <text:p text:style-name="Text_20_body">alpha = 0.5 fixed</text:p>
          <text:p text:style-name="Text_20_body">Adaptive scalar gate:</text:p>
          <text:p text:style-name="P7">probe_NM alpha_mean ≈ 0.5478</text:p>
          <text:p text:style-name="P7">probe_BG alpha_mean ≈ 0.5237</text:p>
          <text:p text:style-name="P7">probe_CL alpha_mean ≈ 0.4716</text:p>
          <text:p text:style-name="Text_20_body">gallery alpha_mean ≈ 0.5478</text:p>
          <text:p text:style-name="Text_20_body">Adaptive vector gate:</text:p>
          <text:p text:style-name="P7">probe_NM alpha_mean ≈ 0.5856</text:p>
          <text:p text:style-name="P7">probe_BG alpha_mean ≈ 0.5846</text:p>
          <text:p text:style-name="P7">probe_CL alpha_mean ≈ 0.5827</text:p>
          <text:p text:style-name="Text_20_body">gallery alpha_mean ≈ 0.5864</text:p>
          <text:h text:style-name="Heading_20_3" text:outline-level="3">23.3 Analysis</text:h>
          <text:p text:style-name="Text_20_body">Scalar gate learned slight condition behavior:</text:p>
          <text:p text:style-name="P7">NM/BG: alpha higher → silhouette slightly more weight</text:p>
          <text:p text:style-name="Text_20_body">CL: alpha lower → skeleton slightly more weight</text:p>
          <text:p text:style-name="Text_20_body">But difference was small.</text:p>
          <text:p text:style-name="Text_20_body">Vector gate stayed almost constant:</text:p>
          <text:p text:style-name="Text_20_body">~0.58 across all conditions</text:p>
          <text:p text:style-name="Text_20_body">Conclusion:</text:p>
          <text:p text:style-name="P7">Trainable gate did not learn strong useful condition-specific fusion.</text:p>
          <text:p text:style-name="P7">Fixed score fusion remains best practical method.</text:p>
          <text:p text:style-name="Horizontal_20_Line"/>
          <text:h text:style-name="Heading_20_1" text:outline-level="1"><text:soft-page-break/>PART G — Literature and Publication-Level Interpretation</text:h>
          <text:p text:style-name="Horizontal_20_Line"/>
          <text:h text:style-name="Heading_20_2" text:outline-level="2">24. Is CL 91.91% new?</text:h>
          <text:p text:style-name="Text_20_body">Conclusion:</text:p>
          <text:p text:style-name="Text_20_body">No, CL 91.91% is not absolute first / not absolute SOTA.</text:p>
          <text:p text:style-name="Text_20_body">Known previous methods include:</text:p>
          <text:p text:style-name="P7">BiFusion: CL ≈ 92.1%</text:p>
          <text:p text:style-name="P7">TriGait: CL ≈ 94.3%</text:p>
          <text:p text:style-name="Text_20_body">Gait-TR: CL ≈ 90.0%</text:p>
          <text:p text:style-name="Text_20_body">Our result:</text:p>
          <text:p text:style-name="Text_20_body">CL = 91.91%</text:p>
          <text:p text:style-name="Text_20_body">So:</text:p>
          <text:p text:style-name="P7">✅ Better than many single-modality/skeleton baselines</text:p>
          <text:p text:style-name="P7">✅ Better than Gait-TR reported CL-level result</text:p>
          <text:p text:style-name="P7">⚠️ Slightly below BiFusion</text:p>
          <text:p text:style-name="Text_20_body">⚠️ Below TriGait</text:p>
          <text:h text:style-name="Heading_20_3" text:outline-level="3">24.1 Correct claim</text:h>
          <text:p text:style-name="Text_20_body">Do not claim:</text:p>
          <text:p text:style-name="Text_20_body">We are the first to achieve 91%+ CL.</text:p>
          <text:p text:style-name="Text_20_body">Safe claim:</text:p>
          <text:p text:style-name="P7">Our simple equal-weight score-level fusion achieves a competitive 91.91% Rank-1 accuracy under the challenging CL condition on CASIA-B, substantially outperforming both individual skeleton and silhouette experts.</text:p>
          <text:p text:style-name="Horizontal_20_Line"/>
          <text:h text:style-name="Heading_20_2" text:outline-level="2">25. Paper Potential Assessment</text:h>
          <text:h text:style-name="Heading_20_3" text:outline-level="3">25.1 Is it paper-worthy?</text:h>
          <text:p text:style-name="Text_20_body">Yes.</text:p>
          <text:p text:style-name="Text_20_body">Current result is strong enough for a paper-style study, especially because:</text:p>
          <text:p text:style-name="P7">- Individual experts are around 82–83% mean Rank-1</text:p>
          <text:p text:style-name="P7">- Simple score fusion reaches 95.73% mean Rank-1</text:p>
          <text:p text:style-name="P7">- CL improves dramatically</text:p>
          <text:p text:style-name="Text_20_body">- BG improves dramatically</text:p>
          <text:h text:style-name="Heading_20_3" text:outline-level="3"><text:soft-page-break/>25.2 Publication level assessment</text:h>
          <text:p text:style-name="Text_20_body">Honest assessment:</text:p>
          <text:p text:style-name="P7">Q1 journal: Low chance currently</text:p>
          <text:p text:style-name="P7">Q2 journal: Possible with stronger experiments and novelty</text:p>
          <text:p text:style-name="P7">Q3 journal: Reasonably possible</text:p>
          <text:p text:style-name="P7">Conference/workshop: Strong chance</text:p>
          <text:p text:style-name="Text_20_body">None: No, it is definitely not “none”</text:p>
          <text:h text:style-name="Heading_20_3" text:outline-level="3">25.3 Why Q1 is hard now</text:h>
          <text:p text:style-name="Text_20_body">Reason:</text:p>
          <text:p text:style-name="P7">Main best method is simple late score fusion.</text:p>
          <text:p text:style-name="P7">Late fusion is effective but not highly novel.</text:p>
          <text:p text:style-name="Text_20_body">Absolute SOTA is not beaten.</text:p>
          <text:p text:style-name="Text_20_body">Q1 would likely require:</text:p>
          <text:p text:style-name="P7">- More novel fusion method</text:p>
          <text:p text:style-name="P7">- More datasets or protocols</text:p>
          <text:p text:style-name="P7">- Strong ablations</text:p>
          <text:p text:style-name="P7">- Statistical validation</text:p>
          <text:p text:style-name="Text_20_body">- SOTA or near-SOTA with stronger novelty</text:p>
          <text:h text:style-name="Heading_20_3" text:outline-level="3">25.4 Strong paper angle</text:h>
          <text:p text:style-name="Text_20_body">Possible title:</text:p>
          <text:p text:style-name="Text_20_body">A Simple and Effective Score-Level Fusion of Skeleton and Silhouette Experts for Robust Gait Recognition</text:p>
          <text:p text:style-name="Text_20_body">Main contribution:</text:p>
          <text:p text:style-name="P7">We show that independently trained skeleton and silhouette gait experts have complementary strengths, and a simple equal-weight score-level fusion significantly improves robust cross-view gait recognition, especially under bag and clothing variations.</text:p>
          <text:p text:style-name="Horizontal_20_Line"/>
          <text:h text:style-name="Heading_20_1" text:outline-level="1">PART H — Final Technical Conclusion</text:h>
          <text:p text:style-name="Horizontal_20_Line"/>
          <text:h text:style-name="Heading_20_2" text:outline-level="2">26. What We Achieved Technically</text:h>
          <text:h text:style-name="Heading_20_3" text:outline-level="3">26.1 Complete multimodal pipeline</text:h>
          <text:p text:style-name="Text_20_body">We built:</text:p>
          <text:p text:style-name="P7">1. Skeleton extraction pipeline</text:p>
          <text:p text:style-name="P7">2. Skeleton validation</text:p>
          <text:p text:style-name="P7"><text:soft-page-break/>3. Skeleton GaitTR training</text:p>
          <text:p text:style-name="P7">4. Skeleton GaitTR evaluation</text:p>
          <text:p text:style-name="P7">5. Silhouette extraction/conversion pipeline</text:p>
          <text:p text:style-name="P7">6. Silhouette-skeleton alignment validation</text:p>
          <text:p text:style-name="P7">7. Silhouette GaitGL-style training</text:p>
          <text:p text:style-name="P7">8. Silhouette evaluation</text:p>
          <text:p text:style-name="P7">9. Expert comparison</text:p>
          <text:p text:style-name="P7">10. Skeleton embedding exporter</text:p>
          <text:p text:style-name="P7">11. Multimodal fusion system</text:p>
          <text:p text:style-name="P7">12. Score fusion + trainable fusion comparison</text:p>
          <text:p text:style-name="Text_20_body">13. Final fusion report and plots</text:p>
          <text:h text:style-name="Heading_20_3" text:outline-level="3">26.2 Best result</text:h>
          <text:p text:style-name="P7">Best practical method:</text:p>
          <text:p text:style-name="P7">score_fusion_fixed_alpha_0p5</text:p>
          <text:p text:style-name="P7"/>
          <text:p text:style-name="P7">Mean Rank-1 = 95.73%</text:p>
          <text:p text:style-name="P7">NM Rank-1 = 99.36%</text:p>
          <text:p text:style-name="P7">BG Rank-1 = 95.91%</text:p>
          <text:p text:style-name="Text_20_body">CL Rank-1 = 91.91%</text:p>
          <text:h text:style-name="Heading_20_3" text:outline-level="3">26.3 Best numerical/diagnostic result</text:h>
          <text:p text:style-name="P7">score_fusion_per_condition_alpha_diagnostic</text:p>
          <text:p text:style-name="P7"/>
          <text:p text:style-name="P7">Mean Rank-1 = 95.88%</text:p>
          <text:p text:style-name="P7">NM Rank-1 = 99.64%</text:p>
          <text:p text:style-name="P7">BG Rank-1 = 96.09%</text:p>
          <text:p text:style-name="Text_20_body">CL Rank-1 = 91.91%</text:p>
          <text:p text:style-name="Text_20_body">But this is diagnostic/oracle-like, not main practical method.</text:p>
          <text:h text:style-name="Heading_20_3" text:outline-level="3">26.4 Best research claim</text:h>
          <text:p text:style-name="P7">A simple equal-weight score-level fusion of skeleton-based GaitTR and silhouette-based GaitGL-style experts improves mean Rank-1 accuracy from approximately 83% for individual experts to 95.73%, with CL Rank-1 improving to 91.91%.</text:p>
          <text:p text:style-name="Horizontal_20_Line"/>
          <text:h text:style-name="Heading_20_2" text:outline-level="2">27. What Not to Claim</text:h>
          <text:p text:style-name="Text_20_body">Do not claim:</text:p>
          <text:p text:style-name="P7">- This is absolute SOTA on CASIA-B.</text:p>
          <text:p text:style-name="P7">- This is the first 91%+ CL result.</text:p>
          <text:p text:style-name="P7">- Adaptive gate is the best fusion method.</text:p>
          <text:p text:style-name="Text_20_body">- Trainable fusion outperforms score fusion.</text:p>
          <text:p text:style-name="Text_20_body">Correct claims:</text:p>
          <text:p text:style-name="P7"><text:soft-page-break/>- The result is highly competitive.</text:p>
          <text:p text:style-name="P7">- Fusion strongly improves over both individual experts.</text:p>
          <text:p text:style-name="P7">- Simple score-level fusion is the best practical method in our experiments.</text:p>
          <text:p text:style-name="P7">- CL and BG improvements show strong modality complementarity.</text:p>
          <text:p text:style-name="Horizontal_20_Line"/>
          <text:h text:style-name="Heading_20_2" text:outline-level="2">28. Recommended Next Steps</text:h>
          <text:h text:style-name="Heading_20_3" text:outline-level="3">28.1 Final analysis notebook</text:h>
          <text:p text:style-name="Text_20_body">Create:</text:p>
          <text:p text:style-name="Text_20_body">14_final_fusion_analysis_and_report.ipynb</text:p>
          <text:p text:style-name="Text_20_body">It should produce:</text:p>
          <text:p text:style-name="P7">- Skeleton vs silhouette vs fusion table</text:p>
          <text:p text:style-name="P7">- Rank-1/Rank-5/Rank-10 table</text:p>
          <text:p text:style-name="P7">- CMC curves</text:p>
          <text:p text:style-name="P7">- Per-condition improvement plots</text:p>
          <text:p text:style-name="P7">- Error/failure analysis</text:p>
          <text:p text:style-name="Text_20_body">- Paper-ready report</text:p>
          <text:h text:style-name="Heading_20_3" text:outline-level="3">28.2 Improve publication strength</text:h>
          <text:p text:style-name="Text_20_body">For Q2-level target, add:</text:p>
          <text:p text:style-name="P7">1. More rigorous ablation</text:p>
          <text:p text:style-name="P7">2. Alpha sweep plot</text:p>
          <text:p text:style-name="P7">3. Fusion method comparison</text:p>
          <text:p text:style-name="P7">4. Failure-case visualization</text:p>
          <text:p text:style-name="P7">5. Confusion/error analysis by view angle</text:p>
          <text:p text:style-name="P7">6. Statistical confidence or repeated run</text:p>
          <text:p text:style-name="P7">7. Comparison with published methods</text:p>
          <text:p text:style-name="Text_20_body">8. Clear protocol verification</text:p>
          <text:h text:style-name="Heading_20_3" text:outline-level="3">28.3 Improve novelty</text:h>
          <text:p text:style-name="Text_20_body">Potential new method direction:</text:p>
          <text:p text:style-name="Text_20_body">Reliability-aware score fusion</text:p>
          <text:p text:style-name="Text_20_body">Instead of simple alpha, estimate reliability based on:</text:p>
          <text:p text:style-name="P7">- silhouette mask quality</text:p>
          <text:p text:style-name="P7">- skeleton confidence</text:p>
          <text:p text:style-name="P7">- sequence length</text:p>
          <text:p text:style-name="P7">- view angle</text:p>
          <text:p text:style-name="P7">- condition proxy</text:p>
          <text:p text:style-name="Text_20_body">- embedding margin between top-1 and top-2</text:p>
          <text:p text:style-name="Text_20_body">Then:</text:p>
          <text:p text:style-name="Text_20_body"><text:soft-page-break/>final_score = reliability_skeleton * skeleton_score + reliability_silhouette * silhouette_score</text:p>
          <text:p text:style-name="Text_20_body">This may give a more novel contribution than fixed 0.5 fusion.</text:p>
          <text:p text:style-name="Horizontal_20_Line"/>
          <text:h text:style-name="Heading_20_1" text:outline-level="1">29. Final One-Paragraph Summary</text:h>
          <text:p text:style-name="Text_20_body">From scratch, we built a complete CASIA-B gait recognition workflow: YOLO-based skeleton extraction, skeleton validation, CASIA-B LT split preparation, GaitTR skeleton expert training/evaluation, YOLO/official silhouette processing, silhouette-skeleton alignment, GaitGL-style silhouette expert training/evaluation, expert comparison, exact GaitTR embedding export, and final multimodal fusion. The skeleton expert achieved around 82.61% mean Rank-1, while the silhouette expert achieved around 82.97% mean Rank-1. Their condition-wise strengths were complementary: silhouette was stronger on NM/BG, while skeleton was stronger on CL. Using simple equal-weight score-level fusion, the system achieved 95.73% mean Rank-1, with NM=99.36%, BG=95.91%, and CL=91.91%. This is not absolute SOTA, but it is a strong, competitive, publication-worthy result and clearly validates the central idea that skeleton and silhouette experts provide complementary gait information.</text:p>
        </text:section>
      </text:section>
      <text:p text:style-name="Text_20_body">আমি পুরো reportটা ক্যানভাসে cleanভাবে সাজিয়ে দিলাম: scratch থেকে current fusion achievement পর্যন্ত workflow, model architecture, per-step result, analysis, error/fix, final publication-level interpretation সব এক জায়গায় রাখা হয়েছে।</text:p>
      <text:p text:style-name="Text_20_body">একটা honest note: screenshots/chat থেকে যেসব exact value পাওয়া গেছে, সেগুলো include করেছি। কোনো notebook-এর unseen line-by-line internal code/output আমি বানিয়ে লিখিনি। Full notebooks দিলে পরে চাইলে এটাকে আরও exact “paper methods section” style-এ refine করা যাবে।</text:p>
      <text:section text:style-name="Sect1" text:name="_r_1pr_">
        <text:p text:style-name="P8">ami ei porjonto kaj er sokol files save korte chai and amake bolo kon kon file theke ami paper likhar somoy required graphs, results, diagrams and other things pabo</text:p>
      </text:section>
      <text:p text:style-name="Text_20_body">হ্যাঁ, এখনই backup নেওয়া উচিত। আপনার project এখন paper-writing stage-এর মতো valuable অবস্থায় আছে, তাই শুধু notebook না—<text:span text:style-name="Strong_20_Emphasis">notebooks + checkpoints + logs + results + split CSV + reports + embeddings + environment</text:span> সব save করতে হবে।</text:p>
      <text:h text:style-name="Heading_20_2" text:outline-level="2">1. সবচেয়ে important backup command</text:h>
      <text:p text:style-name="Text_20_body">Ubuntu terminal খুলে এটা run করুন:</text:p>
      <text:section text:style-name="Sect2" text:name="Section239">
        <text:p text:style-name="P2"><text:bookmark text:name="code-block-viewer Copy 238"/><text:span text:style-name="Source_20_Text">SRC="/media/wadud/DriveUbuntu/GaitRecognition 2.0"</text:span></text:p>
        <text:p text:style-name="Preformatted_20_Text"><text:span text:style-name="Source_20_Text">BACKUP_ROOT="/media/wadud/DriveUbuntu/GaitRecognition_Backups"</text:span></text:p>
        <text:p text:style-name="Preformatted_20_Text"><text:span text:style-name="Source_20_Text">TS=$(date +"%Y%m%d_%H%M%S")</text:span></text:p>
        <text:p text:style-name="Preformatted_20_Text"><text:span text:style-name="Source_20_Text">DEST="$BACKUP_ROOT/gaitrec_essential_$TS"</text:span></text:p>
        <text:p text:style-name="Preformatted_20_Text"><text:span text:style-name="Source_20_Text">mkdir -p "$DEST"</text:span></text:p>
        <text:p text:style-name="Preformatted_20_Text"><text:span text:style-name="Source_20_Text">rsync -a --info=progress2 "$SRC/Notebooks/" "$DEST/Notebooks/"</text:span></text:p>
        <text:p text:style-name="Preformatted_20_Text"><text:span text:style-name="Source_20_Text">rsync -a --info=progress2 "$SRC/checkpoints/" "$DEST/checkpoints/"</text:span></text:p>
        <text:p text:style-name="Preformatted_20_Text"><text:span text:style-name="Source_20_Text">rsync -a --info=progress2 "$SRC/logs/" "$DEST/logs/"</text:span></text:p>
        <text:p text:style-name="Preformatted_20_Text"><text:span text:style-name="Source_20_Text">rsync -a --info=progress2 "$SRC/results/" "$DEST/results/"</text:span></text:p>
        <text:p text:style-name="Preformatted_20_Text"><text:span text:style-name="Source_20_Text">mkdir -p "$DEST/data"</text:span></text:p>
        <text:p text:style-name="Preformatted_20_Text"><text:span text:style-name="Source_20_Text">rsync -a --info=progress2 "$SRC/data/splits/" "$DEST/data/splits/"</text:span></text:p>
        <text:p text:style-name="Preformatted_20_Text"><text:span text:style-name="Source_20_Text">rsync -a --info=progress2 "$SRC/data/fusion_splits/" "$DEST/data/fusion_splits/"</text:span></text:p>
        <text:p text:style-name="Preformatted_20_Text"><text:span text:style-name="Source_20_Text">rsync -a --info=progress2 "$SRC/data/reports/" "$DEST/data/reports/"</text:span></text:p>
        <text:p text:style-name="Preformatted_20_Text"><text:soft-page-break/><text:span text:style-name="Source_20_Text">if [ -d "$SRC/index" ]; then</text:span></text:p>
        <text:p text:style-name="Preformatted_20_Text"><text:span text:style-name="Source_20_Text"><text:s text:c="2"/>rsync -a --info=progress2 "$SRC/index/" "$DEST/index/"</text:span></text:p>
        <text:p text:style-name="Preformatted_20_Text"><text:span text:style-name="Source_20_Text">fi</text:span></text:p>
        <text:p text:style-name="Preformatted_20_Text"><text:span text:style-name="Source_20_Text">cp -v "$SRC"/*.pt "$DEST/" 2&gt;/dev/null || true</text:span></text:p>
        <text:p text:style-name="Preformatted_20_Text"><text:span text:style-name="Source_20_Text">cp -v "$SRC"/*.zip "$DEST/" 2&gt;/dev/null || true</text:span></text:p>
        <text:p text:style-name="Preformatted_20_Text"><text:span text:style-name="Source_20_Text">conda env export -n gait_fusion --no-builds &gt; "$DEST/environment_gait_fusion.yml" 2&gt;/dev/null || true</text:span></text:p>
        <text:p text:style-name="Preformatted_20_Text"><text:span text:style-name="Source_20_Text">pip freeze &gt; "$DEST/pip_freeze.txt"</text:span></text:p>
        <text:p text:style-name="Preformatted_20_Text"><text:span text:style-name="Source_20_Text">nvidia-smi &gt; "$DEST/nvidia_smi.txt"</text:span></text:p>
        <text:p text:style-name="Preformatted_20_Text"><text:span text:style-name="Source_20_Text">find "$DEST" -type f | sed "s#$DEST/##" | sort &gt; "$DEST/BACKUP_FILE_MANIFEST.txt"</text:span></text:p>
        <text:p text:style-name="Preformatted_20_Text"><text:span text:style-name="Source_20_Text">du -sh "$DEST"</text:span></text:p>
        <text:p text:style-name="P4"><text:span text:style-name="Source_20_Text">echo "Backup saved to: $DEST"</text:span></text:p>
      </text:section>
      <text:p text:style-name="Text_20_body">এটা আপনার <text:span text:style-name="Strong_20_Emphasis">paper/reproduction essential backup</text:span> save করবে। Raw video/pose/silhouette huge data বাদ, কিন্তু paper লিখতে এবং result reproduce করতে যেগুলো দরকার, সেগুলো থাকবে।</text:p>
      <text:p text:style-name="Horizontal_20_Line"/>
      <text:h text:style-name="Heading_20_2" text:outline-level="2">2. Full backup নিতে চাইলে</text:h>
      <text:p text:style-name="Text_20_body">এটা project-এর সবকিছু copy করবে, including <text:span text:style-name="Source_20_Text">data/poses</text:span>, <text:span text:style-name="Source_20_Text">data/silhouettes</text:span>, embeddings, reports, notebooks, checkpoints:</text:p>
      <text:section text:style-name="Sect2" text:name="Section240">
        <text:p text:style-name="P2"><text:bookmark text:name="code-block-viewer Copy 239"/><text:span text:style-name="Source_20_Text">SRC="/media/wadud/DriveUbuntu/GaitRecognition 2.0"</text:span></text:p>
        <text:p text:style-name="Preformatted_20_Text"><text:span text:style-name="Source_20_Text">BACKUP_ROOT="/media/wadud/DriveUbuntu/GaitRecognition_Backups"</text:span></text:p>
        <text:p text:style-name="Preformatted_20_Text"><text:span text:style-name="Source_20_Text">TS=$(date +"%Y%m%d_%H%M%S")</text:span></text:p>
        <text:p text:style-name="Preformatted_20_Text"><text:span text:style-name="Source_20_Text">DEST="$BACKUP_ROOT/gaitrec_FULL_$TS"</text:span></text:p>
        <text:p text:style-name="Preformatted_20_Text"><text:span text:style-name="Source_20_Text">mkdir -p "$DEST"</text:span></text:p>
        <text:p text:style-name="Preformatted_20_Text"><text:span text:style-name="Source_20_Text">rsync -a --info=progress2 "$SRC/" "$DEST/"</text:span></text:p>
        <text:p text:style-name="Preformatted_20_Text"><text:span text:style-name="Source_20_Text">find "$DEST" -type f | sed "s#$DEST/##" | sort &gt; "$DEST/BACKUP_FILE_MANIFEST.txt"</text:span></text:p>
        <text:p text:style-name="Preformatted_20_Text"><text:span text:style-name="Source_20_Text">du -sh "$DEST"</text:span></text:p>
        <text:p text:style-name="P4"><text:span text:style-name="Source_20_Text">echo "FULL backup saved to: $DEST"</text:span></text:p>
      </text:section>
      <text:p text:style-name="Text_20_body">আর raw CASIA dataset আলাদা backup করতে:</text:p>
      <text:section text:style-name="Sect2" text:name="Section241">
        <text:p text:style-name="P2"><text:bookmark text:name="code-block-viewer Copy 240"/><text:span text:style-name="Source_20_Text">SRC_RAW="/media/wadud/DriveUbuntu/CASIA"</text:span></text:p>
        <text:p text:style-name="Preformatted_20_Text"><text:span text:style-name="Source_20_Text">BACKUP_ROOT="/media/wadud/DriveUbuntu/GaitRecognition_Backups"</text:span></text:p>
        <text:p text:style-name="Preformatted_20_Text"><text:span text:style-name="Source_20_Text">TS=$(date +"%Y%m%d_%H%M%S")</text:span></text:p>
        <text:p text:style-name="Preformatted_20_Text"><text:span text:style-name="Source_20_Text">DEST_RAW="$BACKUP_ROOT/CASIA_raw_$TS"</text:span></text:p>
        <text:p text:style-name="Preformatted_20_Text"><text:span text:style-name="Source_20_Text">mkdir -p "$DEST_RAW"</text:span></text:p>
        <text:p text:style-name="Preformatted_20_Text"><text:span text:style-name="Source_20_Text">rsync -a --info=progress2 "$SRC_RAW/" "$DEST_RAW/"</text:span></text:p>
        <text:p text:style-name="Preformatted_20_Text"><text:span text:style-name="Source_20_Text">du -sh "$DEST_RAW"</text:span></text:p>
        <text:p text:style-name="P4"><text:span text:style-name="Source_20_Text">echo "CASIA raw backup saved to: $DEST_RAW"</text:span></text:p>
      </text:section>
      <text:p text:style-name="Horizontal_20_Line"/>
      <text:h text:style-name="Heading_20_1" text:outline-level="1">3. Paper লেখার সময় কোন file থেকে কী পাবেন</text:h>
      <text:h text:style-name="Heading_20_2" text:outline-level="2">A. Final fusion result — সবচেয়ে important</text:h>
      <text:p text:style-name="Text_20_body">Folder:</text:p>
      <text:section text:style-name="Sect2" text:name="Section242">
        <text:p text:style-name="P3"><text:bookmark text:name="code-block-viewer Copy 241"/><text:span text:style-name="Source_20_Text">results/fusion_gate/</text:span></text:p>
      </text:section>
      <text:p text:style-name="Text_20_body"><text:soft-page-break/>এই files paper-এর main result source:</text:p>
      <table:table table:name="Table3" table:style-name="Table3">
        <table:table-column table:style-name="Table3.A"/>
        <table:table-column table:style-name="Table3.B"/>
        <table:table-header-rows>
          <table:table-row>
            <table:table-cell table:style-name="Table3.A1" office:value-type="string">
              <text:p text:style-name="Table_20_Heading">File</text:p>
            </table:table-cell>
            <table:table-cell table:style-name="Table3.A1" office:value-type="string">
              <text:p text:style-name="Table_20_Heading">Paper-এ কী কাজে লাগবে</text:p>
            </table:table-cell>
          </table:table-row>
        </table:table-header-rows>
        <table:table-row>
          <table:table-cell table:style-name="Table3.A1" office:value-type="string">
            <text:p text:style-name="Table_20_Contents"><text:span text:style-name="Source_20_Text">all_fusion_method_summary.csv</text:span></text:p>
          </table:table-cell>
          <table:table-cell table:style-name="Table3.A1" office:value-type="string">
            <text:p text:style-name="Table_20_Contents">Main comparison table: skeleton-only, silhouette-only, score fusion, adaptive gate</text:p>
          </table:table-cell>
        </table:table-row>
        <table:table-row>
          <table:table-cell table:style-name="Table3.A1" office:value-type="string">
            <text:p text:style-name="Table_20_Contents"><text:span text:style-name="Source_20_Text">all_fusion_results_long.csv</text:span></text:p>
          </table:table-cell>
          <table:table-cell table:style-name="Table3.A1" office:value-type="string">
            <text:p text:style-name="Table_20_Contents">Long-format result table; condition-wise analysis</text:p>
          </table:table-cell>
        </table:table-row>
        <table:table-row>
          <table:table-cell table:style-name="Table3.A1" office:value-type="string">
            <text:p text:style-name="Table_20_Contents"><text:span text:style-name="Source_20_Text">best_fusion_summary.json</text:span></text:p>
          </table:table-cell>
          <table:table-cell table:style-name="Table3.A1" office:value-type="string">
            <text:p text:style-name="Table_20_Contents">Best method summary</text:p>
          </table:table-cell>
        </table:table-row>
        <table:table-row>
          <table:table-cell table:style-name="Table3.A1" office:value-type="string">
            <text:p text:style-name="Table_20_Contents"><text:span text:style-name="Source_20_Text">adaptive_fusion_report.md</text:span></text:p>
          </table:table-cell>
          <table:table-cell table:style-name="Table3.A1" office:value-type="string">
            <text:p text:style-name="Table_20_Contents">Full generated report text</text:p>
          </table:table-cell>
        </table:table-row>
        <table:table-row>
          <table:table-cell table:style-name="Table3.A1" office:value-type="string">
            <text:p text:style-name="Table_20_Contents"><text:span text:style-name="Source_20_Text">score_fusion_results.csv</text:span></text:p>
          </table:table-cell>
          <table:table-cell table:style-name="Table3.A1" office:value-type="string">
            <text:p text:style-name="Table_20_Contents">Score fusion-only detailed result</text:p>
          </table:table-cell>
        </table:table-row>
        <table:table-row>
          <table:table-cell table:style-name="Table3.A1" office:value-type="string">
            <text:p text:style-name="Table_20_Contents"><text:span text:style-name="Source_20_Text">score_fusion_global_alpha_search.csv</text:span></text:p>
          </table:table-cell>
          <table:table-cell table:style-name="Table3.A1" office:value-type="string">
            <text:p text:style-name="Table_20_Contents">Alpha sweep ablation</text:p>
          </table:table-cell>
        </table:table-row>
        <table:table-row>
          <table:table-cell table:style-name="Table3.A1" office:value-type="string">
            <text:p text:style-name="Table_20_Contents"><text:span text:style-name="Source_20_Text">score_fusion_per_condition_alpha_search.csv</text:span></text:p>
          </table:table-cell>
          <table:table-cell table:style-name="Table3.A1" office:value-type="string">
            <text:p text:style-name="Table_20_Contents">Per-condition alpha diagnostic</text:p>
          </table:table-cell>
        </table:table-row>
        <table:table-row>
          <table:table-cell table:style-name="Table3.A1" office:value-type="string">
            <text:p text:style-name="Table_20_Contents"><text:span text:style-name="Source_20_Text">trainable_fusion_results.csv</text:span></text:p>
          </table:table-cell>
          <table:table-cell table:style-name="Table3.A1" office:value-type="string">
            <text:p text:style-name="Table_20_Contents">Adaptive scalar/vector/concat fusion result</text:p>
          </table:table-cell>
        </table:table-row>
        <table:table-row>
          <table:table-cell table:style-name="Table3.A1" office:value-type="string">
            <text:p text:style-name="Table_20_Contents"><text:span text:style-name="Source_20_Text">adaptive_gate_alpha_analysis.csv</text:span></text:p>
          </table:table-cell>
          <table:table-cell table:style-name="Table3.A1" office:value-type="string">
            <text:p text:style-name="Table_20_Contents">Gate alpha behavior by NM/BG/CL</text:p>
          </table:table-cell>
        </table:table-row>
      </table:table>
      <text:p text:style-name="Text_20_body">Main graph folder:</text:p>
      <text:section text:style-name="Sect2" text:name="Section243">
        <text:p text:style-name="P3"><text:bookmark text:name="code-block-viewer Copy 242"/><text:span text:style-name="Source_20_Text">results/fusion_gate/plots/</text:span></text:p>
      </text:section>
      <text:p text:style-name="Text_20_body">Important graphs:</text:p>
      <text:section text:style-name="Sect2" text:name="Section244">
        <text:p text:style-name="P2"><text:bookmark text:name="code-block-viewer Copy 243"/><text:span text:style-name="Source_20_Text">fusion_method_comparison_rank1.png</text:span></text:p>
        <text:p text:style-name="P4"><text:span text:style-name="Source_20_Text">adaptive_gate_alpha_by_condition.png</text:span></text:p>
      </text:section>
      <text:p text:style-name="Text_20_body">Paper-এর main result graph হিসেবে সবচেয়ে useful:</text:p>
      <text:section text:style-name="Sect2" text:name="Section245">
        <text:p text:style-name="P3"><text:bookmark text:name="code-block-viewer Copy 244"/><text:span text:style-name="Source_20_Text">results/fusion_gate/plots/fusion_method_comparison_rank1.png</text:span></text:p>
      </text:section>
      <text:p text:style-name="Text_20_body">এই graph দেখাবে:</text:p>
      <text:section text:style-name="Sect2" text:name="Section246">
        <text:p text:style-name="P3"><text:bookmark text:name="code-block-viewer Copy 245"/><text:span text:style-name="Source_20_Text">Skeleton-only vs Silhouette-only vs Score Fusion vs Adaptive Gate</text:span></text:p>
      </text:section>
      <text:p text:style-name="Horizontal_20_Line"/>
      <text:h text:style-name="Heading_20_2" text:outline-level="2">B. Final best result যেটা paper-এ claim করবেন</text:h>
      <text:p text:style-name="Text_20_body">Source:</text:p>
      <text:section text:style-name="Sect2" text:name="Section247">
        <text:p text:style-name="P3"><text:bookmark text:name="code-block-viewer Copy 246"/><text:span text:style-name="Source_20_Text">results/fusion_gate/all_fusion_method_summary.csv</text:span></text:p>
      </text:section>
      <text:p text:style-name="Text_20_body">Main practical method:</text:p>
      <text:section text:style-name="Sect2" text:name="Section248">
        <text:p text:style-name="P2"><text:bookmark text:name="code-block-viewer Copy 247"/><text:span text:style-name="Source_20_Text">score_fusion_fixed_alpha_0p5</text:span></text:p>
        <text:p text:style-name="Preformatted_20_Text"><text:span text:style-name="Source_20_Text">or</text:span></text:p>
        <text:p text:style-name="P4"><text:span text:style-name="Source_20_Text">score_fusion_best_global_alpha_0.50</text:span></text:p>
      </text:section>
      <text:p text:style-name="Text_20_body">Paper result:</text:p>
      <text:section text:style-name="Sect2" text:name="Section249">
        <text:p text:style-name="P2"><text:bookmark text:name="code-block-viewer Copy 248"/><text:span text:style-name="Source_20_Text">Mean Rank-1 = 95.73%</text:span></text:p>
        <text:p text:style-name="Preformatted_20_Text"><text:span text:style-name="Source_20_Text">NM Rank-1 <text:s text:c="2"/>= 99.36%</text:span></text:p>
        <text:p text:style-name="Preformatted_20_Text"><text:span text:style-name="Source_20_Text">BG Rank-1 <text:s text:c="2"/>= 95.91%</text:span></text:p>
        <text:p text:style-name="P4"><text:span text:style-name="Source_20_Text">CL Rank-1 <text:s text:c="2"/>= 91.91%</text:span></text:p>
      </text:section>
      <text:p text:style-name="Text_20_body"><text:soft-page-break/>Diagnostic/oracle-like upper bound:</text:p>
      <text:section text:style-name="Sect2" text:name="Section250">
        <text:p text:style-name="P2"><text:bookmark text:name="code-block-viewer Copy 249"/><text:span text:style-name="Source_20_Text">score_fusion_per_condition_alpha_diagnostic</text:span></text:p>
        <text:p text:style-name="Preformatted_20_Text"><text:span text:style-name="Source_20_Text">Mean Rank-1 = 95.88%</text:span></text:p>
        <text:p text:style-name="Preformatted_20_Text"><text:span text:style-name="Source_20_Text">NM Rank-1 <text:s text:c="2"/>= 99.64%</text:span></text:p>
        <text:p text:style-name="Preformatted_20_Text"><text:span text:style-name="Source_20_Text">BG Rank-1 <text:s text:c="2"/>= 96.09%</text:span></text:p>
        <text:p text:style-name="P4"><text:span text:style-name="Source_20_Text">CL Rank-1 <text:s text:c="2"/>= 91.91%</text:span></text:p>
      </text:section>
      <text:p text:style-name="Text_20_body">Main method হিসেবে <text:span text:style-name="Strong_20_Emphasis">0.5 score fusion</text:span> use করবেন। Diagnostic result আলাদা ablation/upper-bound হিসেবে দেখাবেন।</text:p>
      <text:p text:style-name="Horizontal_20_Line"/>
      <text:h text:style-name="Heading_20_2" text:outline-level="2">C. Skeleton expert results</text:h>
      <text:p text:style-name="Text_20_body">Important notebook:</text:p>
      <text:section text:style-name="Sect2" text:name="Section251">
        <text:p text:style-name="P2"><text:bookmark text:name="code-block-viewer Copy 250"/><text:span text:style-name="Source_20_Text">Notebooks/05_train_gaittr_ce_triplet_fixed.ipynb</text:span></text:p>
        <text:p text:style-name="Preformatted_20_Text"><text:span text:style-name="Source_20_Text">Notebooks/06_evaluate_gaittr_ce_triplet_fixed_recommended.ipynb</text:span></text:p>
        <text:p text:style-name="P4"><text:span text:style-name="Source_20_Text">Notebooks/13A_export_skeleton_gaittr_embeddings_FULL_FIXED.ipynb</text:span></text:p>
      </text:section>
      <text:p text:style-name="Text_20_body">Important checkpoint:</text:p>
      <text:section text:style-name="Sect2" text:name="Section252">
        <text:p text:style-name="P2"><text:bookmark text:name="code-block-viewer Copy 251"/><text:span text:style-name="Source_20_Text">checkpoints/gaittr_LT_ce_triplet_best_loss.pth</text:span></text:p>
        <text:p text:style-name="Preformatted_20_Text"><text:span text:style-name="Source_20_Text">checkpoints/gaittr_LT_ce_triplet_best_train_acc.pth</text:span></text:p>
        <text:p text:style-name="P4"><text:span text:style-name="Source_20_Text">checkpoints/gaittr_LT_ce_triplet_full_last.pth</text:span></text:p>
      </text:section>
      <text:p text:style-name="Text_20_body">Important logs:</text:p>
      <text:section text:style-name="Sect2" text:name="Section253">
        <text:p text:style-name="P3"><text:bookmark text:name="code-block-viewer Copy 252"/><text:span text:style-name="Source_20_Text">logs/gaittr_LT_ce_triplet_train_log.csv</text:span></text:p>
      </text:section>
      <text:p text:style-name="Text_20_body">Skeleton export sanity result:</text:p>
      <text:section text:style-name="Sect2" text:name="Section254">
        <text:p text:style-name="P2"><text:bookmark text:name="code-block-viewer Copy 253"/><text:span text:style-name="Source_20_Text">results/fusion_gate/embedding_export_reports/skeleton_export_sanity_rank_summary_LT.csv</text:span></text:p>
        <text:p text:style-name="P4"><text:span text:style-name="Source_20_Text">results/fusion_gate/embedding_export_reports/skeleton_export_sanity_probe_details_LT.csv</text:span></text:p>
      </text:section>
      <text:p text:style-name="Text_20_body">Paper-এ skeleton baseline হিসেবে use করবেন:</text:p>
      <text:section text:style-name="Sect2" text:name="Section255">
        <text:p text:style-name="P2"><text:bookmark text:name="code-block-viewer Copy 254"/><text:span text:style-name="Source_20_Text">NM Rank-1 = 95.00%</text:span></text:p>
        <text:p text:style-name="Preformatted_20_Text"><text:span text:style-name="Source_20_Text">BG Rank-1 = 78.64%</text:span></text:p>
        <text:p text:style-name="Preformatted_20_Text"><text:span text:style-name="Source_20_Text">CL Rank-1 = 74.18%</text:span></text:p>
        <text:p text:style-name="P4"><text:span text:style-name="Source_20_Text">Mean <text:s text:c="5"/>= 82.61%</text:span></text:p>
      </text:section>
      <text:p text:style-name="Text_20_body">Architecture details পাবেন:</text:p>
      <text:section text:style-name="Sect2" text:name="Section256">
        <text:p text:style-name="P2"><text:bookmark text:name="code-block-viewer Copy 255"/><text:span text:style-name="Source_20_Text">Notebooks/05_train_gaittr_ce_triplet_fixed.ipynb</text:span></text:p>
        <text:p text:style-name="Preformatted_20_Text"><text:span text:style-name="Source_20_Text">Notebooks/06_evaluate_gaittr_ce_triplet_fixed_recommended.ipynb</text:span></text:p>
        <text:p text:style-name="P4"><text:span text:style-name="Source_20_Text">Notebooks/13A_export_skeleton_gaittr_embeddings_FULL_FIXED.ipynb</text:span></text:p>
      </text:section>
      <text:p text:style-name="Text_20_body">Skeleton model architecture summary:</text:p>
      <text:section text:style-name="Sect2" text:name="Section257">
        <text:p text:style-name="P2"><text:bookmark text:name="code-block-viewer Copy 256"/><text:span text:style-name="Source_20_Text">Input: 10 × 60 × 17</text:span></text:p>
        <text:p text:style-name="Preformatted_20_Text"><text:span text:style-name="Source_20_Text">Backbone: TCN + Spatial Transformer blocks</text:span></text:p>
        <text:p text:style-name="Preformatted_20_Text"><text:span text:style-name="Source_20_Text">Channels: 64, 64, 128, 256</text:span></text:p>
        <text:p text:style-name="Preformatted_20_Text"><text:span text:style-name="Source_20_Text">Embedding dim: 128</text:span></text:p>
        <text:p text:style-name="P4"><text:span text:style-name="Source_20_Text">Loss: CrossEntropy + Triplet</text:span></text:p>
      </text:section>
      <text:p text:style-name="Horizontal_20_Line"/>
      <text:h text:style-name="Heading_20_2" text:outline-level="2"><text:soft-page-break/>D. Silhouette expert results</text:h>
      <text:p text:style-name="Text_20_body">Important notebook:</text:p>
      <text:section text:style-name="Sect2" text:name="Section258">
        <text:p text:style-name="P2"><text:bookmark text:name="code-block-viewer Copy 257"/><text:span text:style-name="Source_20_Text">Notebooks/10_train_silhouette_gaitgl_expert_FULL_FIXED.ipynb</text:span></text:p>
        <text:p text:style-name="P4"><text:span text:style-name="Source_20_Text">Notebooks/11_evaluate_silhouette_gaitgl_expert_FULL_FIXED.ipynb</text:span></text:p>
      </text:section>
      <text:p text:style-name="Text_20_body">Important checkpoints:</text:p>
      <text:section text:style-name="Sect2" text:name="Section259">
        <text:p text:style-name="P2"><text:bookmark text:name="code-block-viewer Copy 258"/><text:span text:style-name="Source_20_Text">checkpoints/gaitgl_LT_silhouette_best_loss.pth</text:span></text:p>
        <text:p text:style-name="Preformatted_20_Text"><text:span text:style-name="Source_20_Text">checkpoints/gaitgl_LT_silhouette_best_train_acc.pth</text:span></text:p>
        <text:p text:style-name="Preformatted_20_Text"><text:span text:style-name="Source_20_Text">checkpoints/gaitgl_LT_silhouette_full_last.pth</text:span></text:p>
        <text:p text:style-name="P4"><text:span text:style-name="Source_20_Text">checkpoints/gaitgl_LT_silhouette_last.pth</text:span></text:p>
      </text:section>
      <text:p text:style-name="Text_20_body">Important logs:</text:p>
      <text:section text:style-name="Sect2" text:name="Section260">
        <text:p text:style-name="P3"><text:bookmark text:name="code-block-viewer Copy 259"/><text:span text:style-name="Source_20_Text">logs/gaitgl_LT_silhouette_train_log.csv</text:span></text:p>
      </text:section>
      <text:p text:style-name="Text_20_body">Evaluation folder:</text:p>
      <text:section text:style-name="Sect2" text:name="Section261">
        <text:p text:style-name="P3"><text:bookmark text:name="code-block-viewer Copy 260"/><text:span text:style-name="Source_20_Text">results/gaitgl_silhouette_eval/</text:span></text:p>
      </text:section>
      <text:p text:style-name="Text_20_body">Likely important files inside:</text:p>
      <text:section text:style-name="Sect2" text:name="Section262">
        <text:p text:style-name="P2"><text:bookmark text:name="code-block-viewer Copy 261"/><text:span text:style-name="Source_20_Text">results/gaitgl_silhouette_eval/gaitgl_LT_silhouette_checkpoint_comparison.csv</text:span></text:p>
        <text:p text:style-name="Preformatted_20_Text"><text:span text:style-name="Source_20_Text">results/gaitgl_silhouette_eval/gaitgl_LT_silhouette_all_checkpoint_condition_summary.csv</text:span></text:p>
        <text:p text:style-name="Preformatted_20_Text"><text:span text:style-name="Source_20_Text">results/gaitgl_silhouette_eval/gaitgl_LT_silhouette_best_eval_checkpoint.txt</text:span></text:p>
        <text:p text:style-name="Preformatted_20_Text"><text:span text:style-name="Source_20_Text">results/gaitgl_silhouette_eval/plots/</text:span></text:p>
        <text:p text:style-name="P4"><text:span text:style-name="Source_20_Text">results/gaitgl_silhouette_eval/embeddings/</text:span></text:p>
      </text:section>
      <text:p text:style-name="Text_20_body">Paper-এ silhouette baseline হিসেবে use করবেন:</text:p>
      <text:section text:style-name="Sect2" text:name="Section263">
        <text:p text:style-name="P2"><text:bookmark text:name="code-block-viewer Copy 262"/><text:span text:style-name="Source_20_Text">NM Rank-1 = 97.55%</text:span></text:p>
        <text:p text:style-name="Preformatted_20_Text"><text:span text:style-name="Source_20_Text">BG Rank-1 = 85.45%</text:span></text:p>
        <text:p text:style-name="Preformatted_20_Text"><text:span text:style-name="Source_20_Text">CL Rank-1 = 65.91%</text:span></text:p>
        <text:p text:style-name="P4"><text:span text:style-name="Source_20_Text">Mean <text:s text:c="5"/>= 82.97%</text:span></text:p>
      </text:section>
      <text:p text:style-name="Text_20_body">Silhouette model architecture summary:</text:p>
      <text:section text:style-name="Sect2" text:name="Section264">
        <text:p text:style-name="P2"><text:bookmark text:name="code-block-viewer Copy 263"/><text:span text:style-name="Source_20_Text">Input: silhouette sequence, 60 × 64 × 44</text:span></text:p>
        <text:p text:style-name="Preformatted_20_Text"><text:span text:style-name="Source_20_Text">Backbone: GaitGL-style 3D CNN</text:span></text:p>
        <text:p text:style-name="Preformatted_20_Text"><text:span text:style-name="Source_20_Text">Core: 3D residual blocks + Horizontal Pyramid Pooling</text:span></text:p>
        <text:p text:style-name="Preformatted_20_Text"><text:span text:style-name="Source_20_Text">HPP bins: 1, 2, 4, 8</text:span></text:p>
        <text:p text:style-name="Preformatted_20_Text"><text:span text:style-name="Source_20_Text">Embedding dim: 256</text:span></text:p>
        <text:p text:style-name="P4"><text:span text:style-name="Source_20_Text">Loss: CrossEntropy + Triplet</text:span></text:p>
      </text:section>
      <text:p text:style-name="Horizontal_20_Line"/>
      <text:h text:style-name="Heading_20_2" text:outline-level="2">E. Dataset split, protocol, and alignment files</text:h>
      <text:p text:style-name="Text_20_body">Very important for paper protocol proof:</text:p>
      <text:section text:style-name="Sect2" text:name="Section265">
        <text:p text:style-name="P3"><text:bookmark text:name="code-block-viewer Copy 264"/><text:span text:style-name="Source_20_Text">data/fusion_splits/</text:span></text:p>
      </text:section>
      <text:p text:style-name="Text_20_body">Important files:</text:p>
      <text:section text:style-name="Sect2" text:name="Section266">
        <text:p text:style-name="P2"><text:bookmark text:name="code-block-viewer Copy 265"/><text:span text:style-name="Source_20_Text">train_LT_fusion.csv</text:span></text:p>
        <text:p text:style-name="Preformatted_20_Text"><text:span text:style-name="Source_20_Text">gallery_LT_fusion.csv</text:span></text:p>
        <text:p text:style-name="Preformatted_20_Text"><text:span text:style-name="Source_20_Text">probe_LT_nm_fusion.csv</text:span></text:p>
        <text:p text:style-name="Preformatted_20_Text"><text:soft-page-break/><text:span text:style-name="Source_20_Text">probe_LT_bg_fusion.csv</text:span></text:p>
        <text:p text:style-name="Preformatted_20_Text"><text:span text:style-name="Source_20_Text">probe_LT_cl_fusion.csv</text:span></text:p>
        <text:p text:style-name="P4"><text:span text:style-name="Source_20_Text">fusion_split_summary_clean.csv</text:span></text:p>
      </text:section>
      <text:p text:style-name="Text_20_body">These prove:</text:p>
      <text:section text:style-name="Sect2" text:name="Section267">
        <text:p text:style-name="P2"><text:bookmark text:name="code-block-viewer Copy 266"/><text:span text:style-name="Source_20_Text">train identities</text:span></text:p>
        <text:p text:style-name="Preformatted_20_Text"><text:span text:style-name="Source_20_Text">gallery/probe setup</text:span></text:p>
        <text:p text:style-name="Preformatted_20_Text"><text:span text:style-name="Source_20_Text">NM/BG/CL split</text:span></text:p>
        <text:p text:style-name="P4"><text:span text:style-name="Source_20_Text">skeleton path + silhouette path paired correctly</text:span></text:p>
      </text:section>
      <text:p text:style-name="Text_20_body">Also save:</text:p>
      <text:section text:style-name="Sect2" text:name="Section268">
        <text:p text:style-name="P2"><text:bookmark text:name="code-block-viewer Copy 267"/><text:span text:style-name="Source_20_Text">data/splits/</text:span></text:p>
        <text:p text:style-name="P4"><text:span text:style-name="Source_20_Text">data/reports/</text:span></text:p>
      </text:section>
      <text:p text:style-name="Text_20_body">Important reports:</text:p>
      <text:section text:style-name="Sect2" text:name="Section269">
        <text:p text:style-name="P2"><text:bookmark text:name="code-block-viewer Copy 268"/><text:span text:style-name="Source_20_Text">data/reports/silhouette_extraction_summary.csv</text:span></text:p>
        <text:p text:style-name="Preformatted_20_Text"><text:span text:style-name="Source_20_Text">data/reports/silhouette_failed_videos.csv</text:span></text:p>
        <text:p text:style-name="Preformatted_20_Text"><text:span text:style-name="Source_20_Text">data/reports/low_quality_silhouette_files.csv</text:span></text:p>
        <text:p text:style-name="Preformatted_20_Text"><text:span text:style-name="Source_20_Text">data/reports/official_silhouette_conversion_summary.csv</text:span></text:p>
        <text:p text:style-name="P4"><text:span text:style-name="Source_20_Text">data/reports/official_silhouette_conversion_metadata.json</text:span></text:p>
      </text:section>
      <text:p text:style-name="Text_20_body">These help explain preprocessing, failed/missing samples, and why final fusion split has 3 gallery missing rows.</text:p>
      <text:p text:style-name="Horizontal_20_Line"/>
      <text:h text:style-name="Heading_20_2" text:outline-level="2">F. Embeddings required for future fusion/reproduce</text:h>
      <text:p text:style-name="Text_20_body">Folder:</text:p>
      <text:section text:style-name="Sect2" text:name="Section270">
        <text:p text:style-name="P3"><text:bookmark text:name="code-block-viewer Copy 269"/><text:span text:style-name="Source_20_Text">results/fusion_gate/expert_embedding_cache/</text:span></text:p>
      </text:section>
      <text:p text:style-name="Text_20_body">Must save this folder.</text:p>
      <text:p text:style-name="Text_20_body">Important files:</text:p>
      <text:section text:style-name="Sect2" text:name="Section271">
        <text:p text:style-name="P2"><text:bookmark text:name="code-block-viewer Copy 270"/><text:span text:style-name="Source_20_Text">skeleton_train_LT_embeddings.npz</text:span></text:p>
        <text:p text:style-name="Preformatted_20_Text"><text:span text:style-name="Source_20_Text">skeleton_gallery_LT_embeddings.npz</text:span></text:p>
        <text:p text:style-name="Preformatted_20_Text"><text:span text:style-name="Source_20_Text">skeleton_probe_LT_nm_embeddings.npz</text:span></text:p>
        <text:p text:style-name="Preformatted_20_Text"><text:span text:style-name="Source_20_Text">skeleton_probe_LT_bg_embeddings.npz</text:span></text:p>
        <text:p text:style-name="Preformatted_20_Text"><text:span text:style-name="Source_20_Text">skeleton_probe_LT_cl_embeddings.npz</text:span></text:p>
        <text:p text:style-name="Preformatted_20_Text"><text:span text:style-name="Source_20_Text">silhouette_train_LT_embeddings.npz</text:span></text:p>
        <text:p text:style-name="Preformatted_20_Text"><text:span text:style-name="Source_20_Text">silhouette_gallery_LT_embeddings.npz</text:span></text:p>
        <text:p text:style-name="Preformatted_20_Text"><text:span text:style-name="Source_20_Text">silhouette_probe_LT_nm_embeddings.npz</text:span></text:p>
        <text:p text:style-name="Preformatted_20_Text"><text:span text:style-name="Source_20_Text">silhouette_probe_LT_bg_embeddings.npz</text:span></text:p>
        <text:p text:style-name="P4"><text:span text:style-name="Source_20_Text">silhouette_probe_LT_cl_embeddings.npz</text:span></text:p>
      </text:section>
      <text:p text:style-name="Text_20_body">Corresponding metadata:</text:p>
      <text:section text:style-name="Sect2" text:name="Section272">
        <text:p text:style-name="P3"><text:bookmark text:name="code-block-viewer Copy 271"/><text:span text:style-name="Source_20_Text">*_meta.csv</text:span></text:p>
      </text:section>
      <text:p text:style-name="Text_20_body">These are extremely important because fusion can be rerun quickly without extracting/training again.</text:p>
      <text:p text:style-name="Horizontal_20_Line"/>
      <text:h text:style-name="Heading_20_2" text:outline-level="2"><text:soft-page-break/>G. Graphs কোথায় পাবেন</text:h>
      <text:h text:style-name="Heading_20_3" text:outline-level="3">Final paper-ready graph</text:h>
      <text:section text:style-name="Sect2" text:name="Section273">
        <text:p text:style-name="P3"><text:bookmark text:name="code-block-viewer Copy 272"/><text:span text:style-name="Source_20_Text">results/fusion_gate/plots/fusion_method_comparison_rank1.png</text:span></text:p>
      </text:section>
      <text:p text:style-name="Text_20_body">Use for:</text:p>
      <text:section text:style-name="Sect2" text:name="Section274">
        <text:p text:style-name="P3"><text:bookmark text:name="code-block-viewer Copy 273"/><text:span text:style-name="Source_20_Text">Main method comparison bar chart</text:span></text:p>
      </text:section>
      <text:h text:style-name="Heading_20_3" text:outline-level="3">Adaptive gate alpha graph</text:h>
      <text:section text:style-name="Sect2" text:name="Section275">
        <text:p text:style-name="P3"><text:bookmark text:name="code-block-viewer Copy 274"/><text:span text:style-name="Source_20_Text">results/fusion_gate/plots/adaptive_gate_alpha_by_condition.png</text:span></text:p>
      </text:section>
      <text:p text:style-name="Text_20_body">Use for:</text:p>
      <text:section text:style-name="Sect2" text:name="Section276">
        <text:p text:style-name="P3"><text:bookmark text:name="code-block-viewer Copy 275"/><text:span text:style-name="Source_20_Text">Why adaptive gate was not better than score fusion</text:span></text:p>
      </text:section>
      <text:h text:style-name="Heading_20_3" text:outline-level="3">Training curves</text:h>
      <text:p text:style-name="Text_20_body">Skeleton:</text:p>
      <text:section text:style-name="Sect2" text:name="Section277">
        <text:p text:style-name="P2"><text:bookmark text:name="code-block-viewer Copy 276"/><text:span text:style-name="Source_20_Text">logs/gaittr_LT_ce_triplet_train_log.csv</text:span></text:p>
        <text:p text:style-name="P4"><text:span text:style-name="Source_20_Text">Notebooks/05_train_gaittr_ce_triplet_fixed.ipynb</text:span></text:p>
      </text:section>
      <text:p text:style-name="Text_20_body">Silhouette:</text:p>
      <text:section text:style-name="Sect2" text:name="Section278">
        <text:p text:style-name="P2"><text:bookmark text:name="code-block-viewer Copy 277"/><text:span text:style-name="Source_20_Text">logs/gaitgl_LT_silhouette_train_log.csv</text:span></text:p>
        <text:p text:style-name="P4"><text:span text:style-name="Source_20_Text">Notebooks/10_train_silhouette_gaitgl_expert_FULL_FIXED.ipynb</text:span></text:p>
      </text:section>
      <text:h text:style-name="Heading_20_3" text:outline-level="3">Evaluation CMC curves</text:h>
      <text:p text:style-name="Text_20_body">Skeleton evaluation plots are in evaluation notebooks/output and possibly results folder:</text:p>
      <text:section text:style-name="Sect2" text:name="Section279">
        <text:p text:style-name="P3"><text:bookmark text:name="code-block-viewer Copy 278"/><text:span text:style-name="Source_20_Text">Notebooks/06_evaluate_gaittr_ce_triplet_fixed_recommended.ipynb</text:span></text:p>
      </text:section>
      <text:p text:style-name="Text_20_body">Silhouette evaluation plots:</text:p>
      <text:section text:style-name="Sect2" text:name="Section280">
        <text:p text:style-name="P2"><text:bookmark text:name="code-block-viewer Copy 279"/><text:span text:style-name="Source_20_Text">results/gaitgl_silhouette_eval/plots/</text:span></text:p>
        <text:p text:style-name="P4"><text:span text:style-name="Source_20_Text">Notebooks/11_evaluate_silhouette_gaitgl_expert_FULL_FIXED.ipynb</text:span></text:p>
      </text:section>
      <text:p text:style-name="Text_20_body">Fusion plots:</text:p>
      <text:section text:style-name="Sect2" text:name="Section281">
        <text:p text:style-name="P3"><text:bookmark text:name="code-block-viewer Copy 280"/><text:span text:style-name="Source_20_Text">results/fusion_gate/plots/</text:span></text:p>
      </text:section>
      <text:p text:style-name="Horizontal_20_Line"/>
      <text:h text:style-name="Heading_20_2" text:outline-level="2">H. Paper diagrams কোথা থেকে বানাবেন</text:h>
      <text:p text:style-name="Text_20_body">Diagrams usually notebook থেকে directly পাওয়া যাবে না; এগুলো paper-এর জন্য draw করতে হবে। Source information থাকবে notebooks/scripts-এ।</text:p>
      <text:p text:style-name="Text_20_body">Required diagrams:</text:p>
      <table:table table:name="Table4" table:style-name="Table4">
        <table:table-column table:style-name="Table4.A"/>
        <table:table-column table:style-name="Table4.B"/>
        <table:table-header-rows>
          <text:soft-page-break/>
          <table:table-row>
            <table:table-cell table:style-name="Table4.A1" office:value-type="string">
              <text:p text:style-name="Table_20_Heading">Diagram</text:p>
            </table:table-cell>
            <table:table-cell table:style-name="Table4.A1" office:value-type="string">
              <text:p text:style-name="Table_20_Heading">Source info</text:p>
            </table:table-cell>
          </table:table-row>
        </table:table-header-rows>
        <table:table-row>
          <table:table-cell table:style-name="Table4.A1" office:value-type="string">
            <text:p text:style-name="Table_20_Contents">Overall pipeline diagram</text:p>
          </table:table-cell>
          <table:table-cell table:style-name="Table4.A1" office:value-type="string">
            <text:p text:style-name="Table_20_Contents">Notebooks 01 → 13 workflow</text:p>
          </table:table-cell>
        </table:table-row>
        <table:table-row>
          <table:table-cell table:style-name="Table4.A1" office:value-type="string">
            <text:p text:style-name="Table_20_Contents">Skeleton expert architecture</text:p>
          </table:table-cell>
          <table:table-cell table:style-name="Table4.A1" office:value-type="string">
            <text:p text:style-name="Table_20_Contents"><text:span text:style-name="Source_20_Text">05_train_gaittr_ce_triplet_fixed.ipynb</text:span>, <text:span text:style-name="Source_20_Text">13A_export_skeleton...</text:span></text:p>
          </table:table-cell>
        </table:table-row>
        <table:table-row>
          <table:table-cell table:style-name="Table4.A1" office:value-type="string">
            <text:p text:style-name="Table_20_Contents">Silhouette expert architecture</text:p>
          </table:table-cell>
          <table:table-cell table:style-name="Table4.A1" office:value-type="string">
            <text:p text:style-name="Table_20_Contents"><text:span text:style-name="Source_20_Text">10_train_silhouette_gaitgl_expert_FULL_FIXED.ipynb</text:span></text:p>
          </table:table-cell>
        </table:table-row>
        <table:table-row>
          <table:table-cell table:style-name="Table4.A1" office:value-type="string">
            <text:p text:style-name="Table_20_Contents">Fusion diagram</text:p>
          </table:table-cell>
          <table:table-cell table:style-name="Table4.A1" office:value-type="string">
            <text:p text:style-name="Table_20_Contents"><text:span text:style-name="Source_20_Text">13_train_adaptive_fusion_gate_FULL_FIXED.ipynb</text:span></text:p>
          </table:table-cell>
        </table:table-row>
        <table:table-row>
          <table:table-cell table:style-name="Table4.A1" office:value-type="string">
            <text:p text:style-name="Table_20_Contents">Dataset protocol diagram</text:p>
          </table:table-cell>
          <table:table-cell table:style-name="Table4.A1" office:value-type="string">
            <text:p text:style-name="Table_20_Contents"><text:span text:style-name="Source_20_Text">data/fusion_splits/*.csv</text:span></text:p>
          </table:table-cell>
        </table:table-row>
      </table:table>
      <text:p text:style-name="Text_20_body">Recommended pipeline diagram:</text:p>
      <text:section text:style-name="Sect2" text:name="Section282">
        <text:p text:style-name="P2"><text:bookmark text:name="code-block-viewer Copy 281"/><text:span text:style-name="Source_20_Text">CASIA-B video</text:span></text:p>
        <text:p text:style-name="Preformatted_20_Text"><text:span text:style-name="Source_20_Text"><text:s text:c="3"/>├── YOLO Pose → Skeleton sequence → GaitTR expert → Skeleton score</text:span></text:p>
        <text:p text:style-name="Preformatted_20_Text"><text:span text:style-name="Source_20_Text"><text:s text:c="3"/>└── YOLO Seg / silhouette → Silhouette sequence → GaitGL expert → Silhouette score</text:span></text:p>
        <text:p text:style-name="Preformatted_20_Text"><text:span text:style-name="Source_20_Text">Final score = 0.5 × Skeleton score + 0.5 × Silhouette score</text:span></text:p>
        <text:p text:style-name="Preformatted_20_Text"><text:span text:style-name="Source_20_Text"><text:s text:c="13"/>↓</text:span></text:p>
        <text:p text:style-name="P4"><text:span text:style-name="Source_20_Text"><text:s text:c="10"/>Identity ranking</text:span></text:p>
      </text:section>
      <text:p text:style-name="Horizontal_20_Line"/>
      <text:h text:style-name="Heading_20_2" text:outline-level="2">4. Notebook outputs preserve করার জন্য HTML export</text:h>
      <text:p text:style-name="Text_20_body">Notebooks-এর output/graphs future paper writing-এর জন্য HTML হিসেবে export করুন:</text:p>
      <text:section text:style-name="Sect2" text:name="Section283">
        <text:p text:style-name="P2"><text:bookmark text:name="code-block-viewer Copy 282"/><text:span text:style-name="Source_20_Text">SRC="/media/wadud/DriveUbuntu/GaitRecognition 2.0"</text:span></text:p>
        <text:p text:style-name="Preformatted_20_Text"><text:span text:style-name="Source_20_Text">OUT="$SRC/results/notebook_html_exports"</text:span></text:p>
        <text:p text:style-name="Preformatted_20_Text"><text:span text:style-name="Source_20_Text">mkdir -p "$OUT"</text:span></text:p>
        <text:p text:style-name="Preformatted_20_Text"><text:span text:style-name="Source_20_Text">jupyter nbconvert --to html "$SRC/Notebooks/05_train_gaittr_ce_triplet_fixed.ipynb" --output-dir "$OUT"</text:span></text:p>
        <text:p text:style-name="Preformatted_20_Text"><text:span text:style-name="Source_20_Text">jupyter nbconvert --to html "$SRC/Notebooks/06_evaluate_gaittr_ce_triplet_fixed_recommended.ipynb" --output-dir "$OUT"</text:span></text:p>
        <text:p text:style-name="Preformatted_20_Text"><text:span text:style-name="Source_20_Text">jupyter nbconvert --to html "$SRC/Notebooks/10_train_silhouette_gaitgl_expert_FULL_FIXED.ipynb" --output-dir "$OUT"</text:span></text:p>
        <text:p text:style-name="Preformatted_20_Text"><text:span text:style-name="Source_20_Text">jupyter nbconvert --to html "$SRC/Notebooks/11_evaluate_silhouette_gaitgl_expert_FULL_FIXED.ipynb" --output-dir "$OUT"</text:span></text:p>
        <text:p text:style-name="Preformatted_20_Text"><text:span text:style-name="Source_20_Text">jupyter nbconvert --to html "$SRC/Notebooks/12_compare_skeleton_vs_silhouette_experts_FULL_FIXED_NO_TABULATE.ipynb" --output-dir "$OUT"</text:span></text:p>
        <text:p text:style-name="Preformatted_20_Text"><text:span text:style-name="Source_20_Text">jupyter nbconvert --to html "$SRC/Notebooks/13A_export_skeleton_gaittr_embeddings_FULL_FIXED.ipynb" --output-dir "$OUT"</text:span></text:p>
        <text:p text:style-name="P4"><text:span text:style-name="Source_20_Text">jupyter nbconvert --to html "$SRC/Notebooks/13_train_adaptive_fusion_gate_FULL_FIXED.ipynb" --output-dir "$OUT"</text:span></text:p>
      </text:section>
      <text:p text:style-name="Text_20_body">তারপর এই folder backup-এ include করুন:</text:p>
      <text:section text:style-name="Sect2" text:name="Section284">
        <text:p text:style-name="P3"><text:bookmark text:name="code-block-viewer Copy 283"/><text:span text:style-name="Source_20_Text">results/notebook_html_exports/</text:span></text:p>
      </text:section>
      <text:p text:style-name="Horizontal_20_Line"/>
      <text:h text:style-name="Heading_20_2" text:outline-level="2"><text:soft-page-break/>5. Quick inventory command</text:h>
      <text:p text:style-name="Text_20_body">সব result/graph/report একসাথে দেখতে:</text:p>
      <text:section text:style-name="Sect2" text:name="Section285">
        <text:p text:style-name="P2"><text:bookmark text:name="code-block-viewer Copy 284"/><text:span text:style-name="Source_20_Text">SRC="/media/wadud/DriveUbuntu/GaitRecognition 2.0"</text:span></text:p>
        <text:p text:style-name="Preformatted_20_Text"><text:span text:style-name="Source_20_Text">find "$SRC/results" -type f \( \</text:span></text:p>
        <text:p text:style-name="Preformatted_20_Text"><text:span text:style-name="Source_20_Text"><text:s text:c="2"/>-name "*.csv" -o \</text:span></text:p>
        <text:p text:style-name="Preformatted_20_Text"><text:span text:style-name="Source_20_Text"><text:s text:c="2"/>-name "*.json" -o \</text:span></text:p>
        <text:p text:style-name="Preformatted_20_Text"><text:span text:style-name="Source_20_Text"><text:s text:c="2"/>-name "*.md" -o \</text:span></text:p>
        <text:p text:style-name="Preformatted_20_Text"><text:span text:style-name="Source_20_Text"><text:s text:c="2"/>-name "*.png" -o \</text:span></text:p>
        <text:p text:style-name="Preformatted_20_Text"><text:span text:style-name="Source_20_Text"><text:s text:c="2"/>-name "*.txt" \</text:span></text:p>
        <text:p text:style-name="P4"><text:span text:style-name="Source_20_Text">\) | sort</text:span></text:p>
      </text:section>
      <text:p text:style-name="Text_20_body">সব checkpoint দেখতে:</text:p>
      <text:section text:style-name="Sect2" text:name="Section286">
        <text:p text:style-name="P2"><text:bookmark text:name="code-block-viewer Copy 285"/><text:span text:style-name="Source_20_Text">SRC="/media/wadud/DriveUbuntu/GaitRecognition 2.0"</text:span></text:p>
        <text:p text:style-name="P4"><text:span text:style-name="Source_20_Text">find "$SRC/checkpoints" -type f \( -name "*.pth" -o -name "*.pt" \) | sort</text:span></text:p>
      </text:section>
      <text:p text:style-name="Text_20_body">সব notebook দেখতে:</text:p>
      <text:section text:style-name="Sect2" text:name="Section287">
        <text:p text:style-name="P2"><text:bookmark text:name="code-block-viewer Copy 286"/><text:span text:style-name="Source_20_Text">SRC="/media/wadud/DriveUbuntu/GaitRecognition 2.0"</text:span></text:p>
        <text:p text:style-name="P4"><text:span text:style-name="Source_20_Text">find "$SRC/Notebooks" -type f -name "*.ipynb" | sort</text:span></text:p>
      </text:section>
      <text:p text:style-name="Horizontal_20_Line"/>
      <text:h text:style-name="Heading_20_2" text:outline-level="2">6. Must-save checklist</text:h>
      <text:p text:style-name="Text_20_body">Minimum paper/reproduction backup:</text:p>
      <text:section text:style-name="Sect2" text:name="Section288">
        <text:p text:style-name="P2"><text:bookmark text:name="code-block-viewer Copy 287"/><text:span text:style-name="Source_20_Text">✅ Notebooks/</text:span></text:p>
        <text:p text:style-name="Preformatted_20_Text"><text:span text:style-name="Source_20_Text">✅ checkpoints/</text:span></text:p>
        <text:p text:style-name="Preformatted_20_Text"><text:span text:style-name="Source_20_Text">✅ logs/</text:span></text:p>
        <text:p text:style-name="Preformatted_20_Text"><text:span text:style-name="Source_20_Text">✅ results/</text:span></text:p>
        <text:p text:style-name="Preformatted_20_Text"><text:span text:style-name="Source_20_Text">✅ data/splits/</text:span></text:p>
        <text:p text:style-name="Preformatted_20_Text"><text:span text:style-name="Source_20_Text">✅ data/fusion_splits/</text:span></text:p>
        <text:p text:style-name="Preformatted_20_Text"><text:span text:style-name="Source_20_Text">✅ data/reports/</text:span></text:p>
        <text:p text:style-name="Preformatted_20_Text"><text:span text:style-name="Source_20_Text">✅ results/fusion_gate/expert_embedding_cache/</text:span></text:p>
        <text:p text:style-name="Preformatted_20_Text"><text:span text:style-name="Source_20_Text">✅ yolo*.pt files</text:span></text:p>
        <text:p text:style-name="Preformatted_20_Text"><text:span text:style-name="Source_20_Text">✅ environment_gait_fusion.yml</text:span></text:p>
        <text:p text:style-name="Preformatted_20_Text"><text:span text:style-name="Source_20_Text">✅ pip_freeze.txt</text:span></text:p>
        <text:p text:style-name="Preformatted_20_Text"><text:span text:style-name="Source_20_Text">✅ nvidia_smi.txt</text:span></text:p>
        <text:p text:style-name="P4"><text:span text:style-name="Source_20_Text">✅ BACKUP_FILE_MANIFEST.txt</text:span></text:p>
      </text:section>
      <text:p text:style-name="Text_20_body">Full reproducibility backup:</text:p>
      <text:section text:style-name="Sect2" text:name="Section289">
        <text:p text:style-name="P2"><text:bookmark text:name="code-block-viewer Copy 288"/><text:span text:style-name="Source_20_Text">✅ সব minimum files</text:span></text:p>
        <text:p text:style-name="Preformatted_20_Text"><text:span text:style-name="Source_20_Text">✅ data/poses/</text:span></text:p>
        <text:p text:style-name="Preformatted_20_Text"><text:span text:style-name="Source_20_Text">✅ data/silhouettes/</text:span></text:p>
        <text:p text:style-name="P4"><text:span text:style-name="Source_20_Text">✅ raw CASIA dataset</text:span></text:p>
      </text:section>
      <text:p text:style-name="Text_20_body">Paper writing-এর জন্য সবচেয়ে important 5 files:</text:p>
      <text:section text:style-name="Sect2" text:name="Section290">
        <text:p text:style-name="P2"><text:bookmark text:name="code-block-viewer Copy 289"/><text:span text:style-name="Source_20_Text">results/fusion_gate/all_fusion_method_summary.csv</text:span></text:p>
        <text:p text:style-name="Preformatted_20_Text"><text:span text:style-name="Source_20_Text">results/fusion_gate/all_fusion_results_long.csv</text:span></text:p>
        <text:p text:style-name="Preformatted_20_Text"><text:span text:style-name="Source_20_Text">results/fusion_gate/plots/fusion_method_comparison_rank1.png</text:span></text:p>
        <text:p text:style-name="Preformatted_20_Text"><text:span text:style-name="Source_20_Text">results/fusion_gate/adaptive_fusion_report.md</text:span></text:p>
        <text:p text:style-name="P4"><text:span text:style-name="Source_20_Text">results/fusion_gate/best_fusion_summary.json</text:span></text:p>
      </text:section>
      <text:section text:style-name="Sect1" text:name="_r_1tg_">
        <text:p text:style-name="P8"><text:soft-page-break/>ami ei chat er copy docx, full activity r docx diye new chat start korte chacchi. ei chat e future e probable improvement niye discuss and implement korbo In Sha Allah. er sathe amar run kora script gula o dite chacchi. amake full fixed ekta prompt baniye dao new chat start korar jonne</text:p>
      </text:section>
      <text:p text:style-name="Text_20_body">নতুন chat শুরু করার জন্য নিচের promptটা copy করে paste করুন। এর সাথে আপনার <text:span text:style-name="Strong_20_Emphasis">chat copy DOCX</text:span>, <text:span text:style-name="Strong_20_Emphasis">full activity DOCX</text:span>, এবং <text:span text:style-name="Strong_20_Emphasis">run করা notebooks/scripts</text:span> attach করবেন।</text:p>
      <text:section text:style-name="Sect2" text:name="Section291">
        <text:p text:style-name="P2"><text:bookmark text:name="code-block-viewer Copy 290"/><text:span text:style-name="Source_20_Text">I am continuing my Gait Recognition research project from a previous long ChatGPT conversation. I am attaching:</text:span></text:p>
        <text:p text:style-name="Preformatted_20_Text"><text:span text:style-name="Source_20_Text">1. Full chat copy DOCX</text:span></text:p>
        <text:p text:style-name="Preformatted_20_Text"><text:span text:style-name="Source_20_Text">2. Full activity/report DOCX</text:span></text:p>
        <text:p text:style-name="Preformatted_20_Text"><text:span text:style-name="Source_20_Text">3. All executed notebook scripts/IPYNB files</text:span></text:p>
        <text:p text:style-name="Preformatted_20_Text"><text:span text:style-name="Source_20_Text">4. Relevant outputs/screenshots/results/logs if available</text:span></text:p>
        <text:p text:style-name="Preformatted_20_Text"><text:span text:style-name="Source_20_Text">Please first read and understand all attached documents/scripts before giving recommendations or code. Do not assume missing results. If any result/file is not available in the attachments, clearly tell me what is missing.</text:span></text:p>
        <text:p text:style-name="Preformatted_20_Text"><text:span text:style-name="Source_20_Text">Important communication preference:</text:span></text:p>
        <text:p text:style-name="Preformatted_20_Text"><text:span text:style-name="Source_20_Text">- Reply in Bangla.</text:span></text:p>
        <text:p text:style-name="Preformatted_20_Text"><text:span text:style-name="Source_20_Text">- I may write in Banglish, but please reply in Bangla.</text:span></text:p>
        <text:p text:style-name="Preformatted_20_Text"><text:span text:style-name="Source_20_Text">- Explain things beginner-friendly, with intuition, real examples, and clear step-by-step reasoning.</text:span></text:p>
        <text:p text:style-name="Preformatted_20_Text"><text:span text:style-name="Source_20_Text">- For code/scripts, give full fixed ready-to-run notebook/IPYNB-style code, not partial snippets, unless I specifically ask for a small fix.</text:span></text:p>
        <text:p text:style-name="Preformatted_20_Text"><text:span text:style-name="Source_20_Text">- Avoid mistakes. Take time and verify logic before giving scripts.</text:span></text:p>
        <text:p text:style-name="Preformatted_20_Text"><text:span text:style-name="Source_20_Text">Project context:</text:span></text:p>
        <text:p text:style-name="Preformatted_20_Text"><text:span text:style-name="Source_20_Text">I am working on a gait recognition project using CASIA-B style data. We built a complete skeleton + silhouette multimodal gait recognition pipeline.</text:span></text:p>
        <text:p text:style-name="Preformatted_20_Text"><text:span text:style-name="Source_20_Text">Current completed workflow:</text:span></text:p>
        <text:p text:style-name="Preformatted_20_Text"><text:span text:style-name="Source_20_Text">1. YOLO-based skeleton extraction</text:span></text:p>
        <text:p text:style-name="Preformatted_20_Text"><text:span text:style-name="Source_20_Text">2. Skeleton validation</text:span></text:p>
        <text:p text:style-name="Preformatted_20_Text"><text:span text:style-name="Source_20_Text">3. CASIA-B split preparation</text:span></text:p>
        <text:p text:style-name="Preformatted_20_Text"><text:span text:style-name="Source_20_Text">4. Skeleton feature generation</text:span></text:p>
        <text:p text:style-name="Preformatted_20_Text"><text:span text:style-name="Source_20_Text">5. Skeleton GaitTR training</text:span></text:p>
        <text:p text:style-name="Preformatted_20_Text"><text:span text:style-name="Source_20_Text">6. Skeleton GaitTR evaluation</text:span></text:p>
        <text:p text:style-name="Preformatted_20_Text"><text:span text:style-name="Source_20_Text">7. YOLO/official silhouette processing</text:span></text:p>
        <text:p text:style-name="Preformatted_20_Text"><text:span text:style-name="Source_20_Text">8. Silhouette-skeleton alignment validation</text:span></text:p>
        <text:p text:style-name="Preformatted_20_Text"><text:span text:style-name="Source_20_Text">9. Silhouette GaitGL-style training</text:span></text:p>
        <text:p text:style-name="Preformatted_20_Text"><text:span text:style-name="Source_20_Text">10. Silhouette GaitGL-style evaluation</text:span></text:p>
        <text:p text:style-name="Preformatted_20_Text"><text:span text:style-name="Source_20_Text">11. Skeleton vs silhouette expert comparison</text:span></text:p>
        <text:p text:style-name="Preformatted_20_Text"><text:span text:style-name="Source_20_Text">12. Exact skeleton GaitTR embedding export</text:span></text:p>
        <text:p text:style-name="Preformatted_20_Text"><text:span text:style-name="Source_20_Text">13. Fusion experiment with score-level fusion and trainable adaptive gate</text:span></text:p>
        <text:p text:style-name="Preformatted_20_Text"><text:span text:style-name="Source_20_Text">Important final results:</text:span></text:p>
        <text:p text:style-name="Preformatted_20_Text"><text:span text:style-name="Source_20_Text">Skeleton-only:</text:span></text:p>
        <text:p text:style-name="Preformatted_20_Text"><text:span text:style-name="Source_20_Text">- NM Rank-1 ≈ 95.00%</text:span></text:p>
        <text:p text:style-name="Preformatted_20_Text"><text:span text:style-name="Source_20_Text">- BG Rank-1 ≈ 78.64%</text:span></text:p>
        <text:p text:style-name="Preformatted_20_Text"><text:span text:style-name="Source_20_Text">- CL Rank-1 ≈ 74.18%</text:span></text:p>
        <text:p text:style-name="Preformatted_20_Text"><text:span text:style-name="Source_20_Text">- Mean Rank-1 ≈ 82.61%</text:span></text:p>
        <text:p text:style-name="Preformatted_20_Text"><text:span text:style-name="Source_20_Text">Silhouette-only:</text:span></text:p>
        <text:p text:style-name="Preformatted_20_Text"><text:span text:style-name="Source_20_Text">- NM Rank-1 ≈ 97.55%</text:span></text:p>
        <text:p text:style-name="Preformatted_20_Text"><text:span text:style-name="Source_20_Text">- BG Rank-1 ≈ 85.45%</text:span></text:p>
        <text:p text:style-name="Preformatted_20_Text"><text:span text:style-name="Source_20_Text">- CL Rank-1 ≈ 65.91%</text:span></text:p>
        <text:p text:style-name="Preformatted_20_Text"><text:span text:style-name="Source_20_Text">- Mean Rank-1 ≈ 82.97%</text:span></text:p>
        <text:p text:style-name="Preformatted_20_Text"><text:span text:style-name="Source_20_Text">Best practical fusion:</text:span></text:p>
        <text:p text:style-name="Preformatted_20_Text"><text:span text:style-name="Source_20_Text">Method: score_fusion_fixed_alpha_0p5 / score_fusion_best_global_alpha_0.50</text:span></text:p>
        <text:p text:style-name="Preformatted_20_Text"><text:span text:style-name="Source_20_Text">Formula:</text:span></text:p>
        <text:p text:style-name="Preformatted_20_Text"><text:span text:style-name="Source_20_Text">final_score = 0.5 * skeleton_score + 0.5 * silhouette_score</text:span></text:p>
        <text:p text:style-name="Preformatted_20_Text"><text:span text:style-name="Source_20_Text">Result:</text:span></text:p>
        <text:p text:style-name="Preformatted_20_Text"><text:span text:style-name="Source_20_Text">- NM Rank-1 = 99.36%</text:span></text:p>
        <text:p text:style-name="Preformatted_20_Text"><text:span text:style-name="Source_20_Text">- BG Rank-1 = 95.91%</text:span></text:p>
        <text:p text:style-name="Preformatted_20_Text"><text:span text:style-name="Source_20_Text">- CL Rank-1 = 91.91%</text:span></text:p>
        <text:p text:style-name="Preformatted_20_Text"><text:span text:style-name="Source_20_Text">- Mean Rank-1 = 95.73%</text:span></text:p>
        <text:p text:style-name="Preformatted_20_Text"><text:span text:style-name="Source_20_Text">Diagnostic/oracle-like result:</text:span></text:p>
        <text:p text:style-name="Preformatted_20_Text"><text:span text:style-name="Source_20_Text">score_fusion_per_condition_alpha_diagnostic:</text:span></text:p>
        <text:p text:style-name="Preformatted_20_Text"><text:soft-page-break/><text:span text:style-name="Source_20_Text">- NM Rank-1 = 99.64%</text:span></text:p>
        <text:p text:style-name="Preformatted_20_Text"><text:span text:style-name="Source_20_Text">- BG Rank-1 = 96.09%</text:span></text:p>
        <text:p text:style-name="Preformatted_20_Text"><text:span text:style-name="Source_20_Text">- CL Rank-1 = 91.91%</text:span></text:p>
        <text:p text:style-name="Preformatted_20_Text"><text:span text:style-name="Source_20_Text">- Mean Rank-1 = 95.88%</text:span></text:p>
        <text:p text:style-name="Preformatted_20_Text"><text:span text:style-name="Source_20_Text">Important interpretation:</text:span></text:p>
        <text:p text:style-name="Preformatted_20_Text"><text:span text:style-name="Source_20_Text">- The best practical method is simple equal-weight score-level fusion.</text:span></text:p>
        <text:p text:style-name="Preformatted_20_Text"><text:span text:style-name="Source_20_Text">- Trainable adaptive gate did not outperform score fusion.</text:span></text:p>
        <text:p text:style-name="Preformatted_20_Text"><text:span text:style-name="Source_20_Text">- Adaptive scalar gate mean Rank-1 ≈ 87.52%.</text:span></text:p>
        <text:p text:style-name="Preformatted_20_Text"><text:span text:style-name="Source_20_Text">- Adaptive vector gate mean Rank-1 ≈ 77.73%.</text:span></text:p>
        <text:p text:style-name="Preformatted_20_Text"><text:span text:style-name="Source_20_Text">- Concat fusion baseline mean Rank-1 ≈ 76.48%.</text:span></text:p>
        <text:p text:style-name="Preformatted_20_Text"><text:span text:style-name="Source_20_Text">- Therefore, score-level fusion is currently the strongest method.</text:span></text:p>
        <text:p text:style-name="Preformatted_20_Text"><text:span text:style-name="Source_20_Text">Important model details:</text:span></text:p>
        <text:p text:style-name="Preformatted_20_Text"><text:span text:style-name="Source_20_Text">Skeleton expert:</text:span></text:p>
        <text:p text:style-name="Preformatted_20_Text"><text:span text:style-name="Source_20_Text">- Model: GaitTR-style skeleton expert</text:span></text:p>
        <text:p text:style-name="Preformatted_20_Text"><text:span text:style-name="Source_20_Text">- Input feature: 10 × 60 × 17</text:span></text:p>
        <text:p text:style-name="Preformatted_20_Text"><text:span text:style-name="Source_20_Text">- Features: joint, joint-relative, velocity-1, velocity-2, bone</text:span></text:p>
        <text:p text:style-name="Preformatted_20_Text"><text:span text:style-name="Source_20_Text">- Backbone: TCN + Spatial Transformer blocks</text:span></text:p>
        <text:p text:style-name="Preformatted_20_Text"><text:span text:style-name="Source_20_Text">- Channels: 64, 64, 128, 256</text:span></text:p>
        <text:p text:style-name="Preformatted_20_Text"><text:span text:style-name="Source_20_Text">- Embedding dim: 128</text:span></text:p>
        <text:p text:style-name="Preformatted_20_Text"><text:span text:style-name="Source_20_Text">- Loss: CrossEntropy + Triplet</text:span></text:p>
        <text:p text:style-name="Preformatted_20_Text"><text:span text:style-name="Source_20_Text">Silhouette expert:</text:span></text:p>
        <text:p text:style-name="Preformatted_20_Text"><text:span text:style-name="Source_20_Text">- Model: GaitGL-style silhouette expert</text:span></text:p>
        <text:p text:style-name="Preformatted_20_Text"><text:span text:style-name="Source_20_Text">- Input: 60 × 64 × 44 silhouette sequence</text:span></text:p>
        <text:p text:style-name="Preformatted_20_Text"><text:span text:style-name="Source_20_Text">- Backbone: 3D CNN + residual 3D blocks + Horizontal Pyramid Pooling</text:span></text:p>
        <text:p text:style-name="Preformatted_20_Text"><text:span text:style-name="Source_20_Text">- HPP bins: 1, 2, 4, 8</text:span></text:p>
        <text:p text:style-name="Preformatted_20_Text"><text:span text:style-name="Source_20_Text">- Embedding dim: 256</text:span></text:p>
        <text:p text:style-name="Preformatted_20_Text"><text:span text:style-name="Source_20_Text">- Loss: CrossEntropy + Triplet</text:span></text:p>
        <text:p text:style-name="Preformatted_20_Text"><text:span text:style-name="Source_20_Text">Current project status:</text:span></text:p>
        <text:p text:style-name="Preformatted_20_Text"><text:span text:style-name="Source_20_Text">- Main achievement is strong multimodal score fusion.</text:span></text:p>
        <text:p text:style-name="Preformatted_20_Text"><text:span text:style-name="Source_20_Text">- CL Rank-1 = 91.91% is strong but not absolute SOTA.</text:span></text:p>
        <text:p text:style-name="Preformatted_20_Text"><text:span text:style-name="Source_20_Text">- The project is likely paper-worthy, realistically conference/Q3 level now, Q2 possible with stronger novelty/experiments, Q1 unlikely unless method novelty is improved.</text:span></text:p>
        <text:p text:style-name="Preformatted_20_Text"><text:span text:style-name="Source_20_Text">- Next goal in this chat is to discuss and implement probable improvements, paper-strengthening experiments, better fusion strategy, failure analysis, final reporting, and possibly a more novel reliability-aware fusion method.</text:span></text:p>
        <text:p text:style-name="Preformatted_20_Text"><text:span text:style-name="Source_20_Text">Important files/folders that may be referenced:</text:span></text:p>
        <text:p text:style-name="Preformatted_20_Text"><text:span text:style-name="Source_20_Text">- results/fusion_gate/all_fusion_method_summary.csv</text:span></text:p>
        <text:p text:style-name="Preformatted_20_Text"><text:span text:style-name="Source_20_Text">- results/fusion_gate/all_fusion_results_long.csv</text:span></text:p>
        <text:p text:style-name="Preformatted_20_Text"><text:span text:style-name="Source_20_Text">- results/fusion_gate/best_fusion_summary.json</text:span></text:p>
        <text:p text:style-name="Preformatted_20_Text"><text:span text:style-name="Source_20_Text">- results/fusion_gate/adaptive_fusion_report.md</text:span></text:p>
        <text:p text:style-name="Preformatted_20_Text"><text:span text:style-name="Source_20_Text">- results/fusion_gate/plots/fusion_method_comparison_rank1.png</text:span></text:p>
        <text:p text:style-name="Preformatted_20_Text"><text:span text:style-name="Source_20_Text">- results/fusion_gate/adaptive_gate_alpha_analysis.csv</text:span></text:p>
        <text:p text:style-name="Preformatted_20_Text"><text:span text:style-name="Source_20_Text">- results/fusion_gate/score_fusion_global_alpha_search.csv</text:span></text:p>
        <text:p text:style-name="Preformatted_20_Text"><text:span text:style-name="Source_20_Text">- results/fusion_gate/expert_embedding_cache/</text:span></text:p>
        <text:p text:style-name="Preformatted_20_Text"><text:span text:style-name="Source_20_Text">- results/gaitgl_silhouette_eval/</text:span></text:p>
        <text:p text:style-name="Preformatted_20_Text"><text:span text:style-name="Source_20_Text">- results/fusion_gate/embedding_export_reports/</text:span></text:p>
        <text:p text:style-name="Preformatted_20_Text"><text:span text:style-name="Source_20_Text">- data/fusion_splits/</text:span></text:p>
        <text:p text:style-name="Preformatted_20_Text"><text:span text:style-name="Source_20_Text">- checkpoints/</text:span></text:p>
        <text:p text:style-name="Preformatted_20_Text"><text:span text:style-name="Source_20_Text">- logs/</text:span></text:p>
        <text:p text:style-name="Preformatted_20_Text"><text:span text:style-name="Source_20_Text">What I want from you in this new chat:</text:span></text:p>
        <text:p text:style-name="Preformatted_20_Text"><text:span text:style-name="Source_20_Text">1. First, review the attached documents/scripts and summarize the current project state.</text:span></text:p>
        <text:p text:style-name="Preformatted_20_Text"><text:span text:style-name="Source_20_Text">2. Verify that my understanding of the results is correct.</text:span></text:p>
        <text:p text:style-name="Preformatted_20_Text"><text:span text:style-name="Source_20_Text">3. Identify what improvements are most realistic and paper-worthy.</text:span></text:p>
        <text:p text:style-name="Preformatted_20_Text"><text:span text:style-name="Source_20_Text">4. Help me implement improvements one by one with full fixed scripts.</text:span></text:p>
        <text:p text:style-name="Preformatted_20_Text"><text:span text:style-name="Source_20_Text">5. Do not overwrite or change the established best result unless there is a clear reason.</text:span></text:p>
        <text:p text:style-name="Preformatted_20_Text"><text:span text:style-name="Source_20_Text">6. Always distinguish between:</text:span></text:p>
        <text:p text:style-name="Preformatted_20_Text"><text:span text:style-name="Source_20_Text"><text:s text:c="3"/>- practical valid method</text:span></text:p>
        <text:p text:style-name="Preformatted_20_Text"><text:span text:style-name="Source_20_Text"><text:s text:c="3"/>- diagnostic/oracle-like method</text:span></text:p>
        <text:p text:style-name="Preformatted_20_Text"><text:span text:style-name="Source_20_Text"><text:s text:c="3"/>- trainable method</text:span></text:p>
        <text:p text:style-name="Preformatted_20_Text"><text:span text:style-name="Source_20_Text"><text:s text:c="3"/>- paper-claim-safe method</text:span></text:p>
        <text:p text:style-name="Preformatted_20_Text"><text:span text:style-name="Source_20_Text">7. When giving any new script, make it compatible with my current directory:</text:span></text:p>
        <text:p text:style-name="Preformatted_20_Text"><text:soft-page-break/><text:span text:style-name="Source_20_Text"><text:s text:c="3"/>/media/wadud/DriveUbuntu/GaitRecognition 2.0</text:span></text:p>
        <text:p text:style-name="Preformatted_20_Text"><text:span text:style-name="Source_20_Text">For future improvements, focus on:</text:span></text:p>
        <text:p text:style-name="Preformatted_20_Text"><text:span text:style-name="Source_20_Text">- Final paper-ready analysis notebook</text:span></text:p>
        <text:p text:style-name="Preformatted_20_Text"><text:span text:style-name="Source_20_Text">- Reliability-aware score fusion</text:span></text:p>
        <text:p text:style-name="Preformatted_20_Text"><text:span text:style-name="Source_20_Text">- View-wise and condition-wise error analysis</text:span></text:p>
        <text:p text:style-name="Preformatted_20_Text"><text:span text:style-name="Source_20_Text">- Sample-level complementarity/oracle analysis</text:span></text:p>
        <text:p text:style-name="Preformatted_20_Text"><text:span text:style-name="Source_20_Text">- Failure case visualization</text:span></text:p>
        <text:p text:style-name="Preformatted_20_Text"><text:span text:style-name="Source_20_Text">- Rank-1/Rank-5/Rank-10 tables</text:span></text:p>
        <text:p text:style-name="Preformatted_20_Text"><text:span text:style-name="Source_20_Text">- CMC curves</text:span></text:p>
        <text:p text:style-name="Preformatted_20_Text"><text:span text:style-name="Source_20_Text">- Statistical confidence / repeated validation if feasible</text:span></text:p>
        <text:p text:style-name="Preformatted_20_Text"><text:span text:style-name="Source_20_Text">- Publication-ready tables and diagrams</text:span></text:p>
        <text:p text:style-name="Preformatted_20_Text"><text:span text:style-name="Source_20_Text">- Clean method naming and paper claim formulation</text:span></text:p>
        <text:p text:style-name="Preformatted_20_Text"><text:span text:style-name="Source_20_Text">Please start by reading the attached files and then tell me:</text:span></text:p>
        <text:p text:style-name="Preformatted_20_Text"><text:span text:style-name="Source_20_Text">- What is already completed</text:span></text:p>
        <text:p text:style-name="Preformatted_20_Text"><text:span text:style-name="Source_20_Text">- What is the strongest achieved result</text:span></text:p>
        <text:p text:style-name="Preformatted_20_Text"><text:span text:style-name="Source_20_Text">- What should be the next best step</text:span></text:p>
        <text:p text:style-name="P4"><text:span text:style-name="Source_20_Text">- Which improvement should be implemented first</text:span></text:p>
      </text:section>
      <text:p text:style-name="Text_20_body">নতুন chat-এ attach করার priority:</text:p>
      <text:section text:style-name="Sect2" text:name="Section292">
        <text:p text:style-name="P2"><text:bookmark text:name="code-block-viewer Copy 291"/><text:span text:style-name="Source_20_Text">1. Full activity/report DOCX</text:span></text:p>
        <text:p text:style-name="Preformatted_20_Text"><text:span text:style-name="Source_20_Text">2. Chat copy DOCX</text:span></text:p>
        <text:p text:style-name="Preformatted_20_Text"><text:span text:style-name="Source_20_Text">3. 13_train_adaptive_fusion_gate_FULL_FIXED.ipynb</text:span></text:p>
        <text:p text:style-name="Preformatted_20_Text"><text:span text:style-name="Source_20_Text">4. 13A_export_skeleton_gaittr_embeddings_FULL_FIXED.ipynb</text:span></text:p>
        <text:p text:style-name="Preformatted_20_Text"><text:span text:style-name="Source_20_Text">5. 11_evaluate_silhouette_gaitgl_expert_FULL_FIXED.ipynb</text:span></text:p>
        <text:p text:style-name="Preformatted_20_Text"><text:span text:style-name="Source_20_Text">6. 10_train_silhouette_gaitgl_expert_FULL_FIXED.ipynb</text:span></text:p>
        <text:p text:style-name="Preformatted_20_Text"><text:span text:style-name="Source_20_Text">7. 05/06 skeleton train/evaluation notebooks</text:span></text:p>
        <text:p text:style-name="P4"><text:span text:style-name="Source_20_Text">8. results/fusion_gate CSV/JSON/PNG files</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10:13:10.347412178</meta:creation-date>
    <dc:date>2026-05-13T10:14:20.274060497</dc:date>
    <meta:editing-duration>PT1M10S</meta:editing-duration>
    <meta:editing-cycles>1</meta:editing-cycles>
    <meta:generator>LibreOffice/24.2.7.2$Linux_X86_64 LibreOffice_project/420$Build-2</meta:generator>
    <meta:document-statistic meta:table-count="4" meta:image-count="54" meta:object-count="0" meta:page-count="184" meta:paragraph-count="4396" meta:word-count="19615" meta:character-count="151852" meta:non-whitespace-character-count="124958"/>
  </office:meta>
</office:document-meta>
</file>